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text-properties officeooo:paragraph-rsid="00418f9c"/>
    </style:style>
    <style:style style:name="P44" style:family="paragraph" style:parent-style-name="Standard">
      <style:text-properties officeooo:paragraph-rsid="004954bb"/>
    </style:style>
    <style:style style:name="P45" style:family="paragraph" style:parent-style-name="Standard">
      <style:text-properties officeooo:paragraph-rsid="004b6c7c"/>
    </style:style>
    <style:style style:name="P46" style:family="paragraph" style:parent-style-name="Standard">
      <style:text-properties style:font-name="Arial" officeooo:rsid="006ea126" officeooo:paragraph-rsid="004b6c7c" style:font-name-asian="Times New Roman" style:font-name-complex="Arial"/>
    </style:style>
    <style:style style:name="P47" style:family="paragraph" style:parent-style-name="Standard">
      <style:text-properties style:font-name="Arial" officeooo:rsid="00545491" officeooo:paragraph-rsid="004b6c7c" style:font-name-asian="Times New Roman" style:font-name-complex="Arial"/>
    </style:style>
    <style:style style:name="P48" style:family="paragraph" style:parent-style-name="Standard">
      <style:text-properties style:font-name="Arial" officeooo:rsid="00468898" style:font-name-asian="Times New Roman" style:font-name-complex="Arial"/>
    </style:style>
    <style:style style:name="P49" style:family="paragraph" style:parent-style-name="Standard">
      <style:paragraph-properties fo:text-align="justify" style:justify-single-word="false"/>
      <style:text-properties style:font-name="Arial" fo:font-size="12pt" style:font-size-asian="12pt" style:font-size-complex="12pt"/>
    </style:style>
    <style:style style:name="P50"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text-properties style:font-name="Arial" fo:font-size="12pt" officeooo:rsid="018c64a0" officeooo:paragraph-rsid="018e576e" style:font-size-asian="12pt" style:font-size-complex="12pt"/>
    </style:style>
    <style:style style:name="P57" style:family="paragraph" style:parent-style-name="Standard">
      <style:text-properties style:font-name="Arial" fo:font-size="12pt" officeooo:rsid="018c64a0" officeooo:paragraph-rsid="0198e0dd" style:font-size-asian="12pt" style:font-size-complex="12pt"/>
    </style:style>
    <style:style style:name="P58" style:family="paragraph" style:parent-style-name="Standard">
      <style:paragraph-properties fo:text-align="start" style:justify-single-word="false"/>
      <style:text-properties style:font-name="Arial" fo:font-size="12pt" style:font-size-asian="12pt"/>
    </style:style>
    <style:style style:name="P5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Arial" officeooo:paragraph-rsid="010fe2d0"/>
    </style:style>
    <style:style style:name="P61" style:family="paragraph" style:parent-style-name="Standard">
      <style:text-properties officeooo:rsid="0068e433" officeooo:paragraph-rsid="004b8c2a"/>
    </style:style>
    <style:style style:name="P62" style:family="paragraph" style:parent-style-name="Standard">
      <style:paragraph-properties fo:text-align="center" style:justify-single-word="false"/>
      <style:text-properties officeooo:rsid="0068e433" officeooo:paragraph-rsid="004b8c2a"/>
    </style:style>
    <style:style style:name="P63" style:family="paragraph" style:parent-style-name="Standard">
      <style:paragraph-properties fo:text-align="center" style:justify-single-word="false"/>
      <style:text-properties officeooo:rsid="0068e433" officeooo:paragraph-rsid="00a682ae"/>
    </style:style>
    <style:style style:name="P64" style:family="paragraph" style:parent-style-name="Standard">
      <style:paragraph-properties fo:text-align="center" style:justify-single-word="false"/>
      <style:text-properties officeooo:rsid="0068e433" officeooo:paragraph-rsid="00a92179"/>
    </style:style>
    <style:style style:name="P65" style:family="paragraph" style:parent-style-name="Standard">
      <style:text-properties style:text-position="0% 100%" officeooo:rsid="0068e433" officeooo:paragraph-rsid="004b6c7c"/>
    </style:style>
    <style:style style:name="P66"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7"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8"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0"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style:text-position="0% 100%" fo:font-style="normal" officeooo:rsid="00b39ec3" officeooo:paragraph-rsid="00b2e51a" style:font-style-asian="normal" style:font-name-complex="Arial" style:font-style-complex="normal"/>
    </style:style>
    <style:style style:name="P73" style:family="paragraph" style:parent-style-name="Standard">
      <style:text-properties style:text-position="0% 100%" fo:font-style="normal" officeooo:rsid="00b19e55" officeooo:paragraph-rsid="00b2e51a" style:font-style-asian="normal" style:font-style-complex="normal"/>
    </style:style>
    <style:style style:name="P74" style:family="paragraph" style:parent-style-name="Standard">
      <style:text-properties style:text-position="0% 100%" fo:font-style="normal" officeooo:rsid="00b19e55" officeooo:paragraph-rsid="00b6b727" style:font-style-asian="normal" style:font-style-complex="normal"/>
    </style:style>
    <style:style style:name="P75" style:family="paragraph" style:parent-style-name="Standard">
      <style:text-properties style:text-position="0% 100%" fo:font-style="normal" officeooo:rsid="00b19e55" officeooo:paragraph-rsid="00b98365" style:font-style-asian="normal" style:font-style-complex="normal"/>
    </style:style>
    <style:style style:name="P76" style:family="paragraph" style:parent-style-name="Standard">
      <style:text-properties style:text-position="0% 100%" fo:font-style="normal" officeooo:rsid="00b19e55" officeooo:paragraph-rsid="00bcfbfa" style:font-style-asian="normal" style:font-style-complex="normal"/>
    </style:style>
    <style:style style:name="P77" style:family="paragraph" style:parent-style-name="Standard">
      <style:text-properties style:text-position="0% 100%" fo:font-style="normal" officeooo:rsid="00b19e55" officeooo:paragraph-rsid="00bd93d0" style:font-style-asian="normal" style:font-style-complex="normal"/>
    </style:style>
    <style:style style:name="P78" style:family="paragraph" style:parent-style-name="Standard">
      <style:text-properties style:text-position="0% 100%" fo:font-style="normal" officeooo:rsid="00b19e55" officeooo:paragraph-rsid="00d977f7" style:font-style-asian="normal" style:font-style-complex="normal"/>
    </style:style>
    <style:style style:name="P79" style:family="paragraph" style:parent-style-name="Standard">
      <style:text-properties style:text-position="0% 100%" fo:font-style="normal" officeooo:rsid="00b19e55" officeooo:paragraph-rsid="00db1fa4" style:font-style-asian="normal" style:font-style-complex="normal"/>
    </style:style>
    <style:style style:name="P8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1"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2"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3"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4"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5"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6"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7"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Standard">
      <style:text-properties officeooo:rsid="0046c2d1" officeooo:paragraph-rsid="004b6c7c"/>
    </style:style>
    <style:style style:name="P98" style:family="paragraph" style:parent-style-name="Standard">
      <style:text-properties officeooo:rsid="0046c2d1" officeooo:paragraph-rsid="005e1646"/>
    </style:style>
    <style:style style:name="P99" style:family="paragraph" style:parent-style-name="Standard">
      <style:text-properties officeooo:paragraph-rsid="00581d50"/>
    </style:style>
    <style:style style:name="P10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0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02"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03" style:family="paragraph" style:parent-style-name="Standard">
      <style:text-properties officeooo:paragraph-rsid="002f91e5"/>
    </style:style>
    <style:style style:name="P104" style:family="paragraph" style:parent-style-name="Standard">
      <style:text-properties officeooo:paragraph-rsid="0074b3d3"/>
    </style:style>
    <style:style style:name="P105" style:family="paragraph" style:parent-style-name="Standard">
      <style:text-properties officeooo:rsid="0011faeb" officeooo:paragraph-rsid="0082bc61"/>
    </style:style>
    <style:style style:name="P106" style:family="paragraph" style:parent-style-name="Standard">
      <style:paragraph-properties fo:text-align="center" style:justify-single-word="false"/>
      <style:text-properties officeooo:rsid="0011faeb" officeooo:paragraph-rsid="00899a1c"/>
    </style:style>
    <style:style style:name="P107" style:family="paragraph" style:parent-style-name="Standard">
      <style:paragraph-properties fo:text-align="justify" style:justify-single-word="false"/>
      <style:text-properties officeooo:rsid="0011faeb" officeooo:paragraph-rsid="008b7776"/>
    </style:style>
    <style:style style:name="P108" style:family="paragraph" style:parent-style-name="Standard">
      <style:text-properties officeooo:rsid="0011faeb" officeooo:paragraph-rsid="008a9af5"/>
    </style:style>
    <style:style style:name="P109" style:family="paragraph" style:parent-style-name="Standard">
      <style:text-properties officeooo:rsid="0011faeb" officeooo:paragraph-rsid="00cf087e"/>
    </style:style>
    <style:style style:name="P110" style:family="paragraph" style:parent-style-name="Standard">
      <style:paragraph-properties fo:text-align="justify" style:justify-single-word="false"/>
      <style:text-properties officeooo:rsid="008b7776" officeooo:paragraph-rsid="008b7776"/>
    </style:style>
    <style:style style:name="P111" style:family="paragraph" style:parent-style-name="Standard">
      <style:text-properties fo:font-style="normal" officeooo:rsid="0037a429" style:font-style-asian="normal" style:font-name-complex="Arial" style:font-style-complex="normal"/>
    </style:style>
    <style:style style:name="P112" style:family="paragraph" style:parent-style-name="Standard">
      <style:text-properties officeooo:rsid="007beb7c" officeooo:paragraph-rsid="0098f7e9"/>
    </style:style>
    <style:style style:name="P113" style:family="paragraph" style:parent-style-name="Standard">
      <style:text-properties officeooo:paragraph-rsid="00a39d76"/>
    </style:style>
    <style:style style:name="P114"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15" style:family="paragraph" style:parent-style-name="Standard">
      <style:text-properties officeooo:paragraph-rsid="00a682ae"/>
    </style:style>
    <style:style style:name="P116" style:family="paragraph" style:parent-style-name="Standard">
      <style:text-properties officeooo:paragraph-rsid="00a404bc"/>
    </style:style>
    <style:style style:name="P117" style:family="paragraph" style:parent-style-name="Standard">
      <style:text-properties officeooo:rsid="00314f88" officeooo:paragraph-rsid="004b6c7c"/>
    </style:style>
    <style:style style:name="P118"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9" style:family="paragraph" style:parent-style-name="Standard">
      <style:text-properties officeooo:paragraph-rsid="00b19e55"/>
    </style:style>
    <style:style style:name="P120" style:family="paragraph" style:parent-style-name="Standard">
      <style:text-properties officeooo:paragraph-rsid="00b2e51a"/>
    </style:style>
    <style:style style:name="P121" style:family="paragraph" style:parent-style-name="Standard">
      <style:text-properties officeooo:paragraph-rsid="00bcfbfa"/>
    </style:style>
    <style:style style:name="P122" style:family="paragraph" style:parent-style-name="Standard">
      <style:text-properties officeooo:paragraph-rsid="00955c1d"/>
    </style:style>
    <style:style style:name="P123" style:family="paragraph" style:parent-style-name="Standard">
      <style:text-properties officeooo:paragraph-rsid="00d4e8ea"/>
    </style:style>
    <style:style style:name="P124" style:family="paragraph" style:parent-style-name="Standard">
      <style:text-properties officeooo:paragraph-rsid="00d977f7"/>
    </style:style>
    <style:style style:name="P125" style:family="paragraph" style:parent-style-name="Standard">
      <style:text-properties officeooo:paragraph-rsid="00db1fa4"/>
    </style:style>
    <style:style style:name="P126" style:family="paragraph" style:parent-style-name="Standard">
      <style:text-properties officeooo:paragraph-rsid="00de825c"/>
    </style:style>
    <style:style style:name="P127" style:family="paragraph" style:parent-style-name="Standard">
      <style:text-properties officeooo:paragraph-rsid="00dfb5d7"/>
    </style:style>
    <style:style style:name="P128" style:family="paragraph" style:parent-style-name="Standard">
      <style:text-properties officeooo:paragraph-rsid="00e9872d"/>
    </style:style>
    <style:style style:name="P129" style:family="paragraph" style:parent-style-name="Standard">
      <style:paragraph-properties fo:text-align="justify" style:justify-single-word="false"/>
      <style:text-properties officeooo:paragraph-rsid="011018e7"/>
    </style:style>
    <style:style style:name="P130" style:family="paragraph" style:parent-style-name="Standard">
      <style:paragraph-properties fo:text-align="justify" style:justify-single-word="false"/>
      <style:text-properties officeooo:paragraph-rsid="00ed2c89"/>
    </style:style>
    <style:style style:name="P131" style:family="paragraph" style:parent-style-name="Standard">
      <style:paragraph-properties fo:text-align="justify" style:justify-single-word="false"/>
      <style:text-properties officeooo:paragraph-rsid="00f19903"/>
    </style:style>
    <style:style style:name="P132" style:family="paragraph" style:parent-style-name="Standard">
      <style:paragraph-properties fo:text-align="justify" style:justify-single-word="false"/>
      <style:text-properties officeooo:paragraph-rsid="010fe2d0"/>
    </style:style>
    <style:style style:name="P133" style:family="paragraph" style:parent-style-name="Standard">
      <style:text-properties officeooo:paragraph-rsid="006c5661"/>
    </style:style>
    <style:style style:name="P13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3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3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3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38" style:family="paragraph" style:parent-style-name="Standard">
      <style:text-properties officeooo:paragraph-rsid="01371bfd"/>
    </style:style>
    <style:style style:name="P139" style:family="paragraph" style:parent-style-name="Standard">
      <style:text-properties officeooo:paragraph-rsid="017b9244"/>
    </style:style>
    <style:style style:name="P140" style:family="paragraph" style:parent-style-name="Standard">
      <style:text-properties officeooo:paragraph-rsid="0188ba96"/>
    </style:style>
    <style:style style:name="P141" style:family="paragraph" style:parent-style-name="Standard">
      <style:text-properties officeooo:paragraph-rsid="0193f700"/>
    </style:style>
    <style:style style:name="P142" style:family="paragraph" style:parent-style-name="Standard">
      <style:text-properties officeooo:paragraph-rsid="0194c8d5"/>
    </style:style>
    <style:style style:name="P143" style:family="paragraph" style:parent-style-name="Standard">
      <style:text-properties officeooo:paragraph-rsid="01a26d17"/>
    </style:style>
    <style:style style:name="P144" style:family="paragraph" style:parent-style-name="Standard">
      <style:text-properties officeooo:paragraph-rsid="01a3448b"/>
    </style:style>
    <style:style style:name="P145" style:family="paragraph" style:parent-style-name="Standard">
      <style:paragraph-properties fo:margin-left="7.303cm" fo:margin-right="0cm" fo:text-indent="0cm" style:auto-text-indent="false"/>
    </style:style>
    <style:style style:name="P146" style:family="paragraph" style:parent-style-name="Standard">
      <style:paragraph-properties fo:margin-left="7.303cm" fo:margin-right="0cm" fo:text-indent="0cm" style:auto-text-indent="false"/>
      <style:text-properties style:font-name-complex="Arial"/>
    </style:style>
    <style:style style:name="P147" style:family="paragraph" style:parent-style-name="Standard">
      <style:paragraph-properties fo:margin-left="7.303cm" fo:margin-right="0cm" fo:text-indent="0cm" style:auto-text-indent="false" fo:break-before="page"/>
      <style:text-properties style:font-name-complex="Arial"/>
    </style:style>
    <style:style style:name="P148" style:family="paragraph" style:parent-style-name="Standard">
      <style:paragraph-properties fo:margin-left="0cm" fo:margin-right="0cm" fo:text-indent="1.9cm" style:auto-text-indent="false"/>
    </style:style>
    <style:style style:name="P149"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50" style:family="paragraph" style:parent-style-name="Table_20_Contents">
      <style:paragraph-properties fo:text-align="center" style:justify-single-word="false"/>
      <style:text-properties officeooo:rsid="004b8c2a" officeooo:paragraph-rsid="004b8c2a"/>
    </style:style>
    <style:style style:name="P151" style:family="paragraph" style:parent-style-name="Table_20_Contents">
      <style:paragraph-properties fo:text-align="center" style:justify-single-word="false"/>
      <style:text-properties officeooo:rsid="004b8c2a" officeooo:paragraph-rsid="0087bddc"/>
    </style:style>
    <style:style style:name="P152" style:family="paragraph" style:parent-style-name="Table_20_Contents">
      <style:paragraph-properties fo:text-align="center" style:justify-single-word="false"/>
      <style:text-properties officeooo:rsid="004b8c2a" officeooo:paragraph-rsid="0090ca66"/>
    </style:style>
    <style:style style:name="P153" style:family="paragraph" style:parent-style-name="Table_20_Contents">
      <style:paragraph-properties fo:text-align="center" style:justify-single-word="false"/>
      <style:text-properties officeooo:rsid="004b8c2a" officeooo:paragraph-rsid="00a682ae"/>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3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4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4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4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4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officeooo:rsid="008d97f8" officeooo:paragraph-rsid="008d97f8"/>
    </style:style>
    <style:style style:name="P257" style:family="paragraph" style:parent-style-name="Table_20_Contents">
      <style:paragraph-properties fo:text-align="center" style:justify-single-word="false"/>
      <style:text-properties officeooo:rsid="008d97f8" officeooo:paragraph-rsid="0090ca66"/>
    </style:style>
    <style:style style:name="P258" style:family="paragraph" style:parent-style-name="Table_20_Contents">
      <style:paragraph-properties fo:text-align="center" style:justify-single-word="false"/>
      <style:text-properties officeooo:rsid="008d97f8" officeooo:paragraph-rsid="019b9a34"/>
    </style:style>
    <style:style style:name="P259" style:family="paragraph" style:parent-style-name="Table_20_Contents">
      <style:paragraph-properties fo:text-align="center" style:justify-single-word="false"/>
      <style:text-properties officeooo:rsid="008f1cf2" officeooo:paragraph-rsid="0090ca66"/>
    </style:style>
    <style:style style:name="P260" style:family="paragraph" style:parent-style-name="Table_20_Contents">
      <style:paragraph-properties fo:text-align="center" style:justify-single-word="false"/>
      <style:text-properties officeooo:rsid="008f1cf2" officeooo:paragraph-rsid="019b9a34"/>
    </style:style>
    <style:style style:name="P261" style:family="paragraph" style:parent-style-name="Table_20_Contents">
      <style:paragraph-properties fo:text-align="center" style:justify-single-word="false"/>
      <style:text-properties officeooo:rsid="0091da4b" officeooo:paragraph-rsid="00a682ae"/>
    </style:style>
    <style:style style:name="P262" style:family="paragraph" style:parent-style-name="Table_20_Contents">
      <style:paragraph-properties fo:text-align="center" style:justify-single-word="false"/>
      <style:text-properties officeooo:rsid="00b52569" officeooo:paragraph-rsid="00b52569"/>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text-properties officeooo:paragraph-rsid="00b52569"/>
    </style:style>
    <style:style style:name="P265"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66"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67"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68"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69"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70"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71"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72"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73"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74"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75"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76"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7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7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7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8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8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82"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83"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84"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85"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86"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87"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88"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89"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90"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91"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92"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93" style:family="paragraph" style:parent-style-name="Table_20_Contents">
      <style:paragraph-properties fo:text-align="center" style:justify-single-word="false"/>
      <style:text-properties officeooo:rsid="00b74d53" officeooo:paragraph-rsid="00b74d53"/>
    </style:style>
    <style:style style:name="P294" style:family="paragraph" style:parent-style-name="Table_20_Contents">
      <style:paragraph-properties fo:text-align="center" style:justify-single-word="false"/>
      <style:text-properties officeooo:rsid="00b74d53" officeooo:paragraph-rsid="00bcfbfa"/>
    </style:style>
    <style:style style:name="P295" style:family="paragraph" style:parent-style-name="Table_20_Contents">
      <style:paragraph-properties fo:text-align="center" style:justify-single-word="false"/>
      <style:text-properties officeooo:rsid="00b74d53" officeooo:paragraph-rsid="00bd93d0"/>
    </style:style>
    <style:style style:name="P296" style:family="paragraph" style:parent-style-name="Table_20_Contents">
      <style:paragraph-properties fo:text-align="center" style:justify-single-word="false"/>
      <style:text-properties officeooo:rsid="00b74d53" officeooo:paragraph-rsid="00d977f7"/>
    </style:style>
    <style:style style:name="P297" style:family="paragraph" style:parent-style-name="Table_20_Contents">
      <style:paragraph-properties fo:text-align="center" style:justify-single-word="false"/>
      <style:text-properties officeooo:rsid="00b881d0" officeooo:paragraph-rsid="00b881d0"/>
    </style:style>
    <style:style style:name="P298" style:family="paragraph" style:parent-style-name="Table_20_Contents">
      <style:paragraph-properties fo:text-align="center" style:justify-single-word="false"/>
      <style:text-properties officeooo:rsid="00b881d0" officeooo:paragraph-rsid="00bb5cba"/>
    </style:style>
    <style:style style:name="P299" style:family="paragraph" style:parent-style-name="Table_20_Contents">
      <style:paragraph-properties fo:text-align="center" style:justify-single-word="false"/>
      <style:text-properties officeooo:rsid="00b881d0" officeooo:paragraph-rsid="00bcfbfa"/>
    </style:style>
    <style:style style:name="P300" style:family="paragraph" style:parent-style-name="Table_20_Contents">
      <style:paragraph-properties fo:text-align="center" style:justify-single-word="false"/>
      <style:text-properties officeooo:rsid="00b881d0" officeooo:paragraph-rsid="00bd93d0"/>
    </style:style>
    <style:style style:name="P301" style:family="paragraph" style:parent-style-name="Table_20_Contents">
      <style:paragraph-properties fo:text-align="center" style:justify-single-word="false"/>
      <style:text-properties officeooo:rsid="00b881d0" officeooo:paragraph-rsid="00d977f7"/>
    </style:style>
    <style:style style:name="P302" style:family="paragraph" style:parent-style-name="Table_20_Contents">
      <style:paragraph-properties fo:text-align="center" style:justify-single-word="false"/>
      <style:text-properties officeooo:rsid="00b881d0" officeooo:paragraph-rsid="00e2514d"/>
    </style:style>
    <style:style style:name="P303" style:family="paragraph" style:parent-style-name="Table_20_Contents">
      <style:paragraph-properties fo:text-align="center" style:justify-single-word="false"/>
      <style:text-properties officeooo:rsid="00bb5cba" officeooo:paragraph-rsid="00bb5cba"/>
    </style:style>
    <style:style style:name="P304" style:family="paragraph" style:parent-style-name="Table_20_Contents">
      <style:paragraph-properties fo:text-align="center" style:justify-single-word="false"/>
      <style:text-properties officeooo:rsid="00bb5cba" officeooo:paragraph-rsid="00bd93d0"/>
    </style:style>
    <style:style style:name="P305" style:family="paragraph" style:parent-style-name="Table_20_Contents">
      <style:paragraph-properties fo:text-align="center" style:justify-single-word="false"/>
      <style:text-properties officeooo:rsid="00bcfbfa" officeooo:paragraph-rsid="00bd93d0"/>
    </style:style>
    <style:style style:name="P306" style:family="paragraph" style:parent-style-name="Table_20_Contents">
      <style:paragraph-properties fo:text-align="center" style:justify-single-word="false"/>
      <style:text-properties officeooo:rsid="00bd93d0" officeooo:paragraph-rsid="00bd93d0"/>
    </style:style>
    <style:style style:name="P307" style:family="paragraph" style:parent-style-name="Table_20_Contents">
      <style:paragraph-properties fo:text-align="center" style:justify-single-word="false"/>
      <style:text-properties officeooo:rsid="00c12bca" officeooo:paragraph-rsid="00c12bca"/>
    </style:style>
    <style:style style:name="P308"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309"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10"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11"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12"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13"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14"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15"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16"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17"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18"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19" style:family="paragraph" style:parent-style-name="Table_20_Contents">
      <style:paragraph-properties fo:text-align="center" style:justify-single-word="false"/>
      <style:text-properties officeooo:rsid="00bdb979" officeooo:paragraph-rsid="00d977f7"/>
    </style:style>
    <style:style style:name="P320" style:family="paragraph" style:parent-style-name="Table_20_Contents">
      <style:paragraph-properties fo:text-align="center" style:justify-single-word="false"/>
      <style:text-properties officeooo:rsid="00da009e" officeooo:paragraph-rsid="00da009e"/>
    </style:style>
    <style:style style:name="P321" style:family="paragraph" style:parent-style-name="Table_20_Contents">
      <style:paragraph-properties fo:text-align="center" style:justify-single-word="false"/>
      <style:text-properties officeooo:rsid="00db1fa4" officeooo:paragraph-rsid="00db1fa4"/>
    </style:style>
    <style:style style:name="P322" style:family="paragraph" style:parent-style-name="Table_20_Contents">
      <style:paragraph-properties fo:text-align="center" style:justify-single-word="false"/>
      <style:text-properties officeooo:rsid="00dde52a" officeooo:paragraph-rsid="00dde52a"/>
    </style:style>
    <style:style style:name="P323" style:family="paragraph" style:parent-style-name="Table_20_Contents">
      <style:paragraph-properties fo:text-align="center" style:justify-single-word="false"/>
      <style:text-properties officeooo:rsid="00dde52a" officeooo:paragraph-rsid="00e2514d"/>
    </style:style>
    <style:style style:name="P324" style:family="paragraph" style:parent-style-name="Table_20_Contents">
      <style:paragraph-properties fo:text-align="center" style:justify-single-word="false"/>
      <style:text-properties officeooo:rsid="00de825c" officeooo:paragraph-rsid="00e2514d"/>
    </style:style>
    <style:style style:name="P325" style:family="paragraph" style:parent-style-name="Table_20_Contents">
      <style:paragraph-properties fo:text-align="center" style:justify-single-word="false"/>
      <style:text-properties officeooo:rsid="00e2514d" officeooo:paragraph-rsid="00e2514d"/>
    </style:style>
    <style:style style:name="P326" style:family="paragraph" style:parent-style-name="Table_20_Contents">
      <style:paragraph-properties fo:text-align="center" style:justify-single-word="false"/>
      <style:text-properties officeooo:rsid="00e2514d" officeooo:paragraph-rsid="00e2bc16"/>
    </style:style>
    <style:style style:name="P327" style:family="paragraph" style:parent-style-name="Table_20_Contents">
      <style:paragraph-properties fo:text-align="center" style:justify-single-word="false"/>
      <style:text-properties officeooo:rsid="00e2514d" officeooo:paragraph-rsid="00e42ff1"/>
    </style:style>
    <style:style style:name="P328" style:family="paragraph" style:parent-style-name="Table_20_Contents">
      <style:paragraph-properties fo:text-align="center" style:justify-single-word="false"/>
      <style:text-properties officeooo:rsid="00e42ff1" officeooo:paragraph-rsid="00e42ff1"/>
    </style:style>
    <style:style style:name="P329" style:family="paragraph" style:parent-style-name="Table_20_Contents">
      <style:paragraph-properties fo:text-align="center" style:justify-single-word="false"/>
      <style:text-properties officeooo:rsid="00e1710d" officeooo:paragraph-rsid="0193f700"/>
    </style:style>
    <style:style style:name="P330" style:family="paragraph" style:parent-style-name="REFERÊNCIA_20_BIBLIOGRÁFICA">
      <style:paragraph-properties fo:text-align="start" style:justify-single-word="false"/>
    </style:style>
    <style:style style:name="P331" style:family="paragraph" style:parent-style-name="Contents_20_2">
      <style:paragraph-properties>
        <style:tab-stops>
          <style:tab-stop style:position="16cm" style:type="right" style:leader-style="dotted" style:leader-text="."/>
        </style:tab-stops>
      </style:paragraph-properties>
    </style:style>
    <style:style style:name="P332" style:family="paragraph" style:parent-style-name="Contents_20_1">
      <style:paragraph-properties>
        <style:tab-stops>
          <style:tab-stop style:position="16cm" style:type="right" style:leader-style="dotted" style:leader-text="."/>
        </style:tab-stops>
      </style:paragraph-properties>
    </style:style>
    <style:style style:name="P333" style:family="paragraph" style:parent-style-name="Heading_20_2">
      <style:text-properties officeooo:rsid="0065b853" officeooo:paragraph-rsid="0065b853"/>
    </style:style>
    <style:style style:name="P334" style:family="paragraph" style:parent-style-name="Heading_20_2">
      <style:text-properties officeooo:paragraph-rsid="005b7af2"/>
    </style:style>
    <style:style style:name="P335" style:family="paragraph" style:parent-style-name="Heading_20_2">
      <style:text-properties officeooo:paragraph-rsid="001d15d2"/>
    </style:style>
    <style:style style:name="P336" style:family="paragraph" style:parent-style-name="Heading_20_2">
      <style:text-properties officeooo:paragraph-rsid="00b52569"/>
    </style:style>
    <style:style style:name="P337" style:family="paragraph" style:parent-style-name="Heading_20_2">
      <style:text-properties officeooo:paragraph-rsid="0022d60c"/>
    </style:style>
    <style:style style:name="P338" style:family="paragraph" style:parent-style-name="Heading_20_2">
      <style:text-properties fo:font-style="normal" officeooo:paragraph-rsid="013b79d7" style:font-style-asian="normal" style:font-style-complex="normal"/>
    </style:style>
    <style:style style:name="P339" style:family="paragraph" style:parent-style-name="Heading_20_2">
      <style:text-properties fo:font-style="normal" officeooo:paragraph-rsid="002f91e5" style:font-style-asian="normal" style:font-style-complex="normal"/>
    </style:style>
    <style:style style:name="P340" style:family="paragraph" style:parent-style-name="Heading_20_2">
      <style:text-properties fo:font-style="normal" officeooo:rsid="01344f9b" officeooo:paragraph-rsid="01344f9b" style:font-style-asian="normal" style:font-style-complex="normal"/>
    </style:style>
    <style:style style:name="P341" style:family="paragraph" style:parent-style-name="Heading_20_2">
      <style:text-properties fo:font-style="italic" officeooo:rsid="01358424" officeooo:paragraph-rsid="01358424" style:font-style-asian="italic" style:font-style-complex="italic"/>
    </style:style>
    <style:style style:name="P342" style:family="paragraph" style:parent-style-name="Heading_20_2">
      <style:text-properties fo:font-style="italic" officeooo:rsid="01363c6b" officeooo:paragraph-rsid="01363c6b" style:font-style-asian="italic" style:font-style-complex="italic"/>
    </style:style>
    <style:style style:name="P343" style:family="paragraph" style:parent-style-name="Heading_20_2">
      <style:text-properties officeooo:paragraph-rsid="002f91e5"/>
    </style:style>
    <style:style style:name="P344" style:family="paragraph" style:parent-style-name="Heading_20_1">
      <style:text-properties officeooo:paragraph-rsid="002bbbb6"/>
    </style:style>
    <style:style style:name="P345" style:family="paragraph" style:parent-style-name="Heading_20_1">
      <style:text-properties officeooo:paragraph-rsid="00dfb5d7"/>
    </style:style>
    <style:style style:name="P346" style:family="paragraph" style:parent-style-name="Heading_20_1">
      <style:text-properties officeooo:paragraph-rsid="01371bfd"/>
    </style:style>
    <style:style style:name="P34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4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4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text-properties officeooo:rsid="01bd0101" officeooo:paragraph-rsid="01bd0101"/>
    </style:style>
    <style:style style:name="P357" style:family="paragraph" style:parent-style-name="Table_20_Contents">
      <style:paragraph-properties fo:text-align="center" style:justify-single-word="false"/>
      <style:text-properties officeooo:rsid="01bd0101" officeooo:paragraph-rsid="01bde7b3"/>
    </style:style>
    <style:style style:name="P358"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59"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60" style:family="paragraph" style:parent-style-name="Table_20_Contents">
      <style:paragraph-properties fo:text-align="center" style:justify-single-word="false"/>
      <style:text-properties officeooo:rsid="01bde7b3" officeooo:paragraph-rsid="01bde7b3"/>
    </style:style>
    <style:style style:name="P361" style:family="paragraph" style:parent-style-name="Standard" style:list-style-name="L1">
      <style:text-properties officeooo:paragraph-rsid="00ccf9e6"/>
    </style:style>
    <style:style style:name="P362" style:family="paragraph" style:parent-style-name="Standard" style:list-style-name="L1">
      <style:text-properties fo:font-style="normal" officeooo:rsid="00ccf9e6" officeooo:paragraph-rsid="00ccf9e6" style:font-style-asian="normal" style:font-style-complex="normal"/>
    </style:style>
    <style:style style:name="P363" style:family="paragraph" style:parent-style-name="Standard" style:list-style-name="L1">
      <style:text-properties officeooo:rsid="00ccf9e6" officeooo:paragraph-rsid="00ccf9e6"/>
    </style:style>
    <style:style style:name="P364" style:family="paragraph" style:parent-style-name="Standard" style:list-style-name="L2">
      <style:text-properties officeooo:paragraph-rsid="0188ba96"/>
    </style:style>
    <style:style style:name="P365" style:family="paragraph" style:parent-style-name="Standard" style:list-style-name="L2">
      <style:text-properties officeooo:paragraph-rsid="018e576e"/>
    </style:style>
    <style:style style:name="P366" style:family="paragraph" style:parent-style-name="Standard" style:list-style-name="L3">
      <style:text-properties style:font-name="Arial" officeooo:paragraph-rsid="01a3a25a"/>
    </style:style>
    <style:style style:name="P367" style:family="paragraph" style:parent-style-name="Standard" style:list-style-name="L4">
      <style:text-properties officeooo:paragraph-rsid="01933457"/>
    </style:style>
    <style:style style:name="P368" style:family="paragraph" style:parent-style-name="Standard" style:list-style-name="L5">
      <style:text-properties officeooo:paragraph-rsid="01a798a0"/>
    </style:style>
    <style:style style:name="P369" style:family="paragraph" style:parent-style-name="Standard" style:list-style-name="L5">
      <style:text-properties officeooo:paragraph-rsid="01a3448b"/>
    </style:style>
    <style:style style:name="P370" style:family="paragraph" style:parent-style-name="Standard" style:list-style-name="L6">
      <style:text-properties officeooo:paragraph-rsid="01a798a0"/>
    </style:style>
    <style:style style:name="P371" style:family="paragraph" style:parent-style-name="Standard" style:list-style-name="L6">
      <style:text-properties officeooo:paragraph-rsid="01a87a5e"/>
    </style:style>
    <style:style style:name="P37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73" style:family="paragraph" style:parent-style-name="Standard">
      <style:text-properties officeooo:paragraph-rsid="01b6f4b4"/>
    </style:style>
    <style:style style:name="P374" style:family="paragraph" style:parent-style-name="Standard">
      <style:text-properties officeooo:rsid="0185cf80" officeooo:paragraph-rsid="0188ba96"/>
    </style:style>
    <style:style style:name="P375"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76"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377"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78" style:family="paragraph" style:parent-style-name="Standard">
      <style:text-properties officeooo:paragraph-rsid="00dfb5d7"/>
    </style:style>
    <style:style style:name="P379"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19"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0"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1" style:family="text">
      <style:text-properties fo:font-style="italic" style:font-style-asian="italic"/>
    </style:style>
    <style:style style:name="T122" style:family="text">
      <style:text-properties fo:font-style="italic" style:font-style-asian="italic" style:font-style-complex="italic"/>
    </style:style>
    <style:style style:name="T123" style:family="text">
      <style:text-properties fo:font-style="italic" officeooo:rsid="00309fc4" style:font-style-asian="italic" style:font-style-complex="italic"/>
    </style:style>
    <style:style style:name="T124" style:family="text">
      <style:text-properties fo:font-style="italic" officeooo:rsid="0033908b" style:font-style-asian="italic" style:font-style-complex="italic"/>
    </style:style>
    <style:style style:name="T125" style:family="text">
      <style:text-properties fo:font-style="italic" officeooo:rsid="0037dd62" style:font-style-asian="italic" style:font-style-complex="italic"/>
    </style:style>
    <style:style style:name="T126" style:family="text">
      <style:text-properties fo:font-style="italic" officeooo:rsid="0035e93f" style:font-style-asian="italic" style:font-style-complex="italic"/>
    </style:style>
    <style:style style:name="T127" style:family="text">
      <style:text-properties fo:font-style="italic" officeooo:rsid="003564b6" style:font-style-asian="italic" style:font-style-complex="italic"/>
    </style:style>
    <style:style style:name="T128" style:family="text">
      <style:text-properties fo:font-style="italic" officeooo:rsid="003d22c9" style:font-style-asian="italic" style:font-style-complex="italic"/>
    </style:style>
    <style:style style:name="T129" style:family="text">
      <style:text-properties fo:font-style="italic" officeooo:rsid="00525f22" style:font-style-asian="italic" style:font-style-complex="italic"/>
    </style:style>
    <style:style style:name="T130" style:family="text">
      <style:text-properties fo:font-style="italic" officeooo:rsid="00587f35" style:font-style-asian="italic" style:font-style-complex="italic"/>
    </style:style>
    <style:style style:name="T131" style:family="text">
      <style:text-properties fo:font-style="italic" officeooo:rsid="006f90c8" style:font-style-asian="italic" style:font-style-complex="italic"/>
    </style:style>
    <style:style style:name="T132" style:family="text">
      <style:text-properties fo:font-style="italic" officeooo:rsid="0012667d" style:font-style-asian="italic" style:font-style-complex="italic"/>
    </style:style>
    <style:style style:name="T133" style:family="text">
      <style:text-properties fo:font-style="italic" officeooo:rsid="007c7cb4" style:font-style-asian="italic" style:font-style-complex="italic"/>
    </style:style>
    <style:style style:name="T134" style:family="text">
      <style:text-properties fo:font-style="italic" officeooo:rsid="007e683b" style:font-style-asian="italic" style:font-style-complex="italic"/>
    </style:style>
    <style:style style:name="T135" style:family="text">
      <style:text-properties fo:font-style="italic" officeooo:rsid="007fa50e" style:font-style-asian="italic" style:font-style-complex="italic"/>
    </style:style>
    <style:style style:name="T136" style:family="text">
      <style:text-properties fo:font-style="italic" officeooo:rsid="0082bc61" style:font-style-asian="italic" style:font-style-complex="italic"/>
    </style:style>
    <style:style style:name="T137" style:family="text">
      <style:text-properties fo:font-style="italic" officeooo:rsid="0086fca7" style:font-style-asian="italic" style:font-style-complex="italic"/>
    </style:style>
    <style:style style:name="T138" style:family="text">
      <style:text-properties fo:font-style="italic" officeooo:rsid="00b74d53" style:font-style-asian="italic" style:font-style-complex="italic"/>
    </style:style>
    <style:style style:name="T139" style:family="text">
      <style:text-properties fo:font-style="italic" officeooo:rsid="00ccf9e6" style:font-style-asian="italic" style:font-style-complex="italic"/>
    </style:style>
    <style:style style:name="T140" style:family="text">
      <style:text-properties fo:font-style="italic" officeooo:rsid="00db1fa4" style:font-style-asian="italic" style:font-style-complex="italic"/>
    </style:style>
    <style:style style:name="T141" style:family="text">
      <style:text-properties fo:font-style="italic" officeooo:rsid="00e763ff" style:font-style-asian="italic" style:font-style-complex="italic"/>
    </style:style>
    <style:style style:name="T142" style:family="text">
      <style:text-properties fo:font-style="italic" officeooo:rsid="00edfa2c" style:font-style-asian="italic" style:font-style-complex="italic"/>
    </style:style>
    <style:style style:name="T143" style:family="text">
      <style:text-properties fo:font-style="italic" officeooo:rsid="00ed2c89" style:font-style-asian="italic" style:font-style-complex="italic"/>
    </style:style>
    <style:style style:name="T144" style:family="text">
      <style:text-properties fo:font-style="italic" officeooo:rsid="00f0369e" style:font-style-asian="italic" style:font-style-complex="italic"/>
    </style:style>
    <style:style style:name="T145" style:family="text">
      <style:text-properties fo:font-style="italic" officeooo:rsid="00f07e69" style:font-style-asian="italic" style:font-style-complex="italic"/>
    </style:style>
    <style:style style:name="T146" style:family="text">
      <style:text-properties fo:font-style="italic" officeooo:rsid="00f10299" style:font-style-asian="italic" style:font-style-complex="italic"/>
    </style:style>
    <style:style style:name="T147" style:family="text">
      <style:text-properties fo:font-style="italic" officeooo:rsid="010ab7e8" style:font-style-asian="italic" style:font-style-complex="italic"/>
    </style:style>
    <style:style style:name="T148" style:family="text">
      <style:text-properties fo:font-style="italic" officeooo:rsid="01118534" style:font-style-asian="italic" style:font-style-complex="italic"/>
    </style:style>
    <style:style style:name="T149" style:family="text">
      <style:text-properties fo:font-style="italic" officeooo:rsid="011bbaee" style:font-style-asian="italic" style:font-style-complex="italic"/>
    </style:style>
    <style:style style:name="T150" style:family="text">
      <style:text-properties fo:font-style="italic" officeooo:rsid="011c67ed" style:font-style-asian="italic" style:font-style-complex="italic"/>
    </style:style>
    <style:style style:name="T151" style:family="text">
      <style:text-properties fo:font-style="italic" officeooo:rsid="01358424" style:font-style-asian="italic" style:font-style-complex="italic"/>
    </style:style>
    <style:style style:name="T152" style:family="text">
      <style:text-properties fo:font-style="italic" officeooo:rsid="01363c6b" style:font-style-asian="italic" style:font-style-complex="italic"/>
    </style:style>
    <style:style style:name="T153" style:family="text">
      <style:text-properties fo:font-style="italic" officeooo:rsid="012eeb4c" style:font-style-asian="italic" style:font-style-complex="italic"/>
    </style:style>
    <style:style style:name="T154" style:family="text">
      <style:text-properties fo:font-style="italic" officeooo:rsid="01659a84" style:font-style-asian="italic" style:font-style-complex="italic"/>
    </style:style>
    <style:style style:name="T155" style:family="text">
      <style:text-properties fo:font-style="italic" officeooo:rsid="0193f700" style:font-style-asian="italic" style:font-style-complex="italic"/>
    </style:style>
    <style:style style:name="T156" style:family="text">
      <style:text-properties fo:font-style="italic" officeooo:rsid="01933457" style:font-style-asian="italic" style:font-style-complex="italic"/>
    </style:style>
    <style:style style:name="T157" style:family="text">
      <style:text-properties fo:font-style="italic" officeooo:rsid="0194c8d5" style:font-style-asian="italic" style:font-style-complex="italic"/>
    </style:style>
    <style:style style:name="T158" style:family="text">
      <style:text-properties fo:font-style="italic" officeooo:rsid="01af0324" style:font-style-asian="italic" style:font-style-complex="italic"/>
    </style:style>
    <style:style style:name="T159" style:family="text">
      <style:text-properties fo:font-style="italic" officeooo:rsid="01af37fc" style:font-style-asian="italic" style:font-style-complex="italic"/>
    </style:style>
    <style:style style:name="T160" style:family="text">
      <style:text-properties fo:font-style="italic" officeooo:rsid="0033bc80" style:font-style-asian="italic" style:font-name-complex="Arial" style:font-style-complex="italic"/>
    </style:style>
    <style:style style:name="T161" style:family="text">
      <style:text-properties fo:font-style="italic" officeooo:rsid="0037a429" style:font-style-asian="italic" style:font-name-complex="Arial" style:font-style-complex="italic"/>
    </style:style>
    <style:style style:name="T162" style:family="text">
      <style:text-properties fo:font-style="italic" fo:font-weight="normal" style:font-style-asian="italic" style:font-weight-asian="normal" style:font-name-complex="Arial" style:font-style-complex="italic" style:font-weight-complex="normal"/>
    </style:style>
    <style:style style:name="T163" style:family="text">
      <style:text-properties fo:font-style="italic" fo:font-weight="normal" officeooo:rsid="003564b6" style:font-style-asian="italic" style:font-weight-asian="normal" style:font-name-complex="Arial" style:font-style-complex="italic" style:font-weight-complex="normal"/>
    </style:style>
    <style:style style:name="T164" style:family="text">
      <style:text-properties fo:font-style="italic" fo:font-weight="normal" officeooo:rsid="005da0e4" style:font-style-asian="italic" style:font-weight-asian="normal" style:font-name-complex="Arial" style:font-style-complex="italic" style:font-weight-complex="normal"/>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60e666" style:font-style-asian="italic" style:font-weight-asian="normal" style:font-style-complex="italic" style:font-weight-complex="normal"/>
    </style:style>
    <style:style style:name="T167" style:family="text">
      <style:text-properties fo:font-style="italic" fo:font-weight="normal" officeooo:rsid="007168ef" style:font-style-asian="italic" style:font-weight-asian="normal" style:font-style-complex="italic" style:font-weight-complex="normal"/>
    </style:style>
    <style:style style:name="T168" style:family="text">
      <style:text-properties fo:font-style="italic" fo:font-weight="normal" officeooo:rsid="01933457" style:font-style-asian="italic" style:font-weight-asian="normal" style:font-style-complex="italic" style:font-weight-complex="normal"/>
    </style:style>
    <style:style style:name="T169" style:family="text">
      <style:text-properties fo:font-style="italic" style:text-underline-style="none" officeooo:rsid="00724467" style:font-style-asian="italic" style:font-style-complex="italic"/>
    </style:style>
    <style:style style:name="T170" style:family="text">
      <style:text-properties fo:font-style="italic" style:text-underline-style="none" officeooo:rsid="00724ddd" style:font-style-asian="italic" style:font-style-complex="italic"/>
    </style:style>
    <style:style style:name="T171" style:family="text">
      <style:text-properties fo:font-style="italic" style:text-underline-style="none" officeooo:rsid="01358424" style:font-style-asian="italic" style:font-style-complex="italic"/>
    </style:style>
    <style:style style:name="T172" style:family="text">
      <style:text-properties fo:font-style="italic" style:text-underline-style="none" officeooo:rsid="01634f0f" style:font-style-asian="italic" style:font-style-complex="italic"/>
    </style:style>
    <style:style style:name="T173" style:family="text">
      <style:text-properties fo:font-style="italic" style:text-underline-style="none" officeooo:rsid="01654dd1" style:font-style-asian="italic" style:font-style-complex="italic"/>
    </style:style>
    <style:style style:name="T174" style:family="text">
      <style:text-properties fo:font-style="normal" style:font-style-asian="normal" style:font-style-complex="normal"/>
    </style:style>
    <style:style style:name="T175" style:family="text">
      <style:text-properties fo:font-style="normal" officeooo:rsid="001d6277" style:font-style-asian="normal" style:font-style-complex="normal"/>
    </style:style>
    <style:style style:name="T176" style:family="text">
      <style:text-properties fo:font-style="normal" officeooo:rsid="0033908b" style:font-style-asian="normal" style:font-style-complex="normal"/>
    </style:style>
    <style:style style:name="T177" style:family="text">
      <style:text-properties fo:font-style="normal" officeooo:rsid="006f90c8" style:font-style-asian="normal" style:font-style-complex="normal"/>
    </style:style>
    <style:style style:name="T178" style:family="text">
      <style:text-properties fo:font-style="normal" officeooo:rsid="007e683b" style:font-style-asian="normal" style:font-style-complex="normal"/>
    </style:style>
    <style:style style:name="T179" style:family="text">
      <style:text-properties fo:font-style="normal" officeooo:rsid="0080aa6f" style:font-style-asian="normal" style:font-style-complex="normal"/>
    </style:style>
    <style:style style:name="T180" style:family="text">
      <style:text-properties fo:font-style="normal" officeooo:rsid="0082bc61" style:font-style-asian="normal" style:font-style-complex="normal"/>
    </style:style>
    <style:style style:name="T181" style:family="text">
      <style:text-properties fo:font-style="normal" officeooo:rsid="00860d82" style:font-style-asian="normal" style:font-style-complex="normal"/>
    </style:style>
    <style:style style:name="T182" style:family="text">
      <style:text-properties fo:font-style="normal" officeooo:rsid="0086fca7" style:font-style-asian="normal" style:font-style-complex="normal"/>
    </style:style>
    <style:style style:name="T183" style:family="text">
      <style:text-properties fo:font-style="normal" officeooo:rsid="00aaa0c7" style:font-style-asian="normal" style:font-style-complex="normal"/>
    </style:style>
    <style:style style:name="T184" style:family="text">
      <style:text-properties fo:font-style="normal" officeooo:rsid="00ab8612" style:font-style-asian="normal" style:font-style-complex="normal"/>
    </style:style>
    <style:style style:name="T185" style:family="text">
      <style:text-properties fo:font-style="normal" officeooo:rsid="00ccf9e6" style:font-style-asian="normal" style:font-style-complex="normal"/>
    </style:style>
    <style:style style:name="T186" style:family="text">
      <style:text-properties fo:font-style="normal" officeooo:rsid="00e763ff" style:font-style-asian="normal" style:font-style-complex="normal"/>
    </style:style>
    <style:style style:name="T187" style:family="text">
      <style:text-properties fo:font-style="normal" officeooo:rsid="00edfa2c" style:font-style-asian="normal" style:font-style-complex="normal"/>
    </style:style>
    <style:style style:name="T188" style:family="text">
      <style:text-properties fo:font-style="normal" officeooo:rsid="00ee7bc6" style:font-style-asian="normal" style:font-style-complex="normal"/>
    </style:style>
    <style:style style:name="T189" style:family="text">
      <style:text-properties fo:font-style="normal" officeooo:rsid="00f0369e" style:font-style-asian="normal" style:font-style-complex="normal"/>
    </style:style>
    <style:style style:name="T190" style:family="text">
      <style:text-properties fo:font-style="normal" officeooo:rsid="00f07e69" style:font-style-asian="normal" style:font-style-complex="normal"/>
    </style:style>
    <style:style style:name="T191" style:family="text">
      <style:text-properties fo:font-style="normal" officeooo:rsid="00f10299" style:font-style-asian="normal" style:font-style-complex="normal"/>
    </style:style>
    <style:style style:name="T192" style:family="text">
      <style:text-properties fo:font-style="normal" officeooo:rsid="010d2500" style:font-style-asian="normal" style:font-style-complex="normal"/>
    </style:style>
    <style:style style:name="T193" style:family="text">
      <style:text-properties fo:font-style="normal" officeooo:rsid="010f562d" style:font-style-asian="normal" style:font-style-complex="normal"/>
    </style:style>
    <style:style style:name="T194" style:family="text">
      <style:text-properties fo:font-style="normal" officeooo:rsid="010fe2d0" style:font-style-asian="normal" style:font-style-complex="normal"/>
    </style:style>
    <style:style style:name="T195" style:family="text">
      <style:text-properties fo:font-style="normal" officeooo:rsid="01118534" style:font-style-asian="normal" style:font-style-complex="normal"/>
    </style:style>
    <style:style style:name="T196" style:family="text">
      <style:text-properties fo:font-style="normal" officeooo:rsid="011bbaee" style:font-style-asian="normal" style:font-style-complex="normal"/>
    </style:style>
    <style:style style:name="T197" style:family="text">
      <style:text-properties fo:font-style="normal" officeooo:rsid="011c67ed" style:font-style-asian="normal" style:font-style-complex="normal"/>
    </style:style>
    <style:style style:name="T198" style:family="text">
      <style:text-properties fo:font-style="normal" officeooo:rsid="012348b2" style:font-style-asian="normal" style:font-style-complex="normal"/>
    </style:style>
    <style:style style:name="T199" style:family="text">
      <style:text-properties fo:font-style="normal" officeooo:rsid="01659a84" style:font-style-asian="normal" style:font-style-complex="normal"/>
    </style:style>
    <style:style style:name="T200" style:family="text">
      <style:text-properties fo:font-style="normal" officeooo:rsid="01933457" style:font-style-asian="normal" style:font-style-complex="normal"/>
    </style:style>
    <style:style style:name="T201" style:family="text">
      <style:text-properties fo:font-style="normal" officeooo:rsid="0193f700" style:font-style-asian="normal" style:font-style-complex="normal"/>
    </style:style>
    <style:style style:name="T202" style:family="text">
      <style:text-properties fo:font-style="normal" officeooo:rsid="0033bc80" style:font-style-asian="normal" style:font-name-complex="Arial" style:font-style-complex="normal"/>
    </style:style>
    <style:style style:name="T203" style:family="text">
      <style:text-properties fo:font-style="normal" officeooo:rsid="0037a429" style:font-style-asian="normal" style:font-name-complex="Arial" style:font-style-complex="normal"/>
    </style:style>
    <style:style style:name="T204" style:family="text">
      <style:text-properties fo:font-style="normal" officeooo:rsid="003c69d1" style:font-style-asian="normal" style:font-name-complex="Arial" style:font-style-complex="normal"/>
    </style:style>
    <style:style style:name="T205" style:family="text">
      <style:text-properties fo:font-style="normal" officeooo:rsid="0051480c" style:font-style-asian="normal" style:font-name-complex="Arial" style:font-style-complex="normal"/>
    </style:style>
    <style:style style:name="T206" style:family="text">
      <style:text-properties fo:font-style="normal" officeooo:rsid="0060e666" style:font-style-asian="normal" style:font-name-complex="Arial" style:font-style-complex="normal"/>
    </style:style>
    <style:style style:name="T207" style:family="text">
      <style:text-properties fo:font-style="normal" officeooo:rsid="00aaa0c7" style:font-style-asian="normal" style:font-name-complex="Arial" style:font-style-complex="normal"/>
    </style:style>
    <style:style style:name="T208" style:family="text">
      <style:text-properties fo:font-style="normal" fo:font-weight="bold" officeooo:rsid="0037a429" style:font-style-asian="normal" style:font-weight-asian="bold" style:font-name-complex="Arial" style:font-style-complex="normal" style:font-weight-complex="bold"/>
    </style:style>
    <style:style style:name="T209" style:family="text">
      <style:text-properties fo:font-style="normal" fo:font-weight="bold" officeooo:rsid="006368b2" style:font-style-asian="normal" style:font-weight-asian="bold" style:font-name-complex="Arial" style:font-style-complex="normal" style:font-weight-complex="bold"/>
    </style:style>
    <style:style style:name="T210" style:family="text">
      <style:text-properties fo:font-style="normal" fo:font-weight="bold" officeooo:rsid="0080aa6f" style:font-style-asian="normal" style:font-weight-asian="bold" style:font-style-complex="normal" style:font-weight-complex="bold"/>
    </style:style>
    <style:style style:name="T211" style:family="text">
      <style:text-properties fo:font-style="normal" fo:font-weight="bold" officeooo:rsid="00ab8612" style:font-style-asian="normal" style:font-weight-asian="bold" style:font-style-complex="normal" style:font-weight-complex="bold"/>
    </style:style>
    <style:style style:name="T212" style:family="text">
      <style:text-properties fo:font-style="normal" fo:font-weight="bold" officeooo:rsid="00e763ff" style:font-style-asian="normal" style:font-weight-asian="bold" style:font-style-complex="normal" style:font-weight-complex="bold"/>
    </style:style>
    <style:style style:name="T213" style:family="text">
      <style:text-properties fo:font-style="normal" style:text-underline-style="none" officeooo:rsid="00724467" style:font-style-asian="normal" style:font-style-complex="normal"/>
    </style:style>
    <style:style style:name="T214" style:family="text">
      <style:text-properties fo:font-style="normal" style:text-underline-style="none" officeooo:rsid="00724ddd" style:font-style-asian="normal" style:font-style-complex="normal"/>
    </style:style>
    <style:style style:name="T215" style:family="text">
      <style:text-properties fo:font-style="normal" style:text-underline-style="none" officeooo:rsid="012348b2" style:font-style-asian="normal" style:font-style-complex="normal"/>
    </style:style>
    <style:style style:name="T216" style:family="text">
      <style:text-properties officeooo:rsid="001d6277"/>
    </style:style>
    <style:style style:name="T217"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18"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19"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20"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21" style:family="text">
      <style:text-properties officeooo:rsid="002f193e"/>
    </style:style>
    <style:style style:name="T222" style:family="text">
      <style:text-properties officeooo:rsid="00309fc4"/>
    </style:style>
    <style:style style:name="T223" style:family="text">
      <style:text-properties officeooo:rsid="003e2b48"/>
    </style:style>
    <style:style style:name="T224" style:family="text">
      <style:text-properties officeooo:rsid="0045edfc"/>
    </style:style>
    <style:style style:name="T225" style:family="text">
      <style:text-properties officeooo:rsid="00477315"/>
    </style:style>
    <style:style style:name="T226" style:family="text">
      <style:text-properties officeooo:rsid="002ead45"/>
    </style:style>
    <style:style style:name="T227" style:family="text">
      <style:text-properties officeooo:rsid="0039200f"/>
    </style:style>
    <style:style style:name="T228" style:family="text">
      <style:text-properties style:font-name-complex="Arial"/>
    </style:style>
    <style:style style:name="T229" style:family="text">
      <style:text-properties officeooo:rsid="0033bc80" style:font-name-complex="Arial"/>
    </style:style>
    <style:style style:name="T230" style:family="text">
      <style:text-properties officeooo:rsid="0037a429" style:font-name-complex="Arial"/>
    </style:style>
    <style:style style:name="T231" style:family="text">
      <style:text-properties officeooo:rsid="0033bc80"/>
    </style:style>
    <style:style style:name="T232" style:family="text">
      <style:text-properties officeooo:rsid="0035e93f"/>
    </style:style>
    <style:style style:name="T233" style:family="text">
      <style:text-properties officeooo:rsid="00371724"/>
    </style:style>
    <style:style style:name="T234" style:family="text">
      <style:text-properties officeooo:rsid="0037a429"/>
    </style:style>
    <style:style style:name="T235" style:family="text">
      <style:text-properties style:text-position="sub 58%" fo:font-style="normal" officeooo:rsid="0033bc80" style:font-style-asian="normal" style:font-name-complex="Arial" style:font-style-complex="normal"/>
    </style:style>
    <style:style style:name="T236" style:family="text">
      <style:text-properties style:text-position="sub 58%" fo:font-style="normal" officeooo:rsid="0037a429" style:font-style-asian="normal" style:font-name-complex="Arial" style:font-style-complex="normal"/>
    </style:style>
    <style:style style:name="T237" style:family="text">
      <style:text-properties style:text-position="sub 58%" fo:font-style="normal" officeooo:rsid="006f90c8" style:font-style-asian="normal" style:font-style-complex="normal"/>
    </style:style>
    <style:style style:name="T238" style:family="text">
      <style:text-properties style:text-position="sub 58%" fo:font-style="normal" fo:font-weight="normal" officeooo:rsid="006f90c8" style:font-style-asian="normal" style:font-weight-asian="normal" style:font-style-complex="normal" style:font-weight-complex="normal"/>
    </style:style>
    <style:style style:name="T239" style:family="text">
      <style:text-properties style:text-position="sub 58%" fo:font-style="normal" fo:font-weight="normal" officeooo:rsid="007168ef" style:font-style-asian="normal" style:font-weight-asian="normal" style:font-style-complex="normal" style:font-weight-complex="normal"/>
    </style:style>
    <style:style style:name="T240" style:family="text">
      <style:text-properties style:text-position="sub 58%" fo:font-style="normal" style:text-underline-style="none" officeooo:rsid="00724ddd" style:font-style-asian="normal" style:font-style-complex="normal"/>
    </style:style>
    <style:style style:name="T241" style:family="text">
      <style:text-properties style:text-position="sub 58%" fo:font-weight="normal" officeooo:rsid="006f90c8" style:font-weight-asian="normal" style:font-weight-complex="normal"/>
    </style:style>
    <style:style style:name="T242" style:family="text">
      <style:text-properties style:text-position="sub 58%" style:font-name="Arial" fo:font-style="normal" officeooo:rsid="011365f7" style:font-name-asian="Times New Roman" style:font-style-asian="normal" style:font-name-complex="Arial" style:font-style-complex="normal"/>
    </style:style>
    <style:style style:name="T243" style:family="text">
      <style:text-properties style:text-position="sub 58%" style:font-name="Arial" fo:font-style="normal" officeooo:rsid="0115446b" style:font-name-asian="Times New Roman" style:font-style-asian="normal" style:font-name-complex="Arial" style:font-style-complex="normal"/>
    </style:style>
    <style:style style:name="T244" style:family="text">
      <style:text-properties style:text-position="sub 58%" style:font-name="Arial" fo:font-style="normal" officeooo:rsid="0120cf91" style:font-name-asian="Times New Roman" style:font-style-asian="normal" style:font-name-complex="Arial" style:font-style-complex="normal"/>
    </style:style>
    <style:style style:name="T245" style:family="text">
      <style:text-properties style:text-position="0% 100%"/>
    </style:style>
    <style:style style:name="T246" style:family="text">
      <style:text-properties style:text-position="0% 100%" fo:font-style="normal" officeooo:rsid="0033bc80" style:font-style-asian="normal" style:font-name-complex="Arial" style:font-style-complex="normal"/>
    </style:style>
    <style:style style:name="T247" style:family="text">
      <style:text-properties style:text-position="0% 100%" fo:font-style="normal" officeooo:rsid="0037a429" style:font-style-asian="normal" style:font-name-complex="Arial" style:font-style-complex="normal"/>
    </style:style>
    <style:style style:name="T248" style:family="text">
      <style:text-properties style:text-position="0% 100%" fo:font-style="normal" officeooo:rsid="00b2e51a" style:font-style-asian="normal" style:font-name-complex="Arial" style:font-style-complex="normal"/>
    </style:style>
    <style:style style:name="T249" style:family="text">
      <style:text-properties style:text-position="0% 100%" fo:font-style="normal" officeooo:rsid="00b39ec3" style:font-style-asian="normal" style:font-name-complex="Arial" style:font-style-complex="normal"/>
    </style:style>
    <style:style style:name="T250" style:family="text">
      <style:text-properties style:text-position="0% 100%" fo:font-style="normal" officeooo:rsid="00b98365" style:font-style-asian="normal" style:font-name-complex="Arial" style:font-style-complex="normal"/>
    </style:style>
    <style:style style:name="T251" style:family="text">
      <style:text-properties style:text-position="0% 100%" fo:font-style="normal" officeooo:rsid="006f90c8" style:font-style-asian="normal" style:font-style-complex="normal"/>
    </style:style>
    <style:style style:name="T252" style:family="text">
      <style:text-properties style:text-position="0% 100%" fo:font-style="normal" officeooo:rsid="00ad81bc" style:font-style-asian="normal" style:font-style-complex="normal"/>
    </style:style>
    <style:style style:name="T253" style:family="text">
      <style:text-properties style:text-position="0% 100%" fo:font-style="normal" officeooo:rsid="00af23ed" style:font-style-asian="normal" style:font-style-complex="normal"/>
    </style:style>
    <style:style style:name="T254" style:family="text">
      <style:text-properties style:text-position="0% 100%" fo:font-style="normal" officeooo:rsid="00afa8c6" style:font-style-asian="normal" style:font-style-complex="normal"/>
    </style:style>
    <style:style style:name="T255" style:family="text">
      <style:text-properties style:text-position="0% 100%" fo:font-style="normal" officeooo:rsid="00b19e55" style:font-style-asian="normal" style:font-style-complex="normal"/>
    </style:style>
    <style:style style:name="T256" style:family="text">
      <style:text-properties style:text-position="0% 100%" fo:font-style="normal" officeooo:rsid="00b2e51a" style:font-style-asian="normal" style:font-style-complex="normal"/>
    </style:style>
    <style:style style:name="T257" style:family="text">
      <style:text-properties style:text-position="0% 100%" fo:font-style="normal" officeooo:rsid="00b3939e" style:font-style-asian="normal" style:font-style-complex="normal"/>
    </style:style>
    <style:style style:name="T258" style:family="text">
      <style:text-properties style:text-position="0% 100%" fo:font-style="normal" officeooo:rsid="00b39ec3" style:font-style-asian="normal" style:font-style-complex="normal"/>
    </style:style>
    <style:style style:name="T259" style:family="text">
      <style:text-properties style:text-position="0% 100%" fo:font-style="normal" officeooo:rsid="00b98365" style:font-style-asian="normal" style:font-style-complex="normal"/>
    </style:style>
    <style:style style:name="T260" style:family="text">
      <style:text-properties style:text-position="0% 100%" fo:font-style="normal" officeooo:rsid="00c12bca" style:font-style-asian="normal" style:font-style-complex="normal"/>
    </style:style>
    <style:style style:name="T261" style:family="text">
      <style:text-properties style:text-position="0% 100%" fo:font-style="normal" officeooo:rsid="00c3fc5b" style:font-style-asian="normal" style:font-style-complex="normal"/>
    </style:style>
    <style:style style:name="T262" style:family="text">
      <style:text-properties style:text-position="0% 100%" fo:font-style="normal" officeooo:rsid="00d15f70" style:font-style-asian="normal" style:font-style-complex="normal"/>
    </style:style>
    <style:style style:name="T263" style:family="text">
      <style:text-properties style:text-position="0% 100%" fo:font-style="normal" officeooo:rsid="00d8549c" style:font-style-asian="normal" style:font-style-complex="normal"/>
    </style:style>
    <style:style style:name="T264" style:family="text">
      <style:text-properties style:text-position="0% 100%" fo:font-style="normal" officeooo:rsid="00e763ff" style:font-style-asian="normal" style:font-style-complex="normal"/>
    </style:style>
    <style:style style:name="T265" style:family="text">
      <style:text-properties style:text-position="0% 100%" fo:font-style="normal" officeooo:rsid="012348b2" style:font-style-asian="normal" style:font-style-complex="normal"/>
    </style:style>
    <style:style style:name="T266" style:family="text">
      <style:text-properties style:text-position="0% 100%" fo:font-style="normal" fo:font-weight="normal" officeooo:rsid="006f90c8" style:font-style-asian="normal" style:font-weight-asian="normal" style:font-style-complex="normal" style:font-weight-complex="normal"/>
    </style:style>
    <style:style style:name="T267" style:family="text">
      <style:text-properties style:text-position="0% 100%" fo:font-style="normal" fo:font-weight="normal" officeooo:rsid="007168ef" style:font-style-asian="normal" style:font-weight-asian="normal" style:font-style-complex="normal" style:font-weight-complex="normal"/>
    </style:style>
    <style:style style:name="T268"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72"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73"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74"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75"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76" style:family="text">
      <style:text-properties style:text-position="0% 100%" fo:font-style="normal" style:text-underline-style="none" officeooo:rsid="00724ddd" style:font-style-asian="normal" style:font-style-complex="normal"/>
    </style:style>
    <style:style style:name="T277"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78"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79"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80"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81"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82"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83"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84"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85" style:family="text">
      <style:text-properties style:text-position="0% 100%" fo:font-style="normal" fo:font-weight="bold" officeooo:rsid="00c3fc5b" style:font-style-asian="normal" style:font-weight-asian="bold" style:font-style-complex="normal" style:font-weight-complex="bold"/>
    </style:style>
    <style:style style:name="T286" style:family="text">
      <style:text-properties style:text-position="0% 100%" fo:font-style="italic" style:font-style-asian="italic" style:font-style-complex="italic"/>
    </style:style>
    <style:style style:name="T287" style:family="text">
      <style:text-properties style:text-position="0% 100%" fo:font-style="italic" officeooo:rsid="006f90c8" style:font-style-asian="italic" style:font-style-complex="italic"/>
    </style:style>
    <style:style style:name="T288" style:family="text">
      <style:text-properties style:text-position="0% 100%" fo:font-style="italic" officeooo:rsid="00ad81bc" style:font-style-asian="italic" style:font-style-complex="italic"/>
    </style:style>
    <style:style style:name="T289" style:family="text">
      <style:text-properties style:text-position="0% 100%" fo:font-style="italic" officeooo:rsid="00b19e55" style:font-style-asian="italic" style:font-style-complex="italic"/>
    </style:style>
    <style:style style:name="T290" style:family="text">
      <style:text-properties style:text-position="0% 100%" fo:font-style="italic" officeooo:rsid="00c3fc5b" style:font-style-asian="italic" style:font-style-complex="italic"/>
    </style:style>
    <style:style style:name="T291" style:family="text">
      <style:text-properties style:text-position="0% 100%" fo:font-style="italic" officeooo:rsid="00d8549c" style:font-style-asian="italic" style:font-style-complex="italic"/>
    </style:style>
    <style:style style:name="T292" style:family="text">
      <style:text-properties style:text-position="0% 100%" fo:font-style="italic" fo:font-weight="normal" officeooo:rsid="006f90c8" style:font-style-asian="italic" style:font-weight-asian="normal" style:font-style-complex="italic" style:font-weight-complex="normal"/>
    </style:style>
    <style:style style:name="T293" style:family="text">
      <style:text-properties style:text-position="0% 100%" fo:font-style="italic" fo:font-weight="normal" officeooo:rsid="007168ef" style:font-style-asian="italic" style:font-weight-asian="normal" style:font-style-complex="italic" style:font-weight-complex="normal"/>
    </style:style>
    <style:style style:name="T294"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95"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96" style:family="text">
      <style:text-properties style:text-position="0% 100%" fo:font-style="italic" style:text-underline-style="none" officeooo:rsid="01634f0f" style:font-style-asian="italic" style:font-style-complex="italic"/>
    </style:style>
    <style:style style:name="T297"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98"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99"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300" style:family="text">
      <style:text-properties style:text-position="0% 100%" style:font-name="Arial" fo:font-size="12pt" fo:font-style="normal" style:text-underline-style="none" officeooo:rsid="00724ddd" style:font-size-asian="12pt" style:font-style-asian="normal" style:font-style-complex="normal"/>
    </style:style>
    <style:style style:name="T301"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302"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303"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04"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05" style:family="text">
      <style:text-properties style:text-position="0% 100%" style:font-name="Arial" fo:font-style="normal" officeooo:rsid="00b2e51a" style:font-name-asian="Times New Roman" style:font-style-asian="normal" style:font-name-complex="Arial" style:font-style-complex="normal"/>
    </style:style>
    <style:style style:name="T306" style:family="text">
      <style:text-properties style:text-position="0% 100%" style:font-name="Arial" fo:font-style="normal" officeooo:rsid="011365f7" style:font-name-asian="Times New Roman" style:font-style-asian="normal" style:font-name-complex="Arial" style:font-style-complex="normal"/>
    </style:style>
    <style:style style:name="T307" style:family="text">
      <style:text-properties style:text-position="0% 100%" style:font-name="Arial" fo:font-style="normal" officeooo:rsid="0115446b" style:font-name-asian="Times New Roman" style:font-style-asian="normal" style:font-name-complex="Arial" style:font-style-complex="normal"/>
    </style:style>
    <style:style style:name="T308" style:family="text">
      <style:text-properties style:text-position="0% 100%" style:font-name="Arial" fo:font-style="normal" officeooo:rsid="011bbaee" style:font-name-asian="Times New Roman" style:font-style-asian="normal" style:font-name-complex="Arial" style:font-style-complex="normal"/>
    </style:style>
    <style:style style:name="T309" style:family="text">
      <style:text-properties style:text-position="0% 100%" style:font-name="Arial" fo:font-style="normal" officeooo:rsid="011e38fd" style:font-name-asian="Times New Roman" style:font-style-asian="normal" style:font-name-complex="Arial" style:font-style-complex="normal"/>
    </style:style>
    <style:style style:name="T310" style:family="text">
      <style:text-properties style:text-position="0% 100%" style:font-name="Arial" style:font-name-asian="Times New Roman" style:font-name-complex="Arial"/>
    </style:style>
    <style:style style:name="T311" style:family="text">
      <style:text-properties style:text-position="0% 100%" fo:font-weight="normal" officeooo:rsid="006f90c8" style:font-weight-asian="normal" style:font-weight-complex="normal"/>
    </style:style>
    <style:style style:name="T312" style:family="text">
      <style:text-properties style:text-position="0% 100%" fo:font-size="12pt" fo:font-style="normal" style:font-size-asian="12pt" style:font-style-asian="normal" style:font-size-complex="12pt" style:font-style-complex="normal"/>
    </style:style>
    <style:style style:name="T313" style:family="text">
      <style:text-properties style:text-position="0% 100%" fo:font-size="12pt" fo:font-style="normal" officeooo:rsid="007beb7c" style:font-size-asian="12pt" style:font-style-asian="normal" style:font-size-complex="12pt" style:font-style-complex="normal"/>
    </style:style>
    <style:style style:name="T314" style:family="text">
      <style:text-properties style:text-position="0% 100%" fo:font-size="12pt" fo:font-style="normal" officeooo:rsid="00831d89" style:font-size-asian="12pt" style:font-style-asian="normal" style:font-size-complex="12pt" style:font-style-complex="normal"/>
    </style:style>
    <style:style style:name="T315" style:family="text">
      <style:text-properties style:text-position="0% 100%" fo:font-size="12pt" fo:font-style="normal" officeooo:rsid="0084456d" style:font-size-asian="12pt" style:font-style-asian="normal" style:font-size-complex="12pt" style:font-style-complex="normal"/>
    </style:style>
    <style:style style:name="T316" style:family="text">
      <style:text-properties style:text-position="0% 100%" fo:font-size="12pt" fo:font-style="normal" officeooo:rsid="00848e7d" style:font-size-asian="12pt" style:font-style-asian="normal" style:font-size-complex="12pt" style:font-style-complex="normal"/>
    </style:style>
    <style:style style:name="T317" style:family="text">
      <style:text-properties style:text-position="0% 100%" fo:font-size="12pt" fo:font-style="normal" officeooo:rsid="0086fca7" style:font-size-asian="12pt" style:font-style-asian="normal" style:font-size-complex="12pt" style:font-style-complex="normal"/>
    </style:style>
    <style:style style:name="T318" style:family="text">
      <style:text-properties style:text-position="0% 100%" fo:font-size="12pt" fo:font-style="normal" officeooo:rsid="0087bddc" style:font-size-asian="12pt" style:font-style-asian="normal" style:font-size-complex="12pt" style:font-style-complex="normal"/>
    </style:style>
    <style:style style:name="T319" style:family="text">
      <style:text-properties style:text-position="0% 100%" fo:font-size="12pt" fo:font-style="normal" officeooo:rsid="00899a1c" style:font-size-asian="12pt" style:font-style-asian="normal" style:font-size-complex="12pt" style:font-style-complex="normal"/>
    </style:style>
    <style:style style:name="T320" style:family="text">
      <style:text-properties style:text-position="0% 100%" fo:font-size="12pt" fo:font-style="normal" officeooo:rsid="008a9af5" style:font-size-asian="12pt" style:font-style-asian="normal" style:font-size-complex="12pt" style:font-style-complex="normal"/>
    </style:style>
    <style:style style:name="T321" style:family="text">
      <style:text-properties style:text-position="0% 100%" fo:font-size="12pt" fo:font-style="normal" officeooo:rsid="008b7776" style:font-size-asian="12pt" style:font-style-asian="normal" style:font-size-complex="12pt" style:font-style-complex="normal"/>
    </style:style>
    <style:style style:name="T322" style:family="text">
      <style:text-properties style:text-position="0% 100%" fo:font-size="12pt" fo:font-style="normal" officeooo:rsid="019d3030" style:font-size-asian="12pt" style:font-style-asian="normal" style:font-size-complex="12pt" style:font-style-complex="normal"/>
    </style:style>
    <style:style style:name="T323"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24"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25"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2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27"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28"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29"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30"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31"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32"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33"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34"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35"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36"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3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38" style:family="text">
      <style:text-properties style:text-position="0% 100%" fo:font-size="12pt" fo:font-style="italic" officeooo:rsid="00848e7d" style:font-size-asian="12pt" style:font-style-asian="italic" style:font-size-complex="12pt" style:font-style-complex="italic"/>
    </style:style>
    <style:style style:name="T339" style:family="text">
      <style:text-properties style:text-position="0% 100%" fo:font-size="12pt" fo:font-style="italic" officeooo:rsid="0086fca7" style:font-size-asian="12pt" style:font-style-asian="italic" style:font-size-complex="12pt" style:font-style-complex="italic"/>
    </style:style>
    <style:style style:name="T340" style:family="text">
      <style:text-properties style:text-position="0% 100%" fo:font-size="12pt" fo:font-style="italic" officeooo:rsid="008a9af5" style:font-size-asian="12pt" style:font-style-asian="italic" style:font-size-complex="12pt" style:font-style-complex="italic"/>
    </style:style>
    <style:style style:name="T341" style:family="text">
      <style:text-properties style:text-position="0% 100%" fo:font-size="12pt" fo:font-style="italic" officeooo:rsid="008b7776" style:font-size-asian="12pt" style:font-style-asian="italic" style:font-size-complex="12pt" style:font-style-complex="italic"/>
    </style:style>
    <style:style style:name="T342"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43" style:family="text">
      <style:text-properties style:text-position="0% 100%" officeooo:rsid="00acd06c"/>
    </style:style>
    <style:style style:name="T344" style:family="text">
      <style:text-properties style:text-position="0% 100%" officeooo:rsid="00ad81bc"/>
    </style:style>
    <style:style style:name="T345" style:family="text">
      <style:text-properties style:text-position="0% 100%" officeooo:rsid="00afa8c6"/>
    </style:style>
    <style:style style:name="T346"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47"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48" style:family="text">
      <style:text-properties style:text-position="0% 100%" style:font-name="Arial1" style:font-name-asian="Arial1" style:font-name-complex="Arial1"/>
    </style:style>
    <style:style style:name="T349" style:family="text">
      <style:text-properties fo:font-weight="normal" style:font-weight-asian="normal" style:font-name-complex="Arial" style:font-weight-complex="normal"/>
    </style:style>
    <style:style style:name="T350" style:family="text">
      <style:text-properties fo:font-weight="normal" officeooo:rsid="005da0e4" style:font-weight-asian="normal" style:font-name-complex="Arial" style:font-weight-complex="normal"/>
    </style:style>
    <style:style style:name="T351" style:family="text">
      <style:text-properties fo:font-weight="normal" officeooo:rsid="0031c5db" style:font-weight-asian="normal" style:font-name-complex="Arial" style:font-weight-complex="normal"/>
    </style:style>
    <style:style style:name="T352" style:family="text">
      <style:text-properties fo:font-weight="normal" officeooo:rsid="0091da4b" style:font-weight-asian="normal" style:font-name-complex="Arial" style:font-weight-complex="normal"/>
    </style:style>
    <style:style style:name="T353" style:family="text">
      <style:text-properties fo:font-weight="normal" officeooo:rsid="012348b2" style:font-weight-asian="normal" style:font-name-complex="Arial" style:font-weight-complex="normal"/>
    </style:style>
    <style:style style:name="T354" style:family="text">
      <style:text-properties fo:font-weight="normal" style:font-weight-asian="normal" style:font-weight-complex="normal"/>
    </style:style>
    <style:style style:name="T355" style:family="text">
      <style:text-properties fo:font-weight="normal" officeooo:rsid="0060e666" style:font-weight-asian="normal" style:font-weight-complex="normal"/>
    </style:style>
    <style:style style:name="T356" style:family="text">
      <style:text-properties fo:font-weight="normal" officeooo:rsid="012348b2" style:font-weight-asian="normal" style:font-weight-complex="normal"/>
    </style:style>
    <style:style style:name="T357" style:family="text">
      <style:text-properties fo:font-weight="normal" officeooo:rsid="0077766b" style:font-weight-asian="normal" style:font-weight-complex="normal"/>
    </style:style>
    <style:style style:name="T358" style:family="text">
      <style:text-properties fo:font-weight="normal" officeooo:rsid="00e5b054" style:font-weight-asian="normal" style:font-weight-complex="normal"/>
    </style:style>
    <style:style style:name="T359" style:family="text">
      <style:text-properties officeooo:rsid="003d22c9"/>
    </style:style>
    <style:style style:name="T360" style:family="text">
      <style:text-properties style:font-name="Arial" style:font-name-asian="Times New Roman" style:font-name-complex="Arial"/>
    </style:style>
    <style:style style:name="T361" style:family="text">
      <style:text-properties style:font-name="Arial" officeooo:rsid="006ea126" style:font-name-asian="Times New Roman" style:font-name-complex="Arial"/>
    </style:style>
    <style:style style:name="T362" style:family="text">
      <style:text-properties style:font-name="Arial" officeooo:rsid="006ecb87" style:font-name-asian="Times New Roman" style:font-name-complex="Arial"/>
    </style:style>
    <style:style style:name="T363" style:family="text">
      <style:text-properties style:font-name="Arial" officeooo:rsid="0068e433" style:font-name-asian="Times New Roman" style:font-name-complex="Arial"/>
    </style:style>
    <style:style style:name="T364" style:family="text">
      <style:text-properties style:font-name="Arial" officeooo:rsid="006a5ac9" style:font-name-asian="Times New Roman" style:font-name-complex="Arial"/>
    </style:style>
    <style:style style:name="T365" style:family="text">
      <style:text-properties style:font-name="Arial" officeooo:rsid="00401f98" style:font-name-asian="Times New Roman" style:font-name-complex="Arial"/>
    </style:style>
    <style:style style:name="T366" style:family="text">
      <style:text-properties style:font-name="Arial" officeooo:rsid="00561946" style:font-name-asian="Times New Roman" style:font-name-complex="Arial"/>
    </style:style>
    <style:style style:name="T367" style:family="text">
      <style:text-properties style:font-name="Arial" officeooo:rsid="00428f1f" style:font-name-asian="Times New Roman" style:font-name-complex="Arial"/>
    </style:style>
    <style:style style:name="T368" style:family="text">
      <style:text-properties style:font-name="Arial" officeooo:rsid="0062ebef" style:font-name-asian="Times New Roman" style:font-name-complex="Arial"/>
    </style:style>
    <style:style style:name="T369" style:family="text">
      <style:text-properties style:font-name="Arial" officeooo:rsid="00468898" style:font-name-asian="Times New Roman" style:font-name-complex="Arial"/>
    </style:style>
    <style:style style:name="T370" style:family="text">
      <style:text-properties style:font-name="Arial" officeooo:rsid="0046c2d1" style:font-name-asian="Times New Roman" style:font-name-complex="Arial"/>
    </style:style>
    <style:style style:name="T371" style:family="text">
      <style:text-properties style:font-name="Arial" officeooo:rsid="004f0fe1" style:font-name-asian="Times New Roman" style:font-name-complex="Arial"/>
    </style:style>
    <style:style style:name="T372" style:family="text">
      <style:text-properties style:font-name="Arial" officeooo:rsid="00545491" style:font-name-asian="Times New Roman" style:font-name-complex="Arial"/>
    </style:style>
    <style:style style:name="T373" style:family="text">
      <style:text-properties style:font-name="Arial" officeooo:rsid="00494f91" style:font-name-asian="Times New Roman" style:font-name-complex="Arial"/>
    </style:style>
    <style:style style:name="T374" style:family="text">
      <style:text-properties style:font-name="Arial" officeooo:rsid="005a8de5" style:font-name-asian="Times New Roman" style:font-name-complex="Arial"/>
    </style:style>
    <style:style style:name="T375" style:family="text">
      <style:text-properties style:font-name="Arial" officeooo:rsid="005b7af2" style:font-name-asian="Times New Roman" style:font-name-complex="Arial"/>
    </style:style>
    <style:style style:name="T376" style:family="text">
      <style:text-properties style:font-name="Arial" officeooo:rsid="005d47ad" style:font-name-asian="Times New Roman" style:font-name-complex="Arial"/>
    </style:style>
    <style:style style:name="T377" style:family="text">
      <style:text-properties style:font-name="Arial" officeooo:rsid="005f4aed" style:font-name-asian="Times New Roman" style:font-name-complex="Arial"/>
    </style:style>
    <style:style style:name="T378" style:family="text">
      <style:text-properties style:font-name="Arial" fo:font-style="italic" style:font-name-asian="Times New Roman" style:font-style-asian="italic" style:font-name-complex="Arial" style:font-style-complex="italic"/>
    </style:style>
    <style:style style:name="T379" style:family="text">
      <style:text-properties style:font-name="Arial" fo:font-style="italic" officeooo:rsid="00428f1f" style:font-name-asian="Times New Roman" style:font-style-asian="italic" style:font-name-complex="Arial" style:font-style-complex="italic"/>
    </style:style>
    <style:style style:name="T380" style:family="text">
      <style:text-properties style:font-name="Arial" fo:font-style="italic" officeooo:rsid="00468898" style:font-name-asian="Times New Roman" style:font-style-asian="italic" style:font-name-complex="Arial" style:font-style-complex="italic"/>
    </style:style>
    <style:style style:name="T381" style:family="text">
      <style:text-properties style:font-name="Arial" fo:font-style="italic" officeooo:rsid="004f0fe1" style:font-name-asian="Times New Roman" style:font-style-asian="italic" style:font-name-complex="Arial" style:font-style-complex="italic"/>
    </style:style>
    <style:style style:name="T382" style:family="text">
      <style:text-properties style:font-name="Arial" fo:font-style="italic" officeooo:rsid="006c2668" style:font-name-asian="Times New Roman" style:font-style-asian="italic" style:font-name-complex="Arial" style:font-style-complex="italic"/>
    </style:style>
    <style:style style:name="T383" style:family="text">
      <style:text-properties style:font-name="Arial" fo:font-style="italic" officeooo:rsid="006ea126" style:font-name-asian="Times New Roman" style:font-style-asian="italic" style:font-name-complex="Arial" style:font-style-complex="italic"/>
    </style:style>
    <style:style style:name="T384" style:family="text">
      <style:text-properties style:font-name="Arial" fo:font-style="italic" officeooo:rsid="0068e433" style:font-name-asian="Times New Roman" style:font-style-asian="italic" style:font-name-complex="Arial" style:font-style-complex="italic"/>
    </style:style>
    <style:style style:name="T385" style:family="text">
      <style:text-properties style:font-name="Arial" fo:font-style="italic" officeooo:rsid="00494f91" style:font-name-asian="Times New Roman" style:font-style-asian="italic" style:font-name-complex="Arial" style:font-style-complex="italic"/>
    </style:style>
    <style:style style:name="T386" style:family="text">
      <style:text-properties style:font-name="Arial" fo:font-style="italic" officeooo:rsid="011365f7" style:font-name-asian="Times New Roman" style:font-style-asian="italic" style:font-name-complex="Arial" style:font-style-complex="italic"/>
    </style:style>
    <style:style style:name="T387" style:family="text">
      <style:text-properties style:font-name="Arial" fo:font-style="italic" officeooo:rsid="011c67ed" style:font-name-asian="Times New Roman" style:font-style-asian="italic" style:font-name-complex="Arial" style:font-style-complex="italic"/>
    </style:style>
    <style:style style:name="T388" style:family="text">
      <style:text-properties style:font-name="Arial" fo:font-style="italic" officeooo:rsid="011e38fd" style:font-name-asian="Times New Roman" style:font-style-asian="italic" style:font-name-complex="Arial" style:font-style-complex="italic"/>
    </style:style>
    <style:style style:name="T389"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90"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91"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92"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93"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94"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95"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96"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97"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98" style:family="text">
      <style:text-properties style:font-name="Arial" fo:font-size="12pt" fo:font-style="normal" style:font-size-asian="12pt" style:font-style-asian="normal" style:font-style-complex="normal"/>
    </style:style>
    <style:style style:name="T399" style:family="text">
      <style:text-properties style:font-name="Arial" fo:font-size="12pt" fo:font-style="normal" officeooo:rsid="00742e11" style:font-size-asian="12pt" style:font-style-asian="normal" style:font-style-complex="normal"/>
    </style:style>
    <style:style style:name="T400" style:family="text">
      <style:text-properties style:font-name="Arial" fo:font-size="12pt" fo:font-style="normal" officeooo:rsid="007466b1" style:font-size-asian="12pt" style:font-style-asian="normal" style:font-style-complex="normal"/>
    </style:style>
    <style:style style:name="T401" style:family="text">
      <style:text-properties style:font-name="Arial" fo:font-size="12pt" fo:font-style="normal" officeooo:rsid="018cbf28" style:font-size-asian="12pt" style:font-style-asian="normal" style:font-size-complex="12pt" style:font-style-complex="normal"/>
    </style:style>
    <style:style style:name="T402"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03"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04"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05" style:family="text">
      <style:text-properties style:font-name="Arial" fo:font-size="12pt" fo:font-style="italic" officeooo:rsid="017b9244" style:font-name-asian="Times New Roman" style:font-size-asian="12pt" style:font-style-asian="italic" style:font-name-complex="Arial"/>
    </style:style>
    <style:style style:name="T406" style:family="text">
      <style:text-properties style:font-name="Arial" fo:font-size="12pt" fo:font-style="italic" style:font-size-asian="12pt" style:font-style-asian="italic"/>
    </style:style>
    <style:style style:name="T407" style:family="text">
      <style:text-properties style:font-name="Arial" fo:font-size="12pt" fo:font-style="italic" officeooo:rsid="00742e11" style:font-size-asian="12pt" style:font-style-asian="italic" style:font-style-complex="italic"/>
    </style:style>
    <style:style style:name="T408" style:family="text">
      <style:text-properties style:font-name="Arial" fo:font-size="12pt" fo:font-style="italic" officeooo:rsid="01634f0f" style:font-size-asian="12pt" style:font-style-asian="italic" style:font-style-complex="italic"/>
    </style:style>
    <style:style style:name="T409" style:family="text">
      <style:text-properties style:font-name="Arial" fo:font-size="12pt" fo:font-style="italic" officeooo:rsid="01634f0f" style:font-size-asian="12pt" style:font-style-asian="italic"/>
    </style:style>
    <style:style style:name="T410" style:family="text">
      <style:text-properties style:font-name="Arial" fo:font-size="12pt" fo:font-style="italic" style:font-size-asian="12pt" style:font-style-asian="italic" style:font-size-complex="12pt" style:font-style-complex="italic"/>
    </style:style>
    <style:style style:name="T411" style:family="text">
      <style:text-properties style:font-name="Arial" fo:font-size="12pt" fo:font-style="italic" officeooo:rsid="018c64a0" style:font-size-asian="12pt" style:font-style-asian="italic" style:font-size-complex="12pt" style:font-style-complex="italic"/>
    </style:style>
    <style:style style:name="T412" style:family="text">
      <style:text-properties style:font-name="Arial" fo:font-size="12pt" fo:font-style="italic" officeooo:rsid="018cbf28" style:font-size-asian="12pt" style:font-style-asian="italic" style:font-size-complex="12pt" style:font-style-complex="italic"/>
    </style:style>
    <style:style style:name="T413" style:family="text">
      <style:text-properties style:font-name="Arial" fo:font-size="12pt" fo:font-style="italic" officeooo:rsid="018de77e" style:font-size-asian="12pt" style:font-style-asian="italic" style:font-size-complex="12pt" style:font-style-complex="italic"/>
    </style:style>
    <style:style style:name="T414" style:family="text">
      <style:text-properties style:font-name="Arial" fo:font-size="12pt" fo:font-style="italic" officeooo:rsid="018e576e" style:font-size-asian="12pt" style:font-style-asian="italic" style:font-size-complex="12pt" style:font-style-complex="italic"/>
    </style:style>
    <style:style style:name="T415" style:family="text">
      <style:text-properties style:font-name="Arial" fo:font-size="12pt" fo:font-style="italic" officeooo:rsid="018ae3f6" style:font-size-asian="12pt" style:font-style-asian="italic" style:font-size-complex="12pt" style:font-style-complex="italic"/>
    </style:style>
    <style:style style:name="T416" style:family="text">
      <style:text-properties style:font-name="Arial" fo:font-size="12pt" fo:font-style="italic" officeooo:rsid="008f1cf2" style:font-size-asian="12pt" style:font-style-asian="italic"/>
    </style:style>
    <style:style style:name="T417" style:family="text">
      <style:text-properties style:font-name="Arial" fo:font-size="12pt" fo:font-style="italic" officeooo:rsid="017b9244" style:font-name-asian="Symbol1" style:font-size-asian="12pt" style:font-style-asian="italic" style:font-name-complex="Symbol1"/>
    </style:style>
    <style:style style:name="T418" style:family="text">
      <style:text-properties style:font-name="Arial" fo:font-size="12pt" style:font-size-asian="12pt"/>
    </style:style>
    <style:style style:name="T419" style:family="text">
      <style:text-properties style:font-name="Arial" fo:font-size="12pt" officeooo:rsid="00742e11" style:font-size-asian="12pt"/>
    </style:style>
    <style:style style:name="T420" style:family="text">
      <style:text-properties style:font-name="Arial" fo:font-size="12pt" officeooo:rsid="00746284" style:font-size-asian="12pt"/>
    </style:style>
    <style:style style:name="T421" style:family="text">
      <style:text-properties style:font-name="Arial" fo:font-size="12pt" style:font-size-asian="12pt" style:font-size-complex="12pt"/>
    </style:style>
    <style:style style:name="T422" style:family="text">
      <style:text-properties style:font-name="Arial" fo:font-size="12pt" officeooo:rsid="010fe2d0" style:font-size-asian="12pt" style:font-size-complex="12pt"/>
    </style:style>
    <style:style style:name="T423" style:family="text">
      <style:text-properties style:font-name="Arial" fo:font-size="12pt" officeooo:rsid="01321432" style:font-size-asian="12pt" style:font-size-complex="12pt"/>
    </style:style>
    <style:style style:name="T424" style:family="text">
      <style:text-properties style:font-name="Arial" fo:font-size="12pt" officeooo:rsid="018ae3f6" style:font-size-asian="12pt" style:font-size-complex="12pt"/>
    </style:style>
    <style:style style:name="T425" style:family="text">
      <style:text-properties style:font-name="Arial" fo:font-size="12pt" officeooo:rsid="018c64a0" style:font-size-asian="12pt" style:font-size-complex="12pt"/>
    </style:style>
    <style:style style:name="T426" style:family="text">
      <style:text-properties style:font-name="Arial" fo:font-size="12pt" officeooo:rsid="018cbf28" style:font-size-asian="12pt" style:font-size-complex="12pt"/>
    </style:style>
    <style:style style:name="T427" style:family="text">
      <style:text-properties style:font-name="Arial" fo:font-size="12pt" officeooo:rsid="018de77e" style:font-size-asian="12pt" style:font-size-complex="12pt"/>
    </style:style>
    <style:style style:name="T428" style:family="text">
      <style:text-properties style:font-name="Arial" fo:font-size="12pt" officeooo:rsid="018e576e" style:font-size-asian="12pt" style:font-size-complex="12pt"/>
    </style:style>
    <style:style style:name="T429" style:family="text">
      <style:text-properties style:font-name="Arial" fo:font-size="12pt" officeooo:rsid="01a130e7" style:font-size-asian="12pt" style:font-size-complex="12pt"/>
    </style:style>
    <style:style style:name="T430" style:family="text">
      <style:text-properties style:font-name="Arial" fo:font-size="12pt" officeooo:rsid="01a584e3" style:font-size-asian="12pt"/>
    </style:style>
    <style:style style:name="T431" style:family="text">
      <style:text-properties style:font-name="Arial" fo:font-size="12pt" officeooo:rsid="01a3a25a" style:font-size-asian="12pt"/>
    </style:style>
    <style:style style:name="T432" style:family="text">
      <style:text-properties style:font-name="Arial" fo:font-size="12pt" fo:font-weight="normal" officeooo:rsid="00ed2c89" style:font-size-asian="12pt" style:font-weight-asian="normal" style:font-size-complex="12pt" style:font-weight-complex="normal"/>
    </style:style>
    <style:style style:name="T433" style:family="text">
      <style:text-properties style:font-name="Arial" fo:font-weight="bold" officeooo:rsid="005d47ad" style:font-name-asian="Times New Roman" style:font-weight-asian="bold" style:font-name-complex="Arial" style:font-weight-complex="bold"/>
    </style:style>
    <style:style style:name="T434" style:family="text">
      <style:text-properties style:font-name="Arial" fo:font-weight="bold" officeooo:rsid="006368b2" style:font-name-asian="Times New Roman" style:font-weight-asian="bold" style:font-name-complex="Arial" style:font-weight-complex="bold"/>
    </style:style>
    <style:style style:name="T435" style:family="text">
      <style:text-properties style:font-name="Arial" fo:font-weight="normal" officeooo:rsid="005d47ad" style:font-name-asian="Times New Roman" style:font-weight-asian="normal" style:font-name-complex="Arial" style:font-weight-complex="normal"/>
    </style:style>
    <style:style style:name="T436" style:family="text">
      <style:text-properties style:font-name="Arial" fo:font-weight="normal" officeooo:rsid="005e1646" style:font-name-asian="Times New Roman" style:font-weight-asian="normal" style:font-name-complex="Arial" style:font-weight-complex="normal"/>
    </style:style>
    <style:style style:name="T437" style:family="text">
      <style:text-properties style:font-name="Arial" fo:font-style="normal" officeooo:rsid="010fe2d0" style:font-name-asian="Times New Roman" style:font-style-asian="normal" style:font-name-complex="Arial" style:font-style-complex="normal"/>
    </style:style>
    <style:style style:name="T438" style:family="text">
      <style:text-properties style:font-name="Arial" fo:font-style="normal" officeooo:rsid="0112b074" style:font-name-asian="Times New Roman" style:font-style-asian="normal" style:font-name-complex="Arial" style:font-style-complex="normal"/>
    </style:style>
    <style:style style:name="T439" style:family="text">
      <style:text-properties style:font-name="Arial" fo:font-style="normal" officeooo:rsid="011365f7" style:font-name-asian="Times New Roman" style:font-style-asian="normal" style:font-name-complex="Arial" style:font-style-complex="normal"/>
    </style:style>
    <style:style style:name="T440" style:family="text">
      <style:text-properties style:font-name="Arial" fo:font-style="normal" officeooo:rsid="0115446b" style:font-name-asian="Times New Roman" style:font-style-asian="normal" style:font-name-complex="Arial" style:font-style-complex="normal"/>
    </style:style>
    <style:style style:name="T441" style:family="text">
      <style:text-properties style:font-name="Arial" fo:font-style="normal" officeooo:rsid="011e38fd" style:font-name-asian="Times New Roman" style:font-style-asian="normal" style:font-name-complex="Arial" style:font-style-complex="normal"/>
    </style:style>
    <style:style style:name="T442" style:family="text">
      <style:text-properties style:font-name="Arial1" officeooo:rsid="00401f98" style:font-name-asian="Arial1" style:font-name-complex="Arial1"/>
    </style:style>
    <style:style style:name="T443" style:family="text">
      <style:text-properties style:font-name="Arial1" officeooo:rsid="00581d50" style:font-name-asian="Arial1" style:font-name-complex="Arial1"/>
    </style:style>
    <style:style style:name="T444" style:family="text">
      <style:text-properties style:font-name="Arial1" officeooo:rsid="00fdaf82" style:font-name-asian="Arial1" style:font-name-complex="Arial1"/>
    </style:style>
    <style:style style:name="T445" style:family="text">
      <style:text-properties style:font-name="Arial1" officeooo:rsid="0121794b" style:font-name-asian="Arial1" style:font-name-complex="Arial1"/>
    </style:style>
    <style:style style:name="T44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4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4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4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5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5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52" style:family="text">
      <style:text-properties style:font-name="Arial1" fo:font-size="12pt" fo:font-style="italic" officeooo:rsid="00742e11" style:font-name-asian="Arial1" style:font-size-asian="12pt" style:font-style-asian="italic" style:font-name-complex="Arial1"/>
    </style:style>
    <style:style style:name="T453" style:family="text">
      <style:text-properties style:font-name="Arial1" fo:font-size="12pt" fo:font-style="italic" officeooo:rsid="00742e11" style:font-name-asian="Times New Roman" style:font-size-asian="12pt" style:font-style-asian="italic" style:font-name-complex="Arial"/>
    </style:style>
    <style:style style:name="T45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55"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5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57" style:family="text">
      <style:text-properties style:font-name="Arial1" fo:font-style="normal" officeooo:rsid="010fe2d0" style:font-name-asian="Arial1" style:font-style-asian="normal" style:font-name-complex="Arial1" style:font-style-complex="normal"/>
    </style:style>
    <style:style style:name="T458" style:family="text">
      <style:text-properties officeooo:rsid="00525f22"/>
    </style:style>
    <style:style style:name="T459" style:family="text">
      <style:text-properties officeooo:rsid="0057bdb1"/>
    </style:style>
    <style:style style:name="T460" style:family="text">
      <style:text-properties officeooo:rsid="0062ebef"/>
    </style:style>
    <style:style style:name="T461" style:family="text">
      <style:text-properties officeooo:rsid="006c2668"/>
    </style:style>
    <style:style style:name="T462" style:family="text">
      <style:text-properties fo:font-size="12pt" fo:font-style="normal" style:font-size-asian="12pt" style:font-style-asian="normal" style:font-size-complex="12pt" style:font-style-complex="normal"/>
    </style:style>
    <style:style style:name="T463" style:family="text">
      <style:text-properties fo:font-size="12pt" fo:font-style="normal" officeooo:rsid="006f1f7e" style:font-size-asian="12pt" style:font-style-asian="normal" style:font-size-complex="12pt" style:font-style-complex="normal"/>
    </style:style>
    <style:style style:name="T464" style:family="text">
      <style:text-properties fo:font-size="12pt" fo:font-style="normal" officeooo:rsid="00559ee3" style:font-size-asian="12pt" style:font-style-asian="normal" style:font-size-complex="12pt" style:font-style-complex="normal"/>
    </style:style>
    <style:style style:name="T465" style:family="text">
      <style:text-properties fo:font-size="12pt" fo:font-style="normal" officeooo:rsid="005a8de5" style:font-size-asian="12pt" style:font-style-asian="normal" style:font-size-complex="12pt" style:font-style-complex="normal"/>
    </style:style>
    <style:style style:name="T466" style:family="text">
      <style:text-properties fo:font-size="12pt" fo:font-style="normal" officeooo:rsid="005b7af2" style:font-size-asian="12pt" style:font-style-asian="normal" style:font-size-complex="12pt" style:font-style-complex="normal"/>
    </style:style>
    <style:style style:name="T467" style:family="text">
      <style:text-properties fo:font-size="12pt" fo:font-style="normal" officeooo:rsid="00494f91" style:font-size-asian="12pt" style:font-style-asian="normal" style:font-size-complex="12pt" style:font-style-complex="normal"/>
    </style:style>
    <style:style style:name="T468" style:family="text">
      <style:text-properties fo:font-size="12pt" fo:font-style="normal" officeooo:rsid="005d47ad" style:font-size-asian="12pt" style:font-style-asian="normal" style:font-size-complex="12pt" style:font-style-complex="normal"/>
    </style:style>
    <style:style style:name="T469" style:family="text">
      <style:text-properties fo:font-size="12pt" fo:font-style="normal" officeooo:rsid="007beb7c" style:font-size-asian="12pt" style:font-style-asian="normal" style:font-size-complex="12pt" style:font-style-complex="normal"/>
    </style:style>
    <style:style style:name="T470" style:family="text">
      <style:text-properties fo:font-size="12pt" fo:font-style="normal" fo:font-weight="bold" style:font-size-asian="12pt" style:font-style-asian="normal" style:font-weight-asian="bold" style:font-size-complex="12pt" style:font-style-complex="normal" style:font-weight-complex="bold"/>
    </style:style>
    <style:style style:name="T471" style:family="text">
      <style:text-properties fo:font-size="12pt" fo:font-style="italic" style:font-size-asian="12pt" style:font-style-asian="italic" style:font-size-complex="12pt" style:font-style-complex="italic"/>
    </style:style>
    <style:style style:name="T472" style:family="text">
      <style:text-properties fo:font-size="12pt" fo:font-style="italic" officeooo:rsid="006f1f7e" style:font-size-asian="12pt" style:font-style-asian="italic" style:font-size-complex="12pt" style:font-style-complex="italic"/>
    </style:style>
    <style:style style:name="T473" style:family="text">
      <style:text-properties fo:font-size="12pt" fo:font-style="italic" officeooo:rsid="007beb7c" style:font-size-asian="12pt" style:font-style-asian="italic" style:font-size-complex="12pt" style:font-style-complex="italic"/>
    </style:style>
    <style:style style:name="T474" style:family="text">
      <style:text-properties fo:font-size="12pt" style:font-size-asian="12pt"/>
    </style:style>
    <style:style style:name="T475" style:family="text">
      <style:text-properties fo:font-size="12pt" officeooo:rsid="01a3a25a" style:font-size-asian="12pt"/>
    </style:style>
    <style:style style:name="T476" style:family="text">
      <style:text-properties fo:font-size="12pt" style:font-size-asian="12pt" style:font-size-complex="12pt"/>
    </style:style>
    <style:style style:name="T477" style:family="text">
      <style:text-properties fo:font-size="12pt" officeooo:rsid="01a584e3" style:font-size-asian="12pt" style:font-size-complex="12pt"/>
    </style:style>
    <style:style style:name="T478" style:family="text">
      <style:text-properties fo:font-size="12pt" officeooo:rsid="01a6e190" style:font-size-asian="12pt" style:font-size-complex="12pt"/>
    </style:style>
    <style:style style:name="T479" style:family="text">
      <style:text-properties fo:font-weight="bold" style:font-weight-asian="bold" style:font-name-complex="Arial" style:font-weight-complex="bold"/>
    </style:style>
    <style:style style:name="T480" style:family="text">
      <style:text-properties fo:font-weight="bold" officeooo:rsid="0031c5db" style:font-weight-asian="bold" style:font-name-complex="Arial" style:font-weight-complex="bold"/>
    </style:style>
    <style:style style:name="T481" style:family="text">
      <style:text-properties fo:font-weight="bold" officeooo:rsid="004b8c2a" style:font-weight-asian="bold" style:font-name-complex="Arial" style:font-weight-complex="bold"/>
    </style:style>
    <style:style style:name="T482" style:family="text">
      <style:text-properties fo:font-weight="bold" officeooo:rsid="006368b2" style:font-weight-asian="bold" style:font-name-complex="Arial" style:font-weight-complex="bold"/>
    </style:style>
    <style:style style:name="T483" style:family="text">
      <style:text-properties fo:font-weight="bold" officeooo:rsid="005da0e4" style:font-weight-asian="bold" style:font-name-complex="Arial" style:font-weight-complex="bold"/>
    </style:style>
    <style:style style:name="T484" style:family="text">
      <style:text-properties fo:font-weight="bold" officeooo:rsid="0091da4b" style:font-weight-asian="bold" style:font-name-complex="Arial" style:font-weight-complex="bold"/>
    </style:style>
    <style:style style:name="T485" style:family="text">
      <style:text-properties fo:font-weight="bold" officeooo:rsid="003d22c9" style:font-weight-asian="bold" style:font-weight-complex="bold"/>
    </style:style>
    <style:style style:name="T486" style:family="text">
      <style:text-properties fo:font-weight="bold" officeooo:rsid="0060e666" style:font-weight-asian="bold" style:font-weight-complex="bold"/>
    </style:style>
    <style:style style:name="T487" style:family="text">
      <style:text-properties fo:font-weight="bold" officeooo:rsid="006368b2" style:font-weight-asian="bold" style:font-weight-complex="bold"/>
    </style:style>
    <style:style style:name="T488" style:family="text">
      <style:text-properties fo:font-weight="bold" officeooo:rsid="00ceab79" style:font-weight-asian="bold" style:font-weight-complex="bold"/>
    </style:style>
    <style:style style:name="T489" style:family="text">
      <style:text-properties fo:font-weight="bold" officeooo:rsid="00e763ff" style:font-weight-asian="bold" style:font-weight-complex="bold"/>
    </style:style>
    <style:style style:name="T490" style:family="text">
      <style:text-properties officeooo:rsid="00530012"/>
    </style:style>
    <style:style style:name="T491" style:family="text">
      <style:text-properties officeooo:rsid="00537fc8"/>
    </style:style>
    <style:style style:name="T492" style:family="text">
      <style:text-properties officeooo:rsid="0054555e"/>
    </style:style>
    <style:style style:name="T493" style:family="text">
      <style:text-properties officeooo:rsid="005a8de5"/>
    </style:style>
    <style:style style:name="T494" style:family="text">
      <style:text-properties style:text-line-through-style="solid" style:text-line-through-type="single" style:font-name="Arial" officeooo:rsid="005b7af2" style:font-name-asian="Times New Roman" style:font-name-complex="Arial"/>
    </style:style>
    <style:style style:name="T495" style:family="text">
      <style:text-properties style:text-line-through-style="solid" style:text-line-through-type="single" style:font-name="Arial" officeooo:rsid="005a8de5" style:font-name-asian="Times New Roman" style:font-name-complex="Arial"/>
    </style:style>
    <style:style style:name="T496"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97"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98" style:family="text">
      <style:text-properties style:text-line-through-style="solid" style:text-line-through-type="single" officeooo:rsid="005b7af2"/>
    </style:style>
    <style:style style:name="T499" style:family="text">
      <style:text-properties style:text-line-through-style="solid" style:text-line-through-type="single" officeooo:rsid="005a8de5"/>
    </style:style>
    <style:style style:name="T500" style:family="text">
      <style:text-properties style:text-line-through-style="solid" style:text-line-through-type="single" officeooo:rsid="004f0fe1"/>
    </style:style>
    <style:style style:name="T501" style:family="text">
      <style:text-properties style:text-line-through-style="none" style:text-line-through-type="none" style:font-name="Arial" officeooo:rsid="005b7af2" style:font-name-asian="Times New Roman" style:font-name-complex="Arial"/>
    </style:style>
    <style:style style:name="T502"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503"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504" style:family="text">
      <style:text-properties style:text-line-through-style="none" style:text-line-through-type="none" officeooo:rsid="005b7af2"/>
    </style:style>
    <style:style style:name="T505" style:family="text">
      <style:text-properties style:text-line-through-style="none" style:text-line-through-type="none" officeooo:rsid="005d47ad"/>
    </style:style>
    <style:style style:name="T506" style:family="text">
      <style:text-properties officeooo:rsid="004f0fe1"/>
    </style:style>
    <style:style style:name="T507" style:family="text">
      <style:text-properties style:font-name="Liberation Serif" fo:font-size="12pt" officeooo:rsid="00746284" style:font-name-asian="Liberation Serif" style:font-size-asian="12pt" style:font-name-complex="Liberation Serif"/>
    </style:style>
    <style:style style:name="T508" style:family="text">
      <style:text-properties officeooo:rsid="0060e666"/>
    </style:style>
    <style:style style:name="T509" style:family="text">
      <style:text-properties officeooo:rsid="0062b75e"/>
    </style:style>
    <style:style style:name="T510" style:family="text">
      <style:text-properties officeooo:rsid="006f90c8"/>
    </style:style>
    <style:style style:name="T511" style:family="text">
      <style:text-properties officeooo:rsid="007c7cb4"/>
    </style:style>
    <style:style style:name="T512" style:family="text">
      <style:text-properties officeooo:rsid="007e683b"/>
    </style:style>
    <style:style style:name="T513" style:family="text">
      <style:text-properties officeooo:rsid="007fa50e"/>
    </style:style>
    <style:style style:name="T514" style:family="text">
      <style:text-properties officeooo:rsid="00899a1c"/>
    </style:style>
    <style:style style:name="T515" style:family="text">
      <style:text-properties officeooo:rsid="008d97f8"/>
    </style:style>
    <style:style style:name="T516" style:family="text">
      <style:text-properties officeooo:rsid="008f1cf2"/>
    </style:style>
    <style:style style:name="T517" style:family="text">
      <style:text-properties officeooo:rsid="0090ca66"/>
    </style:style>
    <style:style style:name="T518" style:family="text">
      <style:text-properties officeooo:rsid="0091739f"/>
    </style:style>
    <style:style style:name="T519" style:family="text">
      <style:text-properties officeooo:rsid="0091da4b"/>
    </style:style>
    <style:style style:name="T520" style:family="text">
      <style:text-properties officeooo:rsid="00acd06c"/>
    </style:style>
    <style:style style:name="T521" style:family="text">
      <style:text-properties officeooo:rsid="00afa8c6"/>
    </style:style>
    <style:style style:name="T522" style:family="text">
      <style:text-properties officeooo:rsid="00b5e158"/>
    </style:style>
    <style:style style:name="T523" style:family="text">
      <style:text-properties officeooo:rsid="00b881d0"/>
    </style:style>
    <style:style style:name="T524" style:family="text">
      <style:text-properties officeooo:rsid="00b98365"/>
    </style:style>
    <style:style style:name="T525" style:family="text">
      <style:text-properties officeooo:rsid="00bb5cba"/>
    </style:style>
    <style:style style:name="T526" style:family="text">
      <style:text-properties officeooo:rsid="00bcfbfa"/>
    </style:style>
    <style:style style:name="T527" style:family="text">
      <style:text-properties officeooo:rsid="00bdb979"/>
    </style:style>
    <style:style style:name="T528" style:family="text">
      <style:text-properties officeooo:rsid="00c6665f"/>
    </style:style>
    <style:style style:name="T529" style:family="text">
      <style:text-properties officeooo:rsid="00cb7b30"/>
    </style:style>
    <style:style style:name="T530" style:family="text">
      <style:text-properties officeooo:rsid="00ccf9e6"/>
    </style:style>
    <style:style style:name="T531" style:family="text">
      <style:text-properties officeooo:rsid="00ceab79"/>
    </style:style>
    <style:style style:name="T532" style:family="text">
      <style:text-properties officeooo:rsid="00db1fa4"/>
    </style:style>
    <style:style style:name="T533" style:family="text">
      <style:text-properties officeooo:rsid="00dde52a"/>
    </style:style>
    <style:style style:name="T534" style:family="text">
      <style:text-properties style:font-name-asian="Times New Roman" style:font-name-complex="Arial"/>
    </style:style>
    <style:style style:name="T535" style:family="text">
      <style:text-properties officeooo:rsid="0057bdb1" style:font-name-asian="Times New Roman" style:font-name-complex="Arial"/>
    </style:style>
    <style:style style:name="T536" style:family="text">
      <style:text-properties officeooo:rsid="00dfb5d7"/>
    </style:style>
    <style:style style:name="T537" style:family="text">
      <style:text-properties officeooo:rsid="00e2514d"/>
    </style:style>
    <style:style style:name="T538" style:family="text">
      <style:text-properties officeooo:rsid="00e2bc16"/>
    </style:style>
    <style:style style:name="T539" style:family="text">
      <style:text-properties officeooo:rsid="00e32136"/>
    </style:style>
    <style:style style:name="T540" style:family="text">
      <style:text-properties officeooo:rsid="00e42ff1"/>
    </style:style>
    <style:style style:name="T541" style:family="text">
      <style:text-properties officeooo:rsid="00e763ff"/>
    </style:style>
    <style:style style:name="T542" style:family="text">
      <style:text-properties officeooo:rsid="00ed2c89"/>
    </style:style>
    <style:style style:name="T543"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44" style:family="text">
      <style:text-properties fo:font-variant="normal" fo:text-transform="none" fo:color="#000000" style:font-name="Arial" fo:font-size="12pt" fo:letter-spacing="normal" fo:font-style="normal" fo:font-weight="normal" style:font-size-asian="12pt" style:font-size-complex="12pt"/>
    </style:style>
    <style:style style:name="T545"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46"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47"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48"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49" style:family="text">
      <style:text-properties fo:font-variant="normal" fo:text-transform="none" fo:color="#000000" fo:letter-spacing="normal" fo:font-style="normal" fo:font-weight="normal"/>
    </style:style>
    <style:style style:name="T550" style:family="text">
      <style:text-properties fo:font-variant="normal" fo:text-transform="none" fo:color="#000000" fo:letter-spacing="normal" fo:font-style="normal" fo:font-weight="normal" officeooo:rsid="00f0369e"/>
    </style:style>
    <style:style style:name="T551" style:family="text">
      <style:text-properties fo:font-variant="normal" fo:text-transform="none" fo:color="#000000" fo:letter-spacing="normal" fo:font-style="normal" fo:font-weight="normal" officeooo:rsid="00f19903"/>
    </style:style>
    <style:style style:name="T552" style:family="text">
      <style:text-properties fo:font-variant="normal" fo:text-transform="none" fo:color="#000000" fo:letter-spacing="normal" fo:font-style="normal" fo:font-weight="normal" officeooo:rsid="00f8f27f"/>
    </style:style>
    <style:style style:name="T553" style:family="text">
      <style:text-properties fo:font-variant="normal" fo:text-transform="none" fo:color="#000000" fo:letter-spacing="normal" fo:font-style="normal" fo:font-weight="normal" officeooo:rsid="01310dbc"/>
    </style:style>
    <style:style style:name="T554" style:family="text">
      <style:text-properties fo:font-variant="normal" fo:text-transform="none" fo:color="#000000" fo:letter-spacing="normal" fo:font-style="normal" fo:font-weight="normal" officeooo:rsid="01321432"/>
    </style:style>
    <style:style style:name="T555"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56"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57"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58" style:family="text">
      <style:text-properties fo:color="#000000" style:font-name="Arial" fo:font-size="12pt" fo:letter-spacing="normal" fo:font-weight="normal" style:font-size-asian="12pt" style:font-size-complex="12pt"/>
    </style:style>
    <style:style style:name="T559"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560"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561" style:family="text">
      <style:text-properties officeooo:rsid="00f0369e"/>
    </style:style>
    <style:style style:name="T562" style:family="text">
      <style:text-properties style:font-name="Liberation Mono1" fo:font-size="11pt" fo:font-style="normal" fo:font-weight="normal" officeooo:rsid="00f07e69" style:font-size-asian="11pt" style:font-style-asian="normal" style:font-weight-asian="normal" style:font-style-complex="normal"/>
    </style:style>
    <style:style style:name="T563" style:family="text">
      <style:text-properties officeooo:rsid="00f10299"/>
    </style:style>
    <style:style style:name="T564" style:family="text">
      <style:text-properties officeooo:rsid="00f8f27f"/>
    </style:style>
    <style:style style:name="T565" style:family="text">
      <style:text-properties officeooo:rsid="00fdaf82"/>
    </style:style>
    <style:style style:name="T566" style:family="text">
      <style:text-properties officeooo:rsid="0108a97a"/>
    </style:style>
    <style:style style:name="T567" style:family="text">
      <style:text-properties officeooo:rsid="010a031d"/>
    </style:style>
    <style:style style:name="T568" style:family="text">
      <style:text-properties officeooo:rsid="010ab7e8"/>
    </style:style>
    <style:style style:name="T569" style:family="text">
      <style:text-properties officeooo:rsid="010bf8e9"/>
    </style:style>
    <style:style style:name="T570" style:family="text">
      <style:text-properties officeooo:rsid="010eef39"/>
    </style:style>
    <style:style style:name="T571" style:family="text">
      <style:text-properties officeooo:rsid="011018e7"/>
    </style:style>
    <style:style style:name="T572" style:family="text">
      <style:text-properties officeooo:rsid="01118534"/>
    </style:style>
    <style:style style:name="T573" style:family="text">
      <style:text-properties officeooo:rsid="0121794b"/>
    </style:style>
    <style:style style:name="T574" style:family="text">
      <style:text-properties officeooo:rsid="012348b2"/>
    </style:style>
    <style:style style:name="T575" style:family="text">
      <style:text-properties officeooo:rsid="0077766b"/>
    </style:style>
    <style:style style:name="T576" style:family="text">
      <style:text-properties officeooo:rsid="01321432"/>
    </style:style>
    <style:style style:name="T577" style:family="text">
      <style:text-properties officeooo:rsid="0130b619"/>
    </style:style>
    <style:style style:name="T578" style:family="text">
      <style:text-properties fo:font-size="16pt" style:font-name-asian="Liberation Serif" style:font-size-asian="16pt" style:font-name-complex="Liberation Serif" style:font-size-complex="16pt"/>
    </style:style>
    <style:style style:name="T579" style:family="text">
      <style:text-properties fo:font-size="16pt" officeooo:rsid="012eeb4c" style:font-name-asian="Liberation Serif" style:font-size-asian="16pt" style:font-name-complex="Liberation Serif" style:font-size-complex="16pt"/>
    </style:style>
    <style:style style:name="T580" style:family="text">
      <style:text-properties officeooo:rsid="012d928e"/>
    </style:style>
    <style:style style:name="T581" style:family="text">
      <style:text-properties officeooo:rsid="01659a84"/>
    </style:style>
    <style:style style:name="T582"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83" style:family="text">
      <style:text-properties style:font-name="Symbol1" fo:font-size="12pt" fo:font-style="italic" officeooo:rsid="017b9244" style:font-name-asian="Symbol1" style:font-size-asian="12pt" style:font-style-asian="italic" style:font-name-complex="Symbol1"/>
    </style:style>
    <style:style style:name="T584" style:family="text">
      <style:text-properties officeooo:rsid="018ae3f6"/>
    </style:style>
    <style:style style:name="T585" style:family="text">
      <style:text-properties officeooo:rsid="01907c44"/>
    </style:style>
    <style:style style:name="T586" style:family="text">
      <style:text-properties officeooo:rsid="0191374e"/>
    </style:style>
    <style:style style:name="T587" style:family="text">
      <style:text-properties officeooo:rsid="01933457"/>
    </style:style>
    <style:style style:name="T588" style:family="text">
      <style:text-properties officeooo:rsid="0193f700"/>
    </style:style>
    <style:style style:name="T589" style:family="text">
      <style:text-properties officeooo:rsid="0194c8d5"/>
    </style:style>
    <style:style style:name="T590" style:family="text">
      <style:text-properties officeooo:rsid="019d3030"/>
    </style:style>
    <style:style style:name="T591" style:family="text">
      <style:text-properties officeooo:rsid="01a3a25a"/>
    </style:style>
    <style:style style:name="T592" style:family="text">
      <style:text-properties officeooo:rsid="01a584e3"/>
    </style:style>
    <style:style style:name="T593" style:family="text">
      <style:text-properties officeooo:rsid="01a6e190"/>
    </style:style>
    <style:style style:name="T594" style:family="text">
      <style:text-properties officeooo:rsid="01a71c5a"/>
    </style:style>
    <style:style style:name="T595" style:family="text">
      <style:text-properties officeooo:rsid="01a798a0"/>
    </style:style>
    <style:style style:name="T596" style:family="text">
      <style:text-properties officeooo:rsid="01a87a5e"/>
    </style:style>
    <style:style style:name="T597" style:family="text">
      <style:text-properties officeooo:rsid="01aeb754"/>
    </style:style>
    <style:style style:name="T598" style:family="text">
      <style:text-properties officeooo:rsid="01af0324"/>
    </style:style>
    <style:style style:name="T599" style:family="text">
      <style:text-properties officeooo:rsid="01af37fc"/>
    </style:style>
    <style:style style:name="T600" style:family="text">
      <style:text-properties officeooo:rsid="01b3a9fa"/>
    </style:style>
    <style:style style:name="T601" style:family="text">
      <style:text-properties officeooo:rsid="01b8053b"/>
    </style:style>
    <style:style style:name="T602" style:family="text">
      <style:text-properties officeooo:rsid="01ba2884"/>
    </style:style>
    <style:style style:name="T603" style:family="text">
      <style:text-properties officeooo:rsid="01bc784d"/>
    </style:style>
    <style:style style:name="T604" style:family="text">
      <style:text-properties style:font-name="Arial1" style:font-name-asian="Arial1" style:font-name-complex="Arial1"/>
    </style:style>
    <style:style style:name="T605" style:family="text">
      <style:text-properties style:font-name="Arial1" fo:font-style="italic" style:font-name-asian="Arial1" style:font-style-asian="italic" style:font-name-complex="Arial1" style:font-style-complex="italic"/>
    </style:style>
    <style:style style:name="T606" style:family="text">
      <style:text-properties officeooo:rsid="01be3208"/>
    </style:style>
    <style:style style:name="T60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49">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49">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46">A Deus, que sempre iluminou a minha caminhada.</text:p>
      <text:p text:style-name="P146"/>
      <text:p text:style-name="P146">A meu Orientador Altobelli de brito Mantuan pelo estímulo e atenção que me concedeu durante o curso.</text:p>
      <text:p text:style-name="P146"/>
      <text:p text:style-name="P146">Aos Colegas de curso pelo incentivo e troca de experiências.</text:p>
      <text:p text:style-name="P146"/>
      <text:p text:style-name="P146">A todos os meus familiares e amigos pelo apoio e colaboração.</text:p>
      <text:p text:style-name="P147"/>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32"><text:a xlink:type="simple" xlink:href="#__RefHeading___Toc378694359" text:style-name="Index_20_Link" text:visited-style-name="Index_20_Link"><text:s/>RESUMO<text:tab/>7</text:a></text:p>
          <text:p text:style-name="P332"><text:a xlink:type="simple" xlink:href="#__RefHeading___Toc378694360" text:style-name="Index_20_Link" text:visited-style-name="Index_20_Link"><text:s/>ABSTRACT<text:tab/>8</text:a></text:p>
          <text:p text:style-name="P332"><text:a xlink:type="simple" xlink:href="#__RefHeading___Toc2749_2898442780" text:style-name="Index_20_Link" text:visited-style-name="Index_20_Link"><text:s text:c="2"/>SUMÁRIO<text:tab/>9</text:a></text:p>
          <text:p text:style-name="P332"><text:a xlink:type="simple" xlink:href="#__RefHeading___Toc378694366" text:style-name="Index_20_Link" text:visited-style-name="Index_20_Link">1 <text:s/>INTRODUÇÃO<text:tab/>11</text:a></text:p>
          <text:p text:style-name="P332"><text:a xlink:type="simple" xlink:href="#__RefHeading___Toc2739_2898442780" text:style-name="Index_20_Link" text:visited-style-name="Index_20_Link">2 <text:s/>FUNDAMENTAÇÃO TEÓRICA<text:tab/>12</text:a></text:p>
          <text:p text:style-name="P331"><text:a xlink:type="simple" xlink:href="#__RefHeading___Toc2972_2898442780" text:style-name="Index_20_Link" text:visited-style-name="Index_20_Link">2.1 <text:s/>BASE DE DADOS<text:tab/>12</text:a></text:p>
          <text:p text:style-name="P331"><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2">ITEMSET </text:span></text:a><text:a xlink:type="simple" xlink:href="#__RefHeading___Toc2867_2898442780" text:style-name="Index_20_Link" text:visited-style-name="Index_20_Link">(APRIORI)<text:tab/>14</text:a></text:p>
          <text:p text:style-name="P331"><text:a xlink:type="simple" xlink:href="#__RefHeading___Toc2869_2898442780" text:style-name="Index_20_Link" text:visited-style-name="Index_20_Link">2.3 <text:s/>REGRA DE ASSOCIAÇÃO<text:tab/>17</text:a></text:p>
          <text:p text:style-name="P331"><text:a xlink:type="simple" xlink:href="#__RefHeading___Toc6939_3207276734" text:style-name="Index_20_Link" text:visited-style-name="Index_20_Link">2.4 <text:s/>SUPORTE<text:tab/>20</text:a></text:p>
          <text:p text:style-name="P331"><text:a xlink:type="simple" xlink:href="#__RefHeading___Toc2873_2898442780" text:style-name="Index_20_Link" text:visited-style-name="Index_20_Link">2.5 <text:s/>CONFIANÇA<text:tab/>24</text:a></text:p>
          <text:p text:style-name="P332"><text:a xlink:type="simple" xlink:href="#__RefHeading___Toc2741_2898442780" text:style-name="Index_20_Link" text:visited-style-name="Index_20_Link">3 <text:s/>MÉTRICAS DE REGRAS DE ASSOCIAÇÃO<text:tab/>27</text:a></text:p>
          <text:p text:style-name="P331"><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2">ADDED VALUE</text:span></text:a><text:a xlink:type="simple" xlink:href="#__RefHeading___Toc2875_2898442780" text:style-name="Index_20_Link" text:visited-style-name="Index_20_Link"><text:tab/>27</text:a></text:p>
          <text:p text:style-name="P331"><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2">ALL-CONFIDENCE</text:span></text:a><text:a xlink:type="simple" xlink:href="#__RefHeading___Toc2877_2898442780" text:style-name="Index_20_Link" text:visited-style-name="Index_20_Link"><text:tab/>28</text:a></text:p>
          <text:p text:style-name="P331"><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22">CASUAL SUPPORT</text:span></text:a><text:a xlink:type="simple" xlink:href="#__RefHeading___Toc2879_2898442780" text:style-name="Index_20_Link" text:visited-style-name="Index_20_Link"><text:tab/>28</text:a></text:p>
          <text:p text:style-name="P331"><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2">CASUAL CONFIDENCE</text:span></text:a><text:a xlink:type="simple" xlink:href="#__RefHeading___Toc2881_2898442780" text:style-name="Index_20_Link" text:visited-style-name="Index_20_Link"><text:tab/>29</text:a></text:p>
          <text:p text:style-name="P331"><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22">CERTAINTY FACTOR</text:span></text:a><text:a xlink:type="simple" xlink:href="#__RefHeading___Toc9174_1292150260" text:style-name="Index_20_Link" text:visited-style-name="Index_20_Link"><text:tab/>29</text:a></text:p>
          <text:p text:style-name="P331"><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22">CHI-SQUARED</text:span></text:a><text:a xlink:type="simple" xlink:href="#__RefHeading___Toc2885_2898442780" text:style-name="Index_20_Link" text:visited-style-name="Index_20_Link"><text:tab/>30</text:a></text:p>
          <text:p text:style-name="P331"><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2">CROSS-SUPPORT RATIO</text:span></text:a><text:a xlink:type="simple" xlink:href="#__RefHeading___Toc2887_2898442780" text:style-name="Index_20_Link" text:visited-style-name="Index_20_Link"><text:tab/>30</text:a></text:p>
          <text:p text:style-name="P331"><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22">COLLECTIVE STRENGTH</text:span></text:a><text:a xlink:type="simple" xlink:href="#__RefHeading___Toc2889_2898442780" text:style-name="Index_20_Link" text:visited-style-name="Index_20_Link"><text:tab/>30</text:a></text:p>
          <text:p text:style-name="P331"><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2">CONVICTION</text:span></text:a><text:a xlink:type="simple" xlink:href="#__RefHeading___Toc2891_2898442780" text:style-name="Index_20_Link" text:visited-style-name="Index_20_Link"><text:tab/>31</text:a></text:p>
          <text:p text:style-name="P331"><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2">COSINE</text:span></text:a><text:a xlink:type="simple" xlink:href="#__RefHeading___Toc2893_2898442780" text:style-name="Index_20_Link" text:visited-style-name="Index_20_Link"><text:tab/>31</text:a></text:p>
          <text:p text:style-name="P331"><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22">COVERAGE</text:span></text:a><text:a xlink:type="simple" xlink:href="#__RefHeading___Toc2895_2898442780" text:style-name="Index_20_Link" text:visited-style-name="Index_20_Link"><text:tab/>32</text:a></text:p>
          <text:p text:style-name="P331"><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2">DESCRIPTIVE CONFIRMED CONFIDENCE</text:span></text:a><text:a xlink:type="simple" xlink:href="#__RefHeading___Toc2897_2898442780" text:style-name="Index_20_Link" text:visited-style-name="Index_20_Link"><text:tab/>32</text:a></text:p>
          <text:p text:style-name="P331"><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2">D</text:span></text:a><text:a xlink:type="simple" xlink:href="#__RefHeading___Toc2899_2898442780" text:style-name="Index_20_Link" text:visited-style-name="Index_20_Link"><text:span text:style-name="T122">IFFERENCE OF CONFIDENCE</text:span></text:a><text:a xlink:type="simple" xlink:href="#__RefHeading___Toc2899_2898442780" text:style-name="Index_20_Link" text:visited-style-name="Index_20_Link"><text:tab/>32</text:a></text:p>
          <text:p text:style-name="P331"><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2">EXAMPLE AND COUNTER-EXAMPLE RATE</text:span></text:a><text:a xlink:type="simple" xlink:href="#__RefHeading___Toc2901_2898442780" text:style-name="Index_20_Link" text:visited-style-name="Index_20_Link"><text:tab/>32</text:a></text:p>
          <text:p text:style-name="P331"><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2">FISHER’S EXACT TEST</text:span></text:a><text:a xlink:type="simple" xlink:href="#__RefHeading___Toc2903_2898442780" text:style-name="Index_20_Link" text:visited-style-name="Index_20_Link"><text:tab/>32</text:a></text:p>
          <text:p text:style-name="P331"><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22">GINI INDEX</text:span></text:a><text:a xlink:type="simple" xlink:href="#__RefHeading___Toc2905_2898442780" text:style-name="Index_20_Link" text:visited-style-name="Index_20_Link"><text:tab/>33</text:a></text:p>
          <text:p text:style-name="P331"><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22">HYPER-CONFIDENCE</text:span></text:a><text:a xlink:type="simple" xlink:href="#__RefHeading___Toc2907_2898442780" text:style-name="Index_20_Link" text:visited-style-name="Index_20_Link"><text:tab/>33</text:a></text:p>
          <text:p text:style-name="P331"><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22">HYPER-LIFT</text:span></text:a><text:a xlink:type="simple" xlink:href="#__RefHeading___Toc2909_2898442780" text:style-name="Index_20_Link" text:visited-style-name="Index_20_Link"><text:tab/>33</text:a></text:p>
          <text:p text:style-name="P331"><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22">IMBALANCE RATIO</text:span></text:a><text:a xlink:type="simple" xlink:href="#__RefHeading___Toc2911_2898442780" text:style-name="Index_20_Link" text:visited-style-name="Index_20_Link"><text:tab/>33</text:a></text:p>
          <text:p text:style-name="P331"><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2">IMPORTANCE</text:span></text:a><text:a xlink:type="simple" xlink:href="#__RefHeading___Toc2913_2898442780" text:style-name="Index_20_Link" text:visited-style-name="Index_20_Link"><text:tab/>33</text:a></text:p>
          <text:p text:style-name="P331"><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22">IMPROVEMENT</text:span></text:a><text:a xlink:type="simple" xlink:href="#__RefHeading___Toc2915_2898442780" text:style-name="Index_20_Link" text:visited-style-name="Index_20_Link"><text:tab/>33</text:a></text:p>
          <text:p text:style-name="P331"><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22">JACCARD COEFFICIENT</text:span></text:a><text:a xlink:type="simple" xlink:href="#__RefHeading___Toc2917_2898442780" text:style-name="Index_20_Link" text:visited-style-name="Index_20_Link"><text:tab/>34</text:a></text:p>
          <text:p text:style-name="P331"><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2">J-MEASURE</text:span></text:a><text:a xlink:type="simple" xlink:href="#__RefHeading___Toc2919_2898442780" text:style-name="Index_20_Link" text:visited-style-name="Index_20_Link"><text:tab/>34</text:a></text:p>
          <text:p text:style-name="P331"><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2">KAPPA</text:span></text:a><text:a xlink:type="simple" xlink:href="#__RefHeading___Toc2921_2898442780" text:style-name="Index_20_Link" text:visited-style-name="Index_20_Link"><text:tab/>34</text:a></text:p>
          <text:p text:style-name="P331"><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2">KLOSGEN</text:span></text:a><text:a xlink:type="simple" xlink:href="#__RefHeading___Toc2923_2898442780" text:style-name="Index_20_Link" text:visited-style-name="Index_20_Link"><text:tab/>34</text:a></text:p>
          <text:p text:style-name="P331"><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22">KULCZYNSKI</text:span></text:a><text:a xlink:type="simple" xlink:href="#__RefHeading___Toc2925_2898442780" text:style-name="Index_20_Link" text:visited-style-name="Index_20_Link"><text:tab/>34</text:a></text:p>
          <text:p text:style-name="P331"><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22">GOODMAN-KRUSKAL LAMBDA</text:span></text:a><text:a xlink:type="simple" xlink:href="#__RefHeading___Toc2927_2898442780" text:style-name="Index_20_Link" text:visited-style-name="Index_20_Link"><text:tab/>34</text:a></text:p>
          <text:p text:style-name="P331"><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22">LAPLACE CORRECTED CONFIDENCE</text:span></text:a><text:a xlink:type="simple" xlink:href="#__RefHeading___Toc2929_2898442780" text:style-name="Index_20_Link" text:visited-style-name="Index_20_Link"><text:tab/>35</text:a></text:p>
          <text:p text:style-name="P331"><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2">LEAST CONTRADICTION</text:span></text:a><text:a xlink:type="simple" xlink:href="#__RefHeading___Toc2931_2898442780" text:style-name="Index_20_Link" text:visited-style-name="Index_20_Link"><text:tab/>35</text:a></text:p>
          <text:p text:style-name="P331"><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22">LERMAN SIMILARITY</text:span></text:a><text:a xlink:type="simple" xlink:href="#__RefHeading___Toc2933_2898442780" text:style-name="Index_20_Link" text:visited-style-name="Index_20_Link"><text:tab/>35</text:a></text:p>
          <text:p text:style-name="P331"><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2">LEVERAGE</text:span></text:a><text:a xlink:type="simple" xlink:href="#__RefHeading___Toc2935_2898442780" text:style-name="Index_20_Link" text:visited-style-name="Index_20_Link"><text:tab/>35</text:a></text:p>
          <text:p text:style-name="P331"><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2">LIFT</text:span></text:a><text:a xlink:type="simple" xlink:href="#__RefHeading___Toc2937_2898442780" text:style-name="Index_20_Link" text:visited-style-name="Index_20_Link"><text:tab/>35</text:a></text:p>
          <text:p text:style-name="P331"><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22">MAXCONF</text:span></text:a><text:a xlink:type="simple" xlink:href="#__RefHeading___Toc2939_2898442780" text:style-name="Index_20_Link" text:visited-style-name="Index_20_Link"><text:tab/>35</text:a></text:p>
          <text:p text:style-name="P331"><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22">MUTUAL INFORMATION</text:span></text:a><text:a xlink:type="simple" xlink:href="#__RefHeading___Toc2941_2898442780" text:style-name="Index_20_Link" text:visited-style-name="Index_20_Link"><text:tab/>36</text:a></text:p>
          <text:p text:style-name="P331"><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2">ODDS RATIO</text:span></text:a><text:a xlink:type="simple" xlink:href="#__RefHeading___Toc2943_2898442780" text:style-name="Index_20_Link" text:visited-style-name="Index_20_Link"><text:tab/>36</text:a></text:p>
          <text:p text:style-name="P331"><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22">PHI CORRELATION COEFFICIENT</text:span></text:a><text:a xlink:type="simple" xlink:href="#__RefHeading___Toc2945_2898442780" text:style-name="Index_20_Link" text:visited-style-name="Index_20_Link"><text:tab/>36</text:a></text:p>
          <text:p text:style-name="P331"><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2">RALAMBONDRAINY MEASURE</text:span></text:a><text:a xlink:type="simple" xlink:href="#__RefHeading___Toc2947_2898442780" text:style-name="Index_20_Link" text:visited-style-name="Index_20_Link"><text:tab/>36</text:a></text:p>
          <text:p text:style-name="P331"><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22">RELATIVE LINKAGE DISEQUILIBRIUM</text:span></text:a><text:a xlink:type="simple" xlink:href="#__RefHeading___Toc2949_2898442780" text:style-name="Index_20_Link" text:visited-style-name="Index_20_Link"><text:tab/>36</text:a></text:p>
          <text:p text:style-name="P331"><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2">RULE POWER FACTOR</text:span></text:a><text:a xlink:type="simple" xlink:href="#__RefHeading___Toc2951_2898442780" text:style-name="Index_20_Link" text:visited-style-name="Index_20_Link"><text:tab/>36</text:a></text:p>
          <text:p text:style-name="P331"><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2">SEBAG-SCHOENAUER MEASURE</text:span></text:a><text:a xlink:type="simple" xlink:href="#__RefHeading___Toc2953_2898442780" text:style-name="Index_20_Link" text:visited-style-name="Index_20_Link"><text:tab/>37</text:a></text:p>
          <text:p text:style-name="P331"><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22">VARYING RATES LIAISON</text:span></text:a><text:a xlink:type="simple" xlink:href="#__RefHeading___Toc2955_2898442780" text:style-name="Index_20_Link" text:visited-style-name="Index_20_Link"><text:tab/>37</text:a></text:p>
          <text:p text:style-name="P331"><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2">YULE’S Q</text:span></text:a><text:a xlink:type="simple" xlink:href="#__RefHeading___Toc2957_2898442780" text:style-name="Index_20_Link" text:visited-style-name="Index_20_Link"><text:tab/>37</text:a></text:p>
          <text:p text:style-name="P331"><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22">YULE’S Y</text:span></text:a><text:a xlink:type="simple" xlink:href="#__RefHeading___Toc2959_2898442780" text:style-name="Index_20_Link" text:visited-style-name="Index_20_Link"><text:tab/>37</text:a></text:p>
          <text:p text:style-name="P332"><text:a xlink:type="simple" xlink:href="#__RefHeading___Toc2743_2898442780" text:style-name="Index_20_Link" text:visited-style-name="Index_20_Link">4 <text:s/>VISUALIZAR MÉTRICAS CALCULADAS<text:tab/>38</text:a></text:p>
          <text:p text:style-name="P332"><text:a xlink:type="simple" xlink:href="#__RefHeading___Toc2745_2898442780" text:style-name="Index_20_Link" text:visited-style-name="Index_20_Link">5 <text:s/>CONCLUSÕES E TRABALHOS FUTUROS<text:tab/>39</text:a></text:p>
          <text:p text:style-name="P332"><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5"><text:tab/>Sendo assim surgiu a necessidade de se desenvolver métodos de pesquisa para extrair essas informações dando origem então a área de pesquisa de descoberta de conhecimento a partir de base de dados (<text:span text:style-name="T122">KDD - Knowlegde Discovery in Databases</text:span>) ou “Mineração De Dados” (<text:span text:style-name="T122">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5"><text:tab/>As regras de associação são a base deste trabalho e são definidas por revelar todos os padrões de relacionamento entre itens ou atributos, que ocorrem <text:span text:style-name="T226">com</text:span> uma determinada frequência entre eventos correlacionados, pertencentes a uma determinada base de dados. <text:span text:style-name="T227">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44"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17"><text:tab/>O objetivo desta seção é demonstrar com clareza os aspectos que envolvem a mineração de dados através de regras de associação em bancos de dados, definindo seus aspectos matemáticos e exemplificando através de modelos.</text:p>
      <text:p text:style-name="P109"><text:span text:style-name="T512"><text:tab/>A identificação de regras de associação em bancos de dados pode ser subdividida em 3 etapas: (1) A geração de </text:span><text:span text:style-name="T134">itemsets</text:span><text:span text:style-name="T178"> candidatos, (2) a análise e <text:s/>identificação de </text:span><text:span text:style-name="T134">itemsets</text:span><text:span text:style-name="T178"> frequentes, (3) A definição das regras de associação identificadas.</text:span></text:p>
      <text:h text:style-name="P333" text:outline-level="2"><text:bookmark-start text:name="__RefHeading___Toc2972_2898442780"/>BASE DE DADOS<text:bookmark-end text:name="__RefHeading___Toc2972_2898442780"/></text:h>
      <text:p text:style-name="P116"><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28">→</text:span> azul) ou quantitativa que ainda pode ser discreta (expressa uma quantidade finita ou enumerável relacionada ao atributo, ex: pneus <text:span text:style-name="T228">→ </text:span>4) ou contínua (expressa uma quantidade infinita de possibilidades dentro de um intervalo ou conjunto união de números Reais relacionada ao atributo, ex: peso <text:span text:style-name="T228">→</text:span> 1 kg).</text:p>
      <text:p text:style-name="Standard"><text:tab/>Os diferentes tipos de informação <text:span text:style-name="T231">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32">um exemplo clássico em regras de associação, a análise de cestas de mercado (</text:span><text:span text:style-name="T126">Market Basket Analisys</text:span><text:span text:style-name="T232">).</text:span></text:p>
      <text:p text:style-name="Standard"><text:span text:style-name="T233"><text:tab/>Essa base de dados é então assim definida como</text:span> um conjunto de atributos <text:span text:style-name="T234">ou </text:span><text:span text:style-name="T229">itens </text:span><text:span text:style-name="T160">I </text:span><text:span text:style-name="T202">= {I</text:span><text:span text:style-name="T235">1</text:span><text:span text:style-name="T246">, I</text:span><text:span text:style-name="T235">2</text:span><text:span text:style-name="T246">, I</text:span><text:span text:style-name="T235">3</text:span><text:span text:style-name="T246">, …, I</text:span><text:span text:style-name="T235">n</text:span><text:span text:style-name="T202">}</text:span> que podem assumir um valor binário (0 <text:span text:style-name="T228">→ não está contido, 1 → está contido) </text:span><text:span text:style-name="T230">e</text:span><text:span text:style-name="T161"> T </text:span><text:span text:style-name="T203">= {t</text:span><text:span text:style-name="T236">1</text:span><text:span text:style-name="T247">, t</text:span><text:span text:style-name="T236">2</text:span><text:span text:style-name="T247">, t</text:span><text:span text:style-name="T236">3</text:span><text:span text:style-name="T247">, …, t</text:span><text:span text:style-name="T236">n</text:span><text:span text:style-name="T203">} um conjunto de transações ou registros presentes nesta base de dados que</text:span><text:span text:style-name="T202"> representam compras desses itens. </text:span><text:span text:style-name="T206">A</text:span><text:span text:style-name="T203"> </text:span><text:span text:style-name="T208">tabela </text:span><text:span text:style-name="T209">2.</text:span><text:span text:style-name="T208">1</text:span><text:span text:style-name="T203"> demonstra um exemplo de uma base de dados com um conjunto total de 10 registros de transações ou </text:span><text:span text:style-name="T207">simplesmente </text:span><text:span text:style-name="T203">tr</text:span><text:span text:style-name="T204">a</text:span><text:span text:style-name="T203">nsações </text:span><text:span text:style-name="T205">e um conjunto de 6 itens</text:span><text:span text:style-name="T203">.</text:span></text:p>
      <text:p text:style-name="P111"/>
      <text:p text:style-name="Standard"/>
      <text:p text:style-name="Standard"><text:span text:style-name="T479">Tabela </text:span><text:span text:style-name="T482">2.</text:span><text:span text:style-name="T479">1</text:span><text:span text:style-name="T228">:</text:span><text:span text:style-name="T349"> <text:s/>base de dados</text:span><text:span text:style-name="T162"> </text:span><text:span text:style-name="T163">T</text:span><text:span text:style-name="T162"> </text:span><text:span text:style-name="T349">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7">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34" text:outline-level="2"><text:bookmark-start text:name="__RefHeading___Toc2867_2898442780"/><text:span text:style-name="T122">ITEMSET </text:span>(APRIORI)<text:bookmark-end text:name="__RefHeading___Toc2867_2898442780"/></text:h>
      <text:p text:style-name="P115"><text:tab/><text:span text:style-name="T359">Em regras de associação existe um conceito que é a base da identificação dos padrões de comportamento buscados em uma base de dados, este conceito é chamado de </text:span><text:span text:style-name="T128">itemset.</text:span><text:span text:style-name="T359"> Nossa base de dados exemplo descrita na </text:span><text:span text:style-name="T485">tabela </text:span><text:span text:style-name="T487">2.</text:span><text:span text:style-name="T485">1,</text:span><text:span text:style-name="T359"> possui um total de 6 atributos, ou itens diferentes (lápis, borracha, caneta, etc…). Um </text:span><text:span text:style-name="T128">itemset</text:span><text:span text:style-name="T359"> é um subconjunto do conjunto de itens pertencentes a base de dados através da </text:span><text:soft-page-break/><text:span text:style-name="T359">qual iremos avaliar seu estado e correlações com outros itens nas diversas transações existentes na base de dados.</text:span></text:p>
      <text:p text:style-name="Standard"><text:span text:style-name="T359"><text:tab/>Um </text:span><text:span text:style-name="T128">itemset</text:span><text:span text:style-name="T359"> pode possuir de diversas dimensões, limitado ao número total de itens diferentes existentes em nossa base de dados. O total de itens em nossa base é m = 6 itens, então possíveis dimensões de </text:span><text:span text:style-name="T128">itemset </text:span><text:span text:style-name="T359">em nossa base de dados seriam: 1-</text:span><text:span text:style-name="T128">Itemset</text:span><text:span text:style-name="T359">, 2-</text:span><text:span text:style-name="T128">Itemset</text:span><text:span text:style-name="T359">, 3-</text:span><text:span text:style-name="T128">Itemset</text:span><text:span text:style-name="T359">, 4-</text:span><text:span text:style-name="T128">Itemset,</text:span><text:span text:style-name="T359"> 5-I</text:span><text:span text:style-name="T128">temset</text:span><text:span text:style-name="T359">, 6-</text:span><text:span text:style-name="T128">Itemset</text:span><text:span text:style-name="T359">. Generalizando, um </text:span><text:span text:style-name="T128">itemset </text:span><text:span text:style-name="T359">contendo p dimensões para testes, onde p </text:span><text:span text:style-name="T442">≤</text:span><text:span text:style-name="T365"> </text:span><text:span text:style-name="T366">m</text:span><text:span text:style-name="T367"> é um </text:span><text:span text:style-name="T368">p</text:span><text:span text:style-name="T367">-</text:span><text:span text:style-name="T379">Itemset</text:span><text:span text:style-name="T367">. </text:span><text:span text:style-name="T369">O total de </text:span><text:span text:style-name="T380">itemsets</text:span><text:span text:style-name="T369"> possível para realizar busca na base de dados é igual ao somatório de todas as possíveis dimensões de </text:span><text:span text:style-name="T380">itemsets</text:span><text:span text:style-name="T369"> existentes em nossa base de dados, ou seja, </text:span><text:span text:style-name="T370">o somatório de total as possíveis combinações de itens</text:span><text:span text:style-name="T369">.</text:span></text:p>
      <text:p text:style-name="P48"/>
      <text:p text:style-name="P48"/>
      <text:p text:style-name="P99"><text:span text:style-name="T377">Fórmula de </text:span><text:span text:style-name="T372">combinações de itens <text:s/></text:span><text:span text:style-name="T443">→</text:span><text:span text:style-name="T366"> <text:s/></text:span><text:span text:style-name="T456"><text:s/></text:span><text:span text:style-name="T456"><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56"><text:s text:c="3"/></text:span><text:span text:style-name="T447">(</text:span><text:span text:style-name="T448">2.1</text:span><text:span text:style-name="T447">)</text:span></text:p>
      <text:p text:style-name="P114"/>
      <text:p text:style-name="P114"/>
      <text:p text:style-name="P113"><text:span text:style-name="T369">1-</text:span><text:span text:style-name="T373">I</text:span><text:span text:style-name="T385">temset </text:span><text:span text:style-name="T373">= </text:span><text:span text:style-name="T304">C</text:span><text:span text:style-name="T301"> </text:span><text:span text:style-name="T389">(</text:span><text:span text:style-name="T390">6</text:span><text:span text:style-name="T389">,</text:span><text:span text:style-name="T390">1</text:span><text:span text:style-name="T389">)</text:span><text:span text:style-name="T391"> </text:span><text:span text:style-name="T371">= </text:span><text:span text:style-name="T374">6! / 1! (6-1)! = 6 x </text:span><text:span text:style-name="T495">5!</text:span><text:span text:style-name="T374"> / </text:span><text:span text:style-name="T375">1 x </text:span><text:span text:style-name="T494">5!</text:span><text:span text:style-name="T501"> = 6/1 = 6</text:span></text:p>
      <text:p text:style-name="P113"><text:span text:style-name="T371">2-</text:span><text:span text:style-name="T381">Itemset</text:span><text:span text:style-name="T371"> = </text:span><text:span text:style-name="T304">C</text:span><text:span text:style-name="T301"> </text:span><text:span text:style-name="T389">(</text:span><text:span text:style-name="T390">6</text:span><text:span text:style-name="T389">,</text:span><text:span text:style-name="T392">2</text:span><text:span text:style-name="T389">)</text:span><text:span text:style-name="T371"> </text:span><text:span text:style-name="T375">=</text:span><text:span text:style-name="T371"> </text:span><text:span text:style-name="T374">6! / </text:span><text:span text:style-name="T375">2</text:span><text:span text:style-name="T374">! (6-</text:span><text:span text:style-name="T375">2</text:span><text:span text:style-name="T374">)! = 6 x </text:span><text:span text:style-name="T375">5 x</text:span><text:span text:style-name="T494">4</text:span><text:span text:style-name="T495">!</text:span><text:span text:style-name="T374"> / </text:span><text:span text:style-name="T375">2 x </text:span><text:span text:style-name="T494">4!</text:span><text:span text:style-name="T501"> = 30/2 = 15</text:span></text:p>
      <text:p text:style-name="P113"><text:span text:style-name="T371">3-</text:span><text:span text:style-name="T381">Itemset</text:span><text:span text:style-name="T371"> = </text:span><text:span text:style-name="T304">C</text:span><text:span text:style-name="T301"> </text:span><text:span text:style-name="T389">(</text:span><text:span text:style-name="T390">6</text:span><text:span text:style-name="T389">,</text:span><text:span text:style-name="T392">3</text:span><text:span text:style-name="T389">) </text:span><text:span text:style-name="T371">= </text:span><text:span text:style-name="T374">6! / </text:span><text:span text:style-name="T375">3</text:span><text:span text:style-name="T374">! (6-</text:span><text:span text:style-name="T375">3</text:span><text:span text:style-name="T374">)! = 6 x </text:span><text:span text:style-name="T375">5 x 4 x </text:span><text:span text:style-name="T494">3</text:span><text:span text:style-name="T495">!</text:span><text:span text:style-name="T374"> / </text:span><text:span text:style-name="T375">3 x 2 x </text:span><text:span text:style-name="T494">3!</text:span><text:span text:style-name="T501"> = </text:span><text:span text:style-name="T494">6</text:span><text:span text:style-name="T501"> x 20 / </text:span><text:span text:style-name="T494">6</text:span><text:span text:style-name="T501"> = <text:s/>20</text:span><text:span text:style-name="T371"> <text:s text:c="21"/></text:span><text:span text:style-name="T373"><text:s text:c="13"/></text:span></text:p>
      <text:p text:style-name="P113">4-I<text:span text:style-name="T122">temset </text:span>= <text:span text:style-name="T304">C</text:span><text:span text:style-name="T301"> </text:span><text:span text:style-name="T464">(</text:span><text:span text:style-name="T465">6</text:span><text:span text:style-name="T464">,</text:span><text:span text:style-name="T466">4</text:span><text:span text:style-name="T464">)</text:span><text:span text:style-name="T506"> = 6! / 4! (6-4)! = 6 x 5 x</text:span><text:span text:style-name="T498">4</text:span><text:span text:style-name="T499">!</text:span><text:span text:style-name="T493"> / </text:span><text:span text:style-name="T498">4!</text:span><text:span text:style-name="T504"> x 2! = 30/2 = 15</text:span></text:p>
      <text:p text:style-name="P113">5-<text:span text:style-name="T122">Itemset </text:span>= <text:span text:style-name="T304">C </text:span><text:span text:style-name="T464">(</text:span><text:span text:style-name="T465">6</text:span><text:span text:style-name="T464">,</text:span><text:span text:style-name="T468">5</text:span><text:span text:style-name="T464">)</text:span><text:span text:style-name="T467"> </text:span><text:span text:style-name="T506">= 6! / 5! (6-5)! = 6 x </text:span><text:span text:style-name="T499">5!</text:span><text:span text:style-name="T493"> / </text:span><text:span text:style-name="T498">5!</text:span><text:span text:style-name="T504"> </text:span><text:span text:style-name="T505">x 1!</text:span><text:span text:style-name="T504"> = 6/1 = 6</text:span> </text:p>
      <text:p text:style-name="P113"><text:span text:style-name="T458">6-</text:span><text:span text:style-name="T129">Itemset</text:span><text:span text:style-name="T458"> = </text:span><text:span text:style-name="T304">C </text:span><text:span text:style-name="T464">(</text:span><text:span text:style-name="T465">6</text:span><text:span text:style-name="T464">,</text:span><text:span text:style-name="T468">6</text:span><text:span text:style-name="T464">)</text:span><text:span text:style-name="T467"> </text:span><text:span text:style-name="T506">= 6! / 6! (6-6)! = </text:span><text:span text:style-name="T500">6</text:span><text:span text:style-name="T499">!</text:span><text:span text:style-name="T493"> / </text:span><text:span text:style-name="T499">6!</text:span><text:span text:style-name="T493"> x 0</text:span><text:span text:style-name="T504">! = </text:span><text:span text:style-name="T505">1</text:span><text:span text:style-name="T504">/1 = </text:span><text:span text:style-name="T505">1</text:span><text:span text:style-name="T493"> <text:s text:c="5"/></text:span></text:p>
      <text:p text:style-name="P113"/>
      <text:p text:style-name="P113"/>
      <text:p text:style-name="P113"/>
      <text:p text:style-name="P113"><text:span text:style-name="T508">Na </text:span><text:span text:style-name="T487">ta</text:span><text:span text:style-name="T486">bela 2.</text:span><text:span text:style-name="T487">2</text:span><text:span text:style-name="T486"> </text:span><text:span text:style-name="T355">descrevemos todas as possíveis combinações de itens existentes em nossa base de dados de acordo com</text:span><text:span text:style-name="T356"> </text:span><text:span text:style-name="T355">nosso conjunto </text:span><text:span text:style-name="T166">I.</text:span></text:p>
      <text:p text:style-name="P118"/>
      <text:p text:style-name="Standard"/>
      <text:p text:style-name="P29"/>
      <text:p text:style-name="P29"/>
      <text:p text:style-name="P29"/>
      <text:p text:style-name="P29"/>
      <text:p text:style-name="P29"/>
      <text:p text:style-name="Standard"><text:soft-page-break/><text:span text:style-name="T479">Tabela </text:span><text:span text:style-name="T483">2.</text:span><text:span text:style-name="T482">2</text:span><text:span text:style-name="T228">:</text:span><text:span text:style-name="T349"> <text:s/></text:span><text:span text:style-name="T350">Possíveis formações de itemsets através </text:span><text:span text:style-name="T353">da combinação</text:span><text:span text:style-name="T350"> </text:span><text:span text:style-name="T349">de </text:span><text:span text:style-name="T350">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54">N<text:span text:style-name="T2">o</text:span></text:p>
          </table:table-cell>
          <table:table-cell table:style-name="Possíveis_5f_Itemsets.A1" office:value-type="string">
            <text:p text:style-name="P88">1-<text:span text:style-name="T122">Itemset</text:span></text:p>
          </table:table-cell>
          <table:table-cell table:style-name="Possíveis_5f_Itemsets.A1" office:value-type="string">
            <text:p text:style-name="P155">2-<text:span text:style-name="T122">Itemset</text:span></text:p>
          </table:table-cell>
          <table:table-cell table:style-name="Possíveis_5f_Itemsets.A1" office:value-type="string">
            <text:p text:style-name="P155">3-<text:span text:style-name="T122">Itemset</text:span></text:p>
          </table:table-cell>
          <table:table-cell table:style-name="Possíveis_5f_Itemsets.A1" office:value-type="string">
            <text:p text:style-name="P155">4-<text:span text:style-name="T130">I</text:span><text:span text:style-name="T122">temset</text:span></text:p>
          </table:table-cell>
          <table:table-cell table:style-name="Possíveis_5f_Itemsets.A1" office:value-type="string">
            <text:p text:style-name="P155">5<text:span text:style-name="T122">-Itemset</text:span></text:p>
          </table:table-cell>
          <table:table-cell table:style-name="Possíveis_5f_Itemsets.G1" office:value-type="string">
            <text:p text:style-name="P155">6-<text:span text:style-name="T122">Itemset</text:span></text:p>
          </table:table-cell>
        </table:table-row>
      </table:table>
      <text:p text:style-name="P100"/>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61">1</text:p>
          </table:table-cell>
          <table:table-cell table:style-name="P_5f_Itemsets.A1" office:value-type="string">
            <text:p text:style-name="P165">Lápis-<text:span text:style-name="T459">L</text:span></text:p>
          </table:table-cell>
          <table:table-cell table:style-name="P_5f_Itemsets.A1" office:value-type="string">
            <text:p text:style-name="P165">(L,<text:span text:style-name="T459">CN</text:span>)</text:p>
          </table:table-cell>
          <table:table-cell table:style-name="P_5f_Itemsets.A1" office:value-type="string">
            <text:p text:style-name="P161">(L,CN,CD)</text:p>
          </table:table-cell>
          <table:table-cell table:style-name="P_5f_Itemsets.A1" office:value-type="string">
            <text:p text:style-name="P167">(L,CN,CD,B)</text:p>
          </table:table-cell>
          <table:table-cell table:style-name="P_5f_Itemsets.A1" office:value-type="string">
            <text:p text:style-name="P168">(L,CN,CD,B,A)</text:p>
          </table:table-cell>
          <table:table-cell table:style-name="P_5f_Itemsets.G1" office:value-type="string">
            <text:p text:style-name="P171">(L,CN,CD,B,A,E)</text:p>
          </table:table-cell>
        </table:table-row>
        <table:table-row>
          <table:table-cell table:style-name="P_5f_Itemsets.A2" office:value-type="string">
            <text:p text:style-name="P161">2</text:p>
          </table:table-cell>
          <table:table-cell table:style-name="P_5f_Itemsets.A2" office:value-type="string">
            <text:p text:style-name="P165">Caneta-<text:span text:style-name="T459">CN</text:span></text:p>
          </table:table-cell>
          <table:table-cell table:style-name="P_5f_Itemsets.A2" office:value-type="string">
            <text:p text:style-name="P161">(L,CD)</text:p>
          </table:table-cell>
          <table:table-cell table:style-name="P_5f_Itemsets.A2" office:value-type="string">
            <text:p text:style-name="P174">(L,CN,B)</text:p>
          </table:table-cell>
          <table:table-cell table:style-name="P_5f_Itemsets.A2" office:value-type="string">
            <text:p text:style-name="P167">(L,CN,CD,A)</text:p>
          </table:table-cell>
          <table:table-cell table:style-name="P_5f_Itemsets.A2" office:value-type="string">
            <text:p text:style-name="P168">(L,CN,CD,B,E)</text:p>
          </table:table-cell>
          <table:table-cell table:style-name="P_5f_Itemsets.G2" office:value-type="string">
            <text:p text:style-name="P177"/>
          </table:table-cell>
        </table:table-row>
        <table:table-row>
          <table:table-cell table:style-name="P_5f_Itemsets.A2" office:value-type="string">
            <text:p text:style-name="P161">3</text:p>
          </table:table-cell>
          <table:table-cell table:style-name="P_5f_Itemsets.A2" office:value-type="string">
            <text:p text:style-name="P165">Caderno-<text:span text:style-name="T459">CD</text:span></text:p>
          </table:table-cell>
          <table:table-cell table:style-name="P_5f_Itemsets.A2" office:value-type="string">
            <text:p text:style-name="P161">(L,B)</text:p>
          </table:table-cell>
          <table:table-cell table:style-name="P_5f_Itemsets.A2" office:value-type="string">
            <text:p text:style-name="P174">(L,CN,A)</text:p>
          </table:table-cell>
          <table:table-cell table:style-name="P_5f_Itemsets.A2" office:value-type="string">
            <text:p text:style-name="P167">(L,CN,CD,E<text:span text:style-name="T460">)</text:span></text:p>
          </table:table-cell>
          <table:table-cell table:style-name="P_5f_Itemsets.A2" office:value-type="string">
            <text:p text:style-name="P178"><text:span text:style-name="T492">(</text:span>L,CN,CD,A,E)</text:p>
          </table:table-cell>
          <table:table-cell table:style-name="P_5f_Itemsets.G2" office:value-type="string">
            <text:p text:style-name="P177"/>
          </table:table-cell>
        </table:table-row>
        <table:table-row>
          <table:table-cell table:style-name="P_5f_Itemsets.A2" office:value-type="string">
            <text:p text:style-name="P161">4</text:p>
          </table:table-cell>
          <table:table-cell table:style-name="P_5f_Itemsets.A2" office:value-type="string">
            <text:p text:style-name="P165">Borracha-<text:span text:style-name="T459">B</text:span></text:p>
          </table:table-cell>
          <table:table-cell table:style-name="P_5f_Itemsets.A2" office:value-type="string">
            <text:p text:style-name="P161"><text:span text:style-name="T525">(</text:span>L,A)</text:p>
          </table:table-cell>
          <table:table-cell table:style-name="P_5f_Itemsets.A2" office:value-type="string">
            <text:p text:style-name="P174">(L,CN,E)</text:p>
          </table:table-cell>
          <table:table-cell table:style-name="P_5f_Itemsets.A2" office:value-type="string">
            <text:p text:style-name="P181">(L,CN,B,A)</text:p>
          </table:table-cell>
          <table:table-cell table:style-name="P_5f_Itemsets.A2" office:value-type="string">
            <text:p text:style-name="P90"><text:span text:style-name="T492">(</text:span>L,CN,B,A,E)</text:p>
          </table:table-cell>
          <table:table-cell table:style-name="P_5f_Itemsets.G2" office:value-type="string">
            <text:p text:style-name="P177"/>
          </table:table-cell>
        </table:table-row>
        <table:table-row>
          <table:table-cell table:style-name="P_5f_Itemsets.A2" office:value-type="string">
            <text:p text:style-name="P161">5</text:p>
          </table:table-cell>
          <table:table-cell table:style-name="P_5f_Itemsets.A2" office:value-type="string">
            <text:p text:style-name="P165">Apontador-<text:span text:style-name="T459">A</text:span></text:p>
          </table:table-cell>
          <table:table-cell table:style-name="P_5f_Itemsets.A2" office:value-type="string">
            <text:p text:style-name="P161">(L,E)</text:p>
          </table:table-cell>
          <table:table-cell table:style-name="P_5f_Itemsets.A2" office:value-type="string">
            <text:p text:style-name="P174">(L,CD,B)</text:p>
          </table:table-cell>
          <table:table-cell table:style-name="P_5f_Itemsets.A2" office:value-type="string">
            <text:p text:style-name="P181">(L,CN,B,E)</text:p>
          </table:table-cell>
          <table:table-cell table:style-name="P_5f_Itemsets.A2" office:value-type="string">
            <text:p text:style-name="P179">(L,CD,B,A,E)</text:p>
          </table:table-cell>
          <table:table-cell table:style-name="P_5f_Itemsets.G2" office:value-type="string">
            <text:p text:style-name="P177"/>
          </table:table-cell>
        </table:table-row>
        <table:table-row>
          <table:table-cell table:style-name="P_5f_Itemsets.A2" office:value-type="string">
            <text:p text:style-name="P161">6</text:p>
          </table:table-cell>
          <table:table-cell table:style-name="P_5f_Itemsets.A2" office:value-type="string">
            <text:p text:style-name="P165">Estojo-<text:span text:style-name="T459">E</text:span></text:p>
          </table:table-cell>
          <table:table-cell table:style-name="P_5f_Itemsets.A2" office:value-type="string">
            <text:p text:style-name="P162">(CN,CD)</text:p>
          </table:table-cell>
          <table:table-cell table:style-name="P_5f_Itemsets.A2" office:value-type="string">
            <text:p text:style-name="P174">(L,CD,A)</text:p>
          </table:table-cell>
          <table:table-cell table:style-name="P_5f_Itemsets.A2" office:value-type="string">
            <text:p text:style-name="P182">(L,CN,A,E)</text:p>
          </table:table-cell>
          <table:table-cell table:style-name="P_5f_Itemsets.A2" office:value-type="string">
            <text:p text:style-name="P171">(CN,CD,B,A,E)</text:p>
          </table:table-cell>
          <table:table-cell table:style-name="P_5f_Itemsets.G2" office:value-type="string">
            <text:p text:style-name="P177"/>
          </table:table-cell>
        </table:table-row>
        <table:table-row>
          <table:table-cell table:style-name="P_5f_Itemsets.A2" office:value-type="string">
            <text:p text:style-name="P161">7</text:p>
          </table:table-cell>
          <table:table-cell table:style-name="P_5f_Itemsets.A2" office:value-type="string">
            <text:p text:style-name="P177"/>
          </table:table-cell>
          <table:table-cell table:style-name="P_5f_Itemsets.A2" office:value-type="string">
            <text:p text:style-name="P162">(CN,B)</text:p>
          </table:table-cell>
          <table:table-cell table:style-name="P_5f_Itemsets.A2" office:value-type="string">
            <text:p text:style-name="P174">(L,CD,E)</text:p>
          </table:table-cell>
          <table:table-cell table:style-name="P_5f_Itemsets.A2" office:value-type="string">
            <text:p text:style-name="P183">(L,CD,B,A)</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8</text:p>
          </table:table-cell>
          <table:table-cell table:style-name="P_5f_Itemsets.A2" office:value-type="string">
            <text:p text:style-name="P177"/>
          </table:table-cell>
          <table:table-cell table:style-name="P_5f_Itemsets.A2" office:value-type="string">
            <text:p text:style-name="P162">(CN,A)</text:p>
          </table:table-cell>
          <table:table-cell table:style-name="P_5f_Itemsets.A2" office:value-type="string">
            <text:p text:style-name="P174">(L,B,A)</text:p>
          </table:table-cell>
          <table:table-cell table:style-name="P_5f_Itemsets.A2" office:value-type="string">
            <text:p text:style-name="P183">(L,CD,B,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9</text:p>
          </table:table-cell>
          <table:table-cell table:style-name="P_5f_Itemsets.A2" office:value-type="string">
            <text:p text:style-name="P177"/>
          </table:table-cell>
          <table:table-cell table:style-name="P_5f_Itemsets.A2" office:value-type="string">
            <text:p text:style-name="P162">(CN,E)</text:p>
          </table:table-cell>
          <table:table-cell table:style-name="P_5f_Itemsets.A2" office:value-type="string">
            <text:p text:style-name="P174">(L,B,E)</text:p>
          </table:table-cell>
          <table:table-cell table:style-name="P_5f_Itemsets.A2" office:value-type="string">
            <text:p text:style-name="P184">(L,CD,A,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0</text:p>
          </table:table-cell>
          <table:table-cell table:style-name="P_5f_Itemsets.A2" office:value-type="string">
            <text:p text:style-name="P177"/>
          </table:table-cell>
          <table:table-cell table:style-name="P_5f_Itemsets.A2" office:value-type="string">
            <text:p text:style-name="P162">(CD,B)</text:p>
          </table:table-cell>
          <table:table-cell table:style-name="P_5f_Itemsets.A2" office:value-type="string">
            <text:p text:style-name="P175">(L,A,E)</text:p>
          </table:table-cell>
          <table:table-cell table:style-name="P_5f_Itemsets.A2" office:value-type="string">
            <text:p text:style-name="P184">(L,B,A,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1</text:p>
          </table:table-cell>
          <table:table-cell table:style-name="P_5f_Itemsets.A2" office:value-type="string">
            <text:p text:style-name="P177"/>
          </table:table-cell>
          <table:table-cell table:style-name="P_5f_Itemsets.A2" office:value-type="string">
            <text:p text:style-name="P162">(CD,A)</text:p>
          </table:table-cell>
          <table:table-cell table:style-name="P_5f_Itemsets.A2" office:value-type="string">
            <text:p text:style-name="P174">(CN,CD,B)</text:p>
          </table:table-cell>
          <table:table-cell table:style-name="P_5f_Itemsets.A2" office:value-type="string">
            <text:p text:style-name="P184">(CN,CD,B,A)</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2</text:p>
          </table:table-cell>
          <table:table-cell table:style-name="P_5f_Itemsets.A2" office:value-type="string">
            <text:p text:style-name="P177"/>
          </table:table-cell>
          <table:table-cell table:style-name="P_5f_Itemsets.A2" office:value-type="string">
            <text:p text:style-name="P162">(CD,E)</text:p>
          </table:table-cell>
          <table:table-cell table:style-name="P_5f_Itemsets.A2" office:value-type="string">
            <text:p text:style-name="P174">(CN,CD,A)</text:p>
          </table:table-cell>
          <table:table-cell table:style-name="P_5f_Itemsets.A2" office:value-type="string">
            <text:p text:style-name="P184">(CN,CD,B,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3</text:p>
          </table:table-cell>
          <table:table-cell table:style-name="P_5f_Itemsets.A2" office:value-type="string">
            <text:p text:style-name="P177"/>
          </table:table-cell>
          <table:table-cell table:style-name="P_5f_Itemsets.A2" office:value-type="string">
            <text:p text:style-name="P161">(B,A)</text:p>
          </table:table-cell>
          <table:table-cell table:style-name="P_5f_Itemsets.A2" office:value-type="string">
            <text:p text:style-name="P174">(CN,CD,E)</text:p>
          </table:table-cell>
          <table:table-cell table:style-name="P_5f_Itemsets.A2" office:value-type="string">
            <text:p text:style-name="P184">(CN,CD,A,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4</text:p>
          </table:table-cell>
          <table:table-cell table:style-name="P_5f_Itemsets.A2" office:value-type="string">
            <text:p text:style-name="P177"/>
          </table:table-cell>
          <table:table-cell table:style-name="P_5f_Itemsets.A2" office:value-type="string">
            <text:p text:style-name="P161">(B,E)</text:p>
          </table:table-cell>
          <table:table-cell table:style-name="P_5f_Itemsets.A2" office:value-type="string">
            <text:p text:style-name="P186">(A,B,CN)</text:p>
          </table:table-cell>
          <table:table-cell table:style-name="P_5f_Itemsets.A2" office:value-type="string">
            <text:p text:style-name="P169">(CN,B,A,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5</text:p>
          </table:table-cell>
          <table:table-cell table:style-name="P_5f_Itemsets.A2" office:value-type="string">
            <text:p text:style-name="P177"/>
          </table:table-cell>
          <table:table-cell table:style-name="P_5f_Itemsets.A2" office:value-type="string">
            <text:p text:style-name="P162"><text:span text:style-name="T490">(</text:span>A,E)</text:p>
          </table:table-cell>
          <table:table-cell table:style-name="P_5f_Itemsets.A2" office:value-type="string">
            <text:p text:style-name="P186">(<text:span text:style-name="T491">E</text:span>,B,CN)</text:p>
          </table:table-cell>
          <table:table-cell table:style-name="P_5f_Itemsets.A2" office:value-type="string">
            <text:p text:style-name="P168">(CD,B,A,E)</text:p>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6</text:p>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86">(A,<text:span text:style-name="T491">E</text:span>,CN)</text:p>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7</text:p>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74">(CD,B,A)</text:p>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8</text:p>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75"><text:span text:style-name="T491">(</text:span>CD,B,E)</text:p>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19</text:p>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87">(A,E,CD)</text:p>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20</text:p>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75">(B,A,E)</text:p>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161"/>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77"/>
          </table:table-cell>
          <table:table-cell table:style-name="P_5f_Itemsets.A2" office:value-type="string">
            <text:p text:style-name="P185"/>
          </table:table-cell>
          <table:table-cell table:style-name="P_5f_Itemsets.A2" office:value-type="string">
            <text:p text:style-name="P177"/>
          </table:table-cell>
          <table:table-cell table:style-name="P_5f_Itemsets.G2" office:value-type="string">
            <text:p text:style-name="P177"/>
          </table:table-cell>
        </table:table-row>
        <table:table-row>
          <table:table-cell table:style-name="P_5f_Itemsets.A2" office:value-type="string">
            <text:p text:style-name="P89">T</text:p>
          </table:table-cell>
          <table:table-cell table:style-name="P_5f_Itemsets.B22" office:value-type="float" office:value="6">
            <text:p text:style-name="P189">6</text:p>
          </table:table-cell>
          <table:table-cell table:style-name="P_5f_Itemsets.B22" office:value-type="float" office:value="15">
            <text:p text:style-name="P189">15</text:p>
          </table:table-cell>
          <table:table-cell table:style-name="P_5f_Itemsets.B22" office:value-type="float" office:value="20">
            <text:p text:style-name="P189">20</text:p>
          </table:table-cell>
          <table:table-cell table:style-name="P_5f_Itemsets.B22" office:value-type="float" office:value="15">
            <text:p text:style-name="P189">15</text:p>
          </table:table-cell>
          <table:table-cell table:style-name="P_5f_Itemsets.B22" office:value-type="float" office:value="6">
            <text:p text:style-name="P189">6</text:p>
          </table:table-cell>
          <table:table-cell table:style-name="P_5f_Itemsets.G22" office:value-type="float" office:value="1">
            <text:p text:style-name="P190">1</text:p>
          </table:table-cell>
        </table:table-row>
      </table:table>
      <text:p text:style-name="P101"/>
      <text:p text:style-name="P101"/>
      <text:p text:style-name="P47"/>
      <text:p text:style-name="P98"><text:span text:style-name="T372">O t</text:span><text:span text:style-name="T360">otal de </text:span><text:span text:style-name="T378">itemset</text:span><text:span text:style-name="T382">s</text:span><text:span text:style-name="T378"> </text:span><text:span text:style-name="T360">possíveis </text:span><text:span text:style-name="T376">descritos na </text:span><text:span text:style-name="T433">tabela </text:span><text:span text:style-name="T434">2.</text:span><text:span text:style-name="T433">3</text:span><text:span text:style-name="T435"> </text:span><text:span text:style-name="T436">é</text:span><text:span text:style-name="T435">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98">(</text:span><text:span text:style-name="T302">2.2</text:span><text:span text:style-name="T298">)</text:span></text:p>
      <text:p text:style-name="P97"/>
      <text:p text:style-name="P97"/>
      <text:p text:style-name="P30"><text:s text:c="8"/></text:p>
      <text:p text:style-name="P64"><text:soft-page-break/><text:span text:style-name="T480"><text:s text:c="2"/>Tabela </text:span><text:span text:style-name="T482">2.</text:span><text:span text:style-name="T481">3</text:span><text:span text:style-name="T353">: </text:span><text:span text:style-name="T350">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68">m</text:p>
          </table:table-cell>
          <table:table-cell table:style-name="Total_5f_de_5f_Itemsets.B1" office:value-type="string">
            <text:p text:style-name="P289">Itemsets</text:p>
          </table:table-cell>
        </table:table-row>
      </table:table>
      <text:p text:style-name="P64"/>
      <table:table table:name="T_Itemsets" table:style-name="T_5f_Itemsets">
        <table:table-column table:style-name="T_5f_Itemsets.A"/>
        <table:table-column table:style-name="T_5f_Itemsets.B"/>
        <table:table-row>
          <table:table-cell table:style-name="T_5f_Itemsets.A1" office:value-type="string">
            <text:p text:style-name="P150">1</text:p>
          </table:table-cell>
          <table:table-cell table:style-name="T_5f_Itemsets.B1" office:value-type="string">
            <text:p text:style-name="P150">2</text:p>
          </table:table-cell>
        </table:table-row>
        <table:table-row>
          <table:table-cell table:style-name="T_5f_Itemsets.A2" office:value-type="string">
            <text:p text:style-name="P150">2</text:p>
          </table:table-cell>
          <table:table-cell table:style-name="T_5f_Itemsets.B2" office:value-type="string">
            <text:p text:style-name="P150">4</text:p>
          </table:table-cell>
        </table:table-row>
        <table:table-row>
          <table:table-cell table:style-name="T_5f_Itemsets.A2" office:value-type="string">
            <text:p text:style-name="P150">3</text:p>
          </table:table-cell>
          <table:table-cell table:style-name="T_5f_Itemsets.B2" office:value-type="string">
            <text:p text:style-name="P150">8</text:p>
          </table:table-cell>
        </table:table-row>
        <table:table-row>
          <table:table-cell table:style-name="T_5f_Itemsets.A2" office:value-type="string">
            <text:p text:style-name="P150">4</text:p>
          </table:table-cell>
          <table:table-cell table:style-name="T_5f_Itemsets.B2" office:value-type="string">
            <text:p text:style-name="P150">16</text:p>
          </table:table-cell>
        </table:table-row>
        <table:table-row>
          <table:table-cell table:style-name="T_5f_Itemsets.A2" office:value-type="string">
            <text:p text:style-name="P150">5</text:p>
          </table:table-cell>
          <table:table-cell table:style-name="T_5f_Itemsets.B2" office:value-type="string">
            <text:p text:style-name="P150">32</text:p>
          </table:table-cell>
        </table:table-row>
        <table:table-row>
          <table:table-cell table:style-name="T_5f_Itemsets.A2" office:value-type="string">
            <text:p text:style-name="P150">6</text:p>
          </table:table-cell>
          <table:table-cell table:style-name="T_5f_Itemsets.B2" office:value-type="string">
            <text:p text:style-name="P150">64</text:p>
          </table:table-cell>
        </table:table-row>
      </table:table>
      <text:p text:style-name="P62"/>
      <text:p text:style-name="P61"/>
      <text:p text:style-name="P61"><text:tab/>Então o total de <text:span text:style-name="T122">itemsets</text:span> possíveis em nossa base de dados é igual a 2<text:span text:style-name="T8">6</text:span>= <text:span text:style-name="T509">64</text:span>, mas somando todos nossos agrupamentos obtidos na tabela dá um valor de <text:span text:style-name="T509">63</text:span>. <text:span text:style-name="T461">Isto se dá</text:span> porque não temos interesse no agrupamento (<text:span text:style-name="T122">itemset</text:span>) que não possui itens, ou seja, o 1<text:span text:style-name="T2">o</text:span><text:span text:style-name="T245"> </text:span><text:span text:style-name="T286">itemset</text:span><text:span text:style-name="T245">.</text:span></text:p>
      <text:p text:style-name="P65"/>
      <text:p text:style-name="P113"><text:span text:style-name="T404">0</text:span><text:span text:style-name="T403">-Itemset =</text:span><text:span text:style-name="T395"> </text:span><text:span text:style-name="T304">C</text:span><text:span text:style-name="T301"> </text:span><text:span text:style-name="T389">(</text:span><text:span text:style-name="T390">6</text:span><text:span text:style-name="T389">,</text:span><text:span text:style-name="T393">0</text:span><text:span text:style-name="T389">)</text:span><text:span text:style-name="T391"> </text:span><text:span text:style-name="T394">= 6! / </text:span><text:span text:style-name="T393">0</text:span><text:span text:style-name="T394">! (6-</text:span><text:span text:style-name="T393">0</text:span><text:span text:style-name="T394">)! = </text:span><text:span text:style-name="T496">6</text:span><text:span text:style-name="T497">!</text:span><text:span text:style-name="T390"> / <text:s/></text:span><text:span text:style-name="T393">0! x </text:span><text:span text:style-name="T497">6!</text:span><text:span text:style-name="T390"> </text:span><text:span text:style-name="T502"><text:s/>= </text:span><text:span text:style-name="T503">1</text:span><text:span text:style-name="T502">/1 = </text:span><text:span text:style-name="T503">1</text:span><text:span text:style-name="T390"> <text:s/></text:span><text:span text:style-name="T446">→</text:span><text:span text:style-name="T390"> <text:s/></text:span><text:span text:style-name="T402"><text:s/></text:span><text:span text:style-name="T472">itemset</text:span><text:span text:style-name="T463"> (</text:span><text:span text:style-name="T449">Ø</text:span><text:span text:style-name="T463">)</text:span></text:p>
      <text:p text:style-name="P112"><text:span text:style-name="T463">E</text:span><text:span text:style-name="T462">ntão a </text:span><text:span text:style-name="T470">fórmula 2.2</text:span><text:span text:style-name="T462"> evolui para </text:span><text:span text:style-name="T471">itemsets</text:span><text:span text:style-name="T462"> totais = </text:span><text:span text:style-name="T462"><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96"><text:s/></text:span><text:span text:style-name="T397"><text:s text:c="5"/></text:span><text:span text:style-name="T312"><text:s/>(</text:span><text:span text:style-name="T326">2.3</text:span><text:span text:style-name="T312">)</text:span></text:p>
      <text:p text:style-name="P46"/>
      <text:p text:style-name="P45"><text:span text:style-name="T361"><text:tab/>Será através dos </text:span><text:span text:style-name="T383">Itemsets</text:span><text:span text:style-name="T361"> definidos na base de dados que o algoritmo de mineração em regras de associação realizar</text:span><text:span text:style-name="T362">á</text:span><text:span text:style-name="T361"> o processo de revelação dos relacionamentos nas transções registradas na base de dados. </text:span><text:span text:style-name="T363">O primeiro algoritmo desenvolvido baseado em </text:span><text:span text:style-name="T384">Itemsets</text:span><text:span text:style-name="T363"> foi o Algoritmo APRIORI </text:span><text:span text:style-name="T364">que foi desenvolvido por </text:span><text:span text:style-name="T122">Rakesh Agrawal </text:span><text:span text:style-name="T141">et al</text:span><text:span text:style-name="T541"> </text:span><text:span text:style-name="T183">[</text:span><text:span text:style-name="T186">2</text:span><text:span text:style-name="T183">].</text:span></text:p>
      <text:h text:style-name="P335" text:outline-level="2"><text:bookmark-start text:name="__RefHeading___Toc2869_2898442780"/>REGRA DE ASSOCIAÇÃO<text:bookmark-end text:name="__RefHeading___Toc2869_2898442780"/></text:h>
      <text:p text:style-name="P133"><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33">itemsets</text:span><text:span text:style-name="T511">) que implicam em outros elementos dentro de uma transação, em um gru</text:span><text:soft-page-break/><text:span text:style-name="T511">po de transações registradas ou armazenadas em um banco de dados, ou seja, encontrar relacionamentos ou padrões frequentes em um conjunto de dados.</text:span></text:p>
      <text:p text:style-name="P105"><text:tab/><text:span text:style-name="T513">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5">itemsets </text:span><text:span text:style-name="T179">(</text:span><text:span text:style-name="T210">equação 2.3</text:span><text:span text:style-name="T179">) </text:span><text:span text:style-name="T184">(</text:span><text:span text:style-name="T211">gráfico 1.0</text:span><text:span text:style-name="T184">)</text:span><text:span text:style-name="T179">, </text:span><text:span text:style-name="T181">e em consequência </text:span><text:span text:style-name="T179">o </text:span><text:span text:style-name="T181">número de regras de associações em potencial e o </text:span><text:span text:style-name="T179">tempo de processamento se eleva na mesma proporção, o <text:s/>gerenciamento de memória se torna um grande problema. </text:span><text:span text:style-name="T513">O que obriga o desenvolvimento de algoritmos cada vez mais eficientes através integração de etapas associadas como critérios de corte, indicadores ou métricas de interesse.</text:span></text:p>
      <text:p text:style-name="P108"><text:tab/><text:span text:style-name="T514">Em uma base de dados que possui </text:span><text:span text:style-name="T180">p-</text:span><text:span text:style-name="T136">itemsets, </text:span><text:span text:style-name="T137">o</text:span><text:span text:style-name="T180"> número total de </text:span><text:span text:style-name="T136">itemsets</text:span><text:span text:style-name="T180"> é definido pela equação </text:span><text:span text:style-name="T182">2.3</text:span><text:span text:style-name="T180"> </text:span><text:span text:style-name="T182">(</text:span><text:span text:style-name="T473">itemsets</text:span><text:span text:style-name="T469"> totais = 2</text:span><text:span text:style-name="T9">m</text:span><text:span text:style-name="T313"> – 1</text:span><text:span text:style-name="T317">)</text:span><text:span text:style-name="T313">, </text:span><text:span text:style-name="T314">sendo m o total de itens na base de dados, </text:span><text:span text:style-name="T317">cada p-i</text:span><text:span text:style-name="T339">temset</text:span><text:span text:style-name="T317"> gera 2</text:span><text:span text:style-name="T10">r</text:span><text:span text:style-name="T317">-1 regras em potencial.</text:span><text:span text:style-name="T314"> </text:span><text:span text:style-name="T315">Sendo assim <text:s/>o total de regras de associação em potencial </text:span><text:span text:style-name="T316">(ou seja, todas as possíveis combinações de </text:span><text:span text:style-name="T320">p-</text:span><text:span text:style-name="T338">itemsets</text:span><text:span text:style-name="T316"> com itens </text:span><text:span text:style-name="T320">ou grupo de itens contidos neste</text:span><text:span text:style-name="T319"> </text:span><text:span text:style-name="T340">itemset</text:span><text:span text:style-name="T316">) é:</text:span></text:p>
      <text:p text:style-name="P108"><text:span text:style-name="T320">Total de regras de associação em potencial é </text:span><text:span text:style-name="T318">=</text:span><text:span text:style-name="T316">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99">(</text:span><text:span text:style-name="T303">2.4</text:span><text:span text:style-name="T299">)</text:span></text:p>
      <text:p text:style-name="P107"><text:span text:style-name="T321">Em uma base de dados com </text:span><text:span text:style-name="T322">m =</text:span><text:span text:style-name="T321"> 3 itens, </text:span><text:span text:style-name="T341">I</text:span><text:span text:style-name="T323"> </text:span><text:span text:style-name="T330">= {Lápis, Apontador, Estojo}</text:span></text:p>
      <text:p text:style-name="P110"><text:span text:style-name="T327">Possui </text:span><text:span text:style-name="T342">itemsets</text:span><text:span text:style-name="T331"> totais = 2</text:span><text:span text:style-name="T12">m</text:span><text:span text:style-name="T331"> – 1 </text:span><text:span text:style-name="T327">= 2</text:span><text:span text:style-name="T11">3</text:span><text:span text:style-name="T327"> – 1 = 7</text:span></text:p>
      <text:p text:style-name="P110"><text:span text:style-name="T334">T</text:span><text:span text:style-name="T332">otal </text:span><text:span text:style-name="T334">(candidatos)</text:span><text:span text:style-name="T332"> </text:span><text:span text:style-name="T334">a</text:span><text:span text:style-name="T332"> regras de associação </text:span><text:span text:style-name="T327">= </text:span><text:span text:style-name="T299">3</text:span><text:span text:style-name="T6">m</text:span><text:span text:style-name="T299"> – 2</text:span><text:span text:style-name="T6">m</text:span><text:span text:style-name="T299"> </text:span><text:span text:style-name="T297">= 3</text:span><text:span text:style-name="T4">3</text:span><text:span text:style-name="T297"> – 2</text:span><text:span text:style-name="T4">3</text:span><text:span text:style-name="T297"> = 27 – 8 <text:s/>= 19</text:span></text:p>
      <text:p text:style-name="P71"/>
      <text:p text:style-name="P66"/>
      <text:p text:style-name="P63"><text:span text:style-name="T480"><text:s/>Tabela </text:span><text:span text:style-name="T482">2.</text:span><text:span text:style-name="T484">5</text:span><text:span text:style-name="T480">:</text:span><text:span text:style-name="T351"> <text:s/></text:span><text:span text:style-name="T352">Relação entre itens,</text:span><text:span text:style-name="T350"> </text:span><text:span text:style-name="T164">itemsets</text:span><text:span text:style-name="T350"> </text:span><text:span text:style-name="T352">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67">m</text:p>
          </table:table-cell>
          <table:table-cell table:style-name="Relação_5f_Itemsets_5f__26__5f_Regras_5f_de_5f_Associação.A1" office:value-type="string">
            <text:p text:style-name="P288">Itemsets</text:p>
          </table:table-cell>
          <table:table-cell table:style-name="Relação_5f_Itemsets_5f__26__5f_Regras_5f_de_5f_Associação.C1" office:value-type="string">
            <text:p text:style-name="P292">Regras de associação</text:p>
          </table:table-cell>
        </table:table-row>
      </table:table>
      <text:p text:style-name="P102"/>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53">1</text:p>
          </table:table-cell>
          <table:table-cell table:style-name="R_5f_Itemsets_5f__26__5f_Regras_5f_de_5f_Associação.A1" office:value-type="string">
            <text:p text:style-name="P261">1</text:p>
          </table:table-cell>
          <table:table-cell table:style-name="R_5f_Itemsets_5f__26__5f_Regras_5f_de_5f_Associação.C1" office:value-type="string">
            <text:p text:style-name="P261">1</text:p>
          </table:table-cell>
        </table:table-row>
        <table:table-row>
          <table:table-cell table:style-name="R_5f_Itemsets_5f__26__5f_Regras_5f_de_5f_Associação.A2" office:value-type="string">
            <text:p text:style-name="P153">2</text:p>
          </table:table-cell>
          <table:table-cell table:style-name="R_5f_Itemsets_5f__26__5f_Regras_5f_de_5f_Associação.A2" office:value-type="string">
            <text:p text:style-name="P261">3</text:p>
          </table:table-cell>
          <table:table-cell table:style-name="R_5f_Itemsets_5f__26__5f_Regras_5f_de_5f_Associação.C2" office:value-type="string">
            <text:p text:style-name="P261">5</text:p>
          </table:table-cell>
        </table:table-row>
        <table:table-row>
          <table:table-cell table:style-name="R_5f_Itemsets_5f__26__5f_Regras_5f_de_5f_Associação.A2" office:value-type="string">
            <text:p text:style-name="P153">3</text:p>
          </table:table-cell>
          <table:table-cell table:style-name="R_5f_Itemsets_5f__26__5f_Regras_5f_de_5f_Associação.A2" office:value-type="string">
            <text:p text:style-name="P261">7</text:p>
          </table:table-cell>
          <table:table-cell table:style-name="R_5f_Itemsets_5f__26__5f_Regras_5f_de_5f_Associação.C2" office:value-type="string">
            <text:p text:style-name="P261">19</text:p>
          </table:table-cell>
        </table:table-row>
        <table:table-row>
          <table:table-cell table:style-name="R_5f_Itemsets_5f__26__5f_Regras_5f_de_5f_Associação.A2" office:value-type="string">
            <text:p text:style-name="P153">4</text:p>
          </table:table-cell>
          <table:table-cell table:style-name="R_5f_Itemsets_5f__26__5f_Regras_5f_de_5f_Associação.A2" office:value-type="string">
            <text:p text:style-name="P261">15</text:p>
          </table:table-cell>
          <table:table-cell table:style-name="R_5f_Itemsets_5f__26__5f_Regras_5f_de_5f_Associação.C2" office:value-type="string">
            <text:p text:style-name="P261">65</text:p>
          </table:table-cell>
        </table:table-row>
        <table:table-row>
          <table:table-cell table:style-name="R_5f_Itemsets_5f__26__5f_Regras_5f_de_5f_Associação.A2" office:value-type="string">
            <text:p text:style-name="P153">5</text:p>
          </table:table-cell>
          <table:table-cell table:style-name="R_5f_Itemsets_5f__26__5f_Regras_5f_de_5f_Associação.A2" office:value-type="string">
            <text:p text:style-name="P153">3<text:span text:style-name="T519">1</text:span></text:p>
          </table:table-cell>
          <table:table-cell table:style-name="R_5f_Itemsets_5f__26__5f_Regras_5f_de_5f_Associação.C2" office:value-type="string">
            <text:p text:style-name="P261">211</text:p>
          </table:table-cell>
        </table:table-row>
        <table:table-row>
          <table:table-cell table:style-name="R_5f_Itemsets_5f__26__5f_Regras_5f_de_5f_Associação.A2" office:value-type="string">
            <text:p text:style-name="P153">6</text:p>
          </table:table-cell>
          <table:table-cell table:style-name="R_5f_Itemsets_5f__26__5f_Regras_5f_de_5f_Associação.A2" office:value-type="string">
            <text:p text:style-name="P153">6<text:span text:style-name="T519">3</text:span></text:p>
          </table:table-cell>
          <table:table-cell table:style-name="R_5f_Itemsets_5f__26__5f_Regras_5f_de_5f_Associação.C2" office:value-type="string">
            <text:p text:style-name="P261">665</text:p>
          </table:table-cell>
        </table:table-row>
      </table:table>
      <text:p text:style-name="P67"/>
      <text:p text:style-name="P106"><text:soft-page-break/><text:span text:style-name="T323"><text:s/>Tabela </text:span><text:span text:style-name="T324">2.</text:span><text:span text:style-name="T325">4</text:span><text:span text:style-name="T323">:</text:span><text:span text:style-name="T329"> </text:span><text:span text:style-name="T336">P</text:span><text:span text:style-name="T328">ossíveis </text:span><text:span text:style-name="T329">c</text:span><text:span text:style-name="T334">andidatos a</text:span><text:span text:style-name="T333"> </text:span><text:span text:style-name="T329">regras de associação</text:span><text:span text:style-name="T328"> </text:span><text:span text:style-name="T335">com total de</text:span><text:span text:style-name="T334"> </text:span><text:span text:style-name="T335">itens m </text:span><text:span text:style-name="T334">=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66">m</text:p>
          </table:table-cell>
          <table:table-cell table:style-name="Descrição_5f_Itemsets_5f__26__5f_Regras_5f_de_5f_Associação.A1" office:value-type="string">
            <text:p text:style-name="P287">Itemsets</text:p>
          </table:table-cell>
          <table:table-cell table:style-name="Descrição_5f_Itemsets_5f__26__5f_Regras_5f_de_5f_Associação.C1" office:value-type="string">
            <text:p text:style-name="P291">Regras de associação</text:p>
          </table:table-cell>
        </table:table-row>
      </table:table>
      <text:p text:style-name="P70"/>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51">1 - <text:span text:style-name="T515">(Lápis)</text:span></text:p>
          </table:table-cell>
          <table:table-cell table:style-name="D_5f_Itemsets_5f__26__5f_Regras_5f_de_5f_Associação.A1" office:value-type="string">
            <text:p text:style-name="P256">1 - (Lápis)</text:p>
          </table:table-cell>
          <table:table-cell table:style-name="D_5f_Itemsets_5f__26__5f_Regras_5f_de_5f_Associação.C1" office:value-type="string">
            <text:p text:style-name="P318">Ø – <text:span text:style-name="T590">(não <text:s/>é possível <text:s/>obter com m = 1)</text:span></text:p>
          </table:table-cell>
        </table:table-row>
        <table:table-row>
          <table:table-cell table:style-name="D_5f_Itemsets_5f__26__5f_Regras_5f_de_5f_Associação.A2" office:value-type="string">
            <text:p text:style-name="P152">2 – <text:span text:style-name="T515">(Lápis,</text:span></text:p>
            <text:p text:style-name="P257">Apontador)</text:p>
          </table:table-cell>
          <table:table-cell table:style-name="D_5f_Itemsets_5f__26__5f_Regras_5f_de_5f_Associação.A2" office:value-type="string">
            <text:p text:style-name="P257">3 – (Lápis),</text:p>
            <text:p text:style-name="P257"><text:s/>(Apontador),</text:p>
            <text:p text:style-name="P257"><text:s/>(Lápis, Apontador)</text:p>
          </table:table-cell>
          <table:table-cell table:style-name="D_5f_Itemsets_5f__26__5f_Regras_5f_de_5f_Associação.C2" office:value-type="string">
            <text:p text:style-name="P258"><text:span text:style-name="T517">5 - </text:span>(Lápis) <text:span text:style-name="T406">⇒</text:span><text:span text:style-name="T516"> </text:span><text:s/>(Lápis)</text:p>
            <text:p text:style-name="P260">(Apontador) <text:span text:style-name="T406">⇒ </text:span>(Apontador)</text:p>
            <text:p text:style-name="P260">(Lápis, Apontador) <text:span text:style-name="T406">⇒</text:span> (<text:span text:style-name="T517">Lápis</text:span>)</text:p>
            <text:p text:style-name="P260">(Lápis, Apontador) <text:span text:style-name="T406">⇒</text:span> (<text:span text:style-name="T517">Apontador</text:span>)</text:p>
            <text:p text:style-name="P260">(Lápis, Apontador) <text:span text:style-name="T406">⇒</text:span> (<text:span text:style-name="T517">Lápis, Apontador</text:span>)</text:p>
          </table:table-cell>
        </table:table-row>
        <table:table-row>
          <table:table-cell table:style-name="D_5f_Itemsets_5f__26__5f_Regras_5f_de_5f_Associação.A2" office:value-type="string">
            <text:p text:style-name="P152">3 – <text:span text:style-name="T515">(Lápis,</text:span></text:p>
            <text:p text:style-name="P257">Apontador,Estojo)</text:p>
          </table:table-cell>
          <table:table-cell table:style-name="D_5f_Itemsets_5f__26__5f_Regras_5f_de_5f_Associação.A2" office:value-type="string">
            <text:p text:style-name="P257">7 – (Lápis),</text:p>
            <text:p text:style-name="P257"><text:s/>(Apontador),</text:p>
            <text:p text:style-name="P257"><text:s/><text:span text:style-name="T516">(Estojo),</text:span></text:p>
            <text:p text:style-name="P257"><text:span text:style-name="T516"><text:s/></text:span>(Lápis, Apontador),</text:p>
            <text:p text:style-name="P257"><text:s/><text:span text:style-name="T516">(Lápis, Estojo),</text:span></text:p>
            <text:p text:style-name="P259">(Apontador, Estojo),</text:p>
            <text:p text:style-name="P257"><text:span text:style-name="T516">(</text:span>Lápis, Apontador, Estojo<text:span text:style-name="T516">) </text:span></text:p>
          </table:table-cell>
          <table:table-cell table:style-name="D_5f_Itemsets_5f__26__5f_Regras_5f_de_5f_Associação.C2" office:value-type="string">
            <text:p text:style-name="P258"><text:span text:style-name="T518">19 - </text:span>(Lápis) <text:span text:style-name="T406">⇒</text:span><text:span text:style-name="T516"> </text:span>(Lápis)</text:p>
            <text:p text:style-name="P258">(<text:span text:style-name="T517">Apontador</text:span>) <text:span text:style-name="T406">⇒</text:span><text:span text:style-name="T516"> </text:span>(<text:span text:style-name="T517">Apontador</text:span>)</text:p>
            <text:p text:style-name="P260">(<text:span text:style-name="T517">Estojo</text:span>) <text:span text:style-name="T406">⇒</text:span> (<text:span text:style-name="T517">Estojo</text:span>)</text:p>
            <text:p text:style-name="P260">(Lápis, Apontador) <text:span text:style-name="T406">⇒</text:span> (<text:span text:style-name="T517">Lápis</text:span>)</text:p>
            <text:p text:style-name="P260">(Lápis, Apontador) <text:span text:style-name="T406">⇒</text:span> (<text:span text:style-name="T517">Apontador</text:span>)</text:p>
            <text:p text:style-name="P260">(Lápis, Apontador) <text:span text:style-name="T406">⇒</text:span> (<text:span text:style-name="T517">Lápis, Apontador</text:span>)</text:p>
            <text:p text:style-name="P260">(Lápis, <text:span text:style-name="T517">Estojo</text:span>) <text:span text:style-name="T406">⇒</text:span> (<text:span text:style-name="T517">Lápis</text:span>)</text:p>
            <text:p text:style-name="P260">(Lápis, <text:span text:style-name="T517">Estojo</text:span>) <text:span text:style-name="T406">⇒</text:span> <text:s/>(<text:span text:style-name="T517">Estojo</text:span>)</text:p>
            <text:p text:style-name="P260">(Lápis, <text:span text:style-name="T517">Estojo</text:span>) <text:span text:style-name="T406">⇒</text:span> <text:s/>(<text:span text:style-name="T517">Lápis, Estojo</text:span>)</text:p>
            <text:p text:style-name="P260">(Apontador, <text:span text:style-name="T517">Estojo</text:span>) <text:span text:style-name="T406">⇒</text:span> (<text:span text:style-name="T517">Apontador</text:span>)</text:p>
            <text:p text:style-name="P260">(Apontador, <text:span text:style-name="T517">Estojo</text:span>) <text:span text:style-name="T406">⇒</text:span> (<text:span text:style-name="T517">Estojo</text:span>)</text:p>
            <text:p text:style-name="P260">(Apontador, <text:span text:style-name="T517">Estojo</text:span>) <text:span text:style-name="T406">⇒</text:span> (<text:span text:style-name="T517">Apontador, Estojo</text:span>)</text:p>
            <text:p text:style-name="P258"><text:span text:style-name="T516">(</text:span>Lápis, Apontador, Estojo<text:span text:style-name="T516">) </text:span><text:span text:style-name="T416">⇒</text:span><text:span text:style-name="T516"> </text:span>(Lápis)</text:p>
            <text:p text:style-name="P258"><text:span text:style-name="T516">(</text:span>Lápis, Apontador, Estojo<text:span text:style-name="T516">) </text:span><text:span text:style-name="T416">⇒</text:span><text:span text:style-name="T516"> <text:s/></text:span>(<text:span text:style-name="T518">Apontador</text:span>)</text:p>
            <text:p text:style-name="P258"><text:span text:style-name="T516">(</text:span>Lápis, Apontador, Estojo<text:span text:style-name="T516">)</text:span><text:span text:style-name="T416">⇒</text:span><text:span text:style-name="T516"> <text:s/></text:span>(<text:span text:style-name="T518">Estojo</text:span>)</text:p>
            <text:p text:style-name="P258"><text:span text:style-name="T516">(</text:span>Lápis, Apontador, Estojo<text:span text:style-name="T516">) </text:span><text:span text:style-name="T416">⇒</text:span><text:span text:style-name="T516"> </text:span>(Lápis, <text:span text:style-name="T518">Apontador</text:span>)</text:p>
            <text:p text:style-name="P258"><text:span text:style-name="T516">(</text:span>Lápis, Apontador, Estojo<text:span text:style-name="T516">) </text:span><text:span text:style-name="T416">⇒</text:span><text:span text:style-name="T516"> </text:span>(Lápis, <text:span text:style-name="T518">Estojo</text:span>)</text:p>
            <text:p text:style-name="P258"><text:span text:style-name="T516">(</text:span>Lápis, Apontador, Estojo<text:span text:style-name="T516">) </text:span><text:span text:style-name="T416">⇒</text:span><text:span text:style-name="T516"> </text:span>(<text:span text:style-name="T518">Apontador</text:span>, <text:span text:style-name="T518">Estojo</text:span>)</text:p>
            <text:p text:style-name="P258"><text:span text:style-name="T516">(</text:span>Lápis, Apontador, Estojo<text:span text:style-name="T516">) </text:span><text:span text:style-name="T416">⇒</text:span><text:span text:style-name="T516"> </text:span>(<text:span text:style-name="T518">Lápis, Apontador</text:span>, <text:span text:style-name="T518">Estojo</text:span>)</text:p>
          </table:table-cell>
        </table:table-row>
      </table:table>
      <text:p text:style-name="P68"/>
      <text:p text:style-name="P31"><text:s/></text:p>
      <text:p text:style-name="P69"/>
      <text:p text:style-name="P69"/>
      <text:p text:style-name="P69"/>
      <text:p text:style-name="P28"><text:soft-page-break/><text:span text:style-name="T313">G</text:span><text:span text:style-name="T312">rafico 1.0: <text:s/></text:span><text:span text:style-name="T337">Evolução de itens x Candidatos a regras de associação</text:span></text:p>
      <text:p text:style-name="P122"><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31">Agrawal et al.</text:span><text:span text:style-name="T541">[1] </text:span><text:span text:style-name="T18">d</text:span><text:span text:style-name="T19">escreve</text:span><text:span text:style-name="T17"> as relações entre </text:span><text:span text:style-name="T132">itemsets</text:span><text:span text:style-name="T17">, e consiste em declarações da seguinte forma, </text:span><text:span text:style-name="T122">A</text:span> ⇒ <text:span text:style-name="T122">C</text:span> onde <text:span text:style-name="T122">A</text:span> (antecedente) e <text:span text:style-name="T122">C</text:span> (consequente) representam conjuntos disjuntos de itens de uma mesma transação.</text:p>
      <text:p text:style-name="P104"><text:tab/><text:span text:style-name="T510">O modelo formal proposto é definido por: Temos que</text:span><text:span text:style-name="T131"> I </text:span><text:span text:style-name="T177">= {</text:span><text:span text:style-name="T131">i</text:span><text:span text:style-name="T237">1</text:span><text:span text:style-name="T251">, </text:span><text:span text:style-name="T287">i</text:span><text:span text:style-name="T237">2</text:span><text:span text:style-name="T251">, </text:span><text:span text:style-name="T287">i</text:span><text:span text:style-name="T237">3</text:span><text:span text:style-name="T251">, …, </text:span><text:span text:style-name="T287">i</text:span><text:span text:style-name="T237">m</text:span><text:span text:style-name="T177">} </text:span><text:span text:style-name="T510">é um conjunto de atributos binários chamados itens. Temos que </text:span><text:span text:style-name="T131">D</text:span><text:span text:style-name="T510"> = {</text:span><text:span text:style-name="T167">T</text:span><text:span text:style-name="T241">1</text:span><text:span text:style-name="T311">, </text:span><text:span text:style-name="T292">T</text:span><text:span text:style-name="T238">2</text:span><text:span text:style-name="T266">, </text:span><text:span text:style-name="T292">T</text:span><text:span text:style-name="T239">3</text:span><text:span text:style-name="T267">, …, </text:span><text:span text:style-name="T293">T</text:span><text:span text:style-name="T239">m</text:span><text:span text:style-name="T510">} é um banco de dados de transações, onde cada transação </text:span><text:span text:style-name="T131">T</text:span><text:span text:style-name="T510"> é um conjunto de itens tal que </text:span><text:span text:style-name="T131">T </text:span><text:span text:style-name="T582"></text:span><text:span text:style-name="T213"> </text:span><text:span text:style-name="T169">I</text:span><text:span text:style-name="T213">. </text:span><text:span text:style-name="T215">Cada</text:span><text:span text:style-name="T214"> transação </text:span><text:span text:style-name="T170">T </text:span><text:span text:style-name="T214">é representada como um vetor binário com t[k] = 1 se </text:span><text:span text:style-name="T170">T </text:span><text:span text:style-name="T214">contém o item</text:span><text:span text:style-name="T170"> i</text:span><text:span text:style-name="T240">k</text:span><text:span text:style-name="T276">, e t</text:span><text:span text:style-name="T214">[k] = 0 caso o contrário. Há uma tupla no banco de dados para cada transação. Considerando que </text:span><text:span text:style-name="T173">A</text:span><text:span text:style-name="T214"> é subconjunto de </text:span><text:span text:style-name="T170">I</text:span><text:span text:style-name="T214">, uma </text:span><text:span text:style-name="T215">transação</text:span><text:span text:style-name="T214"> </text:span><text:span text:style-name="T170">T </text:span><text:span text:style-name="T214">contém </text:span><text:span text:style-name="T172">A</text:span><text:span text:style-name="T170"> </text:span><text:span text:style-name="T214">se para todos os itens i</text:span><text:span text:style-name="T240">k</text:span><text:span text:style-name="T276"> em </text:span><text:span text:style-name="T296">A</text:span><text:span text:style-name="T276">, t[k] = 1.</text:span></text:p>
      <text:p text:style-name="P139"><text:span text:style-name="T276"><text:tab/></text:span><text:span text:style-name="T300">Uma regra de associação é uma implicação da forma </text:span><text:span text:style-name="T409">A</text:span><text:span text:style-name="T406"> ⇒ </text:span><text:span text:style-name="T409">C</text:span><text:span text:style-name="T406"> </text:span><text:span text:style-name="T418">, onde</text:span><text:span text:style-name="T406"> </text:span><text:span text:style-name="T409">A </text:span><text:span text:style-name="T583"></text:span><text:span text:style-name="T417"> </text:span><text:span text:style-name="T583"><text:s/></text:span><text:span text:style-name="T405">I</text:span><text:span text:style-name="T418">, </text:span><text:span text:style-name="T89">C</text:span><text:span text:style-name="T94"> </text:span><text:span text:style-name="T117"></text:span><text:span text:style-name="T90"> <text:s/>I</text:span><text:span text:style-name="T418">, e </text:span><text:span text:style-name="T409">A</text:span><text:span text:style-name="T406"> </text:span><text:span text:style-name="T452">∩</text:span><text:span text:style-name="T406"> </text:span><text:span text:style-name="T409">C</text:span><text:span text:style-name="T406"> </text:span><text:span text:style-name="T418">= </text:span><text:span text:style-name="T453">Ø</text:span><text:span text:style-name="T450">, ou seja, </text:span><text:span text:style-name="T455">A</text:span><text:span text:style-name="T450"> é </text:span><text:span text:style-name="T451">sub</text:span><text:span text:style-name="T450">conjunto de </text:span><text:span text:style-name="T454">I</text:span><text:span text:style-name="T450">, e </text:span><text:span text:style-name="T455">C</text:span><text:span text:style-name="T418"> </text:span><text:span text:style-name="T419">é </text:span><text:span text:style-name="T420">sub</text:span><text:span text:style-name="T419">conjunto de </text:span><text:span text:style-name="T407">I </text:span><text:span text:style-name="T399">que não está presente em</text:span><text:span text:style-name="T407"> </text:span><text:span text:style-name="T408">A</text:span><text:span text:style-name="T399">. </text:span><text:span text:style-name="T398">A</text:span><text:span text:style-name="T418"> regra </text:span><text:span text:style-name="T409">A</text:span><text:span text:style-name="T406"> ⇒ </text:span><text:span text:style-name="T409">C</text:span><text:span text:style-name="T406"> </text:span><text:span text:style-name="T418">é válida no conjunto de transações </text:span><text:span text:style-name="T406">T</text:span><text:span text:style-name="T418">, com o grau de confiança </text:span><text:span text:style-name="T420">0 </text:span><text:span text:style-name="T507">≤ </text:span><text:span text:style-name="T418">c </text:span><text:span text:style-name="T507">≤ 1</text:span><text:span text:style-name="T418">, se </text:span><text:span text:style-name="T420">no mínimo </text:span><text:span text:style-name="T418">c% das transações em </text:span><text:span text:style-name="T406">T </text:span><text:span text:style-name="T418">que contêm </text:span><text:span text:style-name="T409">A</text:span><text:span text:style-name="T406"> </text:span><text:span text:style-name="T418">também contêm </text:span><text:span text:style-name="T409">C</text:span><text:span text:style-name="T406"> </text:span><text:span text:style-name="T418">. A regra </text:span><text:span text:style-name="T409">A</text:span><text:span text:style-name="T406"> ⇒ </text:span><text:span text:style-name="T409">C</text:span><text:span text:style-name="T406"> </text:span><text:span text:style-name="T418">tem suporte s em </text:span><text:span text:style-name="T406">T</text:span><text:span text:style-name="T418">, se s% das transações em </text:span><text:span text:style-name="T406">T </text:span><text:span text:style-name="T418">contêm </text:span><text:span text:style-name="T409">A</text:span><text:span text:style-name="T398"> </text:span><text:span text:style-name="T400">U</text:span><text:span text:style-name="T398"> </text:span><text:span text:style-name="T409">C</text:span><text:span text:style-name="T406"> </text:span><text:span text:style-name="T418">. Se as condições forem satisfeitas, c% representará o fator de confiabilidade e s% o fator de suporte.</text:span></text:p>
      <text:h text:style-name="P336" text:outline-level="2"><text:bookmark-start text:name="__RefHeading___Toc6939_3207276734"/><text:soft-page-break/>SUPORTE<text:bookmark-end text:name="__RefHeading___Toc6939_3207276734"/></text:h>
      <text:p text:style-name="P119"><text:tab/><text:span text:style-name="T520">Um dos maiores desafios em regras de associação é o tamanho do banco de dados a ser minerado. Como a quantidade de possíveis regras de associação cresce exponencialmente de acordo com o n</text:span><text:span text:style-name="T13">0</text:span><text:span text:style-name="T343"> de itens presentes no banco de dados, se faz necessário a construção de métodos que evidenciem e tornem mais eficientes os processos de descoberta de regras de associação pois o custo computacional cresce na mesma proporção. </text:span><text:span text:style-name="T344">Sendo assim se fez necessário a introdução de métodos que separem de tod</text:span><text:span text:style-name="T345">a</text:span><text:span text:style-name="T344">s </text:span><text:span text:style-name="T345">as</text:span><text:span text:style-name="T344"> </text:span><text:span text:style-name="T254">regras</text:span><text:span text:style-name="T252"> existentes, </text:span><text:span text:style-name="T254">a</text:span><text:span text:style-name="T252">s que possuem maior interesse.</text:span></text:p>
      <text:p text:style-name="P120"><text:span text:style-name="T252"><text:tab/></text:span><text:span text:style-name="T255">C</text:span><text:span text:style-name="T252">om o objetivo de reduzir o número de regras evitando gerar regras que cubram poucos eventos, </text:span><text:span text:style-name="T265">ou seja,</text:span><text:span text:style-name="T252"> </text:span><text:span text:style-name="T288">itemsets</text:span><text:span text:style-name="T252"> pouco frequentes, </text:span><text:span text:style-name="T253">utiliza-se o conceito de “</text:span><text:span text:style-name="T264">S</text:span><text:span text:style-name="T263">uporte”</text:span><text:span text:style-name="T253">. </text:span><text:span text:style-name="T255">O suporte considera </text:span><text:span text:style-name="T263">a </text:span><text:span text:style-name="T265">frequência</text:span><text:span text:style-name="T263"> </text:span><text:span text:style-name="T255">que os </text:span><text:span text:style-name="T289">itemsets</text:span><text:span text:style-name="T255"> </text:span><text:span text:style-name="T263">candidatos estão </text:span><text:span text:style-name="T255">presentes nas transações </text:span><text:span text:style-name="T259">d</text:span><text:span text:style-name="T255">o banco de dados. </text:span><text:span text:style-name="T263">Através de uma restrição definida como “</text:span><text:span text:style-name="T264">S</text:span><text:span text:style-name="T263">uporte mínimo” revelam-se os </text:span><text:span text:style-name="T291">itemsets</text:span><text:span text:style-name="T263"> </text:span><text:span text:style-name="T255">que possuam um <text:s/>valor de frequencia ou suporte maior ou igual a este. </text:span><text:span text:style-name="T256">O valor de suporte </text:span><text:span text:style-name="T258">mínimo</text:span><text:span text:style-name="T256"> pode ser descrito como valor absoluto (valor </text:span><text:span text:style-name="T346">≥</text:span><text:span text:style-name="T305"> 1) </text:span><text:span text:style-name="T257">o</text:span><text:span text:style-name="T258">u</text:span><text:span text:style-name="T256"> valor relativo (0 </text:span><text:span text:style-name="T346">≤ </text:span><text:span text:style-name="T256">valor </text:span><text:span text:style-name="T347">≤</text:span><text:span text:style-name="T305"> 1).</text:span><text:span text:style-name="T256"> Pegando nossa base de dados (</text:span><text:span text:style-name="T277">Tabela </text:span><text:span text:style-name="T278">2.</text:span><text:span text:style-name="T279">2</text:span><text:span text:style-name="T248">), vamos estabelecer um </text:span><text:span text:style-name="T250">s</text:span><text:span text:style-name="T248">uporte mínimo = 3</text:span><text:span text:style-name="T249">.</text:span></text:p>
      <text:p text:style-name="P72"/>
      <text:p text:style-name="P15"><text:span text:style-name="T280">Tabela </text:span><text:span text:style-name="T278">2.</text:span><text:span text:style-name="T280">5</text:span><text:span text:style-name="T249">:</text:span><text:span text:style-name="T268"> <text:s/></text:span><text:span text:style-name="T269">Relação</text:span><text:span text:style-name="T268"> de </text:span><text:span text:style-name="T269">itens </text:span><text:span text:style-name="T273">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65">N<text:span text:style-name="T2">o</text:span><text:span text:style-name="T245"> </text:span></text:p>
          </table:table-cell>
          <table:table-cell table:style-name="Relação_5f_de_5f_Items_5f_em_5f_Transações.B1" office:value-type="string">
            <text:p text:style-name="P265"><text:span text:style-name="T527">I</text:span>tens presentes na transação</text:p>
          </table:table-cell>
        </table:table-row>
      </table:table>
      <text:p text:style-name="P80"/>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62">1<text:span text:style-name="T2">a</text:span></text:p>
          </table:table-cell>
          <table:table-cell table:style-name="R_5f_de_5f_Items_5f_em_5f_Transações.B1" office:value-type="string">
            <text:p text:style-name="P263">Caneta-<text:span text:style-name="T522">CN</text:span>, Borracha-<text:span text:style-name="T522">B</text:span>, Estojo-<text:span text:style-name="T522">E</text:span></text:p>
          </table:table-cell>
        </table:table-row>
        <table:table-row table:style-name="R_5f_de_5f_Items_5f_em_5f_Transações.2">
          <table:table-cell table:style-name="R_5f_de_5f_Items_5f_em_5f_Transações.A2" office:value-type="string">
            <text:p text:style-name="P262">2<text:span text:style-name="T2">a</text:span></text:p>
          </table:table-cell>
          <table:table-cell table:style-name="R_5f_de_5f_Items_5f_em_5f_Transações.B2" office:value-type="string">
            <text:p text:style-name="P264">Lápis-<text:span text:style-name="T522">L</text:span>, Caneta-<text:span text:style-name="T522">CN</text:span></text:p>
          </table:table-cell>
        </table:table-row>
        <table:table-row>
          <table:table-cell table:style-name="R_5f_de_5f_Items_5f_em_5f_Transações.A2" office:value-type="string">
            <text:p text:style-name="P262">3<text:span text:style-name="T2">a</text:span></text:p>
          </table:table-cell>
          <table:table-cell table:style-name="R_5f_de_5f_Items_5f_em_5f_Transações.B2" office:value-type="string">
            <text:p text:style-name="P264">Caneta-<text:span text:style-name="T522">CN</text:span>, Caderno-<text:span text:style-name="T522">CD</text:span>, Borracha-<text:span text:style-name="T522">B</text:span>, Apontador-<text:span text:style-name="T522">A</text:span>, Estojo-<text:span text:style-name="T522">E</text:span></text:p>
          </table:table-cell>
        </table:table-row>
        <table:table-row>
          <table:table-cell table:style-name="R_5f_de_5f_Items_5f_em_5f_Transações.A2" office:value-type="string">
            <text:p text:style-name="P262">4<text:span text:style-name="T2">a</text:span></text:p>
          </table:table-cell>
          <table:table-cell table:style-name="R_5f_de_5f_Items_5f_em_5f_Transações.B2" office:value-type="string">
            <text:p text:style-name="P264">Apontador-<text:span text:style-name="T522">A</text:span>, Estojo-<text:span text:style-name="T522">E</text:span></text:p>
          </table:table-cell>
        </table:table-row>
        <table:table-row>
          <table:table-cell table:style-name="R_5f_de_5f_Items_5f_em_5f_Transações.A2" office:value-type="string">
            <text:p text:style-name="P262">5<text:span text:style-name="T2">a</text:span></text:p>
          </table:table-cell>
          <table:table-cell table:style-name="R_5f_de_5f_Items_5f_em_5f_Transações.B2" office:value-type="string">
            <text:p text:style-name="P264">Lápis-<text:span text:style-name="T522">L</text:span>, Caneta-<text:span text:style-name="T522">CN</text:span>, Caderno-<text:span text:style-name="T522">CD</text:span></text:p>
          </table:table-cell>
        </table:table-row>
        <table:table-row>
          <table:table-cell table:style-name="R_5f_de_5f_Items_5f_em_5f_Transações.A2" office:value-type="string">
            <text:p text:style-name="P262">6<text:span text:style-name="T2">a</text:span></text:p>
          </table:table-cell>
          <table:table-cell table:style-name="R_5f_de_5f_Items_5f_em_5f_Transações.B2" office:value-type="string">
            <text:p text:style-name="P264">Caderno-<text:span text:style-name="T522">CD</text:span>, Estojo-<text:span text:style-name="T522">E</text:span></text:p>
          </table:table-cell>
        </table:table-row>
        <table:table-row>
          <table:table-cell table:style-name="R_5f_de_5f_Items_5f_em_5f_Transações.A2" office:value-type="string">
            <text:p text:style-name="P262">7<text:span text:style-name="T2">a</text:span></text:p>
          </table:table-cell>
          <table:table-cell table:style-name="R_5f_de_5f_Items_5f_em_5f_Transações.B2" office:value-type="string">
            <text:p text:style-name="P264">Lápis-<text:span text:style-name="T522">L</text:span>, Borracha-<text:span text:style-name="T522">B</text:span>, Apontador-<text:span text:style-name="T522">A</text:span> </text:p>
          </table:table-cell>
        </table:table-row>
        <table:table-row>
          <table:table-cell table:style-name="R_5f_de_5f_Items_5f_em_5f_Transações.A2" office:value-type="string">
            <text:p text:style-name="P262">8<text:span text:style-name="T2">a</text:span></text:p>
          </table:table-cell>
          <table:table-cell table:style-name="R_5f_de_5f_Items_5f_em_5f_Transações.B2" office:value-type="string">
            <text:p text:style-name="P264">Caderno-<text:span text:style-name="T523">CD</text:span></text:p>
          </table:table-cell>
        </table:table-row>
        <table:table-row>
          <table:table-cell table:style-name="R_5f_de_5f_Items_5f_em_5f_Transações.A2" office:value-type="string">
            <text:p text:style-name="P262">9<text:span text:style-name="T2">a</text:span></text:p>
          </table:table-cell>
          <table:table-cell table:style-name="R_5f_de_5f_Items_5f_em_5f_Transações.B2" office:value-type="string">
            <text:p text:style-name="P264">Lápis-<text:span text:style-name="T522">L</text:span>, Caneta-<text:span text:style-name="T522">CN</text:span>, Caderno-<text:span text:style-name="T522">CD</text:span>, Borracha-<text:span text:style-name="T522">B</text:span>, Apontador-<text:span text:style-name="T522">A</text:span>, Estojo-<text:span text:style-name="T522">E</text:span></text:p>
          </table:table-cell>
        </table:table-row>
        <table:table-row>
          <table:table-cell table:style-name="R_5f_de_5f_Items_5f_em_5f_Transações.A2" office:value-type="string">
            <text:p text:style-name="P262">10<text:span text:style-name="T2">a</text:span></text:p>
          </table:table-cell>
          <table:table-cell table:style-name="R_5f_de_5f_Items_5f_em_5f_Transações.B2" office:value-type="string">
            <text:p text:style-name="P264">Caderno-<text:span text:style-name="T522">CD</text:span>, Borracha-<text:span text:style-name="T522">B</text:span>, Apontador-<text:span text:style-name="T522">A</text:span></text:p>
          </table:table-cell>
        </table:table-row>
      </table:table>
      <text:p text:style-name="P81"/>
      <text:p text:style-name="P81"/>
      <text:p text:style-name="P16"><text:soft-page-break/><text:span text:style-name="T280">Tabela </text:span><text:span text:style-name="T278">2.</text:span><text:span text:style-name="T281">6</text:span><text:span text:style-name="T283">1</text:span><text:span text:style-name="T249">:</text:span><text:span text:style-name="T268"> <text:s/></text:span><text:span text:style-name="T271">Identificação</text:span><text:span text:style-name="T270"> de </text:span><text:span text:style-name="T295">Itemsets</text:span><text:span text:style-name="T271"> mais frequêntes </text:span><text:span text:style-name="T270">e</text:span><text:span text:style-name="T271">m</text:span><text:span text:style-name="T270"> 1-</text:span><text:span text:style-name="T294">itemset</text:span><text:span text:style-name="T270"> <text:s/></text:span><text:span text:style-name="T271">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69"><text:s/>transações</text:p>
          </table:table-cell>
          <table:table-cell table:style-name="Identificação_5f_de_5f_Itemsets_5f_em_5f_1-Itemsets.A1" office:value-type="string">
            <text:p text:style-name="P269">1-<text:span text:style-name="T122">Itemset</text:span></text:p>
          </table:table-cell>
          <table:table-cell table:style-name="Identificação_5f_de_5f_Itemsets_5f_em_5f_1-Itemsets.A1" office:value-type="string">
            <text:p text:style-name="P281">Sup<text:span text:style-name="T532">orte</text:span></text:p>
            <text:p text:style-name="P290">Itemset</text:p>
          </table:table-cell>
          <table:table-cell table:style-name="Identificação_5f_de_5f_Itemsets_5f_em_5f_1-Itemsets.A1" office:value-type="string">
            <text:p text:style-name="P281">Sup<text:span text:style-name="T532">orte</text:span></text:p>
            <text:p text:style-name="P281"><text:s/>Mín<text:span text:style-name="T524">imo</text:span></text:p>
          </table:table-cell>
          <table:table-cell table:style-name="Identificação_5f_de_5f_Itemsets_5f_em_5f_1-Itemsets.E1" office:value-type="string">
            <text:p text:style-name="P276">Aprovados</text:p>
          </table:table-cell>
        </table:table-row>
      </table:table>
      <text:p text:style-name="P73"/>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93"><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1-Itemsets.A1" office:value-type="string">
            <text:p text:style-name="P293"><text:span text:style-name="T523">(</text:span>L<text:span text:style-name="T523">)</text:span></text:p>
          </table:table-cell>
          <table:table-cell table:style-name="I_5f_de_5f_Itemsets_5f_em_5f_1-Itemsets.A1" office:value-type="string">
            <text:p text:style-name="P297">4</text:p>
          </table:table-cell>
          <table:table-cell table:style-name="I_5f_de_5f_Itemsets_5f_em_5f_1-Itemsets.A1" office:value-type="string">
            <text:p text:style-name="P297">3</text:p>
          </table:table-cell>
          <table:table-cell table:style-name="I_5f_de_5f_Itemsets_5f_em_5f_1-Itemsets.E1" office:value-type="string">
            <text:p text:style-name="P308">√</text:p>
          </table:table-cell>
        </table:table-row>
        <table:table-row>
          <table:table-cell table:style-name="I_5f_de_5f_Itemsets_5f_em_5f_1-Itemsets.A2" office:value-type="string">
            <text:p text:style-name="P293">1<text:span text:style-name="T2">a</text:span><text:span text:style-name="T245"> </text:span><text:span text:style-name="T348">→</text:span><text:span text:style-name="T310"> 10</text:span><text:span text:style-name="T7">a</text:span></text:p>
          </table:table-cell>
          <table:table-cell table:style-name="I_5f_de_5f_Itemsets_5f_em_5f_1-Itemsets.A2" office:value-type="string">
            <text:p text:style-name="P293"><text:span text:style-name="T523">(</text:span>CN<text:span text:style-name="T523">)</text:span></text:p>
          </table:table-cell>
          <table:table-cell table:style-name="I_5f_de_5f_Itemsets_5f_em_5f_1-Itemsets.A2" office:value-type="string">
            <text:p text:style-name="P297">5</text:p>
          </table:table-cell>
          <table:table-cell table:style-name="I_5f_de_5f_Itemsets_5f_em_5f_1-Itemsets.A2" office:value-type="string">
            <text:p text:style-name="P297">3</text:p>
          </table:table-cell>
          <table:table-cell table:style-name="I_5f_de_5f_Itemsets_5f_em_5f_1-Itemsets.E2" office:value-type="string">
            <text:p text:style-name="P308">√</text:p>
          </table:table-cell>
        </table:table-row>
        <table:table-row>
          <table:table-cell table:style-name="I_5f_de_5f_Itemsets_5f_em_5f_1-Itemsets.A2" office:value-type="string">
            <text:p text:style-name="P293">1<text:span text:style-name="T2">a</text:span><text:span text:style-name="T245"> </text:span><text:span text:style-name="T348">→</text:span><text:span text:style-name="T310"> 10</text:span><text:span text:style-name="T7">a</text:span></text:p>
          </table:table-cell>
          <table:table-cell table:style-name="I_5f_de_5f_Itemsets_5f_em_5f_1-Itemsets.A2" office:value-type="string">
            <text:p text:style-name="P293"><text:span text:style-name="T523">(</text:span>CD<text:span text:style-name="T523">)</text:span></text:p>
          </table:table-cell>
          <table:table-cell table:style-name="I_5f_de_5f_Itemsets_5f_em_5f_1-Itemsets.A2" office:value-type="string">
            <text:p text:style-name="P297">6</text:p>
          </table:table-cell>
          <table:table-cell table:style-name="I_5f_de_5f_Itemsets_5f_em_5f_1-Itemsets.A2" office:value-type="string">
            <text:p text:style-name="P297">3</text:p>
          </table:table-cell>
          <table:table-cell table:style-name="I_5f_de_5f_Itemsets_5f_em_5f_1-Itemsets.E2" office:value-type="string">
            <text:p text:style-name="P308">√</text:p>
          </table:table-cell>
        </table:table-row>
        <table:table-row>
          <table:table-cell table:style-name="I_5f_de_5f_Itemsets_5f_em_5f_1-Itemsets.A2" office:value-type="string">
            <text:p text:style-name="P293">1<text:span text:style-name="T2">a</text:span><text:span text:style-name="T245"> </text:span><text:span text:style-name="T348">→</text:span><text:span text:style-name="T310"> 10</text:span><text:span text:style-name="T7">a</text:span></text:p>
          </table:table-cell>
          <table:table-cell table:style-name="I_5f_de_5f_Itemsets_5f_em_5f_1-Itemsets.A2" office:value-type="string">
            <text:p text:style-name="P293"><text:span text:style-name="T523">(</text:span>B<text:span text:style-name="T523">)</text:span></text:p>
          </table:table-cell>
          <table:table-cell table:style-name="I_5f_de_5f_Itemsets_5f_em_5f_1-Itemsets.A2" office:value-type="string">
            <text:p text:style-name="P297">5</text:p>
          </table:table-cell>
          <table:table-cell table:style-name="I_5f_de_5f_Itemsets_5f_em_5f_1-Itemsets.A2" office:value-type="string">
            <text:p text:style-name="P297">3</text:p>
          </table:table-cell>
          <table:table-cell table:style-name="I_5f_de_5f_Itemsets_5f_em_5f_1-Itemsets.E2" office:value-type="string">
            <text:p text:style-name="P308">√</text:p>
          </table:table-cell>
        </table:table-row>
        <table:table-row>
          <table:table-cell table:style-name="I_5f_de_5f_Itemsets_5f_em_5f_1-Itemsets.A2" office:value-type="string">
            <text:p text:style-name="P293">1<text:span text:style-name="T2">a</text:span><text:span text:style-name="T245"> </text:span><text:span text:style-name="T348">→</text:span><text:span text:style-name="T310"> 10</text:span><text:span text:style-name="T7">a</text:span></text:p>
          </table:table-cell>
          <table:table-cell table:style-name="I_5f_de_5f_Itemsets_5f_em_5f_1-Itemsets.A2" office:value-type="string">
            <text:p text:style-name="P293"><text:span text:style-name="T523">(</text:span>A<text:span text:style-name="T523">)</text:span></text:p>
          </table:table-cell>
          <table:table-cell table:style-name="I_5f_de_5f_Itemsets_5f_em_5f_1-Itemsets.A2" office:value-type="string">
            <text:p text:style-name="P297">5</text:p>
          </table:table-cell>
          <table:table-cell table:style-name="I_5f_de_5f_Itemsets_5f_em_5f_1-Itemsets.A2" office:value-type="string">
            <text:p text:style-name="P297">3</text:p>
          </table:table-cell>
          <table:table-cell table:style-name="I_5f_de_5f_Itemsets_5f_em_5f_1-Itemsets.E2" office:value-type="string">
            <text:p text:style-name="P308">√</text:p>
          </table:table-cell>
        </table:table-row>
        <table:table-row>
          <table:table-cell table:style-name="I_5f_de_5f_Itemsets_5f_em_5f_1-Itemsets.A2" office:value-type="string">
            <text:p text:style-name="P293">1<text:span text:style-name="T2">a</text:span><text:span text:style-name="T245"> </text:span><text:span text:style-name="T348">→</text:span><text:span text:style-name="T310"> 10</text:span><text:span text:style-name="T7">a</text:span></text:p>
          </table:table-cell>
          <table:table-cell table:style-name="I_5f_de_5f_Itemsets_5f_em_5f_1-Itemsets.A2" office:value-type="string">
            <text:p text:style-name="P293"><text:span text:style-name="T523">(</text:span>E<text:span text:style-name="T523">)</text:span></text:p>
          </table:table-cell>
          <table:table-cell table:style-name="I_5f_de_5f_Itemsets_5f_em_5f_1-Itemsets.A2" office:value-type="string">
            <text:p text:style-name="P297">5</text:p>
          </table:table-cell>
          <table:table-cell table:style-name="I_5f_de_5f_Itemsets_5f_em_5f_1-Itemsets.A2" office:value-type="string">
            <text:p text:style-name="P297">3</text:p>
          </table:table-cell>
          <table:table-cell table:style-name="I_5f_de_5f_Itemsets_5f_em_5f_1-Itemsets.E2" office:value-type="string">
            <text:p text:style-name="P308">√</text:p>
          </table:table-cell>
        </table:table-row>
      </table:table>
      <text:p text:style-name="P74"><text:s/></text:p>
      <text:p text:style-name="P82"/>
      <text:p text:style-name="P82"/>
      <text:p text:style-name="P17"><text:span text:style-name="T280">Tabela </text:span><text:span text:style-name="T278">2.</text:span><text:span text:style-name="T283">62</text:span><text:span text:style-name="T275">: </text:span><text:span text:style-name="T271">Identificação</text:span><text:span text:style-name="T270"> de </text:span><text:span text:style-name="T295">Itemsets</text:span><text:span text:style-name="T271"> mais </text:span><text:span text:style-name="T275">frequentes</text:span><text:span text:style-name="T271"> </text:span><text:span text:style-name="T270">e</text:span><text:span text:style-name="T271">m</text:span><text:span text:style-name="T270"> </text:span><text:span text:style-name="T271">2</text:span><text:span text:style-name="T270">-</text:span><text:span text:style-name="T294">itemset</text:span><text:span text:style-name="T270"> <text:s/></text:span><text:span text:style-name="T271">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70"><text:s/>transações</text:p>
          </table:table-cell>
          <table:table-cell table:style-name="Identificação_5f_de_5f_Itemsets_5f_em_5f_2-Itemsets.A1" office:value-type="string">
            <text:p text:style-name="P270"><text:span text:style-name="T524">2</text:span>-<text:span text:style-name="T122">Itemset</text:span></text:p>
          </table:table-cell>
          <table:table-cell table:style-name="Identificação_5f_de_5f_Itemsets_5f_em_5f_2-Itemsets.A1" office:value-type="string">
            <text:p text:style-name="P281">Sup<text:span text:style-name="T532">orte</text:span></text:p>
            <text:p text:style-name="P281"><text:span text:style-name="T122"><text:s/></text:span><text:span text:style-name="T140">I</text:span><text:span text:style-name="T138">temset</text:span></text:p>
          </table:table-cell>
          <table:table-cell table:style-name="Identificação_5f_de_5f_Itemsets_5f_em_5f_2-Itemsets.A1" office:value-type="string">
            <text:p text:style-name="P281">Sup<text:span text:style-name="T532">orte</text:span></text:p>
            <text:p text:style-name="P281"><text:s/>Mín<text:span text:style-name="T524">imo</text:span></text:p>
          </table:table-cell>
          <table:table-cell table:style-name="Identificação_5f_de_5f_Itemsets_5f_em_5f_2-Itemsets.E1" office:value-type="string">
            <text:p text:style-name="P277">Aprovados</text:p>
          </table:table-cell>
        </table:table-row>
      </table:table>
      <text:p text:style-name="P75"/>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1" office:value-type="string">
            <text:p text:style-name="P166">(L,<text:span text:style-name="T459">CN</text:span>)</text:p>
          </table:table-cell>
          <table:table-cell table:style-name="I_5f_de_5f_Itemsets_5f_em_5f_2-Itemsets.A1" office:value-type="string">
            <text:p text:style-name="P303">3</text:p>
          </table:table-cell>
          <table:table-cell table:style-name="I_5f_de_5f_Itemsets_5f_em_5f_2-Itemsets.A1" office:value-type="string">
            <text:p text:style-name="P298">3</text:p>
          </table:table-cell>
          <table:table-cell table:style-name="I_5f_de_5f_Itemsets_5f_em_5f_2-Itemsets.E1"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L,CD)</text:p>
          </table:table-cell>
          <table:table-cell table:style-name="I_5f_de_5f_Itemsets_5f_em_5f_2-Itemsets.A2" office:value-type="string">
            <text:p text:style-name="P303">2</text:p>
          </table:table-cell>
          <table:table-cell table:style-name="I_5f_de_5f_Itemsets_5f_em_5f_2-Itemsets.A2" office:value-type="string">
            <text:p text:style-name="P298">3</text:p>
          </table:table-cell>
          <table:table-cell table:style-name="I_5f_de_5f_Itemsets_5f_em_5f_2-Itemsets.E2" office:value-type="string">
            <text:p text:style-name="P315"><text:span text:style-name="T154">X</text:span><text:span text:style-name="T199"> - </text:span><text:span text:style-name="T174">não</text:span> aprovado</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L,B)</text:p>
          </table:table-cell>
          <table:table-cell table:style-name="I_5f_de_5f_Itemsets_5f_em_5f_2-Itemsets.A2" office:value-type="string">
            <text:p text:style-name="P303">2</text:p>
          </table:table-cell>
          <table:table-cell table:style-name="I_5f_de_5f_Itemsets_5f_em_5f_2-Itemsets.A2" office:value-type="string">
            <text:p text:style-name="P298">3</text:p>
          </table:table-cell>
          <table:table-cell table:style-name="I_5f_de_5f_Itemsets_5f_em_5f_2-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text:span text:style-name="T525">(</text:span>L,A)</text:p>
          </table:table-cell>
          <table:table-cell table:style-name="I_5f_de_5f_Itemsets_5f_em_5f_2-Itemsets.A2" office:value-type="string">
            <text:p text:style-name="P303">2</text:p>
          </table:table-cell>
          <table:table-cell table:style-name="I_5f_de_5f_Itemsets_5f_em_5f_2-Itemsets.A2" office:value-type="string">
            <text:p text:style-name="P298">3</text:p>
          </table:table-cell>
          <table:table-cell table:style-name="I_5f_de_5f_Itemsets_5f_em_5f_2-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L,E)</text:p>
          </table:table-cell>
          <table:table-cell table:style-name="I_5f_de_5f_Itemsets_5f_em_5f_2-Itemsets.A2" office:value-type="string">
            <text:p text:style-name="P303">1</text:p>
          </table:table-cell>
          <table:table-cell table:style-name="I_5f_de_5f_Itemsets_5f_em_5f_2-Itemsets.A2" office:value-type="string">
            <text:p text:style-name="P298">3</text:p>
          </table:table-cell>
          <table:table-cell table:style-name="I_5f_de_5f_Itemsets_5f_em_5f_2-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N,CD)</text:p>
          </table:table-cell>
          <table:table-cell table:style-name="I_5f_de_5f_Itemsets_5f_em_5f_2-Itemsets.A2" office:value-type="string">
            <text:p text:style-name="P303">3</text:p>
          </table:table-cell>
          <table:table-cell table:style-name="I_5f_de_5f_Itemsets_5f_em_5f_2-Itemsets.A2" office:value-type="string">
            <text:p text:style-name="P298">3</text:p>
          </table:table-cell>
          <table:table-cell table:style-name="I_5f_de_5f_Itemsets_5f_em_5f_2-Itemsets.E2"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N,B)</text:p>
          </table:table-cell>
          <table:table-cell table:style-name="I_5f_de_5f_Itemsets_5f_em_5f_2-Itemsets.A2" office:value-type="string">
            <text:p text:style-name="P303">3</text:p>
          </table:table-cell>
          <table:table-cell table:style-name="I_5f_de_5f_Itemsets_5f_em_5f_2-Itemsets.A2" office:value-type="string">
            <text:p text:style-name="P298">3</text:p>
          </table:table-cell>
          <table:table-cell table:style-name="I_5f_de_5f_Itemsets_5f_em_5f_2-Itemsets.E2"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N,A)</text:p>
          </table:table-cell>
          <table:table-cell table:style-name="I_5f_de_5f_Itemsets_5f_em_5f_2-Itemsets.A2" office:value-type="string">
            <text:p text:style-name="P303">2</text:p>
          </table:table-cell>
          <table:table-cell table:style-name="I_5f_de_5f_Itemsets_5f_em_5f_2-Itemsets.A2" office:value-type="string">
            <text:p text:style-name="P298">3</text:p>
          </table:table-cell>
          <table:table-cell table:style-name="I_5f_de_5f_Itemsets_5f_em_5f_2-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N,E)</text:p>
          </table:table-cell>
          <table:table-cell table:style-name="I_5f_de_5f_Itemsets_5f_em_5f_2-Itemsets.A2" office:value-type="string">
            <text:p text:style-name="P303">3</text:p>
          </table:table-cell>
          <table:table-cell table:style-name="I_5f_de_5f_Itemsets_5f_em_5f_2-Itemsets.A2" office:value-type="string">
            <text:p text:style-name="P298">3</text:p>
          </table:table-cell>
          <table:table-cell table:style-name="I_5f_de_5f_Itemsets_5f_em_5f_2-Itemsets.E2"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D,B)</text:p>
          </table:table-cell>
          <table:table-cell table:style-name="I_5f_de_5f_Itemsets_5f_em_5f_2-Itemsets.A2" office:value-type="string">
            <text:p text:style-name="P303">3</text:p>
          </table:table-cell>
          <table:table-cell table:style-name="I_5f_de_5f_Itemsets_5f_em_5f_2-Itemsets.A2" office:value-type="string">
            <text:p text:style-name="P298">3</text:p>
          </table:table-cell>
          <table:table-cell table:style-name="I_5f_de_5f_Itemsets_5f_em_5f_2-Itemsets.E2"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D,A)</text:p>
          </table:table-cell>
          <table:table-cell table:style-name="I_5f_de_5f_Itemsets_5f_em_5f_2-Itemsets.A2" office:value-type="string">
            <text:p text:style-name="P303">3</text:p>
          </table:table-cell>
          <table:table-cell table:style-name="I_5f_de_5f_Itemsets_5f_em_5f_2-Itemsets.A2" office:value-type="string">
            <text:p text:style-name="P298">3</text:p>
          </table:table-cell>
          <table:table-cell table:style-name="I_5f_de_5f_Itemsets_5f_em_5f_2-Itemsets.E2" office:value-type="string">
            <text:p text:style-name="P309">√</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CD,E)</text:p>
          </table:table-cell>
          <table:table-cell table:style-name="I_5f_de_5f_Itemsets_5f_em_5f_2-Itemsets.A2" office:value-type="string">
            <text:p text:style-name="P306">3</text:p>
          </table:table-cell>
          <table:table-cell table:style-name="I_5f_de_5f_Itemsets_5f_em_5f_2-Itemsets.A2" office:value-type="string">
            <text:p text:style-name="P300">3</text:p>
          </table:table-cell>
          <table:table-cell table:style-name="I_5f_de_5f_Itemsets_5f_em_5f_2-Itemsets.E2" office:value-type="string">
            <text:p text:style-name="P310">√</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B,A)</text:p>
          </table:table-cell>
          <table:table-cell table:style-name="I_5f_de_5f_Itemsets_5f_em_5f_2-Itemsets.A2" office:value-type="string">
            <text:p text:style-name="P306">4</text:p>
          </table:table-cell>
          <table:table-cell table:style-name="I_5f_de_5f_Itemsets_5f_em_5f_2-Itemsets.A2" office:value-type="string">
            <text:p text:style-name="P300">3</text:p>
          </table:table-cell>
          <table:table-cell table:style-name="I_5f_de_5f_Itemsets_5f_em_5f_2-Itemsets.E2" office:value-type="string">
            <text:p text:style-name="P310">√</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3">(B,E)</text:p>
          </table:table-cell>
          <table:table-cell table:style-name="I_5f_de_5f_Itemsets_5f_em_5f_2-Itemsets.A2" office:value-type="string">
            <text:p text:style-name="P306">3</text:p>
          </table:table-cell>
          <table:table-cell table:style-name="I_5f_de_5f_Itemsets_5f_em_5f_2-Itemsets.A2" office:value-type="string">
            <text:p text:style-name="P300">3</text:p>
          </table:table-cell>
          <table:table-cell table:style-name="I_5f_de_5f_Itemsets_5f_em_5f_2-Itemsets.E2" office:value-type="string">
            <text:p text:style-name="P310">√</text:p>
          </table:table-cell>
        </table:table-row>
        <table:table-row>
          <table:table-cell table:style-name="I_5f_de_5f_Itemsets_5f_em_5f_2-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2-Itemsets.A2" office:value-type="string">
            <text:p text:style-name="P164"><text:span text:style-name="T490">(</text:span>A,E)</text:p>
          </table:table-cell>
          <table:table-cell table:style-name="I_5f_de_5f_Itemsets_5f_em_5f_2-Itemsets.A2" office:value-type="string">
            <text:p text:style-name="P306">3</text:p>
          </table:table-cell>
          <table:table-cell table:style-name="I_5f_de_5f_Itemsets_5f_em_5f_2-Itemsets.A2" office:value-type="string">
            <text:p text:style-name="P300">3</text:p>
          </table:table-cell>
          <table:table-cell table:style-name="I_5f_de_5f_Itemsets_5f_em_5f_2-Itemsets.E2" office:value-type="string">
            <text:p text:style-name="P310">√</text:p>
          </table:table-cell>
        </table:table-row>
      </table:table>
      <text:p text:style-name="P75"/>
      <text:p text:style-name="P85"/>
      <text:p text:style-name="P83"/>
      <text:p text:style-name="P18"><text:soft-page-break/><text:span text:style-name="T280">Tabela </text:span><text:span text:style-name="T278">2.</text:span><text:span text:style-name="T283">63</text:span><text:span text:style-name="T275">: </text:span><text:span text:style-name="T271">Identificação</text:span><text:span text:style-name="T270"> de </text:span><text:span text:style-name="T295">Itemsets</text:span><text:span text:style-name="T271"> mais frequêntes </text:span><text:span text:style-name="T270">e</text:span><text:span text:style-name="T271">m</text:span><text:span text:style-name="T270"> </text:span><text:span text:style-name="T272">3</text:span><text:span text:style-name="T270">-</text:span><text:span text:style-name="T294">itemset</text:span><text:span text:style-name="T270"> <text:s/></text:span><text:span text:style-name="T271">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71"><text:s/>transações</text:p>
          </table:table-cell>
          <table:table-cell table:style-name="Identificação_5f_de_5f_Itemsets_5f_em_5f_3-Itemsets.A1" office:value-type="string">
            <text:p text:style-name="P271"><text:span text:style-name="T526">3</text:span>-<text:span text:style-name="T122">Itemset</text:span></text:p>
          </table:table-cell>
          <table:table-cell table:style-name="Identificação_5f_de_5f_Itemsets_5f_em_5f_3-Itemsets.A1" office:value-type="string">
            <text:p text:style-name="P281">Sup<text:span text:style-name="T532">orte</text:span></text:p>
            <text:p text:style-name="P281"><text:s/><text:span text:style-name="T138">Itemset</text:span></text:p>
          </table:table-cell>
          <table:table-cell table:style-name="Identificação_5f_de_5f_Itemsets_5f_em_5f_3-Itemsets.A1" office:value-type="string">
            <text:p text:style-name="P281">Sup<text:span text:style-name="T532">orte</text:span></text:p>
            <text:p text:style-name="P281"><text:s/>Mín<text:span text:style-name="T524">imo</text:span></text:p>
          </table:table-cell>
          <table:table-cell table:style-name="Identificação_5f_de_5f_Itemsets_5f_em_5f_3-Itemsets.E1" office:value-type="string">
            <text:p text:style-name="P278">Aprovados</text:p>
          </table:table-cell>
        </table:table-row>
      </table:table>
      <text:p text:style-name="P76"/>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1" office:value-type="string">
            <text:p text:style-name="P161">(L,CN,CD)</text:p>
          </table:table-cell>
          <table:table-cell table:style-name="I_5f_de_5f_Itemsets_5f_em_5f_3-Itemsets.A1" office:value-type="string">
            <text:p text:style-name="P320">2</text:p>
          </table:table-cell>
          <table:table-cell table:style-name="I_5f_de_5f_Itemsets_5f_em_5f_3-Itemsets.A1" office:value-type="string">
            <text:p text:style-name="P299">3</text:p>
          </table:table-cell>
          <table:table-cell table:style-name="I_5f_de_5f_Itemsets_5f_em_5f_3-Itemsets.E1"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N,B)</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N,A)</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N,E)</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D,B)</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D,A)</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CD,E)</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B,A)</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L,B,E)</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5">(L,A,E)</text:p>
          </table:table-cell>
          <table:table-cell table:style-name="I_5f_de_5f_Itemsets_5f_em_5f_3-Itemsets.A2" office:value-type="string">
            <text:p text:style-name="P320">1</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CN,CD,B)</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CN,CD,A)</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CN,CD,E)</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86">(A,B,CN)</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86">(<text:span text:style-name="T491">E</text:span>,B,CN)</text:p>
          </table:table-cell>
          <table:table-cell table:style-name="I_5f_de_5f_Itemsets_5f_em_5f_3-Itemsets.A2" office:value-type="string">
            <text:p text:style-name="P320">3</text:p>
          </table:table-cell>
          <table:table-cell table:style-name="I_5f_de_5f_Itemsets_5f_em_5f_3-Itemsets.A2" office:value-type="string">
            <text:p text:style-name="P299">3</text:p>
          </table:table-cell>
          <table:table-cell table:style-name="I_5f_de_5f_Itemsets_5f_em_5f_3-Itemsets.E2" office:value-type="string">
            <text:p text:style-name="P311">√</text:p>
          </table:table-cell>
        </table:table-row>
        <table:table-row>
          <table:table-cell table:style-name="I_5f_de_5f_Itemsets_5f_em_5f_3-Itemsets.A2" office:value-type="string">
            <text:p text:style-name="P294"><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86">(A,<text:span text:style-name="T491">E</text:span>,CN)</text:p>
          </table:table-cell>
          <table:table-cell table:style-name="I_5f_de_5f_Itemsets_5f_em_5f_3-Itemsets.A2" office:value-type="string">
            <text:p text:style-name="P320">2</text:p>
          </table:table-cell>
          <table:table-cell table:style-name="I_5f_de_5f_Itemsets_5f_em_5f_3-Itemsets.A2" office:value-type="string">
            <text:p text:style-name="P299">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6"><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4">(CD,B,A)</text:p>
          </table:table-cell>
          <table:table-cell table:style-name="I_5f_de_5f_Itemsets_5f_em_5f_3-Itemsets.A2" office:value-type="string">
            <text:p text:style-name="P320">3</text:p>
          </table:table-cell>
          <table:table-cell table:style-name="I_5f_de_5f_Itemsets_5f_em_5f_3-Itemsets.A2" office:value-type="string">
            <text:p text:style-name="P301">3</text:p>
          </table:table-cell>
          <table:table-cell table:style-name="I_5f_de_5f_Itemsets_5f_em_5f_3-Itemsets.E2" office:value-type="string">
            <text:p text:style-name="P311">√</text:p>
          </table:table-cell>
        </table:table-row>
        <table:table-row>
          <table:table-cell table:style-name="I_5f_de_5f_Itemsets_5f_em_5f_3-Itemsets.A2" office:value-type="string">
            <text:p text:style-name="P296"><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5"><text:span text:style-name="T491">(</text:span>CD,B,E)</text:p>
          </table:table-cell>
          <table:table-cell table:style-name="I_5f_de_5f_Itemsets_5f_em_5f_3-Itemsets.A2" office:value-type="string">
            <text:p text:style-name="P320">2</text:p>
          </table:table-cell>
          <table:table-cell table:style-name="I_5f_de_5f_Itemsets_5f_em_5f_3-Itemsets.A2" office:value-type="string">
            <text:p text:style-name="P301">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6"><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87">(A,E,CD)</text:p>
          </table:table-cell>
          <table:table-cell table:style-name="I_5f_de_5f_Itemsets_5f_em_5f_3-Itemsets.A2" office:value-type="string">
            <text:p text:style-name="P320">2</text:p>
          </table:table-cell>
          <table:table-cell table:style-name="I_5f_de_5f_Itemsets_5f_em_5f_3-Itemsets.A2" office:value-type="string">
            <text:p text:style-name="P301">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3-Itemsets.A2" office:value-type="string">
            <text:p text:style-name="P296"><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3-Itemsets.A2" office:value-type="string">
            <text:p text:style-name="P175">(B,A,E)</text:p>
          </table:table-cell>
          <table:table-cell table:style-name="I_5f_de_5f_Itemsets_5f_em_5f_3-Itemsets.A2" office:value-type="string">
            <text:p text:style-name="P321">2</text:p>
          </table:table-cell>
          <table:table-cell table:style-name="I_5f_de_5f_Itemsets_5f_em_5f_3-Itemsets.A2" office:value-type="string">
            <text:p text:style-name="P301">3</text:p>
          </table:table-cell>
          <table:table-cell table:style-name="I_5f_de_5f_Itemsets_5f_em_5f_3-Itemsets.E2" office:value-type="string">
            <text:p text:style-name="P317"><text:span text:style-name="T154">X</text:span><text:span text:style-name="T199"> - </text:span><text:span text:style-name="T174">não</text:span> aprovado</text:p>
          </table:table-cell>
        </table:table-row>
      </table:table>
      <text:p text:style-name="P86"/>
      <text:p text:style-name="P19"><text:span text:style-name="T280">Tabela </text:span><text:span text:style-name="T283">2.65</text:span><text:span text:style-name="T249">:</text:span><text:span text:style-name="T268"> <text:s/></text:span><text:span text:style-name="T271">Identificação</text:span><text:span text:style-name="T270"> de </text:span><text:span text:style-name="T295">Itemsets</text:span><text:span text:style-name="T271"> mais frequêntes </text:span><text:span text:style-name="T270">e</text:span><text:span text:style-name="T271">m</text:span><text:span text:style-name="T270"> </text:span><text:span text:style-name="T272">5</text:span><text:span text:style-name="T270">-</text:span><text:span text:style-name="T294">itemset</text:span><text:span text:style-name="T270"> <text:s/></text:span><text:span text:style-name="T271">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72"><text:s/>transações</text:p>
          </table:table-cell>
          <table:table-cell table:style-name="Identificação_5f_de_5f_Itemsets_5f_em_5f_5-Itemsets.A1" office:value-type="string">
            <text:p text:style-name="P272">1-<text:span text:style-name="T122">Itemset</text:span></text:p>
          </table:table-cell>
          <table:table-cell table:style-name="Identificação_5f_de_5f_Itemsets_5f_em_5f_5-Itemsets.A1" office:value-type="string">
            <text:p text:style-name="P281">Sup<text:span text:style-name="T532">orte</text:span></text:p>
            <text:p text:style-name="P281"><text:s/><text:span text:style-name="T138">Itemset</text:span></text:p>
          </table:table-cell>
          <table:table-cell table:style-name="Identificação_5f_de_5f_Itemsets_5f_em_5f_5-Itemsets.A1" office:value-type="string">
            <text:p text:style-name="P279">Sup<text:span text:style-name="T532">orte</text:span> Mín<text:span text:style-name="T524">imo</text:span></text:p>
          </table:table-cell>
          <table:table-cell table:style-name="Identificação_5f_de_5f_Itemsets_5f_em_5f_5-Itemsets.E1" office:value-type="string">
            <text:p text:style-name="P279">Aprovados</text:p>
          </table:table-cell>
        </table:table-row>
      </table:table>
      <text:p text:style-name="P77"/>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5-Itemsets.A1" office:value-type="string">
            <text:p text:style-name="P170">(L,CN,CD,B,A)</text:p>
          </table:table-cell>
          <table:table-cell table:style-name="I_5f_de_5f_Itemsets_5f_em_5f_5-Itemsets.A1" office:value-type="string">
            <text:p text:style-name="P305">1</text:p>
          </table:table-cell>
          <table:table-cell table:style-name="I_5f_de_5f_Itemsets_5f_em_5f_5-Itemsets.A1" office:value-type="string">
            <text:p text:style-name="P300">3</text:p>
          </table:table-cell>
          <table:table-cell table:style-name="I_5f_de_5f_Itemsets_5f_em_5f_5-Itemsets.E1" office:value-type="string">
            <text:p text:style-name="P317"><text:span text:style-name="T154">X</text:span><text:span text:style-name="T199"> - </text:span><text:span text:style-name="T174">não</text:span> aprovado</text:p>
          </table:table-cell>
        </table:table-row>
        <table:table-row>
          <table:table-cell table:style-name="I_5f_de_5f_Itemsets_5f_em_5f_5-Itemsets.A2" office:value-type="string">
            <text:p text:style-name="P295">1<text:span text:style-name="T2">a</text:span><text:span text:style-name="T245"> </text:span><text:span text:style-name="T348">→</text:span><text:span text:style-name="T310"> 10</text:span><text:span text:style-name="T7">a</text:span></text:p>
          </table:table-cell>
          <table:table-cell table:style-name="I_5f_de_5f_Itemsets_5f_em_5f_5-Itemsets.A2" office:value-type="string">
            <text:p text:style-name="P170">(L,CN,CD,B,E)</text:p>
          </table:table-cell>
          <table:table-cell table:style-name="I_5f_de_5f_Itemsets_5f_em_5f_5-Itemsets.A2" office:value-type="string">
            <text:p text:style-name="P305">1</text:p>
          </table:table-cell>
          <table:table-cell table:style-name="I_5f_de_5f_Itemsets_5f_em_5f_5-Itemsets.A2" office:value-type="string">
            <text:p text:style-name="P300">3</text:p>
          </table:table-cell>
          <table:table-cell table:style-name="I_5f_de_5f_Itemsets_5f_em_5f_5-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5-Itemsets.A2" office:value-type="string">
            <text:p text:style-name="P295">1<text:span text:style-name="T2">a</text:span><text:span text:style-name="T245"> </text:span><text:span text:style-name="T348">→</text:span><text:span text:style-name="T310"> 10</text:span><text:span text:style-name="T7">a</text:span></text:p>
          </table:table-cell>
          <table:table-cell table:style-name="I_5f_de_5f_Itemsets_5f_em_5f_5-Itemsets.A2" office:value-type="string">
            <text:p text:style-name="P180"><text:span text:style-name="T492">(</text:span>L,CN,CD,A,E)</text:p>
          </table:table-cell>
          <table:table-cell table:style-name="I_5f_de_5f_Itemsets_5f_em_5f_5-Itemsets.A2" office:value-type="string">
            <text:p text:style-name="P305">1</text:p>
          </table:table-cell>
          <table:table-cell table:style-name="I_5f_de_5f_Itemsets_5f_em_5f_5-Itemsets.A2" office:value-type="string">
            <text:p text:style-name="P300">3</text:p>
          </table:table-cell>
          <table:table-cell table:style-name="I_5f_de_5f_Itemsets_5f_em_5f_5-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5-Itemsets.A2" office:value-type="string">
            <text:p text:style-name="P295">1<text:span text:style-name="T2">a</text:span><text:span text:style-name="T245"> </text:span><text:span text:style-name="T348">→</text:span><text:span text:style-name="T310"> 10</text:span><text:span text:style-name="T7">a</text:span></text:p>
          </table:table-cell>
          <table:table-cell table:style-name="I_5f_de_5f_Itemsets_5f_em_5f_5-Itemsets.A2" office:value-type="string">
            <text:p text:style-name="P91"><text:span text:style-name="T492">(</text:span>L,CN,B,A,E)</text:p>
          </table:table-cell>
          <table:table-cell table:style-name="I_5f_de_5f_Itemsets_5f_em_5f_5-Itemsets.A2" office:value-type="string">
            <text:p text:style-name="P305">1</text:p>
          </table:table-cell>
          <table:table-cell table:style-name="I_5f_de_5f_Itemsets_5f_em_5f_5-Itemsets.A2" office:value-type="string">
            <text:p text:style-name="P300">3</text:p>
          </table:table-cell>
          <table:table-cell table:style-name="I_5f_de_5f_Itemsets_5f_em_5f_5-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5-Itemsets.A2" office:value-type="string">
            <text:p text:style-name="P295">1<text:span text:style-name="T2">a</text:span><text:span text:style-name="T245"> </text:span><text:span text:style-name="T348">→</text:span><text:span text:style-name="T310"> 10</text:span><text:span text:style-name="T7">a</text:span></text:p>
          </table:table-cell>
          <table:table-cell table:style-name="I_5f_de_5f_Itemsets_5f_em_5f_5-Itemsets.A2" office:value-type="string">
            <text:p text:style-name="P180">(L,CD,B,A,E)</text:p>
          </table:table-cell>
          <table:table-cell table:style-name="I_5f_de_5f_Itemsets_5f_em_5f_5-Itemsets.A2" office:value-type="string">
            <text:p text:style-name="P305">1</text:p>
          </table:table-cell>
          <table:table-cell table:style-name="I_5f_de_5f_Itemsets_5f_em_5f_5-Itemsets.A2" office:value-type="string">
            <text:p text:style-name="P300">3</text:p>
          </table:table-cell>
          <table:table-cell table:style-name="I_5f_de_5f_Itemsets_5f_em_5f_5-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5-Itemsets.A2" office:value-type="string">
            <text:p text:style-name="P295">1<text:span text:style-name="T2">a</text:span><text:span text:style-name="T245"> </text:span><text:span text:style-name="T348">→</text:span><text:span text:style-name="T310"> 10</text:span><text:span text:style-name="T7">a</text:span></text:p>
          </table:table-cell>
          <table:table-cell table:style-name="I_5f_de_5f_Itemsets_5f_em_5f_5-Itemsets.A2" office:value-type="string">
            <text:p text:style-name="P172">(CN,CD,B,A,E)</text:p>
          </table:table-cell>
          <table:table-cell table:style-name="I_5f_de_5f_Itemsets_5f_em_5f_5-Itemsets.A2" office:value-type="string">
            <text:p text:style-name="P305">2</text:p>
          </table:table-cell>
          <table:table-cell table:style-name="I_5f_de_5f_Itemsets_5f_em_5f_5-Itemsets.A2" office:value-type="string">
            <text:p text:style-name="P300">3</text:p>
          </table:table-cell>
          <table:table-cell table:style-name="I_5f_de_5f_Itemsets_5f_em_5f_5-Itemsets.E2" office:value-type="string">
            <text:p text:style-name="P317"><text:span text:style-name="T154">X</text:span><text:span text:style-name="T199"> - </text:span><text:span text:style-name="T174">não</text:span> aprovado</text:p>
          </table:table-cell>
        </table:table-row>
      </table:table>
      <text:p text:style-name="P19"><text:soft-page-break/><text:span text:style-name="T280">Tabela </text:span><text:span text:style-name="T282">2.</text:span><text:span text:style-name="T283">64</text:span><text:span text:style-name="T249">:</text:span><text:span text:style-name="T268"> <text:s/></text:span><text:span text:style-name="T271">Identificação</text:span><text:span text:style-name="T270"> de </text:span><text:span text:style-name="T295">Itemsets</text:span><text:span text:style-name="T271"> mais frequêntes </text:span><text:span text:style-name="T270">e</text:span><text:span text:style-name="T271">m</text:span><text:span text:style-name="T270"> </text:span><text:span text:style-name="T273">4</text:span><text:span text:style-name="T270">-</text:span><text:span text:style-name="T294">itemset</text:span><text:span text:style-name="T270"> <text:s/></text:span><text:span text:style-name="T271">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72"><text:s/>transações</text:p>
          </table:table-cell>
          <table:table-cell table:style-name="Identificação_5f_de_5f_Itemsets_5f_em_5f_4-Itemsets.A1" office:value-type="string">
            <text:p text:style-name="P272"><text:span text:style-name="T527">4</text:span>-<text:span text:style-name="T122">Itemset</text:span></text:p>
          </table:table-cell>
          <table:table-cell table:style-name="Identificação_5f_de_5f_Itemsets_5f_em_5f_4-Itemsets.A1" office:value-type="string">
            <text:p text:style-name="P281">Sup<text:span text:style-name="T532">orte</text:span></text:p>
            <text:p text:style-name="P281"><text:s/><text:span text:style-name="T138">Itemset</text:span></text:p>
          </table:table-cell>
          <table:table-cell table:style-name="Identificação_5f_de_5f_Itemsets_5f_em_5f_4-Itemsets.A1" office:value-type="string">
            <text:p text:style-name="P279">Sup<text:span text:style-name="T532">orte</text:span> Mín<text:span text:style-name="T524">imo</text:span></text:p>
          </table:table-cell>
          <table:table-cell table:style-name="Identificação_5f_de_5f_Itemsets_5f_em_5f_4-Itemsets.E1" office:value-type="string">
            <text:p text:style-name="P279">Aprovados</text:p>
          </table:table-cell>
        </table:table-row>
      </table:table>
      <text:p text:style-name="P77"/>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1" office:value-type="string">
            <text:p text:style-name="P167">(L,CN,CD,B)</text:p>
          </table:table-cell>
          <table:table-cell table:style-name="I_5f_de_5f_Itemsets_5f_em_5f_4-Itemsets.A1" office:value-type="string">
            <text:p text:style-name="P307">1</text:p>
          </table:table-cell>
          <table:table-cell table:style-name="I_5f_de_5f_Itemsets_5f_em_5f_4-Itemsets.A1" office:value-type="string">
            <text:p text:style-name="P300">3</text:p>
          </table:table-cell>
          <table:table-cell table:style-name="I_5f_de_5f_Itemsets_5f_em_5f_4-Itemsets.E1"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67">(L,CN,CD,A)</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67">(L,CN,CD,E<text:span text:style-name="T460">)</text:span></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1">(L,CN,B,A)</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1">(L,CN,B,E)</text:p>
          </table:table-cell>
          <table:table-cell table:style-name="I_5f_de_5f_Itemsets_5f_em_5f_4-Itemsets.A2" office:value-type="string">
            <text:p text:style-name="P304">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2">(L,CN,A,E)</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3">(L,CD,B,A)</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3">(L,CD,B,E)</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4">(L,CD,A,E)</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4">(L,B,A,E)</text:p>
          </table:table-cell>
          <table:table-cell table:style-name="I_5f_de_5f_Itemsets_5f_em_5f_4-Itemsets.A2" office:value-type="string">
            <text:p text:style-name="P307">1</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4">(CN,CD,B,A)</text:p>
          </table:table-cell>
          <table:table-cell table:style-name="I_5f_de_5f_Itemsets_5f_em_5f_4-Itemsets.A2" office:value-type="string">
            <text:p text:style-name="P307">2</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4">(CN,CD,B,E)</text:p>
          </table:table-cell>
          <table:table-cell table:style-name="I_5f_de_5f_Itemsets_5f_em_5f_4-Itemsets.A2" office:value-type="string">
            <text:p text:style-name="P307">2</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84">(CN,CD,A,E)</text:p>
          </table:table-cell>
          <table:table-cell table:style-name="I_5f_de_5f_Itemsets_5f_em_5f_4-Itemsets.A2" office:value-type="string">
            <text:p text:style-name="P307">2</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69">(CN,B,A,E)</text:p>
          </table:table-cell>
          <table:table-cell table:style-name="I_5f_de_5f_Itemsets_5f_em_5f_4-Itemsets.A2" office:value-type="string">
            <text:p text:style-name="P307">2</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row>
          <table:table-cell table:style-name="I_5f_de_5f_Itemsets_5f_em_5f_4-Itemsets.A2" office:value-type="string">
            <text:p text:style-name="P295"><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4-Itemsets.A2" office:value-type="string">
            <text:p text:style-name="P168">(CD,B,A,E)</text:p>
          </table:table-cell>
          <table:table-cell table:style-name="I_5f_de_5f_Itemsets_5f_em_5f_4-Itemsets.A2" office:value-type="string">
            <text:p text:style-name="P307">2</text:p>
          </table:table-cell>
          <table:table-cell table:style-name="I_5f_de_5f_Itemsets_5f_em_5f_4-Itemsets.A2" office:value-type="string">
            <text:p text:style-name="P300">3</text:p>
          </table:table-cell>
          <table:table-cell table:style-name="I_5f_de_5f_Itemsets_5f_em_5f_4-Itemsets.E2" office:value-type="string">
            <text:p text:style-name="P317"><text:span text:style-name="T154">X</text:span><text:span text:style-name="T199"> - </text:span><text:span text:style-name="T174">não</text:span> aprovado</text:p>
          </table:table-cell>
        </table:table-row>
      </table:table>
      <text:p text:style-name="P77"/>
      <text:p text:style-name="P20"><text:span text:style-name="T255"><text:s/></text:span><text:span text:style-name="T280">Tabela </text:span><text:span text:style-name="T283">2.66</text:span><text:span text:style-name="T249">:</text:span><text:span text:style-name="T268"> <text:s/></text:span><text:span text:style-name="T271">Identificação</text:span><text:span text:style-name="T270"> de </text:span><text:span text:style-name="T295">Itemsets</text:span><text:span text:style-name="T271"> mais frequêntes </text:span><text:span text:style-name="T270">e</text:span><text:span text:style-name="T271">m</text:span><text:span text:style-name="T270"> </text:span><text:span text:style-name="T273">6</text:span><text:span text:style-name="T270">-</text:span><text:span text:style-name="T294">itemset</text:span><text:span text:style-name="T270"> <text:s/></text:span><text:span text:style-name="T271">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73"><text:s/>transações</text:p>
          </table:table-cell>
          <table:table-cell table:style-name="Identificação_5f_de_5f_Itemsets_5f_em_5f_6-Itemsets.A1" office:value-type="string">
            <text:p text:style-name="P273"><text:span text:style-name="T527">6</text:span>-<text:span text:style-name="T122">Itemset</text:span></text:p>
          </table:table-cell>
          <table:table-cell table:style-name="Identificação_5f_de_5f_Itemsets_5f_em_5f_6-Itemsets.A1" office:value-type="string">
            <text:p text:style-name="P281">Sup<text:span text:style-name="T532">orte</text:span></text:p>
            <text:p text:style-name="P281"><text:s/><text:span text:style-name="T138">Itemset</text:span></text:p>
          </table:table-cell>
          <table:table-cell table:style-name="Identificação_5f_de_5f_Itemsets_5f_em_5f_6-Itemsets.A1" office:value-type="string">
            <text:p text:style-name="P280">Sup<text:span text:style-name="T532">orte</text:span> Mín<text:span text:style-name="T524">imo</text:span></text:p>
          </table:table-cell>
          <table:table-cell table:style-name="Identificação_5f_de_5f_Itemsets_5f_em_5f_6-Itemsets.E1" office:value-type="string">
            <text:p text:style-name="P280">Aprovados</text:p>
          </table:table-cell>
        </table:table-row>
      </table:table>
      <text:p text:style-name="P78"/>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96"><text:span text:style-name="T310">1</text:span><text:span text:style-name="T7">a</text:span><text:span text:style-name="T310"> </text:span><text:span text:style-name="T348">→</text:span><text:span text:style-name="T310"> 10</text:span><text:span text:style-name="T7">a</text:span></text:p>
          </table:table-cell>
          <table:table-cell table:style-name="I_5f_de_5f_Itemsets_5f_em_5f_6-Itemsets.A1" office:value-type="string">
            <text:p text:style-name="P173">(L,CN,CD,B,A,E)</text:p>
          </table:table-cell>
          <table:table-cell table:style-name="I_5f_de_5f_Itemsets_5f_em_5f_6-Itemsets.A1" office:value-type="string">
            <text:p text:style-name="P319">1</text:p>
          </table:table-cell>
          <table:table-cell table:style-name="I_5f_de_5f_Itemsets_5f_em_5f_6-Itemsets.A1" office:value-type="string">
            <text:p text:style-name="P301">3</text:p>
          </table:table-cell>
          <table:table-cell table:style-name="I_5f_de_5f_Itemsets_5f_em_5f_6-Itemsets.E1" office:value-type="string">
            <text:p text:style-name="P317"><text:span text:style-name="T154">X</text:span><text:span text:style-name="T199"> - </text:span><text:span text:style-name="T174">não</text:span> aprovado</text:p>
          </table:table-cell>
        </table:table-row>
      </table:table>
      <text:p text:style-name="P87"/>
      <text:p text:style-name="P124"><text:span text:style-name="T255"><text:tab/></text:span><text:span text:style-name="T261">Baseado no exemplo </text:span><text:span text:style-name="T262">e</text:span><text:span text:style-name="T261"> u</text:span><text:span text:style-name="T260">tilizando um suporte mínimo de valor 3, diminuimos significativamente </text:span><text:span text:style-name="T261">o</text:span><text:span text:style-name="T260">s </text:span><text:span text:style-name="T290">itemsets</text:span><text:span text:style-name="T261"> de base de 63 (</text:span><text:span text:style-name="T285">Tabela 2.3</text:span><text:span text:style-name="T261">) para 18. </text:span><text:span text:style-name="T480"><text:s/></text:span></text:p>
      <text:p text:style-name="P121"><text:span text:style-name="T255"><text:tab/></text:span><text:span text:style-name="T520">O c</text:span>onceito <text:span text:style-name="T520">de “Suporte”</text:span> introduzido em 199<text:span text:style-name="T521">3 por </text:span><text:span text:style-name="T131">Agrawal et al.</text:span>[1<text:span text:style-name="T574">] r</text:span>epresent<text:span text:style-name="T529">a</text:span> a quantidade de itemsets na base de dados que apoiam uma regra. É a probabilidade de um itemset <text:span text:style-name="T223">X</text:span> estar contido em uma <text:span text:style-name="T528">transação</text:span> t de uma base de dados D.</text:p>
      <text:p text:style-name="P121"/>
      <text:p text:style-name="P37"><text:span text:style-name="T216"><text:tab/></text:span><text:span text:style-name="T20">P</text:span><text:span text:style-name="T47">ode ser </text:span><text:span text:style-name="T175">representado</text:span><text:span text:style-name="T216"> por: <text:s text:c="8"/></text:span><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531">(</text:span><text:span text:style-name="T488">2.5</text:span><text:span text:style-name="T531">)</text:span></text:p>
      <text:p text:style-name="P125"><text:tab/></text:p>
      <text:p text:style-name="P125"><text:soft-page-break/><text:span text:style-name="T530">O suporte utiliza o princípio dos </text:span><text:span text:style-name="T139">Itemsets</text:span><text:span text:style-name="T530"> frequentes, que diz que:</text:span></text:p>
      <text:list xml:id="list691829845" text:style-name="L1">
        <text:list-item>
          <text:p text:style-name="P361"><text:span text:style-name="T530">Qualquer subconjunto de um </text:span><text:span text:style-name="T139">itemset</text:span><text:span text:style-name="T185"> frequente também é um </text:span><text:span text:style-name="T139">itemset</text:span><text:span text:style-name="T185"> frequente.</text:span></text:p>
          <text:p text:style-name="P362">Este princípio é válido devido a seguinte propriedade da métrica suporte:</text:p>
        </text:list-item>
        <text:list-item>
          <text:p text:style-name="P363"><text:span text:style-name="T174">O suporte de um </text:span><text:span text:style-name="T122">itemset</text:span><text:span text:style-name="T174"> </text:span><text:span text:style-name="T154">X</text:span><text:span text:style-name="T174"> nunca excede o suporte de seus sub-</text:span><text:span text:style-name="T122">itemsets</text:span><text:span text:style-name="T174"> </text:span><text:span text:style-name="T122">X’</text:span><text:span text:style-name="T174"> (</text:span><text:span text:style-name="T198">propriedade</text:span><text:span text:style-name="T174"> anti-monotônica do suporte).</text:span></text:p>
        </text:list-item>
        <text:list-item>
          <text:p text:style-name="P361"><text:span text:style-name="T185"><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85"><text:s text:c="7"/></text:span><text:span text:style-name="T186">(</text:span><text:span text:style-name="T212">2.6</text:span><text:span text:style-name="T186">)</text:span></text:p>
        </text:list-item>
      </text:list>
      <text:h text:style-name="P337" text:outline-level="2"><text:bookmark-start text:name="__RefHeading___Toc2873_2898442780"/>CONFIANÇA<text:bookmark-end text:name="__RefHeading___Toc2873_2898442780"/></text:h>
      <text:p text:style-name="P123"><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26"><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27"><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
      <text:p text:style-name="P21"><text:soft-page-break/><text:span text:style-name="T280">Tabela </text:span><text:span text:style-name="T278">2.</text:span><text:span text:style-name="T284">7</text:span><text:span text:style-name="T249">:</text:span><text:span text:style-name="T268"> <text:s/></text:span><text:span text:style-name="T274">Relação</text:span><text:span text:style-name="T270"> de </text:span><text:span text:style-name="T295">Itemsets</text:span><text:span text:style-name="T271"> </text:span><text:span text:style-name="T274">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74"><text:s/><text:span text:style-name="T532">Itemsets aprovados</text:span></text:p>
          </table:table-cell>
          <table:table-cell table:style-name="Relação_5f_Itemsets_5f_candidatos_5f__26__5f_Regras_5f_de_5f_associação.A1" office:value-type="string">
            <text:p text:style-name="P282"><text:span text:style-name="T536">Valor de </text:span>Suporte <text:span text:style-name="T537">relativo</text:span></text:p>
          </table:table-cell>
          <table:table-cell table:style-name="Relação_5f_Itemsets_5f_candidatos_5f__26__5f_Regras_5f_de_5f_associação.C1" office:value-type="string">
            <text:p text:style-name="P286">Candidatos a regras</text:p>
          </table:table-cell>
        </table:table-row>
      </table:table>
      <text:p text:style-name="P79"/>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93"><text:span text:style-name="T523">(</text:span>L<text:span text:style-name="T523">)</text:span></text:p>
          </table:table-cell>
          <table:table-cell table:style-name="R_5f_Itemsets_5f_candidatos_5f__26__5f_Regras_5f_de_5f_associação.A1" office:value-type="string">
            <text:p text:style-name="P297">4/<text:span text:style-name="T533">10 = 0,4</text:span></text:p>
          </table:table-cell>
          <table:table-cell table:style-name="R_5f_Itemsets_5f_candidatos_5f__26__5f_Regras_5f_de_5f_associação.C1"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93"><text:span text:style-name="T523">(</text:span>CN<text:span text:style-name="T523">)</text:span></text:p>
          </table:table-cell>
          <table:table-cell table:style-name="R_5f_Itemsets_5f_candidatos_5f__26__5f_Regras_5f_de_5f_associação.A2" office:value-type="string">
            <text:p text:style-name="P297">5/<text:span text:style-name="T533">10 = 0,5</text:span></text:p>
          </table:table-cell>
          <table:table-cell table:style-name="R_5f_Itemsets_5f_candidatos_5f__26__5f_Regras_5f_de_5f_associação.C2"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93"><text:span text:style-name="T523">(</text:span>CD<text:span text:style-name="T523">)</text:span></text:p>
          </table:table-cell>
          <table:table-cell table:style-name="R_5f_Itemsets_5f_candidatos_5f__26__5f_Regras_5f_de_5f_associação.A2" office:value-type="string">
            <text:p text:style-name="P297">6/<text:span text:style-name="T533">10 = 0,6</text:span></text:p>
          </table:table-cell>
          <table:table-cell table:style-name="R_5f_Itemsets_5f_candidatos_5f__26__5f_Regras_5f_de_5f_associação.C2"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93"><text:span text:style-name="T523">(</text:span>B<text:span text:style-name="T523">)</text:span></text:p>
          </table:table-cell>
          <table:table-cell table:style-name="R_5f_Itemsets_5f_candidatos_5f__26__5f_Regras_5f_de_5f_associação.A2" office:value-type="string">
            <text:p text:style-name="P302">5/<text:span text:style-name="T533">10 = 0,5</text:span></text:p>
          </table:table-cell>
          <table:table-cell table:style-name="R_5f_Itemsets_5f_candidatos_5f__26__5f_Regras_5f_de_5f_associação.C2"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93"><text:span text:style-name="T523">(</text:span>A<text:span text:style-name="T523">)</text:span></text:p>
          </table:table-cell>
          <table:table-cell table:style-name="R_5f_Itemsets_5f_candidatos_5f__26__5f_Regras_5f_de_5f_associação.A2" office:value-type="string">
            <text:p text:style-name="P302">5/<text:span text:style-name="T533">10 = 0,5</text:span></text:p>
          </table:table-cell>
          <table:table-cell table:style-name="R_5f_Itemsets_5f_candidatos_5f__26__5f_Regras_5f_de_5f_associação.C2"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93"><text:span text:style-name="T523">(</text:span>E<text:span text:style-name="T523">)</text:span></text:p>
          </table:table-cell>
          <table:table-cell table:style-name="R_5f_Itemsets_5f_candidatos_5f__26__5f_Regras_5f_de_5f_associação.A2" office:value-type="string">
            <text:p text:style-name="P302">5/<text:span text:style-name="T533">10 = 0,5</text:span></text:p>
          </table:table-cell>
          <table:table-cell table:style-name="R_5f_Itemsets_5f_candidatos_5f__26__5f_Regras_5f_de_5f_associação.C2" office:value-type="string">
            <text:p text:style-name="P317"><text:span text:style-name="T154">X</text:span><text:span text:style-name="T199"> - </text:span><text:span text:style-name="T174">não</text:span> aprovado</text:p>
          </table:table-cell>
        </table:table-row>
        <table:table-row>
          <table:table-cell table:style-name="R_5f_Itemsets_5f_candidatos_5f__26__5f_Regras_5f_de_5f_associação.A2" office:value-type="string">
            <text:p text:style-name="P253"><text:span text:style-name="T534">(L,</text:span><text:span text:style-name="T535">CN</text:span><text:span text:style-name="T534">)</text:span></text:p>
          </table:table-cell>
          <table:table-cell table:style-name="R_5f_Itemsets_5f_candidatos_5f__26__5f_Regras_5f_de_5f_associação.A2" office:value-type="string">
            <text:p text:style-name="P322">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N,CD)</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N,B)</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N,E)</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D,B)</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D,A)</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CD,E)</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3">(B,A)</text:p>
          </table:table-cell>
          <table:table-cell table:style-name="R_5f_Itemsets_5f_candidatos_5f__26__5f_Regras_5f_de_5f_associação.A2" office:value-type="string">
            <text:p text:style-name="P322">4/10 <text:span text:style-name="T537">= 0,4</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3">(B,E)</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64"><text:span text:style-name="T490">(</text:span>A,E)</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88">(<text:span text:style-name="T491">E</text:span>,B,CN)</text:p>
          </table:table-cell>
          <table:table-cell table:style-name="R_5f_Itemsets_5f_candidatos_5f__26__5f_Regras_5f_de_5f_associação.A2" office:value-type="string">
            <text:p text:style-name="P323">3/10 <text:span text:style-name="T537">= 0,3</text:span></text:p>
          </table:table-cell>
          <table:table-cell table:style-name="R_5f_Itemsets_5f_candidatos_5f__26__5f_Regras_5f_de_5f_associação.C2" office:value-type="string">
            <text:p text:style-name="P312">√</text:p>
          </table:table-cell>
        </table:table-row>
        <table:table-row>
          <table:table-cell table:style-name="R_5f_Itemsets_5f_candidatos_5f__26__5f_Regras_5f_de_5f_associação.A2" office:value-type="string">
            <text:p text:style-name="P176">(CD,B,A)</text:p>
          </table:table-cell>
          <table:table-cell table:style-name="R_5f_Itemsets_5f_candidatos_5f__26__5f_Regras_5f_de_5f_associação.A2" office:value-type="string">
            <text:p text:style-name="P324">3/10<text:span text:style-name="T533"> = 0,3</text:span></text:p>
          </table:table-cell>
          <table:table-cell table:style-name="R_5f_Itemsets_5f_candidatos_5f__26__5f_Regras_5f_de_5f_associação.C2" office:value-type="string">
            <text:p text:style-name="P312">√</text:p>
          </table:table-cell>
        </table:table-row>
      </table:table>
      <text:p text:style-name="P39"/>
      <text:p text:style-name="P40"><text:tab/></text:p>
      <text:p text:style-name="P128"><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27"><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3"><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3"><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4"><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4"><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41">(</text:span><text:span text:style-name="T489">2.7</text:span><text:span text:style-name="T541">)</text:span></text:p>
      <text:p text:style-name="P38"/>
      <text:p text:style-name="P376"/>
      <text:p text:style-name="P84"><text:soft-page-break/><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75"><text:s/><text:span text:style-name="T540">Regras candidatas</text:span></text:p>
          </table:table-cell>
          <table:table-cell table:style-name="Regras_5f_de_5f_Associação.B1" office:value-type="string">
            <text:p text:style-name="P283">Suporte</text:p>
          </table:table-cell>
          <table:table-cell table:style-name="Regras_5f_de_5f_Associação.C1" office:value-type="string">
            <text:p text:style-name="P284">Confiança</text:p>
          </table:table-cell>
          <table:table-cell table:style-name="Regras_5f_de_5f_Associação.D1" office:value-type="string">
            <text:p text:style-name="P284">Conf. Mínima</text:p>
          </table:table-cell>
          <table:table-cell table:style-name="Regras_5f_de_5f_Associação.E1" office:value-type="string">
            <text:p text:style-name="P285">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29">L <text:span text:style-name="T72">⇒</text:span> CN</text:p>
          </table:table-cell>
          <table:table-cell table:style-name="R_5f_de_5f_Associação.A1" office:value-type="string">
            <text:p text:style-name="P325">0.3</text:p>
          </table:table-cell>
          <table:table-cell table:style-name="R_5f_de_5f_Associação.A1" office:value-type="string">
            <text:p text:style-name="P326">0,3 / <text:span text:style-name="T538">0,4 = 0,75</text:span></text:p>
          </table:table-cell>
          <table:table-cell table:style-name="R_5f_de_5f_Associação.A1" office:value-type="string">
            <text:p text:style-name="P328">0,7</text:p>
          </table:table-cell>
          <table:table-cell table:style-name="R_5f_de_5f_Associação.E1" office:value-type="string">
            <text:p text:style-name="P312">√</text:p>
          </table:table-cell>
        </table:table-row>
        <table:table-row>
          <table:table-cell table:style-name="R_5f_de_5f_Associação.A2" office:value-type="string">
            <text:p text:style-name="P329">CN <text:span text:style-name="T72">⇒</text:span> L</text:p>
          </table:table-cell>
          <table:table-cell table:style-name="R_5f_de_5f_Associação.A2" office:value-type="string">
            <text:p text:style-name="P325">0.3</text:p>
          </table:table-cell>
          <table:table-cell table:style-name="R_5f_de_5f_Associação.A2" office:value-type="string">
            <text:p text:style-name="P326">0,3 / <text:span text:style-name="T538">0,5 = 0,6</text:span></text:p>
          </table:table-cell>
          <table:table-cell table:style-name="R_5f_de_5f_Associação.A2" office:value-type="string">
            <text:p text:style-name="P328">0,7</text:p>
          </table:table-cell>
          <table:table-cell table:style-name="R_5f_de_5f_Associação.E2" office:value-type="string">
            <text:p text:style-name="P316"><text:span text:style-name="T540">N</text:span>ão aprovad<text:span text:style-name="T581">as</text:span></text:p>
          </table:table-cell>
        </table:table-row>
        <table:table-row>
          <table:table-cell table:style-name="R_5f_de_5f_Associação.A2" office:value-type="string">
            <text:p text:style-name="P329">CN <text:span text:style-name="T72">⇒</text:span> CD</text:p>
          </table:table-cell>
          <table:table-cell table:style-name="R_5f_de_5f_Associação.A2" office:value-type="string">
            <text:p text:style-name="P325">0.3</text:p>
          </table:table-cell>
          <table:table-cell table:style-name="R_5f_de_5f_Associação.A2" office:value-type="string">
            <text:p text:style-name="P326">0,3 / <text:span text:style-name="T538">0</text:span>,<text:span text:style-name="T538">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329">CD <text:span text:style-name="T72">⇒</text:span> CN</text:p>
          </table:table-cell>
          <table:table-cell table:style-name="R_5f_de_5f_Associação.A2" office:value-type="string">
            <text:p text:style-name="P325">0.3</text:p>
          </table:table-cell>
          <table:table-cell table:style-name="R_5f_de_5f_Associação.A2" office:value-type="string">
            <text:p text:style-name="P326">0,3 / <text:span text:style-name="T538">0,6 = 0,5</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329">CN <text:span text:style-name="T72">⇒</text:span> B</text:p>
          </table:table-cell>
          <table:table-cell table:style-name="R_5f_de_5f_Associação.A2" office:value-type="string">
            <text:p text:style-name="P325">0.3</text:p>
          </table:table-cell>
          <table:table-cell table:style-name="R_5f_de_5f_Associação.A2" office:value-type="string">
            <text:p text:style-name="P326">0,3 / <text:span text:style-name="T538">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329">B <text:span text:style-name="T72">⇒</text:span> CN</text:p>
          </table:table-cell>
          <table:table-cell table:style-name="R_5f_de_5f_Associação.A2" office:value-type="string">
            <text:p text:style-name="P325">0.3</text:p>
          </table:table-cell>
          <table:table-cell table:style-name="R_5f_de_5f_Associação.A2" office:value-type="string">
            <text:p text:style-name="P326">0,3 /<text:span text:style-name="T538"> 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54">CN <text:span text:style-name="T118">⇒</text:span> E</text:p>
          </table:table-cell>
          <table:table-cell table:style-name="R_5f_de_5f_Associação.A2" office:value-type="string">
            <text:p text:style-name="P325">0.3</text:p>
          </table:table-cell>
          <table:table-cell table:style-name="R_5f_de_5f_Associação.A2" office:value-type="string">
            <text:p text:style-name="P326">0,3 / <text:span text:style-name="T538">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E<text:span text:style-name="T119">⇒</text:span> CN</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CD <text:span text:style-name="T119">⇒</text:span> B</text:p>
          </table:table-cell>
          <table:table-cell table:style-name="R_5f_de_5f_Associação.A2" office:value-type="string">
            <text:p text:style-name="P325">0.3</text:p>
          </table:table-cell>
          <table:table-cell table:style-name="R_5f_de_5f_Associação.A2" office:value-type="string">
            <text:p text:style-name="P326">0,3 / <text:span text:style-name="T539">0,6 = 0,5</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B <text:span text:style-name="T119">⇒</text:span> CD</text:p>
          </table:table-cell>
          <table:table-cell table:style-name="R_5f_de_5f_Associação.A2" office:value-type="string">
            <text:p text:style-name="P325">0.3</text:p>
          </table:table-cell>
          <table:table-cell table:style-name="R_5f_de_5f_Associação.A2" office:value-type="string">
            <text:p text:style-name="P326">0,3 / <text:span text:style-name="T539">0,5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CD <text:span text:style-name="T119">⇒</text:span> A</text:p>
          </table:table-cell>
          <table:table-cell table:style-name="R_5f_de_5f_Associação.A2" office:value-type="string">
            <text:p text:style-name="P325">0.3</text:p>
          </table:table-cell>
          <table:table-cell table:style-name="R_5f_de_5f_Associação.A2" office:value-type="string">
            <text:p text:style-name="P326">0.3 / <text:span text:style-name="T539">0,6 = 0,5</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A <text:span text:style-name="T119">⇒</text:span> CD</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CD <text:span text:style-name="T119">⇒</text:span> E</text:p>
          </table:table-cell>
          <table:table-cell table:style-name="R_5f_de_5f_Associação.A2" office:value-type="string">
            <text:p text:style-name="P325">0.3</text:p>
          </table:table-cell>
          <table:table-cell table:style-name="R_5f_de_5f_Associação.A2" office:value-type="string">
            <text:p text:style-name="P326">0.3 / <text:span text:style-name="T539">0,6 = 0,5</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E <text:span text:style-name="T119">⇒</text:span> CD</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B <text:span text:style-name="T119">⇒</text:span> A</text:p>
          </table:table-cell>
          <table:table-cell table:style-name="R_5f_de_5f_Associação.A2" office:value-type="string">
            <text:p text:style-name="P325">0.<text:span text:style-name="T538">4</text:span></text:p>
          </table:table-cell>
          <table:table-cell table:style-name="R_5f_de_5f_Associação.A2" office:value-type="string">
            <text:p text:style-name="P326">0.<text:span text:style-name="T538">4 / 0,5 = 0,8</text:span></text:p>
          </table:table-cell>
          <table:table-cell table:style-name="R_5f_de_5f_Associação.A2" office:value-type="string">
            <text:p text:style-name="P328">0,7</text:p>
          </table:table-cell>
          <table:table-cell table:style-name="R_5f_de_5f_Associação.E2" office:value-type="string">
            <text:p text:style-name="P314">√</text:p>
          </table:table-cell>
        </table:table-row>
        <table:table-row>
          <table:table-cell table:style-name="R_5f_de_5f_Associação.A2" office:value-type="string">
            <text:p text:style-name="P234">A <text:span text:style-name="T119">⇒</text:span> B</text:p>
          </table:table-cell>
          <table:table-cell table:style-name="R_5f_de_5f_Associação.A2" office:value-type="string">
            <text:p text:style-name="P325">0.<text:span text:style-name="T538">4</text:span></text:p>
          </table:table-cell>
          <table:table-cell table:style-name="R_5f_de_5f_Associação.A2" office:value-type="string">
            <text:p text:style-name="P326">0.<text:span text:style-name="T538">4 / 0,5 = 0,8</text:span></text:p>
          </table:table-cell>
          <table:table-cell table:style-name="R_5f_de_5f_Associação.A2" office:value-type="string">
            <text:p text:style-name="P328">0,7</text:p>
          </table:table-cell>
          <table:table-cell table:style-name="R_5f_de_5f_Associação.E2" office:value-type="string">
            <text:p text:style-name="P314">√</text:p>
          </table:table-cell>
        </table:table-row>
        <table:table-row>
          <table:table-cell table:style-name="R_5f_de_5f_Associação.A2" office:value-type="string">
            <text:p text:style-name="P234">B <text:span text:style-name="T119">⇒</text:span> E</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E <text:span text:style-name="T119">⇒</text:span> B</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A <text:span text:style-name="T119">⇒</text:span> E</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E <text:span text:style-name="T119">⇒</text:span> A</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E <text:span text:style-name="T119">⇒</text:span> (B,CN)</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B <text:span text:style-name="T119">⇒</text:span> (E,CN)</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CN <text:span text:style-name="T119">⇒</text:span> (B,E)</text:p>
          </table:table-cell>
          <table:table-cell table:style-name="R_5f_de_5f_Associação.A2" office:value-type="string">
            <text:p text:style-name="P325">0.3</text:p>
          </table:table-cell>
          <table:table-cell table:style-name="R_5f_de_5f_Associação.A2" office:value-type="string">
            <text:p text:style-name="P326">0.3 / <text:span text:style-name="T539">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4">(B,CN) <text:span text:style-name="T119">⇒</text:span> E</text:p>
          </table:table-cell>
          <table:table-cell table:style-name="R_5f_de_5f_Associação.A2" office:value-type="string">
            <text:p text:style-name="P325">0.3</text:p>
          </table:table-cell>
          <table:table-cell table:style-name="R_5f_de_5f_Associação.A2" office:value-type="string">
            <text:p text:style-name="P326">0.3 / <text:span text:style-name="T539">0,3 = 1</text:span></text:p>
          </table:table-cell>
          <table:table-cell table:style-name="R_5f_de_5f_Associação.A2" office:value-type="string">
            <text:p text:style-name="P328">0,7</text:p>
          </table:table-cell>
          <table:table-cell table:style-name="R_5f_de_5f_Associação.E2" office:value-type="string">
            <text:p text:style-name="P312">√</text:p>
          </table:table-cell>
        </table:table-row>
        <table:table-row>
          <table:table-cell table:style-name="R_5f_de_5f_Associação.A2" office:value-type="string">
            <text:p text:style-name="P234">(E,CN) <text:span text:style-name="T119">⇒</text:span> B</text:p>
          </table:table-cell>
          <table:table-cell table:style-name="R_5f_de_5f_Associação.A2" office:value-type="string">
            <text:p text:style-name="P325">0.3</text:p>
          </table:table-cell>
          <table:table-cell table:style-name="R_5f_de_5f_Associação.A2" office:value-type="string">
            <text:p text:style-name="P326">0.3 / <text:span text:style-name="T540">0,3 = 1</text:span></text:p>
          </table:table-cell>
          <table:table-cell table:style-name="R_5f_de_5f_Associação.A2" office:value-type="string">
            <text:p text:style-name="P328">0,7</text:p>
          </table:table-cell>
          <table:table-cell table:style-name="R_5f_de_5f_Associação.E2" office:value-type="string">
            <text:p text:style-name="P312">√</text:p>
          </table:table-cell>
        </table:table-row>
        <table:table-row>
          <table:table-cell table:style-name="R_5f_de_5f_Associação.A2" office:value-type="string">
            <text:p text:style-name="P234">(B,E) <text:span text:style-name="T119">⇒</text:span><text:span text:style-name="T537"> CN</text:span></text:p>
          </table:table-cell>
          <table:table-cell table:style-name="R_5f_de_5f_Associação.A2" office:value-type="string">
            <text:p text:style-name="P325">0.3</text:p>
          </table:table-cell>
          <table:table-cell table:style-name="R_5f_de_5f_Associação.A2" office:value-type="string">
            <text:p text:style-name="P326">0.3 / <text:span text:style-name="T540">0,3 = 1</text:span></text:p>
          </table:table-cell>
          <table:table-cell table:style-name="R_5f_de_5f_Associação.A2" office:value-type="string">
            <text:p text:style-name="P328">0,7</text:p>
          </table:table-cell>
          <table:table-cell table:style-name="R_5f_de_5f_Associação.E2" office:value-type="string">
            <text:p text:style-name="P312">√</text:p>
          </table:table-cell>
        </table:table-row>
        <table:table-row>
          <table:table-cell table:style-name="R_5f_de_5f_Associação.A2" office:value-type="string">
            <text:p text:style-name="P235">CD <text:span text:style-name="T119">⇒</text:span> (B,A)</text:p>
          </table:table-cell>
          <table:table-cell table:style-name="R_5f_de_5f_Associação.A2" office:value-type="string">
            <text:p text:style-name="P327">0.3</text:p>
          </table:table-cell>
          <table:table-cell table:style-name="R_5f_de_5f_Associação.A2" office:value-type="string">
            <text:p text:style-name="P327">0.3 / <text:span text:style-name="T540">0,6 =0,5</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5">B <text:span text:style-name="T119">⇒</text:span> (CD,A)</text:p>
          </table:table-cell>
          <table:table-cell table:style-name="R_5f_de_5f_Associação.A2" office:value-type="string">
            <text:p text:style-name="P327">0.3</text:p>
          </table:table-cell>
          <table:table-cell table:style-name="R_5f_de_5f_Associação.A2" office:value-type="string">
            <text:p text:style-name="P327">0.3 / <text:span text:style-name="T540">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5">A <text:span text:style-name="T119">⇒</text:span> (CD,B)</text:p>
          </table:table-cell>
          <table:table-cell table:style-name="R_5f_de_5f_Associação.A2" office:value-type="string">
            <text:p text:style-name="P327">0.3</text:p>
          </table:table-cell>
          <table:table-cell table:style-name="R_5f_de_5f_Associação.A2" office:value-type="string">
            <text:p text:style-name="P327">0.3 / <text:span text:style-name="T540">0,5 = 0,6</text:span></text:p>
          </table:table-cell>
          <table:table-cell table:style-name="R_5f_de_5f_Associação.A2" office:value-type="string">
            <text:p text:style-name="P328">0,7</text:p>
          </table:table-cell>
          <table:table-cell table:style-name="R_5f_de_5f_Associação.E2" office:value-type="string">
            <text:p text:style-name="P317"><text:span text:style-name="T540">N</text:span>ão aprovad<text:span text:style-name="T581">as</text:span></text:p>
          </table:table-cell>
        </table:table-row>
        <table:table-row>
          <table:table-cell table:style-name="R_5f_de_5f_Associação.A2" office:value-type="string">
            <text:p text:style-name="P235">(B,A) <text:span text:style-name="T119">⇒</text:span> CD</text:p>
          </table:table-cell>
          <table:table-cell table:style-name="R_5f_de_5f_Associação.A2" office:value-type="string">
            <text:p text:style-name="P327">0.3</text:p>
          </table:table-cell>
          <table:table-cell table:style-name="R_5f_de_5f_Associação.A2" office:value-type="string">
            <text:p text:style-name="P327">0.3 / <text:span text:style-name="T540">0,4 = 0,75</text:span></text:p>
          </table:table-cell>
          <table:table-cell table:style-name="R_5f_de_5f_Associação.A2" office:value-type="string">
            <text:p text:style-name="P328">0,7</text:p>
          </table:table-cell>
          <table:table-cell table:style-name="R_5f_de_5f_Associação.E2" office:value-type="string">
            <text:p text:style-name="P313">√</text:p>
          </table:table-cell>
        </table:table-row>
        <table:table-row>
          <table:table-cell table:style-name="R_5f_de_5f_Associação.A2" office:value-type="string">
            <text:p text:style-name="P235">(CD,A) <text:span text:style-name="T119">⇒</text:span> B</text:p>
          </table:table-cell>
          <table:table-cell table:style-name="R_5f_de_5f_Associação.A2" office:value-type="string">
            <text:p text:style-name="P327">0.3</text:p>
          </table:table-cell>
          <table:table-cell table:style-name="R_5f_de_5f_Associação.A2" office:value-type="string">
            <text:p text:style-name="P327">0.3 / <text:span text:style-name="T540">0,3 = 1</text:span></text:p>
          </table:table-cell>
          <table:table-cell table:style-name="R_5f_de_5f_Associação.A2" office:value-type="string">
            <text:p text:style-name="P328">0,7</text:p>
          </table:table-cell>
          <table:table-cell table:style-name="R_5f_de_5f_Associação.E2" office:value-type="string">
            <text:p text:style-name="P313">√</text:p>
          </table:table-cell>
        </table:table-row>
        <table:table-row>
          <table:table-cell table:style-name="R_5f_de_5f_Associação.A2" office:value-type="string">
            <text:p text:style-name="P235">(CD,B) <text:span text:style-name="T119">⇒ </text:span>A</text:p>
          </table:table-cell>
          <table:table-cell table:style-name="R_5f_de_5f_Associação.A2" office:value-type="string">
            <text:p text:style-name="P327">0.3</text:p>
          </table:table-cell>
          <table:table-cell table:style-name="R_5f_de_5f_Associação.A2" office:value-type="string">
            <text:p text:style-name="P327">0.3 / <text:span text:style-name="T540">0,3 = 1</text:span></text:p>
          </table:table-cell>
          <table:table-cell table:style-name="R_5f_de_5f_Associação.A2" office:value-type="string">
            <text:p text:style-name="P328">0,7</text:p>
          </table:table-cell>
          <table:table-cell table:style-name="R_5f_de_5f_Associação.E2" office:value-type="string">
            <text:p text:style-name="P313">√</text:p>
          </table:table-cell>
        </table:table-row>
      </table:table>
      <text:h text:style-name="P345" text:outline-level="1"><text:bookmark-start text:name="__RefHeading___Toc2741_2898442780"/><text:soft-page-break/>MÉTRICAS DE REGRAS DE ASSOCIAÇÃ<text:span text:style-name="T221">O</text:span><text:bookmark-end text:name="__RefHeading___Toc2741_2898442780"/></text:h>
      <text:p text:style-name="P373"><text:tab/><text:span text:style-name="T600">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ênte ou eficaz.<text:tab/></text:span></text:p>
      <text:p text:style-name="P374"><text:tab/> Existe um número extenso de métricas disponíveis para <text:span text:style-name="T601">identificar</text:span> padrões de associação e um grande número dessas métricas fornece conflito de informações entre si, pois cada métrica é construida com propriedades específicas <text:span text:style-name="T601">que</text:span> revela<text:span text:style-name="T601">m</text:span> informações de acordo com caracteristicas identificadas como interessantes para um <text:span text:style-name="T601">determinado objetivo</text:span> específico. O grande desafio é identificar qual métrica está alinhada com o interesse de identificação de padrões almejado. E assim, ao utilizar a métrica correta, conseguir revelar os padrões mais interessante ao objetivo traçado.</text:p>
      <text:p text:style-name="P374"><text:tab/><text:span text:style-name="T602">O objetivo deste trabalho é demonstrar as diferenças entre elas para que possa ficar mais claro suas caracteristicas e assim a escolha de sua utilização ser realizada de forma mais assertiva de acordo com o objetivo almejado, pois a escolha da métrica ideal para uma determinada utilização pode ser bem complexa.</text:span></text:p>
      <text:p text:style-name="P374"><text:tab/><text:span text:style-name="T606">A</text:span>s m<text:span text:style-name="T606">étric</text:span>as objetivas são definidas em termos das contagens de frequência tabuladas em uma tabela de contingência 2<text:span text:style-name="T603">x</text:span>2, conforme mostrado na Tabela .</text:p>
      <text:p text:style-name="P374"/>
      <text:p text:style-name="P375">Tabela 3.1:<text:span text:style-name="T354"> <text:s/>Tabela de Contingência 2x2 para </text:span><text:span text:style-name="T165">A</text:span><text:span text:style-name="T354"> </text:span><text:span text:style-name="T120">⇒</text:span><text:span text:style-name="T559"> </text:span><text:span text:style-name="T560">C</text:span></text:p>
      <table:table table:name="Tabela5" table:style-name="Tabela5">
        <table:table-column table:style-name="Tabela5.A" table:number-columns-repeated="4"/>
        <table:table-row>
          <table:table-cell table:style-name="Tabela5.A1" office:value-type="string">
            <text:p text:style-name="P360"/>
          </table:table-cell>
          <table:table-cell table:style-name="Tabela5.A1" office:value-type="string">
            <text:p text:style-name="P358">C</text:p>
          </table:table-cell>
          <table:table-cell table:style-name="Tabela5.A1" office:value-type="string">
            <text:p text:style-name="P358"><text:span text:style-name="T604">C̅</text:span></text:p>
          </table:table-cell>
          <table:table-cell table:style-name="Tabela5.D1" office:value-type="string">
            <text:p text:style-name="P263"/>
          </table:table-cell>
        </table:table-row>
        <table:table-row>
          <table:table-cell table:style-name="Tabela5.A2" office:value-type="string">
            <text:p text:style-name="P358">A</text:p>
          </table:table-cell>
          <table:table-cell table:style-name="Tabela5.A2" office:value-type="string">
            <text:p text:style-name="P356">Supp(<text:span text:style-name="T122">AC</text:span>)</text:p>
          </table:table-cell>
          <table:table-cell table:style-name="Tabela5.A2" office:value-type="string">
            <text:p text:style-name="P357">Supp(<text:span text:style-name="T122">A</text:span><text:span text:style-name="T605">C̅</text:span>)</text:p>
          </table:table-cell>
          <table:table-cell table:style-name="Tabela5.D2" office:value-type="string">
            <text:p text:style-name="P356">Supp(<text:span text:style-name="T122">A</text:span>)</text:p>
          </table:table-cell>
        </table:table-row>
        <table:table-row>
          <table:table-cell table:style-name="Tabela5.A2" office:value-type="string">
            <text:p text:style-name="P358"><text:span text:style-name="T604">A̅</text:span></text:p>
          </table:table-cell>
          <table:table-cell table:style-name="Tabela5.A2" office:value-type="string">
            <text:p text:style-name="P356">Supp(<text:span text:style-name="T605">A̅</text:span><text:span text:style-name="T122">C</text:span>)</text:p>
          </table:table-cell>
          <table:table-cell table:style-name="Tabela5.A2" office:value-type="string">
            <text:p text:style-name="P357">Supp(<text:span text:style-name="T605">A̅C̅</text:span>)</text:p>
          </table:table-cell>
          <table:table-cell table:style-name="Tabela5.D2" office:value-type="string">
            <text:p text:style-name="P356">Supp<text:span text:style-name="T604">(</text:span><text:span text:style-name="T605">A̅</text:span><text:span text:style-name="T604">)</text:span></text:p>
          </table:table-cell>
        </table:table-row>
        <table:table-row>
          <table:table-cell table:style-name="Tabela5.A2" office:value-type="string">
            <text:p text:style-name="P263"/>
          </table:table-cell>
          <table:table-cell table:style-name="Tabela5.A2" office:value-type="string">
            <text:p text:style-name="P356">Supp(<text:span text:style-name="T122">C</text:span>)</text:p>
          </table:table-cell>
          <table:table-cell table:style-name="Tabela5.A2" office:value-type="string">
            <text:p text:style-name="P356">Supp(<text:span text:style-name="T605">C̅</text:span>)</text:p>
          </table:table-cell>
          <table:table-cell table:style-name="Tabela5.D2" office:value-type="string">
            <text:p text:style-name="P359">T</text:p>
          </table:table-cell>
        </table:table-row>
      </table:table>
      <text:p text:style-name="P375"/>
      <text:p text:style-name="P140"><text:soft-page-break/><text:tab/><text:span text:style-name="T415">P</text:span><text:span text:style-name="T410">iatetsky-Shapiro</text:span><text:span text:style-name="T424">[11] </text:span><text:span text:style-name="T425">propôs 3 pri</text:span><text:span text:style-name="T428">n</text:span><text:span text:style-name="T425">cipais propriedades que </text:span><text:span text:style-name="T428">toda</text:span><text:span text:style-name="T425"> métrica objetiva deve satisfazer:</text:span></text:p>
      <text:list xml:id="list1018132936" text:style-name="L2">
        <text:list-item>
          <text:p text:style-name="P364"><text:span text:style-name="T428">(</text:span><text:span text:style-name="T425">P1</text:span><text:span text:style-name="T428">)</text:span><text:span text:style-name="T425"> M </text:span><text:span text:style-name="T426">=</text:span><text:span text:style-name="T425"> 0 se </text:span><text:span text:style-name="T411">A</text:span><text:span text:style-name="T425"> e </text:span><text:span text:style-name="T414">C</text:span><text:span text:style-name="T425"> são estatisticamente independentes, </text:span><text:span text:style-name="T428">ou seja, </text:span><text:span text:style-name="T414">P</text:span><text:span text:style-name="T428">(</text:span><text:span text:style-name="T414">C|A</text:span><text:span text:style-name="T428">) = </text:span><text:span text:style-name="T414">P</text:span><text:span text:style-name="T428">(</text:span><text:span text:style-name="T414">A</text:span><text:span text:style-name="T428">)</text:span><text:span text:style-name="T414">P</text:span><text:span text:style-name="T428">(</text:span><text:span text:style-name="T414">C</text:span><text:span text:style-name="T428">). No entanto, alguns pesquisadores relaxaram essa propriedade, portanto, se A e </text:span><text:span text:style-name="T429">C</text:span><text:span text:style-name="T428"> são independentes, basta que o valor para M seja uma constante [</text:span><text:span text:style-name="T429">12</text:span><text:span text:style-name="T428">].</text:span></text:p>
        </text:list-item>
        <text:list-item>
          <text:p text:style-name="P365"><text:span text:style-name="T428">(</text:span><text:span text:style-name="T425">P2</text:span><text:span text:style-name="T428">)</text:span><text:span text:style-name="T425"> M aumenta monotonicamente com </text:span><text:span text:style-name="T411">P</text:span><text:span text:style-name="T426">(</text:span><text:span text:style-name="T412">C</text:span><text:span text:style-name="T426">|</text:span><text:span text:style-name="T412">A</text:span><text:span text:style-name="T426">)</text:span><text:span text:style-name="T425"> quando </text:span><text:span text:style-name="T411">P</text:span><text:span text:style-name="T426">(</text:span><text:span text:style-name="T411">A</text:span><text:span text:style-name="T426">)</text:span><text:span text:style-name="T425"> e </text:span><text:span text:style-name="T411">P</text:span><text:span text:style-name="T426">(</text:span><text:span text:style-name="T413">C</text:span><text:span text:style-name="T426">)</text:span><text:span text:style-name="T425"> permanecem os mesmos;</text:span></text:p>
        </text:list-item>
        <text:list-item>
          <text:p text:style-name="P365"><text:span text:style-name="T428">(</text:span><text:span text:style-name="T425">P3</text:span><text:span text:style-name="T428">)</text:span><text:span text:style-name="T425"> M diminui monotonicamente com </text:span><text:span text:style-name="T411">P</text:span><text:span text:style-name="T401">(</text:span><text:span text:style-name="T411">A</text:span><text:span text:style-name="T426">)</text:span><text:span text:style-name="T425"> (ou </text:span><text:span text:style-name="T411">P</text:span><text:span text:style-name="T426">(</text:span><text:span text:style-name="T413">C</text:span><text:span text:style-name="T426">)</text:span><text:span text:style-name="T425">) quando o restante dos parâmetros (</text:span><text:span text:style-name="T411">P</text:span><text:span text:style-name="T427">(</text:span><text:span text:style-name="T413">C|A</text:span><text:span text:style-name="T427"> e</text:span><text:span text:style-name="T425"> </text:span><text:span text:style-name="T411">P</text:span><text:span text:style-name="T427">(</text:span><text:span text:style-name="T413">A</text:span><text:span text:style-name="T427">)</text:span><text:span text:style-name="T425"> </text:span><text:span text:style-name="T428">(</text:span><text:span text:style-name="T425">ou</text:span><text:span text:style-name="T411"> P</text:span><text:span text:style-name="T427">(</text:span><text:span text:style-name="T413">C</text:span><text:span text:style-name="T427">)</text:span><text:span text:style-name="T428">)</text:span><text:span text:style-name="T425">) permanecem inalterados.</text:span></text:p>
        </text:list-item>
      </text:list>
      <text:p text:style-name="P56"/>
      <text:p text:style-name="P142"><text:tab/>O princípio (P1) afirma que uma regra de associação que ocorre por acaso <text:span text:style-name="T585">não </text:span>é interessante. Um valor maior que 1 indica uma correlação positiva e um valor menor que 1 indica uma correlação negativa.</text:p>
      <text:p text:style-name="P142"><text:tab/>O princípio (P2) afirma que, quanto maior o suporte para <text:span text:style-name="T122">A</text:span><text:span text:style-name="T156">C</text:span>, maior o valor de interesse quando o suporte para <text:span text:style-name="T122">A</text:span> e <text:span text:style-name="T156">C</text:span> é fixo, ou seja, quanto mais correlação positiva <text:span text:style-name="T122">A</text:span> e <text:span text:style-name="T156">C</text:span> tiver, mais interessante será a regra.</text:p>
      <text:p text:style-name="P142"><text:tab/>O princípio (P3) afirma que, se os suportes para <text:span text:style-name="T122">A</text:span><text:span text:style-name="T156">C</text:span> e <text:span text:style-name="T156">C</text:span> (ou <text:span text:style-name="T122">A</text:span>) forem fixos, quanto menor o suporte para <text:span text:style-name="T122">A</text:span> (ou <text:span text:style-name="T156">C</text:span>), mais interessante será o padrão. De acordo com os Princípios (P2) e (P3), quando <text:span text:style-name="T585">o</text:span>s <text:span text:style-name="T585">suportes</text:span> de <text:span text:style-name="T122">A</text:span> e <text:span text:style-name="T156">C</text:span> são idêntic<text:span text:style-name="T585">o</text:span>s ou <text:span text:style-name="T585">o suporte</text:span> de A contém <text:span text:style-name="T585">o suporte</text:span> de <text:span text:style-name="T156">C</text:span> (ou vice-versa), a medida de interesse deve atingir seu valor máximo.</text:p>
      <text:p text:style-name="P142"><text:tab/><text:span text:style-name="T418">Major e Mangano [</text:span><text:span text:style-name="T430">13</text:span><text:span text:style-name="T418">] adicionaram </text:span><text:span text:style-name="T431">um</text:span><text:span text:style-name="T418">a quarta propriedade às três acima:</text:span></text:p>
      <text:list xml:id="list3065388173" text:style-name="L3">
        <text:list-item>
          <text:p text:style-name="P366"><text:span text:style-name="T475">(</text:span><text:span text:style-name="T474">P4</text:span><text:span text:style-name="T475">)</text:span><text:span text:style-name="T474"> M aumenta monotonicamente com P (A) quando P (</text:span><text:span text:style-name="T475">C</text:span><text:span text:style-name="T474">), P (¬</text:span><text:span text:style-name="T475">C</text:span><text:span text:style-name="T474">) e a confiança da regra (P (</text:span><text:span text:style-name="T475">C|</text:span><text:span text:style-name="T474">A)) permanecem os mesmos. Essa propriedade afirma que, se a confiança de uma regra permanecer fixa, então, quanto maior o suporte de A, mais interessante será a regra.</text:span></text:p>
        </text:list-item>
      </text:list>
      <text:p text:style-name="P140"><text:tab/><text:span text:style-name="T122">Tan et al.</text:span>[<text:span text:style-name="T586">12]</text:span> propuseram cinco propriedades baseadas em operações para <text:span text:style-name="T588">tabelas de </text:span>contingência 2×2, <text:span text:style-name="T587">que seriam:</text:span></text:p>
      <text:list xml:id="list820701521" text:style-name="L4">
        <text:list-item>
          <text:p text:style-name="P367">(O1) <text:span text:style-name="T587">M</text:span> deve ser simétrico sob permutação variável.</text:p>
        </text:list-item>
        <text:list-item>
          <text:p text:style-name="P367">(O2) <text:span text:style-name="T587">M</text:span> deve ser o mesmo quando dimensionamos qualquer linha ou coluna por um fator positivo.</text:p>
        </text:list-item>
        <text:list-item>
          <text:p text:style-name="P367"><text:soft-page-break/>(O3) <text:span text:style-name="T587">M</text:span> deve se tornar – <text:span text:style-name="T588">M </text:span>se as linhas ou colunas forem permutadas, ou seja, trocar as linhas ou colunas na tabela de contingência faz com que os valores de interesse alterem seus sinais.</text:p>
        </text:list-item>
        <text:list-item>
          <text:p text:style-name="P367">(O4) <text:span text:style-name="T587">M</text:span> deve permanecer o mesmo se ambas as linhas e colunas forem permutadas.</text:p>
        </text:list-item>
        <text:list-item>
          <text:p text:style-name="P367">(O5) <text:span text:style-name="T588">M</text:span> não deve ter relação com a contagem dos registros que não contêm<text:span text:style-name="T122"> A</text:span> e <text:span text:style-name="T157">C</text:span>.</text:p>
        </text:list-item>
      </text:list>
      <text:p text:style-name="P141"><text:tab/><text:span text:style-name="T587">Diferentemente</text:span> dos princípios de Piatetsky-Shapiro, essas propriedades não devem ser interpretadas como declarações do que é desejável, <text:span text:style-name="T594">de acordo com </text:span><text:span text:style-name="T156">Tan et </text:span><text:span text:style-name="T200">al.</text:span><text:span text:style-name="T201">[12]</text:span><text:span text:style-name="T200"> </text:span><text:span text:style-name="T587">o objetivo é que </text:span>eles <text:span text:style-name="T587">sejam</text:span> usados para classificar as medidas em diferentes grupos.</text:p>
      <text:p text:style-name="P142"><text:tab/>A propriedade (O1) afirma que as regras <text:span text:style-name="T122">A</text:span> <text:span text:style-name="T72">⇒</text:span> <text:span text:style-name="T156">C</text:span> e <text:span text:style-name="T168">C</text:span> <text:span text:style-name="T72">⇒</text:span> <text:span text:style-name="T122">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2">Tan et al.</text:span>[<text:span text:style-name="T589">1</text:span>2] Transformaram cada medida assimétrica <text:span text:style-name="T588">M</text:span> em simétrica, tomando o valor máximo de <text:span text:style-name="T587">M</text:span> (<text:span text:style-name="T122">A</text:span> <text:span text:style-name="T72">⇒</text:span> <text:span text:style-name="T156">C</text:span>) e <text:span text:style-name="T587">M</text:span> (<text:span text:style-name="T155">C</text:span> <text:span text:style-name="T72">⇒</text:span> <text:span text:style-name="T122">A</text:span>). Por exemplo, eles definiram uma medida de confiança simétrica como max (P(<text:span text:style-name="T155">C</text:span><text:span text:style-name="T122">|A</text:span>), P(<text:span text:style-name="T122">A|</text:span><text:span text:style-name="T155">C</text:span>)).</text:p>
      <text:p text:style-name="P142"><text:tab/>A propriedade (O2) requer invariância com o dimensionamento de linhas ou colunas.</text:p>
      <text:p text:style-name="P142"><text:tab/>A propriedade (O3) afirma que <text:span text:style-name="T589">M </text:span>(<text:span text:style-name="T122">A</text:span> <text:span text:style-name="T72">⇒</text:span> <text:span text:style-name="T157">C</text:span>) = −<text:span text:style-name="T589">M</text:span> (<text:span text:style-name="T122">A</text:span> <text:span text:style-name="T72">⇒</text:span> ¬<text:span text:style-name="T157">C</text:span>) = −<text:span text:style-name="T589">M</text:span> (¬<text:span text:style-name="T122">A</text:span> <text:span text:style-name="T72">⇒</text:span> <text:span text:style-name="T157">C</text:span>). Essa propriedade significa que a medida pode identificar correlações positivas e negativas.</text:p>
      <text:p text:style-name="P142"><text:tab/>A propriedade (O4) afirma que <text:span text:style-name="T589">M</text:span> (<text:span text:style-name="T122">A</text:span> <text:span text:style-name="T72">⇒</text:span> <text:span text:style-name="T157">C</text:span>) = <text:span text:style-name="T589">M</text:span> (¬<text:span text:style-name="T122">A</text:span> <text:span text:style-name="T72">⇒</text:span> ¬<text:span text:style-name="T157">C</text:span>).</text:p>
      <text:p text:style-name="P14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43"><text:tab/>A propriedade (O5) afirma que a medida deve levar em consideração apenas o número de registros que contêm <text:span text:style-name="T122">A</text:span>, <text:span text:style-name="T157">C</text:span> ou ambos. M deve permanecer o mesmo com a contagem de registros que não contêm <text:span text:style-name="T122">A</text:span>, <text:span text:style-name="T157">C</text:span> ou ambos. Apoio, suporte não satisfaz<text:span text:style-name="T589">em</text:span> essa propriedade, enquanto a confiança o satisfaz.</text:p>
      <text:p text:style-name="P143"><text:tab/><text:span text:style-name="T122">Lence et al.</text:span> [<text:span text:style-name="T592">14</text:span>, <text:span text:style-name="T592">15</text:span>] propuseram cinco propriedades para avaliar medidas de associação:</text:p>
      <text:list xml:id="list3878504305" text:style-name="L5">
        <text:list-item>
          <text:p text:style-name="P368"><text:soft-page-break/><text:span text:style-name="T592">(</text:span>L1<text:span text:style-name="T592">)</text:span> M é constante se não houver contra-exemplo à regra. Essa propriedade afirma que, se P (A¬<text:span text:style-name="T157">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595">(</text:span>P4<text:span text:style-name="T595">)</text:span>, que afirma que, se a confiança é fixa, quanto maior o suporte, mais interessante é a regra.</text:p>
        </text:list-item>
        <text:list-item>
          <text:p text:style-name="P368"><text:span text:style-name="T592">(</text:span>L2<text:span text:style-name="T592">)</text:span> M diminui com P (A¬<text:span text:style-name="T157">C</text:span>) de maneira linear, convexa ou côncava em torno de 0+. Essa propriedade descreve a maneira como uma medida diminui quando alguns contra-exemplos são adicionados. a maneira desejada depende do domínio do problema e do usuário. Se alguns registros de contra-exemplo puderem ser tolerados, é desejável uma diminuição côncava. Se for necessária uma confiança estrita de 1, é desejada uma diminuição convexa.</text:p>
        </text:list-item>
        <text:list-item>
          <text:p text:style-name="P369"><text:span text:style-name="T592">(</text:span>L3<text:span text:style-name="T592">)</text:span> M aumenta à medida que o número total de registros aumenta. Essa propriedade afirma que o valor da medida aumenta com N (número total de registros), assumindo que P (A), P (<text:span text:style-name="T595">C</text:span>) e P (A<text:span text:style-name="T595">C</text:span>) permaneçam fixos.</text:p>
        </text:list-item>
        <text:list-item>
          <text:p text:style-name="P369"><text:span text:style-name="T592">(</text:span>L4<text:span text:style-name="T592">)</text:span> O limite é fácil de corrigir. Para uma medida que possui essa propriedade, é fácil encontrar um limite que possa separar as regras interessantes das desinteressantes.</text:p>
        </text:list-item>
        <text:list-item>
          <text:p text:style-name="P369"><text:span text:style-name="T592">(</text:span>L5<text:span text:style-name="T592">)</text:span> A semântica da medida é fácil de expressar. Esta propriedade descreve que a semântica da medida é facilmente compreensível pelo usuário.</text:p>
        </text:list-item>
      </text:list>
      <text:p text:style-name="P144"/>
      <text:p text:style-name="P143"><text:tab/><text:span text:style-name="T122">Geng e Hamilton</text:span> [<text:span text:style-name="T593">16</text:span>] também propuseram duas propriedades para avaliar a relação entre uma medida, suporte e confiança:</text:p>
      <text:list xml:id="list2410850682" text:style-name="L6">
        <text:list-item>
          <text:p text:style-name="P370"><text:span text:style-name="T593">(</text:span>G1<text:span text:style-name="T593">)</text:span> M deve ser uma função crescente de apoio se as margens na tabela de contingência forem fixas. Supondo que as margens da tabela de contingência sejam fixas (ou seja, N (A) = a, N (¬A) = N – a, N (<text:span text:style-name="T595">C</text:span>) = b; N (¬<text:span text:style-name="T157">C</text:span>) = N - b), se houver suporte igual a x então P (A<text:span text:style-name="T595">C</text:span>) = x, P (¬A<text:span text:style-name="T595">C</text:span>) = <text:span text:style-name="T595">(</text:span>b/N<text:span text:style-name="T595">)</text:span> - x, P (A¬<text:span text:style-name="T157">C</text:span>) = a/N - x e P (¬A¬<text:span text:style-name="T157">C</text:span>) = 1 - <text:span text:style-name="T595">(</text:span>a+b<text:span text:style-name="T595">)/</text:span>N + x . Substituindo essas fórmulas em medidas, são obtidas funções com a variável x. A função deve aumentar em x. Esta propriedade é igual à propriedade <text:span text:style-name="T596">(</text:span>P2<text:span text:style-name="T596">)</text:span>.</text:p>
        </text:list-item>
        <text:list-item>
          <text:p text:style-name="P371"><text:span text:style-name="T593">(</text:span>G2<text:span text:style-name="T593">)</text:span> M deve ser uma função crescente de confiança se as margens na tabela de contingência forem fixas. Como <text:span text:style-name="T596">(</text:span>G1<text:span text:style-name="T596">)</text:span>, assumindo que as margens da tabela de contingência sejam fixas e a confiança seja igual a y, então P (A<text:span text:style-name="T596">C</text:span>) = ay/<text:soft-page-break/>N, P (¬A<text:span text:style-name="T596">C</text:span>) = <text:span text:style-name="T596">(</text:span>b-ay<text:span text:style-name="T596">)</text:span>/N, P (A¬<text:span text:style-name="T157">C</text:span>) = a(1-y)/N e P (¬A¬<text:span text:style-name="T157">C</text:span>) = 1 - <text:span text:style-name="T596">(</text:span>a+b<text:span text:style-name="T596">)/</text:span>N + ay/N. Novamente, substituindo essas fórmulas em medidas, são obtidas funções com a variável y. A função deve aumentar em y.</text:p>
        </text:list-item>
      </text:list>
      <text:p text:style-name="P143"/>
      <text:p text:style-name="P143"><text:tab/>Todas essas propriedades são introduzidas no contexto da mineração de regras de associação. Eles podem ser usados para encontrar medidas semelhantes ou para encontrar a medida apropriada para um domínio de problema se as propriedades de medida necessárias para esse domínio forem conhecidas.</text:p>
      <text:p text:style-name="P57"><text:tab/></text:p>
      <text:p text:style-name="P140"/>
      <text:p text:style-name="P140"/>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159">Métricas</text:p>
          </table:table-cell>
          <table:table-cell table:style-name="Tabela3.A1" office:value-type="string">
            <text:p text:style-name="P160">P1</text:p>
          </table:table-cell>
          <table:table-cell table:style-name="Tabela3.A1" office:value-type="string">
            <text:p text:style-name="P160">P2</text:p>
          </table:table-cell>
          <table:table-cell table:style-name="Tabela3.A1" office:value-type="string">
            <text:p text:style-name="P160">P3</text:p>
          </table:table-cell>
          <table:table-cell table:style-name="Tabela3.A1" office:value-type="string">
            <text:p text:style-name="P160">P4</text:p>
          </table:table-cell>
          <table:table-cell table:style-name="Tabela3.A1" office:value-type="string">
            <text:p text:style-name="P160">O1</text:p>
          </table:table-cell>
          <table:table-cell table:style-name="Tabela3.A1" office:value-type="string">
            <text:p text:style-name="P160">O2</text:p>
          </table:table-cell>
          <table:table-cell table:style-name="Tabela3.A1" office:value-type="string">
            <text:p text:style-name="P160">O3</text:p>
          </table:table-cell>
          <table:table-cell table:style-name="Tabela3.A1" office:value-type="string">
            <text:p text:style-name="P160">O4</text:p>
          </table:table-cell>
          <table:table-cell table:style-name="Tabela3.A1" office:value-type="string">
            <text:p text:style-name="P160">O5</text:p>
          </table:table-cell>
          <table:table-cell table:style-name="Tabela3.A1" office:value-type="string">
            <text:p text:style-name="P160">L1</text:p>
          </table:table-cell>
          <table:table-cell table:style-name="Tabela3.A1" office:value-type="string">
            <text:p text:style-name="P160">L2</text:p>
          </table:table-cell>
          <table:table-cell table:style-name="Tabela3.A1" office:value-type="string">
            <text:p text:style-name="P160">L3</text:p>
          </table:table-cell>
          <table:table-cell table:style-name="Tabela3.A1" office:value-type="string">
            <text:p text:style-name="P160">G1</text:p>
          </table:table-cell>
          <table:table-cell table:style-name="Tabela3.O1" office:value-type="string">
            <text:p text:style-name="P160">G2</text:p>
          </table:table-cell>
        </table:table-row>
      </table:table>
      <text:p text:style-name="P140"/>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249">Supp<text:span text:style-name="T597">ort</text:span></text:p>
          </table:table-cell>
          <table:table-cell table:style-name="Tabela4.A1" office:value-type="string">
            <text:p text:style-name="P236">N</text:p>
          </table:table-cell>
          <table:table-cell table:style-name="Tabela4.A1" office:value-type="string">
            <text:p text:style-name="P236">Y</text:p>
          </table:table-cell>
          <table:table-cell table:style-name="Tabela4.A1" office:value-type="string">
            <text:p text:style-name="P236">N</text:p>
          </table:table-cell>
          <table:table-cell table:style-name="Tabela4.A1" office:value-type="string">
            <text:p text:style-name="P236"/>
          </table:table-cell>
          <table:table-cell table:style-name="Tabela4.A1" office:value-type="string">
            <text:p text:style-name="P236">Y</text:p>
          </table:table-cell>
          <table:table-cell table:style-name="Tabela4.A1" office:value-type="string">
            <text:p text:style-name="P236">N</text:p>
          </table:table-cell>
          <table:table-cell table:style-name="Tabela4.A1" office:value-type="string">
            <text:p text:style-name="P236">N</text:p>
          </table:table-cell>
          <table:table-cell table:style-name="Tabela4.A1" office:value-type="string">
            <text:p text:style-name="P236">N</text:p>
          </table:table-cell>
          <table:table-cell table:style-name="Tabela4.A1" office:value-type="string">
            <text:p text:style-name="P236">N</text:p>
          </table:table-cell>
          <table:table-cell table:style-name="Tabela4.A1" office:value-type="string">
            <text:p text:style-name="P236">N</text:p>
          </table:table-cell>
          <table:table-cell table:style-name="Tabela4.A1" office:value-type="string">
            <text:p text:style-name="P236">1</text:p>
          </table:table-cell>
          <table:table-cell table:style-name="Tabela4.A1" office:value-type="string">
            <text:p text:style-name="P236">N</text:p>
          </table:table-cell>
          <table:table-cell table:style-name="Tabela4.A1" office:value-type="string">
            <text:p text:style-name="P236">0</text:p>
          </table:table-cell>
          <table:table-cell table:style-name="Tabela4.O1" office:value-type="string">
            <text:p text:style-name="P208"/>
          </table:table-cell>
        </table:table-row>
        <table:table-row>
          <table:table-cell table:style-name="Tabela4.A2" office:value-type="string">
            <text:p text:style-name="P249">Conf<text:span text:style-name="T597">idence</text:span></text:p>
          </table:table-cell>
          <table:table-cell table:style-name="Tabela4.A2" office:value-type="string">
            <text:p text:style-name="P236">N</text:p>
          </table:table-cell>
          <table:table-cell table:style-name="Tabela4.A2" office:value-type="string">
            <text:p text:style-name="P236">Y</text:p>
          </table:table-cell>
          <table:table-cell table:style-name="Tabela4.A2" office:value-type="string">
            <text:p text:style-name="P236">N</text:p>
          </table:table-cell>
          <table:table-cell table:style-name="Tabela4.A2" office:value-type="string">
            <text:p text:style-name="P236"/>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Y</text:p>
          </table:table-cell>
          <table:table-cell table:style-name="Tabela4.A2" office:value-type="string">
            <text:p text:style-name="P236">1</text:p>
          </table:table-cell>
          <table:table-cell table:style-name="Tabela4.A2" office:value-type="string">
            <text:p text:style-name="P236">N</text:p>
          </table:table-cell>
          <table:table-cell table:style-name="Tabela4.A2" office:value-type="string">
            <text:p text:style-name="P236">0</text:p>
          </table:table-cell>
          <table:table-cell table:style-name="Tabela4.O2" office:value-type="string">
            <text:p text:style-name="P208"/>
          </table:table-cell>
        </table:table-row>
        <table:table-row>
          <table:table-cell table:style-name="Tabela4.A2" office:value-type="string">
            <text:p text:style-name="P249">Added - V<text:span text:style-name="T597">alue</text:span></text:p>
          </table:table-cell>
          <table:table-cell table:style-name="Tabela4.A2" office:value-type="string">
            <text:p text:style-name="P236">Y</text:p>
          </table:table-cell>
          <table:table-cell table:style-name="Tabela4.A2" office:value-type="string">
            <text:p text:style-name="P236">Y</text:p>
          </table:table-cell>
          <table:table-cell table:style-name="Tabela4.A2" office:value-type="string">
            <text:p text:style-name="P236">Y</text:p>
          </table:table-cell>
          <table:table-cell table:style-name="Tabela4.A2" office:value-type="string">
            <text:p text:style-name="P208"/>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N</text:p>
          </table:table-cell>
          <table:table-cell table:style-name="Tabela4.A2" office:value-type="string">
            <text:p text:style-name="P236">1</text:p>
          </table:table-cell>
          <table:table-cell table:style-name="Tabela4.A2" office:value-type="string">
            <text:p text:style-name="P236">N</text:p>
          </table:table-cell>
          <table:table-cell table:style-name="Tabela4.A2" office:value-type="string">
            <text:p text:style-name="P236">0</text:p>
          </table:table-cell>
          <table:table-cell table:style-name="Tabela4.O2" office:value-type="string">
            <text:p text:style-name="P208"/>
          </table:table-cell>
        </table:table-row>
        <table:table-row>
          <table:table-cell table:style-name="Tabela4.A2" office:value-type="string">
            <text:p text:style-name="P249">All-Conf<text:span text:style-name="T597">idence</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49">Cas<text:span text:style-name="T597">ual</text:span>-Conf</text:p>
          </table:table-cell>
          <table:table-cell table:style-name="Tabela4.A2" office:value-type="string">
            <text:p text:style-name="P353">N</text:p>
          </table:table-cell>
          <table:table-cell table:style-name="Tabela4.A2" office:value-type="string">
            <text:p text:style-name="P353">Y</text:p>
          </table:table-cell>
          <table:table-cell table:style-name="Tabela4.A2" office:value-type="string">
            <text:p text:style-name="P353">B</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Y</text:p>
          </table:table-cell>
          <table:table-cell table:style-name="Tabela4.A2" office:value-type="string">
            <text:p text:style-name="P353">0</text:p>
          </table:table-cell>
          <table:table-cell table:style-name="Tabela4.A2" office:value-type="string">
            <text:p text:style-name="P353">N</text:p>
          </table:table-cell>
          <table:table-cell table:style-name="Tabela4.A2" office:value-type="string">
            <text:p text:style-name="P353">0</text:p>
          </table:table-cell>
          <table:table-cell table:style-name="Tabela4.O2" office:value-type="string">
            <text:p text:style-name="P208"/>
          </table:table-cell>
        </table:table-row>
        <table:table-row>
          <table:table-cell table:style-name="Tabela4.A2" office:value-type="string">
            <text:p text:style-name="P94"><text:span text:style-name="T122">Casual-Sup</text:span><text:span text:style-name="T159">p</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48">Loevinger</text:p>
          </table:table-cell>
          <table:table-cell table:style-name="Tabela4.A2" office:value-type="string">
            <text:p text:style-name="P350">Y</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208"/>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50">4</text:p>
          </table:table-cell>
          <table:table-cell table:style-name="Tabela4.A2" office:value-type="string">
            <text:p text:style-name="P350">N</text:p>
          </table:table-cell>
          <table:table-cell table:style-name="Tabela4.A2" office:value-type="string">
            <text:p text:style-name="P350">2</text:p>
          </table:table-cell>
          <table:table-cell table:style-name="Tabela4.O2" office:value-type="string">
            <text:p text:style-name="P208"/>
          </table:table-cell>
        </table:table-row>
        <table:table-row>
          <table:table-cell table:style-name="Tabela4.A2" office:value-type="string">
            <text:p text:style-name="P249"><text:span text:style-name="T598">Chi</text:span>-<text:span text:style-name="T598">Squared</text:span></text:p>
          </table:table-cell>
          <table:table-cell table:style-name="Tabela4.A2" office:value-type="string">
            <text:p text:style-name="P353">Y</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Y</text:p>
          </table:table-cell>
          <table:table-cell table:style-name="Tabela4.A2" office:value-type="string">
            <text:p text:style-name="P353">Y</text:p>
          </table:table-cell>
          <table:table-cell table:style-name="Tabela4.A2" office:value-type="string">
            <text:p text:style-name="P353">N</text:p>
          </table:table-cell>
          <table:table-cell table:style-name="Tabela4.A2" office:value-type="string">
            <text:p text:style-name="P353">N</text:p>
          </table:table-cell>
          <table:table-cell table:style-name="Tabela4.A2" office:value-type="string">
            <text:p text:style-name="P353">Y</text:p>
          </table:table-cell>
          <table:table-cell table:style-name="Tabela4.A2" office:value-type="string">
            <text:p text:style-name="P353">N</text:p>
          </table:table-cell>
          <table:table-cell table:style-name="Tabela4.A2" office:value-type="string">
            <text:p text:style-name="P353">Y</text:p>
          </table:table-cell>
          <table:table-cell table:style-name="Tabela4.A2" office:value-type="string">
            <text:p text:style-name="P353">6</text:p>
          </table:table-cell>
          <table:table-cell table:style-name="Tabela4.A2" office:value-type="string">
            <text:p text:style-name="P353">Y</text:p>
          </table:table-cell>
          <table:table-cell table:style-name="Tabela4.A2" office:value-type="string">
            <text:p text:style-name="P353">3</text:p>
          </table:table-cell>
          <table:table-cell table:style-name="Tabela4.O2" office:value-type="string">
            <text:p text:style-name="P208"/>
          </table:table-cell>
        </table:table-row>
        <table:table-row>
          <table:table-cell table:style-name="Tabela4.A2" office:value-type="string">
            <text:p text:style-name="P249">X-Supp-R<text:span text:style-name="T597">atio</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49">Collect-St<text:span text:style-name="T597">r</text:spa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0</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49">Conv<text:span text:style-name="T597">iction</text:spa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208"/>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0</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49">Cosine</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2</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49">Coverage</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3</text:p>
          </table:table-cell>
          <table:table-cell table:style-name="Tabela4.A2" office:value-type="string">
            <text:p text:style-name="P237">N</text:p>
          </table:table-cell>
          <table:table-cell table:style-name="Tabela4.A2" office:value-type="string">
            <text:p text:style-name="P237">1</text:p>
          </table:table-cell>
          <table:table-cell table:style-name="Tabela4.O2" office:value-type="string">
            <text:p text:style-name="P208"/>
          </table:table-cell>
        </table:table-row>
        <table:table-row>
          <table:table-cell table:style-name="Tabela4.A2" office:value-type="string">
            <text:p text:style-name="P250">DCC</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Diff-Conf</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ECE-Rate</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2</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50">Fisher-ET</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Gini-Index</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208"/>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0</text:p>
          </table:table-cell>
          <table:table-cell table:style-name="Tabela4.A2" office:value-type="string">
            <text:p text:style-name="P352">N</text:p>
          </table:table-cell>
          <table:table-cell table:style-name="Tabela4.A2" office:value-type="string">
            <text:p text:style-name="P352">4</text:p>
          </table:table-cell>
          <table:table-cell table:style-name="Tabela4.O2" office:value-type="string">
            <text:p text:style-name="P208"/>
          </table:table-cell>
        </table:table-row>
        <table:table-row>
          <table:table-cell table:style-name="Tabela4.A2" office:value-type="string">
            <text:p text:style-name="P250">Hyper-Conf</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Hyper-Lift</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Imb-Ratio</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ext:soft-page-break/>
        <table:table-row>
          <table:table-cell table:style-name="Tabela4.A2" office:value-type="string">
            <text:p text:style-name="P250">Importance</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0">Improvement</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1">Jaccard-Coeff</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1</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51">J-Measure</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4">A</text:p>
          </table:table-cell>
          <table:table-cell table:style-name="Tabela4.A2" office:value-type="string">
            <text:p text:style-name="P354">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4">C</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4">N</text:p>
          </table:table-cell>
          <table:table-cell table:style-name="Tabela4.A2" office:value-type="string">
            <text:p text:style-name="P354">6</text:p>
          </table:table-cell>
          <table:table-cell table:style-name="Tabela4.A2" office:value-type="string">
            <text:p text:style-name="P352">N</text:p>
          </table:table-cell>
          <table:table-cell table:style-name="Tabela4.A2" office:value-type="string">
            <text:p text:style-name="P354">3</text:p>
          </table:table-cell>
          <table:table-cell table:style-name="Tabela4.O2" office:value-type="string">
            <text:p text:style-name="P354">3</text:p>
          </table:table-cell>
        </table:table-row>
        <table:table-row>
          <table:table-cell table:style-name="Tabela4.A2" office:value-type="string">
            <text:p text:style-name="P251">Kappa</text:p>
          </table:table-cell>
          <table:table-cell table:style-name="Tabela4.A2" office:value-type="string">
            <text:p text:style-name="P354">Y</text:p>
          </table:table-cell>
          <table:table-cell table:style-name="Tabela4.A2" office:value-type="string">
            <text:p text:style-name="P354">Y</text:p>
          </table:table-cell>
          <table:table-cell table:style-name="Tabela4.A2" office:value-type="string">
            <text:p text:style-name="P354">B</text:p>
          </table:table-cell>
          <table:table-cell table:style-name="Tabela4.A2" office:value-type="string">
            <text:p text:style-name="P354">N</text:p>
          </table:table-cell>
          <table:table-cell table:style-name="Tabela4.A2" office:value-type="string">
            <text:p text:style-name="P354">Y</text:p>
          </table:table-cell>
          <table:table-cell table:style-name="Tabela4.A2" office:value-type="string">
            <text:p text:style-name="P354">N</text:p>
          </table:table-cell>
          <table:table-cell table:style-name="Tabela4.A2" office:value-type="string">
            <text:p text:style-name="P354">N</text:p>
          </table:table-cell>
          <table:table-cell table:style-name="Tabela4.A2" office:value-type="string">
            <text:p text:style-name="P354">Y</text:p>
          </table:table-cell>
          <table:table-cell table:style-name="Tabela4.A2" office:value-type="string">
            <text:p text:style-name="P354">N</text:p>
          </table:table-cell>
          <table:table-cell table:style-name="Tabela4.A2" office:value-type="string">
            <text:p text:style-name="P354">N</text:p>
          </table:table-cell>
          <table:table-cell table:style-name="Tabela4.A2" office:value-type="string">
            <text:p text:style-name="P354">3</text:p>
          </table:table-cell>
          <table:table-cell table:style-name="Tabela4.A2" office:value-type="string">
            <text:p text:style-name="P354">N</text:p>
          </table:table-cell>
          <table:table-cell table:style-name="Tabela4.A2" office:value-type="string">
            <text:p text:style-name="P354">0</text:p>
          </table:table-cell>
          <table:table-cell table:style-name="Tabela4.O2" office:value-type="string">
            <text:p text:style-name="P354">0</text:p>
          </table:table-cell>
        </table:table-row>
        <table:table-row>
          <table:table-cell table:style-name="Tabela4.A2" office:value-type="string">
            <text:p text:style-name="P251">Klosgen</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208"/>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0</text:p>
          </table:table-cell>
          <table:table-cell table:style-name="Tabela4.A2" office:value-type="string">
            <text:p text:style-name="P352">N</text:p>
          </table:table-cell>
          <table:table-cell table:style-name="Tabela4.A2" office:value-type="string">
            <text:p text:style-name="P352">0</text:p>
          </table:table-cell>
          <table:table-cell table:style-name="Tabela4.O2" office:value-type="string">
            <text:p text:style-name="P208"/>
          </table:table-cell>
        </table:table-row>
        <table:table-row>
          <table:table-cell table:style-name="Tabela4.A2" office:value-type="string">
            <text:p text:style-name="P244">Kulezynski</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1">Predictive-Ass</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51">Laplace-CC</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208"/>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1</text:p>
          </table:table-cell>
          <table:table-cell table:style-name="Tabela4.A2" office:value-type="string">
            <text:p text:style-name="P352">N</text:p>
          </table:table-cell>
          <table:table-cell table:style-name="Tabela4.A2" office:value-type="string">
            <text:p text:style-name="P352">0</text:p>
          </table:table-cell>
          <table:table-cell table:style-name="Tabela4.O2" office:value-type="string">
            <text:p text:style-name="P208"/>
          </table:table-cell>
        </table:table-row>
        <table:table-row>
          <table:table-cell table:style-name="Tabela4.A2" office:value-type="string">
            <text:p text:style-name="P95">Least-Contra<text:span text:style-name="T598">d</text:span></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208"/>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2</text:p>
          </table:table-cell>
          <table:table-cell table:style-name="Tabela4.A2" office:value-type="string">
            <text:p text:style-name="P352">N</text:p>
          </table:table-cell>
          <table:table-cell table:style-name="Tabela4.A2" office:value-type="string">
            <text:p text:style-name="P352">0</text:p>
          </table:table-cell>
          <table:table-cell table:style-name="Tabela4.O2" office:value-type="string">
            <text:p text:style-name="P208"/>
          </table:table-cell>
        </table:table-row>
        <table:table-row>
          <table:table-cell table:style-name="Tabela4.A2" office:value-type="string">
            <text:p text:style-name="P95">Lerman-Simi<text:span text:style-name="T598">l</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347">Leverage</text:p>
          </table:table-cell>
          <table:table-cell table:style-name="Tabela4.A2" office:value-type="string">
            <text:p text:style-name="P237">N</text:p>
          </table:table-cell>
          <table:table-cell table:style-name="Tabela4.A2" office:value-type="string">
            <text:p text:style-name="P237">Y</text:p>
          </table:table-cell>
          <table:table-cell table:style-name="Tabela4.A2" office:value-type="string">
            <text:p text:style-name="P237">Y</text:p>
          </table:table-cell>
          <table:table-cell table:style-name="Tabela4.A2" office:value-type="string">
            <text:p text:style-name="P208"/>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1</text:p>
          </table:table-cell>
          <table:table-cell table:style-name="Tabela4.A2" office:value-type="string">
            <text:p text:style-name="P237">N</text:p>
          </table:table-cell>
          <table:table-cell table:style-name="Tabela4.A2" office:value-type="string">
            <text:p text:style-name="P237">0</text:p>
          </table:table-cell>
          <table:table-cell table:style-name="Tabela4.O2" office:value-type="string">
            <text:p text:style-name="P237"/>
          </table:table-cell>
        </table:table-row>
        <table:table-row>
          <table:table-cell table:style-name="Tabela4.A2" office:value-type="string">
            <text:p text:style-name="P251">Lift</text:p>
          </table:table-cell>
          <table:table-cell table:style-name="Tabela4.A2" office:value-type="string">
            <text:p text:style-name="P237">N</text:p>
          </table:table-cell>
          <table:table-cell table:style-name="Tabela4.A2" office:value-type="string">
            <text:p text:style-name="P237">Y</text:p>
          </table:table-cell>
          <table:table-cell table:style-name="Tabela4.A2" office:value-type="string">
            <text:p text:style-name="P237">Y</text:p>
          </table:table-cell>
          <table:table-cell table:style-name="Tabela4.A2" office:value-type="string">
            <text:p text:style-name="P208"/>
          </table:table-cell>
          <table:table-cell table:style-name="Tabela4.A2" office:value-type="string">
            <text:p text:style-name="P237">Y</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N</text:p>
          </table:table-cell>
          <table:table-cell table:style-name="Tabela4.A2" office:value-type="string">
            <text:p text:style-name="P237">2</text:p>
          </table:table-cell>
          <table:table-cell table:style-name="Tabela4.A2" office:value-type="string">
            <text:p text:style-name="P237">N</text:p>
          </table:table-cell>
          <table:table-cell table:style-name="Tabela4.O2" office:value-type="string">
            <text:p text:style-name="P237">0</text:p>
          </table:table-cell>
        </table:table-row>
        <table:table-row>
          <table:table-cell table:style-name="Tabela4.A2" office:value-type="string">
            <text:p text:style-name="P347">MaxConf</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92"><text:span text:style-name="T122">Mutual-Infor</text:span><text:span text:style-name="T158">m</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348">Odds-Ratio</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208"/>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0</text:p>
          </table:table-cell>
          <table:table-cell table:style-name="Tabela4.A2" office:value-type="string">
            <text:p text:style-name="P352">N</text:p>
          </table:table-cell>
          <table:table-cell table:style-name="Tabela4.A2" office:value-type="string">
            <text:p text:style-name="P352">4</text:p>
          </table:table-cell>
          <table:table-cell table:style-name="Tabela4.O2" office:value-type="string">
            <text:p text:style-name="P208"/>
          </table:table-cell>
        </table:table-row>
        <table:table-row>
          <table:table-cell table:style-name="Tabela4.A2" office:value-type="string">
            <text:p text:style-name="P372">Corr-Coeff</text:p>
          </table:table-cell>
          <table:table-cell table:style-name="Tabela4.A2" office:value-type="string">
            <text:p text:style-name="P354">Y</text:p>
          </table:table-cell>
          <table:table-cell table:style-name="Tabela4.A2" office:value-type="string">
            <text:p text:style-name="P354">Y</text:p>
          </table:table-cell>
          <table:table-cell table:style-name="Tabela4.A2" office:value-type="string">
            <text:p text:style-name="P354">B</text:p>
          </table:table-cell>
          <table:table-cell table:style-name="Tabela4.A2" office:value-type="string">
            <text:p text:style-name="P354">N</text:p>
          </table:table-cell>
          <table:table-cell table:style-name="Tabela4.A2" office:value-type="string">
            <text:p text:style-name="P354">Y</text:p>
          </table:table-cell>
          <table:table-cell table:style-name="Tabela4.A2" office:value-type="string">
            <text:p text:style-name="P354">N</text:p>
          </table:table-cell>
          <table:table-cell table:style-name="Tabela4.A2" office:value-type="string">
            <text:p text:style-name="P354">B</text:p>
          </table:table-cell>
          <table:table-cell table:style-name="Tabela4.A2" office:value-type="string">
            <text:p text:style-name="P354">Y</text:p>
          </table:table-cell>
          <table:table-cell table:style-name="Tabela4.A2" office:value-type="string">
            <text:p text:style-name="P354">N</text:p>
          </table:table-cell>
          <table:table-cell table:style-name="Tabela4.A2" office:value-type="string">
            <text:p text:style-name="P354">N</text:p>
          </table:table-cell>
          <table:table-cell table:style-name="Tabela4.A2" office:value-type="string">
            <text:p text:style-name="P354">3</text:p>
          </table:table-cell>
          <table:table-cell table:style-name="Tabela4.A2" office:value-type="string">
            <text:p text:style-name="P354">N</text:p>
          </table:table-cell>
          <table:table-cell table:style-name="Tabela4.A2" office:value-type="string">
            <text:p text:style-name="P354">0</text:p>
          </table:table-cell>
          <table:table-cell table:style-name="Tabela4.O2" office:value-type="string">
            <text:p text:style-name="P354">0</text:p>
          </table:table-cell>
        </table:table-row>
        <table:table-row>
          <table:table-cell table:style-name="Tabela4.A2" office:value-type="string">
            <text:p text:style-name="P96">R<text:span text:style-name="T599">ala</text:span>-Measure</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93"><text:span text:style-name="T122">Relative-</text:span><text:span text:style-name="T159">L</text:span><text:span text:style-name="T122">D</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06"><text:span text:style-name="T122">Rule-Power- </text:span><text:span text:style-name="T159">F</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206"><text:span text:style-name="T122">Sea-Scho-</text:span><text:span text:style-name="T159">M</text:span><text:span text:style-name="T122">e</text:spa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0</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208"/>
          </table:table-cell>
        </table:table-row>
        <table:table-row>
          <table:table-cell table:style-name="Tabela4.A2" office:value-type="string">
            <text:p text:style-name="P206"><text:span text:style-name="T122">Vary-Rates-L</text:span><text:span text:style-name="T159">i</text:span></text:p>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A2" office:value-type="string">
            <text:p text:style-name="P208"/>
          </table:table-cell>
          <table:table-cell table:style-name="Tabela4.O2" office:value-type="string">
            <text:p text:style-name="P208"/>
          </table:table-cell>
        </table:table-row>
        <table:table-row>
          <table:table-cell table:style-name="Tabela4.A2" office:value-type="string">
            <text:p text:style-name="P349">Yule Q and Y</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208"/>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0</text:p>
          </table:table-cell>
          <table:table-cell table:style-name="Tabela4.A2" office:value-type="string">
            <text:p text:style-name="P351">N</text:p>
          </table:table-cell>
          <table:table-cell table:style-name="Tabela4.A2" office:value-type="string">
            <text:p text:style-name="P351">4</text:p>
          </table:table-cell>
          <table:table-cell table:style-name="Tabela4.O2" office:value-type="string">
            <text:p text:style-name="P208"/>
          </table:table-cell>
        </table:table-row>
      </table:table>
      <text:p text:style-name="P140"/>
      <text:p text:style-name="P127"/>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56">Métricas</text:p>
          </table:table-cell>
          <table:table-cell table:style-name="Tabela2.A1" office:value-type="string">
            <text:p text:style-name="P252">Range</text:p>
          </table:table-cell>
          <table:table-cell table:style-name="Tabela2.A1" office:value-type="string">
            <text:p text:style-name="P157">Fórmula</text:p>
          </table:table-cell>
          <table:table-cell table:style-name="Tabela2.D1" office:value-type="string">
            <text:p text:style-name="P158">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91">Suporte </text:p>
            <text:p text:style-name="P191">(<text:span text:style-name="T122">Support</text:span>)</text:p>
          </table:table-cell>
          <table:table-cell table:style-name="Métrica.A1" office:value-type="string">
            <text:p text:style-name="P193">[<text:span text:style-name="T577">0</text:span>, 1]</text:p>
          </table:table-cell>
          <table:table-cell table:style-name="Métrica.A1" office:value-type="string">
            <text:p text:style-name="P209"><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55">√</text:p>
          </table:table-cell>
        </table:table-row>
        <table:table-row>
          <table:table-cell table:style-name="Métrica.A2" office:value-type="string">
            <text:p text:style-name="P191">Confiança </text:p>
            <text:p text:style-name="P191">(<text:span text:style-name="T122">Confidence, Strength</text:span>)</text:p>
          </table:table-cell>
          <table:table-cell table:style-name="Métrica.A2" office:value-type="string">
            <text:p text:style-name="P193">[<text:span text:style-name="T577">0</text:span>, 1]</text:p>
          </table:table-cell>
          <table:table-cell table:style-name="Métrica.A2" office:value-type="string">
            <text:p text:style-name="P209"><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210">ou</text:p>
            <text:p text:style-name="P210"><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191">Confiança</text:p>
            <text:p text:style-name="P191"><text:soft-page-break/>Centrada</text:p>
            <text:p text:style-name="P192">(<text:span text:style-name="T122">Added </text:span></text:p>
            <text:p text:style-name="P239">Value,</text:p>
            <text:p text:style-name="P239">Pavillon </text:p>
            <text:p text:style-name="P239">Index,</text:p>
            <text:p text:style-name="P238">Centered</text:p>
            <text:p text:style-name="P191"><text:span text:style-name="T122">Confidence</text:span>)</text:p>
          </table:table-cell>
          <table:table-cell table:style-name="Métrica.A2" office:value-type="string">
            <text:p text:style-name="P193">[<text:span text:style-name="T577">-0.5</text:span>, 1]</text:p>
          </table:table-cell>
          <table:table-cell table:style-name="Métrica.A2" office:value-type="string">
            <text:p text:style-name="P233"><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32"><text:soft-page-break/>ou</text:p>
            <text:p text:style-name="P232"><draw:frame draw:style-name="fr2"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6">Confiaça </text:p>
            <text:p text:style-name="P196">Total (<text:span text:style-name="T122">All-Confidence</text:span>)</text:p>
          </table:table-cell>
          <table:table-cell table:style-name="Métrica.A2" office:value-type="string">
            <text:p text:style-name="P193">[<text:span text:style-name="T577">0</text:span>, 1]</text:p>
          </table:table-cell>
          <table:table-cell table:style-name="Métrica.A2" office:value-type="string">
            <text:p text:style-name="P209"><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211">ou </text:p>
            <text:p text:style-name="P211"><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195">Confiança</text:p>
            <text:p text:style-name="P196">Casual </text:p>
            <text:p text:style-name="P196">(<text:span text:style-name="T122">Casual</text:span></text:p>
            <text:p text:style-name="P196"><text:span text:style-name="T122">Confidence</text:span>)</text:p>
          </table:table-cell>
          <table:table-cell table:style-name="Métrica.A2" office:value-type="string">
            <text:p text:style-name="P193">[<text:span text:style-name="T577">0</text:span>, 1]</text:p>
          </table:table-cell>
          <table:table-cell table:style-name="Métrica.A2" office:value-type="string">
            <text:p text:style-name="P209"><draw:frame draw:style-name="fr2"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212">ou</text:p>
            <text:p text:style-name="P209"><draw:frame draw:style-name="fr2"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6">Suporte </text:p>
            <text:p text:style-name="P196">Casual </text:p>
            <text:p text:style-name="P196">(<text:span text:style-name="T122">Casual </text:span></text:p>
            <text:p text:style-name="P195"><text:span text:style-name="T122">Support</text:span>)</text:p>
          </table:table-cell>
          <table:table-cell table:style-name="Métrica.A2" office:value-type="string">
            <text:p text:style-name="P193">[<text:span text:style-name="T577">0</text:span>, <text:span text:style-name="T577">2</text:span>]</text:p>
          </table:table-cell>
          <table:table-cell table:style-name="Métrica.A2" office:value-type="string">
            <text:p text:style-name="P213"><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213">ou</text:p>
            <text:p text:style-name="P213"><draw:frame draw:style-name="fr2"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5">Fator de </text:p>
            <text:p text:style-name="P195">Certeza</text:p>
            <text:p text:style-name="P195">(<text:span text:style-name="T122">Certainty</text:span></text:p>
            <text:p text:style-name="P240"><text:s/>Factor,</text:p>
            <text:p text:style-name="P195"><text:span text:style-name="T122">Loevinger</text:span>)</text:p>
          </table:table-cell>
          <table:table-cell table:style-name="Métrica.A2" office:value-type="string">
            <text:p text:style-name="P193">[-1, 1]</text:p>
          </table:table-cell>
          <table:table-cell table:style-name="Métrica.A2" office:value-type="string">
            <text:p text:style-name="P209"><draw:frame draw:style-name="fr2"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14">ou</text:p>
            <text:p text:style-name="P214"><draw:frame draw:style-name="fr2" draw:name="Objeto36" text:anchor-type="as-char" svg:y="-0.66cm" svg:width="8.25cm" svg:height="1.076cm" draw:z-index="32"><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7">Qui-Quadrado (<text:span text:style-name="T122">Chi-Squared</text:span>)</text:p>
          </table:table-cell>
          <table:table-cell table:style-name="Métrica.A2" office:value-type="string">
            <text:p text:style-name="P198">[0, <text:span text:style-name="T579">∞</text:span>]</text:p>
          </table:table-cell>
          <table:table-cell table:style-name="Métrica.A2" office:value-type="string">
            <text:p text:style-name="P194"/>
          </table:table-cell>
          <table:table-cell table:style-name="Métrica.D2" office:value-type="string">
            <text:p text:style-name="P255">√</text:p>
          </table:table-cell>
        </table:table-row>
        <table:table-row>
          <table:table-cell table:style-name="Métrica.A2" office:value-type="string">
            <text:p text:style-name="P195">Taxa de </text:p>
            <text:p text:style-name="P195">Suporte</text:p>
            <text:p text:style-name="P195">Cruzado</text:p>
            <text:p text:style-name="P196">(<text:span text:style-name="T122">Cross-</text:span></text:p>
            <text:p text:style-name="P241">Support</text:p>
            <text:p text:style-name="P196"><text:span text:style-name="T122">Ratio</text:span>)</text:p>
          </table:table-cell>
          <table:table-cell table:style-name="Métrica.A2" office:value-type="string">
            <text:p text:style-name="P198">[0, 1]</text:p>
          </table:table-cell>
          <table:table-cell table:style-name="Métrica.A2" office:value-type="string">
            <text:p text:style-name="P209"><draw:frame draw:style-name="fr2" draw:name="Objeto37" text:anchor-type="as-char" svg:y="-0.884cm" svg:width="7.855cm" svg:height="1.524cm" draw:z-index="33"><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55">√</text:p>
          </table:table-cell>
        </table:table-row>
        <text:soft-page-break/>
        <table:table-row>
          <table:table-cell table:style-name="Métrica.A2" office:value-type="string">
            <text:p text:style-name="P196">Força </text:p>
            <text:p text:style-name="P196">Coletiva </text:p>
            <text:p text:style-name="P196">(<text:span text:style-name="T122">Collective Strength</text:span>)</text:p>
          </table:table-cell>
          <table:table-cell table:style-name="Métrica.A2" office:value-type="string">
            <text:p text:style-name="P198">[0, <text:span text:style-name="T579">∞</text:span>]</text:p>
          </table:table-cell>
          <table:table-cell table:style-name="Métrica.A2" office:value-type="string">
            <text:p text:style-name="P209"><draw:frame draw:style-name="fr2" draw:name="Objeto38" text:anchor-type="as-char" svg:y="-0.66cm" svg:width="8.574cm" svg:height="1.076cm" draw:z-index="34"><draw:object xlink:href="./Object 40" xlink:type="simple" xlink:show="embed" xlink:actuate="onLoad"/><draw:image xlink:href="./ObjectReplacements/Object 40" xlink:type="simple" xlink:show="embed" xlink:actuate="onLoad"/></draw:frame></text:p>
            <text:p text:style-name="P215">ou</text:p>
            <text:p text:style-name="P215"><draw:frame draw:style-name="fr2" draw:name="Objeto39" text:anchor-type="as-char" svg:y="-0.66cm" svg:width="8.705cm" svg:height="1.076cm" draw:z-index="35"><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9">Convicção</text:p>
            <text:p text:style-name="P199">(<text:span text:style-name="T122">Conviction</text:span>)</text:p>
          </table:table-cell>
          <table:table-cell table:style-name="Métrica.A2" office:value-type="string">
            <text:p text:style-name="P198">[0, <text:span text:style-name="T579">∞</text:span>]</text:p>
          </table:table-cell>
          <table:table-cell table:style-name="Métrica.A2" office:value-type="string">
            <text:p text:style-name="P209"><draw:frame draw:style-name="fr2" draw:name="Objeto40" text:anchor-type="as-char" svg:y="-0.66cm" svg:width="6.964cm" svg:height="1.076cm" draw:z-index="36"><draw:object xlink:href="./Object 42" xlink:type="simple" xlink:show="embed" xlink:actuate="onLoad"/><draw:image xlink:href="./ObjectReplacements/Object 42" xlink:type="simple" xlink:show="embed" xlink:actuate="onLoad"/><svg:desc>fórmula</svg:desc></draw:frame></text:p>
            <text:p text:style-name="P216">ou</text:p>
            <text:p text:style-name="P216"><draw:frame draw:style-name="fr2" draw:name="Objeto41" text:anchor-type="as-char" svg:y="-0.66cm" svg:width="6.004cm" svg:height="1.076cm" draw:z-index="37"><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9">Coseno </text:p>
            <text:p text:style-name="P199">(<text:span text:style-name="T122">Cosine</text:span>)</text:p>
          </table:table-cell>
          <table:table-cell table:style-name="Métrica.A2" office:value-type="string">
            <text:p text:style-name="P198">[0, 1]</text:p>
          </table:table-cell>
          <table:table-cell table:style-name="Métrica.A2" office:value-type="string">
            <text:p text:style-name="P209"><draw:frame draw:style-name="fr2" draw:name="Objeto42" text:anchor-type="as-char" svg:y="-0.66cm" svg:width="6.964cm" svg:height="1.115cm" draw:z-index="38"><draw:object xlink:href="./Object 44" xlink:type="simple" xlink:show="embed" xlink:actuate="onLoad"/><draw:image xlink:href="./ObjectReplacements/Object 44" xlink:type="simple" xlink:show="embed" xlink:actuate="onLoad"/></draw:frame></text:p>
            <text:p text:style-name="P217">ou</text:p>
            <text:p text:style-name="P217"><draw:frame draw:style-name="fr2" draw:name="Objeto43" text:anchor-type="as-char" svg:y="-0.66cm" svg:width="8.56cm" svg:height="1.115cm" draw:z-index="39"><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9">Cobertura </text:p>
            <text:p text:style-name="P199">(<text:span text:style-name="T122">Coverage</text:span>)</text:p>
          </table:table-cell>
          <table:table-cell table:style-name="Métrica.A2" office:value-type="string">
            <text:p text:style-name="P198">[0, 1]</text:p>
          </table:table-cell>
          <table:table-cell table:style-name="Métrica.A2" office:value-type="string">
            <text:p text:style-name="P209"><draw:frame draw:style-name="fr2" draw:name="Objeto44" text:anchor-type="as-char" svg:y="-0.386cm" svg:width="6.765cm" svg:height="0.506cm" draw:z-index="40"><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199">Confiança</text:p>
            <text:p text:style-name="P199">Descritiva</text:p>
            <text:p text:style-name="P199">Confirmada</text:p>
            <text:p text:style-name="P199">(<text:span text:style-name="T122">Descriptive Confirmed </text:span></text:p>
            <text:p text:style-name="P199"><text:span text:style-name="T122">Confidence</text:span>)</text:p>
          </table:table-cell>
          <table:table-cell table:style-name="Métrica.A2" office:value-type="string">
            <text:p text:style-name="P193">[-1, 1]</text:p>
          </table:table-cell>
          <table:table-cell table:style-name="Métrica.A2" office:value-type="string">
            <text:p text:style-name="P209"><draw:frame draw:style-name="fr2" draw:name="Objeto45" text:anchor-type="as-char" svg:y="-0.386cm" svg:width="9.065cm" svg:height="0.506cm" draw:z-index="41"><draw:object xlink:href="./Object 47" xlink:type="simple" xlink:show="embed" xlink:actuate="onLoad"/><draw:image xlink:href="./ObjectReplacements/Object 47" xlink:type="simple" xlink:show="embed" xlink:actuate="onLoad"/></draw:frame></text:p>
            <text:p text:style-name="P218">ou</text:p>
            <text:p text:style-name="P218"><draw:frame draw:style-name="fr2" draw:name="Objeto46" text:anchor-type="as-char" svg:y="-0.386cm" svg:width="7.317cm" svg:height="0.506cm" draw:z-index="43"><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9">Diferença de Confiança</text:p>
            <text:p text:style-name="P199">(<text:span text:style-name="T122">Difference of Confidence</text:span>)</text:p>
          </table:table-cell>
          <table:table-cell table:style-name="Métrica.A2" office:value-type="string">
            <text:p text:style-name="P193">[-1, 1]</text:p>
          </table:table-cell>
          <table:table-cell table:style-name="Métrica.A2" office:value-type="string">
            <text:p text:style-name="P209"><draw:frame draw:style-name="fr2" draw:name="Objeto47" text:anchor-type="as-char" svg:y="-0.386cm" svg:width="9.07cm" svg:height="0.506cm" draw:z-index="45"><draw:object xlink:href="./Object 49" xlink:type="simple" xlink:show="embed" xlink:actuate="onLoad"/><draw:image xlink:href="./ObjectReplacements/Object 49" xlink:type="simple" xlink:show="embed" xlink:actuate="onLoad"/></draw:frame></text:p>
            <text:p text:style-name="P218">ou</text:p>
            <text:p text:style-name="P218"><draw:frame draw:style-name="fr2"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199">Exemplo e Taxa de </text:p>
            <text:p text:style-name="P199">Contra-Exemplo</text:p>
            <text:p text:style-name="P199">(Example and Counter-Example <text:soft-page-break/>Rate)</text:p>
          </table:table-cell>
          <table:table-cell table:style-name="Métrica.A2" office:value-type="string">
            <text:p text:style-name="P198">[0, 1]</text:p>
          </table:table-cell>
          <table:table-cell table:style-name="Métrica.A2" office:value-type="string">
            <text:p text:style-name="P209"><draw:frame draw:style-name="fr2"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55">√</text:p>
          </table:table-cell>
        </table:table-row>
        <table:table-row table:style-name="Métrica.17">
          <table:table-cell table:style-name="Métrica.A2" office:value-type="string">
            <text:p text:style-name="P199">Teste Exato de <text:span text:style-name="T122">Fisher </text:span></text:p>
            <text:p text:style-name="P199">(<text:span text:style-name="T122">Fisher’s Exact Test</text:span>)</text:p>
          </table:table-cell>
          <table:table-cell table:style-name="Métrica.A2" office:value-type="string">
            <text:p text:style-name="P198">[0, 1]</text:p>
          </table:table-cell>
          <table:table-cell table:style-name="Métrica.A2" office:value-type="string">
            <text:p text:style-name="P194"/>
          </table:table-cell>
          <table:table-cell table:style-name="Métrica.D2" office:value-type="string">
            <text:p text:style-name="P255">√</text:p>
          </table:table-cell>
        </table:table-row>
        <table:table-row>
          <table:table-cell table:style-name="Métrica.A2" office:value-type="string">
            <text:p text:style-name="P199">Índice <text:span text:style-name="T122">Gini</text:span> </text:p>
            <text:p text:style-name="P199">(<text:span text:style-name="T122">Gini Index</text:span>)</text:p>
          </table:table-cell>
          <table:table-cell table:style-name="Métrica.A2" office:value-type="string">
            <text:p text:style-name="P198">[0, 1]</text:p>
          </table:table-cell>
          <table:table-cell table:style-name="Métrica.A2" office:value-type="string">
            <text:p text:style-name="P194"><draw:frame draw:style-name="fr2" draw:name="Objeto50" text:anchor-type="as-char" svg:y="-0.598cm" svg:width="16.268cm" svg:height="0.72cm" draw:z-index="49"><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199">Hiperconfiança (<text:span text:style-name="T122">Hyper_Confidence</text:span>)</text:p>
          </table:table-cell>
          <table:table-cell table:style-name="Métrica.A2" office:value-type="string">
            <text:p text:style-name="P198">[0, 1]</text:p>
          </table:table-cell>
          <table:table-cell table:style-name="Métrica.A2" office:value-type="string">
            <text:p text:style-name="P194"><draw:frame draw:style-name="fr2" draw:name="Objeto51" text:anchor-type="as-char" svg:y="-0.386cm" svg:width="9.1cm" svg:height="0.73cm" draw:z-index="50"><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0">H<text:span text:style-name="T580">i</text:span>per-<text:span text:style-name="T122">Lift</text:span> </text:p>
            <text:p text:style-name="P200">(<text:span text:style-name="T122">Hyper-Lift</text:span>)</text:p>
          </table:table-cell>
          <table:table-cell table:style-name="Métrica.A2" office:value-type="string">
            <text:p text:style-name="P198">[0, <text:span text:style-name="T579">∞</text:span>]</text:p>
          </table:table-cell>
          <table:table-cell table:style-name="Métrica.A2" office:value-type="string">
            <text:p text:style-name="P209"><draw:frame draw:style-name="fr2" draw:name="Objeto52" text:anchor-type="as-char" svg:y="-0.88cm" svg:width="5.445cm" svg:height="1.519cm" draw:z-index="51"><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0">Taxa de </text:p>
            <text:p text:style-name="P200">Desequilibrio</text:p>
            <text:p text:style-name="P200">(<text:span text:style-name="T122">Imbalance </text:span></text:p>
            <text:p text:style-name="P200"><text:span text:style-name="T122">Ratio</text:span>)</text:p>
          </table:table-cell>
          <table:table-cell table:style-name="Métrica.A2" office:value-type="string">
            <text:p text:style-name="P198">[0, 1]</text:p>
          </table:table-cell>
          <table:table-cell table:style-name="Métrica.A2" office:value-type="string">
            <text:p text:style-name="P209"><draw:frame draw:style-name="fr2" draw:name="Objeto54" text:anchor-type="as-char" svg:y="-0.661cm" svg:width="8.758cm" svg:height="1.08cm" draw:z-index="52"><draw:object xlink:href="./Object 56" xlink:type="simple" xlink:show="embed" xlink:actuate="onLoad"/><draw:image xlink:href="./ObjectReplacements/Object 56" xlink:type="simple" xlink:show="embed" xlink:actuate="onLoad"/></draw:frame></text:p>
            <text:p text:style-name="P219">ou</text:p>
            <text:p text:style-name="P219"><draw:frame draw:style-name="fr2"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0">Importância </text:p>
            <text:p text:style-name="P200">(<text:span text:style-name="T122">Importance</text:span>)</text:p>
          </table:table-cell>
          <table:table-cell table:style-name="Métrica.A2" office:value-type="string">
            <text:p text:style-name="P193">[-<text:span text:style-name="T579">∞,∞</text:span>]</text:p>
          </table:table-cell>
          <table:table-cell table:style-name="Métrica.A2" office:value-type="string">
            <text:p text:style-name="P209"><draw:frame draw:style-name="fr2"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20">onde <text:span text:style-name="T122">L</text:span>= Laplace Correctd Confidence</text:p>
          </table:table-cell>
          <table:table-cell table:style-name="Métrica.D2" office:value-type="string">
            <text:p text:style-name="P255">√</text:p>
          </table:table-cell>
        </table:table-row>
        <table:table-row>
          <table:table-cell table:style-name="Métrica.A2" office:value-type="string">
            <text:p text:style-name="P200">Melhoria </text:p>
            <text:p text:style-name="P200">(<text:span text:style-name="T122">Improvement</text:span>)</text:p>
          </table:table-cell>
          <table:table-cell table:style-name="Métrica.A2" office:value-type="string">
            <text:p text:style-name="P193">[0, 1]</text:p>
          </table:table-cell>
          <table:table-cell table:style-name="Métrica.A2" office:value-type="string">
            <text:p text:style-name="P209"><draw:frame draw:style-name="fr2"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0">Coeficiente de <text:span text:style-name="T122">Jacard</text:span> </text:p>
            <text:p text:style-name="P200">(<text:span text:style-name="T122">Jaccard </text:span></text:p>
            <text:p text:style-name="P200"><text:span text:style-name="T122">Coefficient</text:span>)</text:p>
          </table:table-cell>
          <table:table-cell table:style-name="Métrica.A2" office:value-type="string">
            <text:p text:style-name="P198">[-1, 1]</text:p>
          </table:table-cell>
          <table:table-cell table:style-name="Métrica.A2" office:value-type="string">
            <text:p text:style-name="P209"><draw:frame draw:style-name="fr2"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21">ou</text:p>
            <text:p text:style-name="P221"><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0">Medida <text:span text:style-name="T122">J</text:span> </text:p>
            <text:p text:style-name="P200">(<text:span text:style-name="T122">J-Measure</text:span>)</text:p>
          </table:table-cell>
          <table:table-cell table:style-name="Métrica.A2" office:value-type="string">
            <text:p text:style-name="P198">[0, 1]</text:p>
          </table:table-cell>
          <table:table-cell table:style-name="Métrica.A2" office:value-type="string">
            <text:p text:style-name="P221"><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42">Kappa</text:p>
          </table:table-cell>
          <table:table-cell table:style-name="Métrica.A2" office:value-type="string">
            <text:p text:style-name="P198">[-1, 1]</text:p>
          </table:table-cell>
          <table:table-cell table:style-name="Métrica.A2" office:value-type="string">
            <text:p text:style-name="P209"><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42">Klosgen</text:p>
          </table:table-cell>
          <table:table-cell table:style-name="Métrica.A2" office:value-type="string">
            <text:p text:style-name="P198">[-1, 1]</text:p>
          </table:table-cell>
          <table:table-cell table:style-name="Métrica.A2" office:value-type="string">
            <text:p text:style-name="P222"><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23">ou</text:p>
            <text:p text:style-name="P223"><text:soft-page-break/><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42">Kulezynski</text:p>
          </table:table-cell>
          <table:table-cell table:style-name="Métrica.A2" office:value-type="string">
            <text:p text:style-name="P198">[0, 1]</text:p>
          </table:table-cell>
          <table:table-cell table:style-name="Métrica.A2" office:value-type="string">
            <text:p text:style-name="P223"><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23">ou</text:p>
            <text:p text:style-name="P223"><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23">ou</text:p>
            <text:p text:style-name="P223"><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0">Associação </text:p>
            <text:p text:style-name="P200">Preditiva </text:p>
            <text:p text:style-name="P201">(<text:span text:style-name="T122">Goodman-Kruskal, </text:span></text:p>
            <text:p text:style-name="P243">Predictive </text:p>
            <text:p text:style-name="P201"><text:span text:style-name="T122">Association</text:span>)</text:p>
          </table:table-cell>
          <table:table-cell table:style-name="Métrica.A2" office:value-type="string">
            <text:p text:style-name="P198">[0, 1]</text:p>
          </table:table-cell>
          <table:table-cell table:style-name="Métrica.A2" office:value-type="string">
            <text:p text:style-name="P209"><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0">Confiança </text:p>
            <text:p text:style-name="P200">Corrigida por <text:span text:style-name="T122">LaPlace </text:span></text:p>
            <text:p text:style-name="P200">(<text:span text:style-name="T122">Laplace </text:span></text:p>
            <text:p text:style-name="P242">Corrected </text:p>
            <text:p text:style-name="P200"><text:span text:style-name="T122">Confidence</text:span>)</text:p>
          </table:table-cell>
          <table:table-cell table:style-name="Métrica.A2" office:value-type="string">
            <text:p text:style-name="P198">[0, 1]</text:p>
          </table:table-cell>
          <table:table-cell table:style-name="Métrica.A2" office:value-type="string">
            <text:p text:style-name="P209"><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2">Menos </text:p>
            <text:p text:style-name="P202">Contradição</text:p>
            <text:p text:style-name="P202">(<text:span text:style-name="T122">Least </text:span></text:p>
            <text:p text:style-name="P202"><text:span text:style-name="T122">Contradiction</text:span>)</text:p>
          </table:table-cell>
          <table:table-cell table:style-name="Métrica.A2" office:value-type="string">
            <text:p text:style-name="P198">[-1, 1]</text:p>
          </table:table-cell>
          <table:table-cell table:style-name="Métrica.A2" office:value-type="string">
            <text:p text:style-name="P209"><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24">ou</text:p>
            <text:p text:style-name="P224"><draw:frame draw:style-name="fr2" draw:name="Objeto70" text:anchor-type="as-char" svg:y="-0.66cm" svg:width="9.606cm" svg:height="1.076cm" draw:z-index="68"><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3">Similaridade de <text:span text:style-name="T122">Lerman</text:span> (<text:span text:style-name="T122">Lerman </text:span></text:p>
            <text:p text:style-name="P203"><text:span text:style-name="T122">Similarity</text:span>)</text:p>
          </table:table-cell>
          <table:table-cell table:style-name="Métrica.A2" office:value-type="string">
            <text:p text:style-name="P198">[0, 1]</text:p>
          </table:table-cell>
          <table:table-cell table:style-name="Métrica.A2" office:value-type="string">
            <text:p text:style-name="P209"><draw:frame draw:style-name="fr2" draw:name="Objeto68" text:anchor-type="as-char" svg:y="-0.66cm" svg:width="9.052cm" svg:height="1.115cm" draw:z-index="69"><draw:object xlink:href="./Object 70" xlink:type="simple" xlink:show="embed" xlink:actuate="onLoad"/><draw:image xlink:href="./ObjectReplacements/Object 70" xlink:type="simple" xlink:show="embed" xlink:actuate="onLoad"/><svg:desc>fórmula</svg:desc></draw:frame></text:p>
            <text:p text:style-name="P225">ou </text:p>
            <text:p text:style-name="P225"><draw:frame draw:style-name="fr2" draw:name="Objeto71" text:anchor-type="as-char" svg:y="-1.415cm" svg:width="8.061cm" svg:height="2.699cm" draw:z-index="70"><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2">Alavanca<text:soft-page-break/>gem, </text:p>
            <text:p text:style-name="P202">Medida <text:span text:style-name="T122">Piatetsky-Shapiro</text:span> </text:p>
            <text:p text:style-name="P203">(<text:span text:style-name="T122">Leverage, </text:span></text:p>
            <text:p text:style-name="P247">Piatetsky-Shapiro </text:p>
            <text:p text:style-name="P203"><text:span text:style-name="T122">Measure</text:span>)</text:p>
          </table:table-cell>
          <table:table-cell table:style-name="Métrica.A2" office:value-type="string">
            <text:p text:style-name="P198">[-1, 1]</text:p>
          </table:table-cell>
          <table:table-cell table:style-name="Métrica.A2" office:value-type="string">
            <text:p text:style-name="P209"><draw:frame draw:style-name="fr2" draw:name="Objeto72" text:anchor-type="as-char" svg:y="-0.386cm" svg:width="8.648cm" svg:height="0.506cm" draw:z-index="71"><draw:object xlink:href="./Object 74" xlink:type="simple" xlink:show="embed" xlink:actuate="onLoad"/><draw:image xlink:href="./ObjectReplacements/Object 74" xlink:type="simple" xlink:show="embed" xlink:actuate="onLoad"/><svg:desc>fórmula</svg:desc></draw:frame></text:p>
            <text:p text:style-name="P225"><text:soft-page-break/>ou</text:p>
            <text:p text:style-name="P225"><draw:frame draw:style-name="fr2" draw:name="Objeto73" text:anchor-type="as-char" svg:y="-0.386cm" svg:width="7.726cm" svg:height="0.506cm" draw:z-index="72"><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2">Elevador, </text:p>
            <text:p text:style-name="P203">Interesse, </text:p>
            <text:p text:style-name="P203">Juros </text:p>
            <text:p text:style-name="P202">(<text:span text:style-name="T122">Lift, Interest</text:span>)</text:p>
          </table:table-cell>
          <table:table-cell table:style-name="Métrica.A2" office:value-type="string">
            <text:p text:style-name="P198">[0, <text:span text:style-name="T579">∞</text:span>]</text:p>
          </table:table-cell>
          <table:table-cell table:style-name="Métrica.A2" office:value-type="string">
            <text:p text:style-name="P209"><draw:frame draw:style-name="fr2" draw:name="Objeto74" text:anchor-type="as-char" svg:y="-0.66cm" svg:width="9.488cm" svg:height="1.076cm" draw:z-index="73"><draw:object xlink:href="./Object 76" xlink:type="simple" xlink:show="embed" xlink:actuate="onLoad"/><draw:image xlink:href="./ObjectReplacements/Object 76" xlink:type="simple" xlink:show="embed" xlink:actuate="onLoad"/></draw:frame></text:p>
            <text:p text:style-name="P226">ou</text:p>
            <text:p text:style-name="P226"><draw:frame draw:style-name="fr2" draw:name="Objeto75" text:anchor-type="as-char" svg:y="-0.66cm" svg:width="4.628cm" svg:height="1.076cm" draw:z-index="74"><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2">Confiança </text:p>
            <text:p text:style-name="P202">Máxima (<text:span text:style-name="T122">MaxConfidence</text:span>)</text:p>
          </table:table-cell>
          <table:table-cell table:style-name="Métrica.A2" office:value-type="string">
            <text:p text:style-name="P198">[0, 1]</text:p>
          </table:table-cell>
          <table:table-cell table:style-name="Métrica.A2" office:value-type="string">
            <text:p text:style-name="P209"><draw:frame draw:style-name="fr2" draw:name="Objeto76" text:anchor-type="as-char" svg:y="-0.386cm" svg:width="9.948cm" svg:height="0.506cm" draw:z-index="75"><draw:object xlink:href="./Object 78" xlink:type="simple" xlink:show="embed" xlink:actuate="onLoad"/><draw:image xlink:href="./ObjectReplacements/Object 78" xlink:type="simple" xlink:show="embed" xlink:actuate="onLoad"/><svg:desc>fórmula</svg:desc></draw:frame></text:p>
            <text:p text:style-name="P227">ou</text:p>
            <text:p text:style-name="P227"><draw:frame draw:style-name="fr2" draw:name="Objeto77" text:anchor-type="as-char" svg:y="-0.386cm" svg:width="8.849cm" svg:height="0.506cm" draw:z-index="76"><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3">Informação Mútua, </text:p>
            <text:p text:style-name="P203">Incerteza (<text:span text:style-name="T122">Mutual </text:span></text:p>
            <text:p text:style-name="P247">Information, </text:p>
            <text:p text:style-name="P202"><text:span text:style-name="T122">Uncertainty</text:span>)</text:p>
          </table:table-cell>
          <table:table-cell table:style-name="Métrica.A2" office:value-type="string">
            <text:p text:style-name="P198">[0, 1]</text:p>
          </table:table-cell>
          <table:table-cell table:style-name="Métrica.A2" office:value-type="string">
            <text:p text:style-name="P209"><draw:frame draw:style-name="fr2" draw:name="Objeto78" text:anchor-type="as-char" svg:y="-1.67cm" svg:width="11.172cm" svg:height="3.082cm" draw:z-index="77"><draw:object xlink:href="./Object 80" xlink:type="simple" xlink:show="embed" xlink:actuate="onLoad"/><draw:image xlink:href="./ObjectReplacements/Object 80" xlink:type="simple" xlink:show="embed" xlink:actuate="onLoad"/></draw:frame></text:p>
            <text:p text:style-name="P227">ou</text:p>
            <text:p text:style-name="P227"><draw:frame draw:style-name="fr2" draw:name="Objeto92" text:anchor-type="as-char" svg:y="-1.431cm" svg:width="12.501cm" svg:height="2.394cm" draw:z-index="78"><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4">Taxa <text:span text:style-name="T122">Odds</text:span> </text:p>
            <text:p text:style-name="P204">(<text:span text:style-name="T122">Odds Ratio</text:span>)</text:p>
          </table:table-cell>
          <table:table-cell table:style-name="Métrica.A2" office:value-type="string">
            <text:p text:style-name="P198">[0, <text:span text:style-name="T579">∞</text:span>]</text:p>
          </table:table-cell>
          <table:table-cell table:style-name="Métrica.A2" office:value-type="string">
            <text:p text:style-name="P209"><draw:frame draw:style-name="fr2"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28">ou</text:p>
            <text:p text:style-name="P228"><draw:frame draw:style-name="fr2" draw:name="Objeto80" text:anchor-type="as-char" svg:y="-0.66cm" svg:width="5.694cm" svg:height="1.076cm" draw:z-index="80"><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4">Coeficiente de Correlação </text:p>
            <text:p text:style-name="P204"><text:soft-page-break/>(<text:span text:style-name="T122">Correlation </text:span></text:p>
            <text:p text:style-name="P204"><text:span text:style-name="T122">Coefficient</text:span>)</text:p>
          </table:table-cell>
          <table:table-cell table:style-name="Métrica.A2" office:value-type="string">
            <text:p text:style-name="P198">[-1, 1]</text:p>
          </table:table-cell>
          <table:table-cell table:style-name="Métrica.A2" office:value-type="string">
            <text:p text:style-name="P209"><draw:frame draw:style-name="fr2" draw:name="Objeto81" text:anchor-type="as-char" svg:y="-0.88cm" svg:width="5.249cm" svg:height="1.566cm" draw:z-index="81"><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4">Medida de </text:p>
            <text:p text:style-name="P246">Ralambondrainy <text:span text:style-name="T174">(</text:span>Ralambondrainy </text:p>
            <text:p text:style-name="P245">Measure<text:span text:style-name="T174">)</text:span></text:p>
          </table:table-cell>
          <table:table-cell table:style-name="Métrica.A2" office:value-type="string">
            <text:p text:style-name="P198">[0, 1]</text:p>
          </table:table-cell>
          <table:table-cell table:style-name="Métrica.A2" office:value-type="string">
            <text:p text:style-name="P209"><draw:frame draw:style-name="fr2" draw:name="Objeto82" text:anchor-type="as-char" svg:y="-0.882cm" svg:width="6.075cm" svg:height="1.265cm" draw:z-index="82"><draw:object xlink:href="./Object 84" xlink:type="simple" xlink:show="embed" xlink:actuate="onLoad"/><draw:image xlink:href="./ObjectReplacements/Object 84" xlink:type="simple" xlink:show="embed" xlink:actuate="onLoad"/><svg:desc>fórmula</svg:desc></draw:frame></text:p>
            <text:p text:style-name="P229">ou</text:p>
            <text:p text:style-name="P229"><draw:frame draw:style-name="fr2" draw:name="Objeto83" text:anchor-type="as-char" svg:y="-0.386cm" svg:width="6.731cm" svg:height="0.506cm" draw:z-index="83"><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55">√</text:p>
          </table:table-cell>
        </table:table-row>
        <table:table-row>
          <table:table-cell table:style-name="Métrica.A2" office:value-type="string">
            <text:p text:style-name="P204">Desequilíbrio de Ligação </text:p>
            <text:p text:style-name="P204">Relativo</text:p>
            <text:p text:style-name="P204">(<text:span text:style-name="T122">Relative </text:span></text:p>
            <text:p text:style-name="P245">Linkage </text:p>
            <text:p text:style-name="P204"><text:span text:style-name="T122">Disequilibrium</text:span>)</text:p>
          </table:table-cell>
          <table:table-cell table:style-name="Métrica.A2" office:value-type="string">
            <text:p text:style-name="P198">[0, 1]</text:p>
          </table:table-cell>
          <table:table-cell table:style-name="Métrica.A2" office:value-type="string">
            <text:p text:style-name="P209"><draw:frame draw:style-name="fr2" draw:name="Objeto91" text:anchor-type="as-char" svg:y="-0.233cm" svg:width="0.534cm" svg:height="0.217cm" draw:z-index="84"><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4">Fator de </text:p>
            <text:p text:style-name="P204">Potência de </text:p>
            <text:p text:style-name="P204">Regra (<text:span text:style-name="T122">Rule Power Factor</text:span>)</text:p>
          </table:table-cell>
          <table:table-cell table:style-name="Métrica.A2" office:value-type="string">
            <text:p text:style-name="P198">[0, 1]</text:p>
          </table:table-cell>
          <table:table-cell table:style-name="Métrica.A2" office:value-type="string">
            <text:p text:style-name="P209"><draw:frame draw:style-name="fr2"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5">Medida </text:p>
            <text:p text:style-name="P205"><text:span text:style-name="T122">Sebag-Schoenauer</text:span> </text:p>
            <text:p text:style-name="P204">(<text:span text:style-name="T122">Seabag-Schoenauer measure</text:span>)</text:p>
          </table:table-cell>
          <table:table-cell table:style-name="Métrica.A2" office:value-type="string">
            <text:p text:style-name="P198">[0, 1]</text:p>
          </table:table-cell>
          <table:table-cell table:style-name="Métrica.A2" office:value-type="string">
            <text:p text:style-name="P209"><draw:frame draw:style-name="fr2"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55">√</text:p>
          </table:table-cell>
        </table:table-row>
        <table:table-row>
          <table:table-cell table:style-name="Métrica.A2" office:value-type="string">
            <text:p text:style-name="P204">Ligação de </text:p>
            <text:p text:style-name="P204">Taxas Variáveis (<text:span text:style-name="T122">Varying Rates Liaison</text:span>)</text:p>
          </table:table-cell>
          <table:table-cell table:style-name="Métrica.A2" office:value-type="string">
            <text:p text:style-name="P207">[-1, <text:span text:style-name="T578">∞</text:span>]</text:p>
          </table:table-cell>
          <table:table-cell table:style-name="Métrica.A2" office:value-type="string">
            <text:p text:style-name="P209"><draw:frame draw:style-name="fr2"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230">ou</text:p>
            <text:p text:style-name="P230"><draw:frame draw:style-name="fr2"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231">ou</text:p>
            <text:p text:style-name="P231"><draw:frame draw:style-name="fr2"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55">√</text:p>
          </table:table-cell>
        </table:table-row>
        <text:soft-page-break/>
        <table:table-row>
          <table:table-cell table:style-name="Métrica.A2" office:value-type="string">
            <text:p text:style-name="P205">Q de <text:span text:style-name="T122">Yule</text:span> e</text:p>
            <text:p text:style-name="P205">Y de <text:span text:style-name="T122">Yule</text:span> (<text:span text:style-name="T153">Yule’s Q and Yule’s Y</text:span>)</text:p>
          </table:table-cell>
          <table:table-cell table:style-name="Métrica.A2" office:value-type="string">
            <text:p text:style-name="P207">[-1 , 1]</text:p>
          </table:table-cell>
          <table:table-cell table:style-name="Métrica.A2" office:value-type="string">
            <text:p text:style-name="P209"><draw:frame draw:style-name="fr2"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209"/>
            <text:p text:style-name="P209"><draw:frame draw:style-name="fr2"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209"/>
          </table:table-cell>
          <table:table-cell table:style-name="Métrica.D2" office:value-type="string">
            <text:p text:style-name="P255">√</text:p>
          </table:table-cell>
        </table:table-row>
      </table:table>
      <text:p text:style-name="P35"/>
      <text:h text:style-name="P338" text:outline-level="2"><text:bookmark-start text:name="__RefHeading___Toc2875_2898442780"/><text:span text:style-name="T219">ADDED VALUE</text:span><text:span text:style-name="T217">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22"><text:tab/>Podemos afirmar que</text:span><text:span text:style-name="T123"> </text:span><text:span text:style-name="T124">C </text:span><text:span text:style-name="T222">tem uma probabilidade de 90% de estar contido em</text:span><text:span text:style-name="T123"> </text:span><text:span text:style-name="T124">t </text:span><text:span text:style-name="T125">(confiança de 0.9)</text:span><text:span text:style-name="T176">. </text:span></text:p>
      <text:p text:style-name="Standard"><text:tab/><text:span text:style-name="T26">P</text:span><text:span text:style-name="T37">el</text:span><text:span text:style-name="T26">os</text:span> critérios de avaliação até então apresentados, a regra i <text:span text:style-name="T564">aparenta ser</text:span> de grande interesse, tendo em vista seu alto índice de confiança. <text:tab/></text:p>
      <text:p text:style-name="Standard"><text:tab/>No entanto, se supp(C) ≥ 0.9, ou seja, se <text:span text:style-name="T224">a </text:span>90% das tuplas de D contem C, independentemente de conterem A ou não, nosso interesse na associação i cai significantemente. Portanto, não podemos negligenciar o suporte do <text:span text:style-name="T122">itemset</text:span> consequente. A métrica A<text:span text:style-name="T42">dded Value</text:span> pode ser usada para identificar casos nos quais o <text:span text:style-name="T224">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25">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24">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42">(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42">(3.1.2)</text:span></text:p>
      <text:h text:style-name="P339" text:outline-level="2"><text:bookmark-start text:name="__RefHeading___Toc2877_2898442780"/><text:soft-page-break/><text:span text:style-name="T151">ALL-CONFIDENCE</text:span> <text:bookmark-end text:name="__RefHeading___Toc2877_2898442780"/></text:h>
      <text:p text:style-name="Standard">Métrica definida sobre<text:span text:style-name="T122"> item</text:span><text:span text:style-name="T144">s</text:span><text:span text:style-name="T122">ets </text:span><text:span text:style-name="T187">[3]. </text:span><text:span text:style-name="T188">É</text:span><text:span text:style-name="T187"> dada por</text:span><text:span text:style-name="T142">:</text:span></text:p>
      <text:p text:style-name="Standard"><text:span text:style-name="T142"><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2"><text:tab/><text:tab/><text:tab/></text:span><text:span text:style-name="T189">(3.2)</text:span></text:p>
      <text:p text:style-name="Standard"/>
      <text:p text:style-name="Standard"><text:span text:style-name="T542">. Representa o menor índice de confiança (</text:span><text:span text:style-name="T32">2.</text:span><text:span text:style-name="T33">5</text:span><text:span text:style-name="T542">) que uma regra derivada de um </text:span><text:span text:style-name="T143">itemset</text:span><text:span text:style-name="T542"> pode assumir. Assume valores entre 0 e 1.</text:span></text:p>
      <text:p text:style-name="Standard"/>
      <text:h text:style-name="P341" text:outline-level="2"><text:bookmark-start text:name="__RefHeading___Toc2879_2898442780"/>CASUAL SUPPORT<text:bookmark-end text:name="__RefHeading___Toc2879_2898442780"/></text:h>
      <text:p text:style-name="Standard"><text:span text:style-name="T145"><text:tab/>Casual Support </text:span><text:span text:style-name="T146">[4] </text:span><text:span text:style-name="T190">é uma métrica introduzida em 1999. Seja R uma regra de associação A</text:span><text:span text:style-name="T562">⇒</text:span><text:span text:style-name="T190">C. O </text:span><text:span text:style-name="T145">casual support</text:span><text:span text:style-name="T190"> calcula o suporte (2.4) levando em consideração as transações cujos itens </text:span><text:span text:style-name="T191">não estão contidos em </text:span><draw:frame draw:style-name="fr2" draw:name="Objeto11" text:anchor-type="as-char" svg:y="-0.377cm" svg:width="1.185cm" svg:height="0.467cm" draw:z-index="92"><draw:object xlink:href="./Object 13" xlink:type="simple" xlink:show="embed" xlink:actuate="onLoad"/><draw:image xlink:href="./ObjectReplacements/Object 13" xlink:type="simple" xlink:show="embed" xlink:actuate="onLoad"/></draw:frame>.</text:p>
      <text:p text:style-name="Standard"><text:tab/><text:span text:style-name="T563">É dado por:</text:span></text:p>
      <text:p text:style-name="Standard"><text:tab/><text:tab/><text:tab/><draw:frame draw:style-name="fr2" draw:name="Objeto12" text:anchor-type="as-char" svg:y="-0.45cm" svg:width="11.331cm" svg:height="0.589cm" draw:z-index="93"><draw:object xlink:href="./Object 14" xlink:type="simple" xlink:show="embed" xlink:actuate="onLoad"/><draw:image xlink:href="./ObjectReplacements/Object 14" xlink:type="simple" xlink:show="embed" xlink:actuate="onLoad"/></draw:frame><text:tab/><text:tab/> <text:s/><text:tab/> <text:tab/><text:span text:style-name="T563">(3.3)</text:span></text:p>
      <text:p text:style-name="Standard"/>
      <text:p text:style-name="Standard">Assume valores entre 0 e 2.</text:p>
      <text:h text:style-name="P340" text:outline-level="2"><text:bookmark-start text:name="__RefHeading___Toc2881_2898442780"/><text:span text:style-name="T218"><text:s/></text:span><text:span text:style-name="T220">CASUAL CONFIDENCE</text:span><text:bookmark-end text:name="__RefHeading___Toc2881_2898442780"/></text:h>
      <text:p text:style-name="Standard">Confiança (2.2) reforçada por suporte negativo <text:span text:style-name="T561">[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61">(3.3)</text:span></text:p>
      <text:p text:style-name="Standard"/>
      <text:p text:style-name="P138">Assume valores entre 0 e 1.</text:p>
      <text:h text:style-name="P341" text:outline-level="2"><text:bookmark-start text:name="__RefHeading___Toc9174_1292150260"/><text:soft-page-break/>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41" text:outline-level="2"><text:bookmark-start text:name="__RefHeading___Toc2885_2898442780"/>CHI-SQUARED<text:bookmark-end text:name="__RefHeading___Toc2885_2898442780"/></text:h>
      <text:p text:style-name="Standard"><text:span text:style-name="T564"><text:tab/></text:span><text:span text:style-name="T63">O teste qui-quadrado</text:span><text:span text:style-name="T564"> [6] é um teste de hipóteses </text:span><text:span text:style-name="T37">f</text:span><text:span text:style-name="T39">requentement</text:span><text:span text:style-name="T564">e utilizado para encontrar valores de dispersão entre duas variáveis categóricas nominais.</text:span></text:p>
      <text:p text:style-name="Standard"><text:tab/><text:span text:style-name="T565">Pode ser usado pra se estimar a independência estatística entre dois termos da regra de associação [7], e retorna valores entre 0 </text:span><text:span text:style-name="T38">e</text:span><text:span text:style-name="T565"> </text:span><text:span text:style-name="T444">∞</text:span><text:span text:style-name="T565">.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67">(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66">as frequências observadas e </text:span><text:span text:style-name="T566"><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66"><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67">(3.6.1)</text:span></text:p>
      <text:p text:style-name="P129"><text:soft-page-break/><text:span text:style-name="T571"><text:tab/></text:span><text:span text:style-name="T556">Fisher's Exact Test </text:span><text:span text:style-name="T557">é uma métrica mais indicada para regras que geram tabelas de contingência com valores mais baixos.</text:span><text:span text:style-name="T571"> </text:span></text:p>
      <text:h text:style-name="P343" text:outline-level="2"><text:bookmark-start text:name="__RefHeading___Toc2887_2898442780"/><text:span text:style-name="T151">CROSS-SUPPORT RATIO</text:span> <text:bookmark-end text:name="__RefHeading___Toc2887_2898442780"/></text:h>
      <text:p text:style-name="Standard"><text:span text:style-name="T568"><text:tab/>Definido sob </text:span><text:span text:style-name="T147">itemsets</text:span><text:span text:style-name="T567">, é o suporte do subconjunto com menor frequência, multiplicado pelo inverso do subconjunto com maior frequência na base de dados[8]. Retorna valores entre 0 e 1.</text:span></text:p>
      <text:p text:style-name="Standard"><text:tab/><text:span text:style-name="T569">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70">(3.7)</text:span></text:p>
      <text:h text:style-name="P341" text:outline-level="2"><text:bookmark-start text:name="__RefHeading___Toc2889_2898442780"/>COLLECTIVE STRENGTH<text:bookmark-end text:name="__RefHeading___Toc2889_2898442780"/></text:h>
      <text:p text:style-name="Standard"><text:tab/><text:span text:style-name="T572">Seja </text:span><text:span text:style-name="T148">B</text:span><text:span text:style-name="T195"> uma base de dados </text:span><text:span text:style-name="T197">de transações</text:span><text:span text:style-name="T150"> t</text:span><text:span text:style-name="T148"> </text:span><text:span text:style-name="T196">tal que </text:span><text:span text:style-name="T148">B </text:span><text:span text:style-name="T149">= </text:span><text:span text:style-name="T439">{</text:span><text:span text:style-name="T68">t</text:span><text:span text:style-name="T242">1,</text:span><text:span text:style-name="T306">, </text:span><text:span text:style-name="T308">t</text:span><text:span text:style-name="T242">2</text:span><text:span text:style-name="T306">, …, </text:span><text:span text:style-name="T308">t</text:span><text:span text:style-name="T243">n</text:span><text:span text:style-name="T307">}</text:span><text:span text:style-name="T195">;</text:span></text:p>
      <text:p text:style-name="Standard"><text:span text:style-name="T438"><text:tab/></text:span><text:span text:style-name="T439">Seja S = {</text:span><text:span text:style-name="T65">s</text:span><text:span text:style-name="T242">1,</text:span><text:span text:style-name="T306">, </text:span><text:span text:style-name="T307">s</text:span><text:span text:style-name="T242">2</text:span><text:span text:style-name="T306">, …, </text:span><text:span text:style-name="T307">s</text:span><text:span text:style-name="T115">m</text:span><text:span text:style-name="T307">} </text:span><text:span text:style-name="T439">o conjunto de todos os subconjuntos</text:span><text:span text:style-name="T386"> </text:span><text:span text:style-name="T387">s</text:span><text:span text:style-name="T386"> </text:span><text:span text:style-name="T440">possíveis</text:span><text:span text:style-name="T439"> de </text:span><text:span text:style-name="T441">um </text:span><text:span text:style-name="T388">itemset</text:span><text:span text:style-name="T439"> </text:span><text:span text:style-name="T386">I </text:span><text:span text:style-name="T388">= </text:span><text:span text:style-name="T441">{</text:span><text:span text:style-name="T439"> </text:span><text:span text:style-name="T70">i</text:span><text:span text:style-name="T242">1,</text:span><text:span text:style-name="T306">, </text:span><text:span text:style-name="T309">i</text:span><text:span text:style-name="T242">2</text:span><text:span text:style-name="T306">, …, </text:span><text:span text:style-name="T309">i</text:span><text:span text:style-name="T244">p</text:span><text:span text:style-name="T309">};</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42"><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44"><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46"><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22">Collective strength</text:span><text:span text:style-name="T174"> pode então ser definida por </text:span><text:span text:style-name="T192">[9]</text:span><text:span text:style-name="T174">:</text:span></text:p>
      <text:p text:style-name="Standard"><text:span text:style-name="T193"><text:tab/><text:tab/></text:span><text:span text:style-name="T193"><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93"><text:tab/><text:tab/><text:tab/><text:tab/><text:tab/><text:tab/><text:tab/><text:tab/><text:tab/><text:tab/><text:tab/><text:tab/><text:tab/></text:span><text:span text:style-name="T194">(3.8)</text:span></text:p>
      <text:p text:style-name="Standard"><text:span text:style-name="T194"><text:tab/></text:span><text:span text:style-name="T174">Onde v(I) é a fração de violações na base de dados, e E[v(I)]</text:span></text:p>
      <text:p text:style-name="Standard"><text:span text:style-name="T194"><text:tab/>Assume valores entre 1 e </text:span><text:span text:style-name="T457">∞</text:span><text:span text:style-name="T437">.</text:span></text:p>
      <text:h text:style-name="P343" text:outline-level="2"><text:bookmark-start text:name="__RefHeading___Toc2891_2898442780"/><text:soft-page-break/><text:span text:style-name="T151">CONVICTION</text:span> <text:bookmark-end text:name="__RefHeading___Toc2891_2898442780"/></text:h>
      <text:p text:style-name="Standard"><text:span text:style-name="T573"><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73">. </text:span></text:p>
      <text:p text:style-name="Standard"><text:span text:style-name="T573"><text:tab/>Assume valores entre 0 e </text:span><text:span text:style-name="T445">∞, onde 1 implica em uma independência estatística, e ∞ implica em regras que são sempre verdadeiras. </text:span><text:span text:style-name="T573">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73">(3.9)</text:span></text:p>
      <text:p text:style-name="P103"/>
      <text:h text:style-name="P343" text:outline-level="2"><text:bookmark-start text:name="__RefHeading___Toc2893_2898442780"/><text:s/><text:span text:style-name="T171">COSINE</text:span><text:bookmark-end text:name="__RefHeading___Toc2893_2898442780"/></text:h>
      <text:p text:style-name="Standard"/>
      <text:h text:style-name="P341" text:outline-level="2"><text:bookmark-start text:name="__RefHeading___Toc2895_2898442780"/>COVERAGE<text:bookmark-end text:name="__RefHeading___Toc2895_2898442780"/></text:h>
      <text:p text:style-name="Standard"/>
      <text:h text:style-name="P343" text:outline-level="2"><text:bookmark-start text:name="__RefHeading___Toc2897_2898442780"/><text:span text:style-name="T151">DESCRIPTIVE CONFIRMED CONFIDENCE</text:span> <text:bookmark-end text:name="__RefHeading___Toc2897_2898442780"/></text:h>
      <text:p text:style-name="Standard"/>
      <text:p text:style-name="P103"/>
      <text:p text:style-name="P103"/>
      <text:h text:style-name="P343" text:outline-level="2"><text:bookmark-start text:name="__RefHeading___Toc2899_2898442780"/><text:soft-page-break/><text:span text:style-name="T122">D</text:span><text:span text:style-name="T151">IFFERENCE OF CONFIDENCE</text:span><text:bookmark-end text:name="__RefHeading___Toc2899_2898442780"/></text:h>
      <text:p text:style-name="Standard"/>
      <text:h text:style-name="P343" text:outline-level="2"><text:bookmark-start text:name="__RefHeading___Toc2901_2898442780"/><text:span text:style-name="T151">EXAMPLE AND COUNTER-EXAMPLE <text:s/>RATE</text:span> <text:bookmark-end text:name="__RefHeading___Toc2901_2898442780"/></text:h>
      <text:p text:style-name="Standard"/>
      <text:h text:style-name="P339" text:outline-level="2"><text:bookmark-start text:name="__RefHeading___Toc2903_2898442780"/><text:span text:style-name="T151">FISHER’S EXACT TEST</text:span> <text:bookmark-end text:name="__RefHeading___Toc2903_2898442780"/></text:h>
      <text:p text:style-name="Standard"/>
      <text:p text:style-name="P103"/>
      <text:h text:style-name="P341" text:outline-level="2"><text:bookmark-start text:name="__RefHeading___Toc2905_2898442780"/>GINI INDEX<text:bookmark-end text:name="__RefHeading___Toc2905_2898442780"/></text:h>
      <text:p text:style-name="Standard"/>
      <text:h text:style-name="P341" text:outline-level="2"><text:bookmark-start text:name="__RefHeading___Toc2907_2898442780"/>HYPER-CONFIDENCE<text:bookmark-end text:name="__RefHeading___Toc2907_2898442780"/></text:h>
      <text:p text:style-name="Standard"/>
      <text:h text:style-name="P341" text:outline-level="2"><text:bookmark-start text:name="__RefHeading___Toc2909_2898442780"/>HYPER-LIFT<text:bookmark-end text:name="__RefHeading___Toc2909_2898442780"/></text:h>
      <text:p text:style-name="Standard"/>
      <text:h text:style-name="P341" text:outline-level="2"><text:bookmark-start text:name="__RefHeading___Toc2911_2898442780"/><text:soft-page-break/>IMBALANCE RATIO<text:bookmark-end text:name="__RefHeading___Toc2911_2898442780"/></text:h>
      <text:p text:style-name="Standard"/>
      <text:h text:style-name="P339" text:outline-level="2"><text:bookmark-start text:name="__RefHeading___Toc2913_2898442780"/><text:span text:style-name="T151">IMPORTANCE</text:span> <text:bookmark-end text:name="__RefHeading___Toc2913_2898442780"/></text:h>
      <text:p text:style-name="Standard"/>
      <text:h text:style-name="P341" text:outline-level="2"><text:bookmark-start text:name="__RefHeading___Toc2915_2898442780"/>IMPROVEMENT<text:bookmark-end text:name="__RefHeading___Toc2915_2898442780"/></text:h>
      <text:p text:style-name="Standard"/>
      <text:h text:style-name="P341" text:outline-level="2"><text:bookmark-start text:name="__RefHeading___Toc2917_2898442780"/>JACCARD COEFFICIENT<text:bookmark-end text:name="__RefHeading___Toc2917_2898442780"/></text:h>
      <text:p text:style-name="Standard"/>
      <text:h text:style-name="P343" text:outline-level="2"><text:bookmark-start text:name="__RefHeading___Toc2919_2898442780"/><text:span text:style-name="T151">J-MEASURE</text:span> <text:bookmark-end text:name="__RefHeading___Toc2919_2898442780"/></text:h>
      <text:p text:style-name="Standard"/>
      <text:h text:style-name="P343" text:outline-level="2"><text:bookmark-start text:name="__RefHeading___Toc2921_2898442780"/><text:span text:style-name="T151">KAPPA</text:span> <text:bookmark-end text:name="__RefHeading___Toc2921_2898442780"/></text:h>
      <text:p text:style-name="Standard"/>
      <text:p text:style-name="P103"/>
      <text:h text:style-name="P343" text:outline-level="2"><text:bookmark-start text:name="__RefHeading___Toc2923_2898442780"/><text:soft-page-break/><text:span text:style-name="T151">KLOSGEN</text:span> <text:bookmark-end text:name="__RefHeading___Toc2923_2898442780"/></text:h>
      <text:p text:style-name="Standard"/>
      <text:h text:style-name="P341" text:outline-level="2"><text:bookmark-start text:name="__RefHeading___Toc2925_2898442780"/>KULCZYNSKI<text:bookmark-end text:name="__RefHeading___Toc2925_2898442780"/></text:h>
      <text:p text:style-name="Standard"/>
      <text:h text:style-name="P341" text:outline-level="2"><text:bookmark-start text:name="__RefHeading___Toc2927_2898442780"/>GOODMAN-KRUSKAL LAMBDA<text:bookmark-end text:name="__RefHeading___Toc2927_2898442780"/></text:h>
      <text:p text:style-name="Standard"/>
      <text:h text:style-name="P341" text:outline-level="2"><text:bookmark-start text:name="__RefHeading___Toc2929_2898442780"/>LAPLACE CORRECTED CONFIDENCE<text:bookmark-end text:name="__RefHeading___Toc2929_2898442780"/></text:h>
      <text:p text:style-name="Standard"/>
      <text:h text:style-name="P343" text:outline-level="2"><text:bookmark-start text:name="__RefHeading___Toc2931_2898442780"/><text:span text:style-name="T151">LEAST CONTRADICTION</text:span> <text:bookmark-end text:name="__RefHeading___Toc2931_2898442780"/></text:h>
      <text:p text:style-name="Standard"/>
      <text:h text:style-name="P341" text:outline-level="2"><text:bookmark-start text:name="__RefHeading___Toc2933_2898442780"/>LERMAN SIMILARITY<text:bookmark-end text:name="__RefHeading___Toc2933_2898442780"/></text:h>
      <text:p text:style-name="Standard"/>
      <text:p text:style-name="P103"/>
      <text:h text:style-name="P343" text:outline-level="2"><text:bookmark-start text:name="__RefHeading___Toc2935_2898442780"/><text:soft-page-break/><text:span text:style-name="T151">LEVERAGE</text:span> <text:bookmark-end text:name="__RefHeading___Toc2935_2898442780"/></text:h>
      <text:p text:style-name="Standard"/>
      <text:h text:style-name="P343" text:outline-level="2"><text:bookmark-start text:name="__RefHeading___Toc2937_2898442780"/><text:span text:style-name="T151">LIFT</text:span> <text:bookmark-end text:name="__RefHeading___Toc2937_2898442780"/></text:h>
      <text:p text:style-name="Standard"/>
      <text:h text:style-name="P341" text:outline-level="2"><text:bookmark-start text:name="__RefHeading___Toc2939_2898442780"/>MAXCONF<text:bookmark-end text:name="__RefHeading___Toc2939_2898442780"/></text:h>
      <text:p text:style-name="Standard"/>
      <text:h text:style-name="P342" text:outline-level="2"><text:bookmark-start text:name="__RefHeading___Toc2941_2898442780"/>MUTUAL INFORMATION<text:bookmark-end text:name="__RefHeading___Toc2941_2898442780"/></text:h>
      <text:p text:style-name="Standard"/>
      <text:h text:style-name="P339" text:outline-level="2"><text:bookmark-start text:name="__RefHeading___Toc2943_2898442780"/><text:span text:style-name="T152">ODDS RATIO</text:span> <text:bookmark-end text:name="__RefHeading___Toc2943_2898442780"/></text:h>
      <text:p text:style-name="Standard"/>
      <text:h text:style-name="P342" text:outline-level="2"><text:bookmark-start text:name="__RefHeading___Toc2945_2898442780"/>PHI CORRELATION COEFFICIENT<text:bookmark-end text:name="__RefHeading___Toc2945_2898442780"/></text:h>
      <text:p text:style-name="Standard"/>
      <text:h text:style-name="P343" text:outline-level="2"><text:bookmark-start text:name="__RefHeading___Toc2947_2898442780"/><text:soft-page-break/><text:span text:style-name="T152">RALAMBONDRAINY MEASURE</text:span> <text:bookmark-end text:name="__RefHeading___Toc2947_2898442780"/></text:h>
      <text:p text:style-name="Standard"/>
      <text:h text:style-name="P342" text:outline-level="2"><text:bookmark-start text:name="__RefHeading___Toc2949_2898442780"/>RELATIVE LINKAGE DISEQUILIBRIUM<text:bookmark-end text:name="__RefHeading___Toc2949_2898442780"/></text:h>
      <text:p text:style-name="Standard"/>
      <text:h text:style-name="P343" text:outline-level="2"><text:bookmark-start text:name="__RefHeading___Toc2951_2898442780"/><text:span text:style-name="T152">RULE POWER FACTOR</text:span> <text:s text:c="2"/><text:bookmark-end text:name="__RefHeading___Toc2951_2898442780"/></text:h>
      <text:p text:style-name="Standard"/>
      <text:h text:style-name="P343" text:outline-level="2"><text:bookmark-start text:name="__RefHeading___Toc2953_2898442780"/><text:span text:style-name="T152">SEBAG-SCHOENAUER MEASURE</text:span> <text:bookmark-end text:name="__RefHeading___Toc2953_2898442780"/></text:h>
      <text:p text:style-name="Standard"/>
      <text:h text:style-name="P342" text:outline-level="2"><text:bookmark-start text:name="__RefHeading___Toc2955_2898442780"/>VARYING RATES LIAISON<text:bookmark-end text:name="__RefHeading___Toc2955_2898442780"/></text:h>
      <text:p text:style-name="Standard"/>
      <text:h text:style-name="P343" text:outline-level="2"><text:bookmark-start text:name="__RefHeading___Toc2957_2898442780"/><text:span text:style-name="T152">YULE’S Q</text:span> <text:bookmark-end text:name="__RefHeading___Toc2957_2898442780"/></text:h>
      <text:p text:style-name="Standard"/>
      <text:h text:style-name="P342" text:outline-level="2"><text:bookmark-start text:name="__RefHeading___Toc2959_2898442780"/><text:soft-page-break/>YULE’S Y<text:bookmark-end text:name="__RefHeading___Toc2959_2898442780"/></text:h>
      <text:h text:style-name="P346"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48"><text:tab/></text:p>
      <text:p text:style-name="P330"><text:bookmark-start text:name="__RefHeading___Toc2747_2898442780"/>REFERÊNCIAS BIBLIOGRÁFICAS<text:bookmark-end text:name="__RefHeading___Toc2747_2898442780"/></text:p>
      <text:p text:style-name="P49"><text:span text:style-name="T357">[</text:span><text:span text:style-name="T358">1</text:span><text:span text:style-name="T357">] </text:span><text:span text:style-name="T354">AGRAWAL, R; IMIELINSKI, T; SWAMI, A. Mining Association Rules between Sets </text:span>of Items in Large Databases. In: ACM SIGMOD CONFERENCE ON MANEGEMENT OF DATA, p. 207 – 216,Washington, DC, USA, 1993. ACM Press - New York, NY, USA.</text:p>
      <text:p text:style-name="P49"/>
      <text:p text:style-name="P50"><text:span text:style-name="T575">[2]</text:span> AGRAWAL, R; SRIKANT, R. Fast Algorithms for Mining Association Rules. In:</text:p>
      <text:p text:style-name="P49">Bocca, J. B; Jarke, M; Zaniolo, C, editors, PROC. 20TH INT. CONF. VERY LARGE</text:p>
      <text:p text:style-name="P59">DATA BASES, VLDB, p. 487–499, Washington, DC, USA, 12–15 1994. Morgan Kaufmann.</text:p>
      <text:p text:style-name="P59"/>
      <text:p text:style-name="P130"><text:span text:style-name="T432">[3] </text:span><text:span text:style-name="T543">EDWARD </text:span><text:span text:style-name="T544">R. O</text:span><text:span text:style-name="T545">MIECISNKI;</text:span><text:span text:style-name="T544"> Alternative interest measures for mining associations in databases. </text:span><text:span text:style-name="Emphasis"><text:span text:style-name="T558">IEEE Transactions on Knowledge and Data Engineering</text:span></text:span><text:span text:style-name="T544">, 15(1):57--69, Jan/Feb 2003.</text:span></text:p>
      <text:p text:style-name="P135"/>
      <text:p text:style-name="P51"><text:span text:style-name="T550">[4] </text:span><text:span text:style-name="T549">K</text:span><text:span text:style-name="T550">ODRATOFF</text:span><text:span text:style-name="T549">, Y. (1999). Comparing Machine Learning and Knowledge Discovery in Databases: An Application to Knowledge Discovery in Texts. Lecture Notes on AI (LNAI) - Tutorial series </text:span></text:p>
      <text:p text:style-name="P134"/>
      <text:p text:style-name="P52"><text:soft-page-break/><text:span text:style-name="T551">[5] </text:span><text:span text:style-name="T553">BERZAL, FERNANDO, IGNACIO BLANCO, DANIEL SANCHEZ AND MARIA-AMPARO VILA</text:span><text:span text:style-name="T549"> (2002). Measuring the accuracy and interest of association rules: A new framework. Intelligent Data Analysis 6, 221-235 </text:span></text:p>
      <text:p text:style-name="P136"/>
      <text:p text:style-name="P137">[6] <text:span text:style-name="T576">FISHER, RONALD A.</text:span> (1922). "On the Interpretation of chi-squared from Contingency Tables, and the Calculation of P". Journal of the Royal Statistical Society. 85 (1): 87–94. doi:10.2307/2340521</text:p>
      <text:p text:style-name="P137"/>
      <text:p text:style-name="P55"/>
      <text:p text:style-name="P53"><text:span text:style-name="T552">[</text:span><text:span text:style-name="T555">7</text:span><text:span text:style-name="T552">] </text:span><text:bookmark text:name="846185"/><text:span text:style-name="T554">AHMED, KHALIL M. AND EL-MAKKY, NAGWA M. AND TAHA, YOUSRY;</text:span><text:span text:style-name="T552"> </text:span><text:span text:style-name="T549">A Note on "Beyond Market Baskets: Generalizing Association Rules to Correlations"; </text:span><text:span text:style-name="T552">In: </text:span><text:bookmark text:name="8461852"/><text:span text:style-name="T552">SIGKDD Explor. Newsl. January 2000.</text:span></text:p>
      <text:p text:style-name="P53"/>
      <text:p text:style-name="P131"><text:span text:style-name="T546">[8] </text:span><text:span text:style-name="T548">HUI XIONG, PANG-NING TAN, AND VIPIN KUMAR.</text:span><text:span text:style-name="T544"> Mining strong affinity association patterns in data sets with skewed support distribution. In Bart Goethals and Mohammed J. Zaki, editors, </text:span><text:span text:style-name="Emphasis"><text:span text:style-name="T558">Proceedings of the IEEE International Conference on Data Mining, November 19--22, 2003, Melbourne, Florida</text:span></text:span><text:span text:style-name="T544">, pages 387</text:span><text:span text:style-name="T547">g</text:span><text:span text:style-name="T544">-394, November 2003.</text:span><text:span text:style-name="T421"> </text:span></text:p>
      <text:p text:style-name="P52"/>
      <text:p text:style-name="P131"><text:span text:style-name="T547">[9] </text:span><text:span text:style-name="T548">C. C. AGGARWAL AND P. S. YU.</text:span><text:span text:style-name="T544"> A new framework for itemset generation. In </text:span><text:span text:style-name="Emphasis"><text:span text:style-name="T558">PODS 98, Symposium on Principles of Database Systems</text:span></text:span><text:span text:style-name="T544">, pages 18--24, Seattle, WA, USA, 1998.</text:span><text:span text:style-name="T421"> </text:span></text:p>
      <text:p text:style-name="P52"/>
      <text:p text:style-name="P132"><text:span text:style-name="T422">[10] </text:span><text:span text:style-name="T423">SERGEY BRIN, RAJEEV MOTWANI, JEFFREY D. ULLMAN, AND SHALOM TSUR. </text:span><text:span text:style-name="T544">Dynamic itemset counting and implication rules for market basket data. In </text:span><text:span text:style-name="Emphasis"><text:span text:style-name="T558">SIGMOD 1997, Proceedings ACM SIGMOD International Conference on Management of Data</text:span></text:span><text:span text:style-name="T544">, pages 255--264, Tucson, Arizona, USA, May 1997.</text:span><text:span text:style-name="T421"> </text:span></text:p>
      <text:p text:style-name="P54"/>
      <text:p text:style-name="P54"><text:span text:style-name="T584">[11] </text:span>G. P<text:span text:style-name="T584">IATETSKY-SHAPIRO.</text:span> Discovery, analysis and presentation of strong rules, in: G. Piatetsky-Shapiro, W. Frawley (Eds.), Knowledge Discovery in Databases, MIT Press, Cambridge, MA, 1991, pp. 229–248.</text:p>
      <text:p text:style-name="P54"/>
      <text:p text:style-name="P54"><text:span text:style-name="T586">[12] </text:span>TAN, P., KUMAR, V., AND SRIVASTAVA, J. 2002. Selecting the right interestingness measure for association patterns. In <text:span text:style-name="T121">Proceedings of the 8th International </text:span><text:soft-page-break/><text:span text:style-name="T121">Conference on Knowledge Discovery and Data Mining </text:span>(<text:span text:style-name="T121">KDD 2002</text:span>)<text:span text:style-name="T121">. </text:span>Edmonton, Canada. 32–41.</text:p>
      <text:p text:style-name="P54"/>
      <text:p text:style-name="P54"><text:span text:style-name="T591">[13]</text:span> J. A. M<text:span text:style-name="T591">AJOR AND</text:span> J. J. M<text:span text:style-name="T591">ANGANO</text:span>. Selecting among rules induced from a hurricane database. Journal of Intelligent Information systems, 4:39–52, 1995.</text:p>
      <text:p text:style-name="P54"/>
      <text:p text:style-name="P60"><text:span text:style-name="T476">[</text:span><text:span text:style-name="T477">14</text:span><text:span text:style-name="T476">] P. L</text:span><text:span text:style-name="T477">ENCA</text:span><text:span text:style-name="T476">, P. M</text:span><text:span text:style-name="T477">EYER</text:span><text:span text:style-name="T476">, B. V</text:span><text:span text:style-name="T477">AILLANT</text:span><text:span text:style-name="T476">, </text:span><text:span text:style-name="T477">AND</text:span><text:span text:style-name="T476"> S. L</text:span><text:span text:style-name="T477">ALLICH</text:span><text:span text:style-name="T476">. A multicriteria decision aid for </text:span><text:span text:style-name="T474">interestingness measure selection. Technical Report LUSSI-TR-2004-01-EN,</text:span></text:p>
      <text:p text:style-name="P54">LUSSI Department, GET/ENST, Bretagne, France, 2004.</text:p>
      <text:p text:style-name="P54"/>
      <text:p text:style-name="P60"><text:span text:style-name="T476">[</text:span><text:span text:style-name="T477">15</text:span><text:span text:style-name="T476">] P. L</text:span><text:span text:style-name="T477">ENCA</text:span><text:span text:style-name="T476">, B. V</text:span><text:span text:style-name="T477">AILLANT</text:span><text:span text:style-name="T476">, P. M</text:span><text:span text:style-name="T477">EYER</text:span><text:span text:style-name="T476">, </text:span><text:span text:style-name="T477">AND</text:span><text:span text:style-name="T476"> S. L</text:span><text:span text:style-name="T477">ALLICH</text:span><text:span text:style-name="T476">. Association rule interestingness </text:span><text:span text:style-name="T474">measures: Experimental and theoretical studies. In Quality Measures in Data </text:span><text:span text:style-name="T476">Mining, pages 51–76. Springer, 2007.</text:span></text:p>
      <text:p text:style-name="P54"/>
      <text:p text:style-name="P60"><text:span text:style-name="T476">[</text:span><text:span text:style-name="T478">16</text:span><text:span text:style-name="T476">] L. G</text:span><text:span text:style-name="T478">ENG</text:span><text:span text:style-name="T476"> </text:span><text:span text:style-name="T478">AND</text:span><text:span text:style-name="T476"> H. J. H</text:span><text:span text:style-name="T478">AMILTON</text:span><text:span text:style-name="T476">. Interestingness measures for data mining: A</text:span></text:p>
      <text:p text:style-name="P58">survey. ACM Comput. Surv., 38(3):9,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21T21:20:13.407000000</dc:date>
    <meta:editing-cycles>99</meta:editing-cycles>
    <meta:editing-duration>P1DT21H45M36S</meta:editing-duration>
    <meta:generator>LibreOffice/6.2.7.1$Windows_X86_64 LibreOffice_project/23edc44b61b830b7d749943e020e96f5a7df63bf</meta:generator>
    <meta:document-statistic meta:table-count="33" meta:image-count="0" meta:object-count="94" meta:page-count="53" meta:paragraph-count="1875" meta:word-count="8323" meta:character-count="45783" meta:non-whitespace-character-count="38736"/>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